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4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19cm"/>
    </style:style>
    <style:style style:name="ro2" style:family="table-row">
      <style:table-row-properties style:row-height="0.907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2"/>
    <style:style style:name="ce5" style:family="table-cell" style:parent-style-name="Default" style:data-style-name="N52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Customer" table:style-name="ta1"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c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cshaw0@mlb.com</text:p>
          </table:table-cell>
          <table:table-cell office:value-type="string" calcext:value-type="string">
            <text:p>(206)804-8771</text:p>
          </table:table-cell>
          <table:table-cell office:value-type="string" calcext:value-type="string">
            <text:p>8157 Longview Court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21" calcext:value-type="float">
            <text:p>981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ecarr1@oracle.com</text:p>
          </table:table-cell>
          <table:table-cell office:value-type="string" calcext:value-type="string">
            <text:p>(512)187-2507</text:p>
          </table:table-cell>
          <table:table-cell office:value-type="string" calcext:value-type="string">
            <text:p>3934 Petterle Trail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32" calcext:value-type="float">
            <text:p>787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eramos2@plala.or.jp</text:p>
          </table:table-cell>
          <table:table-cell office:value-type="string" calcext:value-type="string">
            <text:p>(816)540-4257</text:p>
          </table:table-cell>
          <table:table-cell office:value-type="string" calcext:value-type="string">
            <text:p>8699 Clarendon Terrac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99" calcext:value-type="float">
            <text:p>641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carter3@harvard.edu</text:p>
          </table:table-cell>
          <table:table-cell office:value-type="string" calcext:value-type="string">
            <text:p>(214)839-0542</text:p>
          </table:table-cell>
          <table:table-cell office:value-type="string" calcext:value-type="string">
            <text:p>2830 Novick Lane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X</text:p>
          </table:table-cell>
          <table:table-cell office:value-type="float" office:value="75037" calcext:value-type="float">
            <text:p>750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mcooper4@go.com</text:p>
          </table:table-cell>
          <table:table-cell office:value-type="string" calcext:value-type="string">
            <text:p>(727)235-5696</text:p>
          </table:table-cell>
          <table:table-cell office:value-type="string" calcext:value-type="string">
            <text:p>4537 Hoard Lan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25" calcext:value-type="float">
            <text:p>336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pfox5@hubpages.com</text:p>
          </table:table-cell>
          <table:table-cell office:value-type="string" calcext:value-type="string">
            <text:p>(240)937-3491</text:p>
          </table:table-cell>
          <table:table-cell office:value-type="string" calcext:value-type="string">
            <text:p>40748 Stoughton Parkwa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float" office:value="21705" calcext:value-type="float">
            <text:p>217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jpeters6@java.com</text:p>
          </table:table-cell>
          <table:table-cell office:value-type="string" calcext:value-type="string">
            <text:p>(832)171-7210</text:p>
          </table:table-cell>
          <table:table-cell office:value-type="string" calcext:value-type="string">
            <text:p>1 Gerald Hil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TX</text:p>
          </table:table-cell>
          <table:table-cell office:value-type="float" office:value="77386" calcext:value-type="float">
            <text:p>773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bmcdonald7@ft.com</text:p>
          </table:table-cell>
          <table:table-cell office:value-type="string" calcext:value-type="string">
            <text:p>(405)255-8820</text:p>
          </table:table-cell>
          <table:table-cell office:value-type="string" calcext:value-type="string">
            <text:p>15 High Crossing Street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67" calcext:value-type="float">
            <text:p>731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nclark8@miibeian.gov.cn</text:p>
          </table:table-cell>
          <table:table-cell office:value-type="string" calcext:value-type="string">
            <text:p>(203)941-4125</text:p>
          </table:table-cell>
          <table:table-cell office:value-type="string" calcext:value-type="string">
            <text:p>87 Michigan Way</text:p>
          </table:table-cell>
          <table:table-cell office:value-type="string" calcext:value-type="string">
            <text:p>Danbury</text:p>
          </table:table-cell>
          <table:table-cell office:value-type="string" calcext:value-type="string">
            <text:p>CT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crobinson9@tuttocitta.it</text:p>
          </table:table-cell>
          <table:table-cell office:value-type="string" calcext:value-type="string">
            <text:p>(205)646-1280</text:p>
          </table:table-cell>
          <table:table-cell office:value-type="string" calcext:value-type="string">
            <text:p>58149 Gale Lan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44" calcext:value-type="float">
            <text:p>352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dramireza@cbslocal.com</text:p>
          </table:table-cell>
          <table:table-cell office:value-type="string" calcext:value-type="string">
            <text:p>(574)199-9006</text:p>
          </table:table-cell>
          <table:table-cell office:value-type="string" calcext:value-type="string">
            <text:p>657 Muir Crossing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float" office:value="46614" calcext:value-type="float">
            <text:p>466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sortizb@cloudflare.com</text:p>
          </table:table-cell>
          <table:table-cell office:value-type="string" calcext:value-type="string">
            <text:p>(757)407-9411</text:p>
          </table:table-cell>
          <table:table-cell office:value-type="string" calcext:value-type="string">
            <text:p>2 Moose Terrac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25" calcext:value-type="float">
            <text:p>232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tgarrettc@cisco.com</text:p>
          </table:table-cell>
          <table:table-cell office:value-type="string" calcext:value-type="string">
            <text:p>(513)298-2899</text:p>
          </table:table-cell>
          <table:table-cell office:value-type="string" calcext:value-type="string">
            <text:p>887 Gina Trail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23" calcext:value-type="float">
            <text:p>452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cwilliamsond@fotki.com</text:p>
          </table:table-cell>
          <table:table-cell office:value-type="string" calcext:value-type="string">
            <text:p>(505)896-8356</text:p>
          </table:table-cell>
          <table:table-cell office:value-type="string" calcext:value-type="string">
            <text:p>4 Burning Wood Way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80" calcext:value-type="float">
            <text:p>871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scotte@dell.com</text:p>
          </table:table-cell>
          <table:table-cell office:value-type="string" calcext:value-type="string">
            <text:p>(612)432-2596</text:p>
          </table:table-cell>
          <table:table-cell office:value-type="string" calcext:value-type="string">
            <text:p>09878 Redwing Court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70" calcext:value-type="float">
            <text:p>554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bwebbf@fastcompany.com</text:p>
          </table:table-cell>
          <table:table-cell office:value-type="string" calcext:value-type="string">
            <text:p>(915)364-3590</text:p>
          </table:table-cell>
          <table:table-cell office:value-type="string" calcext:value-type="string">
            <text:p>98255 Colorado Parkway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68" calcext:value-type="float">
            <text:p>799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ason</text:p>
          </table:table-cell>
          <table:table-cell/>
          <table:table-cell office:value-type="string" calcext:value-type="string">
            <text:p>(415)861-1390</text:p>
          </table:table-cell>
          <table:table-cell office:value-type="string" calcext:value-type="string">
            <text:p>7 Manley Trail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59" calcext:value-type="float">
            <text:p>941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garmstrongh@unicef.org</text:p>
          </table:table-cell>
          <table:table-cell office:value-type="string" calcext:value-type="string">
            <text:p>(863)646-4449</text:p>
          </table:table-cell>
          <table:table-cell office:value-type="string" calcext:value-type="string">
            <text:p>972 Waywood Alley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FL</text:p>
          </table:table-cell>
          <table:table-cell office:value-type="float" office:value="33811" calcext:value-type="float">
            <text:p>338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bmeyeri@cyberchimps.com</text:p>
          </table:table-cell>
          <table:table-cell office:value-type="string" calcext:value-type="string">
            <text:p>(208)900-5215</text:p>
          </table:table-cell>
          <table:table-cell office:value-type="string" calcext:value-type="string">
            <text:p>59460 Rutledge Crossing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57" calcext:value-type="float">
            <text:p>837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jmitchellj@lycos.com</text:p>
          </table:table-cell>
          <table:table-cell office:value-type="string" calcext:value-type="string">
            <text:p>(360)759-7569</text:p>
          </table:table-cell>
          <table:table-cell office:value-type="string" calcext:value-type="string">
            <text:p>640 Calypso Drive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float" office:value="98516" calcext:value-type="float">
            <text:p>98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rmurphyk@yandex.ru</text:p>
          </table:table-cell>
          <table:table-cell office:value-type="string" calcext:value-type="string">
            <text:p>(303)447-5945</text:p>
          </table:table-cell>
          <table:table-cell office:value-type="string" calcext:value-type="string">
            <text:p>452 Parkside Lan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35" calcext:value-type="float">
            <text:p>802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rlawsonl@ted.com</text:p>
          </table:table-cell>
          <table:table-cell office:value-type="string" calcext:value-type="string">
            <text:p>(361)927-9275</text:p>
          </table:table-cell>
          <table:table-cell office:value-type="string" calcext:value-type="string">
            <text:p>26332 Granby Junction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float" office:value="78465" calcext:value-type="float">
            <text:p>784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jpalmerm@delicious.com</text:p>
          </table:table-cell>
          <table:table-cell office:value-type="string" calcext:value-type="string">
            <text:p>(402)166-3811</text:p>
          </table:table-cell>
          <table:table-cell office:value-type="string" calcext:value-type="string">
            <text:p>5 Dwight Point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68505" calcext:value-type="float">
            <text:p>685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spetersn@auda.org.au</text:p>
          </table:table-cell>
          <table:table-cell office:value-type="string" calcext:value-type="string">
            <text:p>(754)644-1728</text:p>
          </table:table-cell>
          <table:table-cell office:value-type="string" calcext:value-type="string">
            <text:p>7 Monument Street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20" calcext:value-type="float">
            <text:p>333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pwelcho@wordpress.com</text:p>
          </table:table-cell>
          <table:table-cell office:value-type="string" calcext:value-type="string">
            <text:p>(303)685-7506</text:p>
          </table:table-cell>
          <table:table-cell office:value-type="string" calcext:value-type="string">
            <text:p>2814 Longview Place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kalexanderp@ebay.co.uk</text:p>
          </table:table-cell>
          <table:table-cell office:value-type="string" calcext:value-type="string">
            <text:p>(713)885-7289</text:p>
          </table:table-cell>
          <table:table-cell office:value-type="string" calcext:value-type="string">
            <text:p>49374 Meadow Vale Plac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50" calcext:value-type="float">
            <text:p>772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jhowardq@dedecms.com</text:p>
          </table:table-cell>
          <table:table-cell/>
          <table:table-cell office:value-type="string" calcext:value-type="string">
            <text:p>4 Derek Junction</text:p>
          </table:table-cell>
          <table:table-cell office:value-type="string" calcext:value-type="string">
            <text:p>Johnstown</text:p>
          </table:table-cell>
          <table:table-cell office:value-type="string" calcext:value-type="string">
            <text:p>PA</text:p>
          </table:table-cell>
          <table:table-cell office:value-type="float" office:value="15906" calcext:value-type="float">
            <text:p>159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shawkinsr@geocities.com</text:p>
          </table:table-cell>
          <table:table-cell office:value-type="string" calcext:value-type="string">
            <text:p>(386)399-7311</text:p>
          </table:table-cell>
          <table:table-cell office:value-type="string" calcext:value-type="string">
            <text:p>4858 Vera Hill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</text:p>
          </table:table-cell>
          <table:table-cell office:value-type="float" office:value="32128" calcext:value-type="float">
            <text:p>32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rgibsons@jiathis.com</text:p>
          </table:table-cell>
          <table:table-cell office:value-type="string" calcext:value-type="string">
            <text:p>(202)482-9082</text:p>
          </table:table-cell>
          <table:table-cell office:value-type="string" calcext:value-type="string">
            <text:p>74 Bobwhite Parkwa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04" calcext:value-type="float">
            <text:p>204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williamst@cdc.gov</text:p>
          </table:table-cell>
          <table:table-cell office:value-type="string" calcext:value-type="string">
            <text:p>(210)398-3890</text:p>
          </table:table-cell>
          <table:table-cell office:value-type="string" calcext:value-type="string">
            <text:p>84368 Cascade Trail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15" calcext:value-type="float">
            <text:p>782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jgrayu@bravesites.com</text:p>
          </table:table-cell>
          <table:table-cell office:value-type="string" calcext:value-type="string">
            <text:p>(316)348-7229</text:p>
          </table:table-cell>
          <table:table-cell office:value-type="string" calcext:value-type="string">
            <text:p>8 Drewry Way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60" calcext:value-type="float">
            <text:p>672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jpattersonv@google.ca</text:p>
          </table:table-cell>
          <table:table-cell office:value-type="string" calcext:value-type="string">
            <text:p>(239)586-8646</text:p>
          </table:table-cell>
          <table:table-cell office:value-type="string" calcext:value-type="string">
            <text:p>33542 Goodland Hill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4108" calcext:value-type="float">
            <text:p>341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tperezw@goo.gl</text:p>
          </table:table-cell>
          <table:table-cell office:value-type="string" calcext:value-type="string">
            <text:p>(202)681-7649</text:p>
          </table:table-cell>
          <table:table-cell office:value-type="string" calcext:value-type="string">
            <text:p>718 Grayhawk Circ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73" calcext:value-type="float">
            <text:p>200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ecarterx@foxnews.com</text:p>
          </table:table-cell>
          <table:table-cell office:value-type="string" calcext:value-type="string">
            <text:p>(585)898-4271</text:p>
          </table:table-cell>
          <table:table-cell office:value-type="string" calcext:value-type="string">
            <text:p>116 Lake View Way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24" calcext:value-type="float">
            <text:p>146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ktaylory@who.int</text:p>
          </table:table-cell>
          <table:table-cell office:value-type="string" calcext:value-type="string">
            <text:p>(612)375-7927</text:p>
          </table:table-cell>
          <table:table-cell office:value-type="string" calcext:value-type="string">
            <text:p>13745 Oakridge Avenue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08" calcext:value-type="float">
            <text:p>551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dwatkinsz@odnoklassniki.ru</text:p>
          </table:table-cell>
          <table:table-cell office:value-type="string" calcext:value-type="string">
            <text:p>(615)146-9069</text:p>
          </table:table-cell>
          <table:table-cell office:value-type="string" calcext:value-type="string">
            <text:p>23865 Sutteridge Avenu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15" calcext:value-type="float">
            <text:p>372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rgraham10@elegantthemes.com</text:p>
          </table:table-cell>
          <table:table-cell office:value-type="string" calcext:value-type="string">
            <text:p>(803)551-8204</text:p>
          </table:table-cell>
          <table:table-cell office:value-type="string" calcext:value-type="string">
            <text:p>34900 Troy Court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29203" calcext:value-type="float">
            <text:p>292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pmyers11@drupal.org</text:p>
          </table:table-cell>
          <table:table-cell office:value-type="string" calcext:value-type="string">
            <text:p>(904)437-0721</text:p>
          </table:table-cell>
          <table:table-cell office:value-type="string" calcext:value-type="string">
            <text:p>7 Becker Trail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25" calcext:value-type="float">
            <text:p>322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lhicks12@friendfeed.com</text:p>
          </table:table-cell>
          <table:table-cell office:value-type="string" calcext:value-type="string">
            <text:p>(407)715-6328</text:p>
          </table:table-cell>
          <table:table-cell office:value-type="string" calcext:value-type="string">
            <text:p>90133 Eggendart Road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08" calcext:value-type="float">
            <text:p>328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bmccoy13@github.com</text:p>
          </table:table-cell>
          <table:table-cell office:value-type="string" calcext:value-type="string">
            <text:p>(605)640-2099</text:p>
          </table:table-cell>
          <table:table-cell office:value-type="string" calcext:value-type="string">
            <text:p>16 Ohio Pass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  <table:table-cell office:value-type="float" office:value="57198" calcext:value-type="float">
            <text:p>571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dperez14@illinois.edu</text:p>
          </table:table-cell>
          <table:table-cell office:value-type="string" calcext:value-type="string">
            <text:p>(801)689-1009</text:p>
          </table:table-cell>
          <table:table-cell office:value-type="string" calcext:value-type="string">
            <text:p>850 Warbler Avenue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30" calcext:value-type="float">
            <text:p>841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ejordan15@icq.com</text:p>
          </table:table-cell>
          <table:table-cell office:value-type="string" calcext:value-type="string">
            <text:p>(203)229-6571</text:p>
          </table:table-cell>
          <table:table-cell office:value-type="string" calcext:value-type="string">
            <text:p>3 Ridgeview Crossing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T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pyoung16@blogs.com</text:p>
          </table:table-cell>
          <table:table-cell office:value-type="string" calcext:value-type="string">
            <text:p>(334)677-3271</text:p>
          </table:table-cell>
          <table:table-cell office:value-type="string" calcext:value-type="string">
            <text:p>4 Judy Avenu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95" calcext:value-type="float">
            <text:p>361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wbradley17@answers.com</text:p>
          </table:table-cell>
          <table:table-cell office:value-type="string" calcext:value-type="string">
            <text:p>(843)376-4157</text:p>
          </table:table-cell>
          <table:table-cell office:value-type="string" calcext:value-type="string">
            <text:p>853 Darwin La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SC</text:p>
          </table:table-cell>
          <table:table-cell office:value-type="float" office:value="29505" calcext:value-type="float">
            <text:p>295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ahicks18@dion.ne.jp</text:p>
          </table:table-cell>
          <table:table-cell office:value-type="string" calcext:value-type="string">
            <text:p>(518)284-3424</text:p>
          </table:table-cell>
          <table:table-cell office:value-type="string" calcext:value-type="string">
            <text:p>57406 Graceland Place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12247" calcext:value-type="float">
            <text:p>122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sgardner19@foxnews.com</text:p>
          </table:table-cell>
          <table:table-cell office:value-type="string" calcext:value-type="string">
            <text:p>(804)195-7390</text:p>
          </table:table-cell>
          <table:table-cell office:value-type="string" calcext:value-type="string">
            <text:p>7344 Clemons Circl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08" calcext:value-type="float">
            <text:p>232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jackson1a@hp.com</text:p>
          </table:table-cell>
          <table:table-cell office:value-type="string" calcext:value-type="string">
            <text:p>(203)197-6690</text:p>
          </table:table-cell>
          <table:table-cell office:value-type="string" calcext:value-type="string">
            <text:p>2 Browning Plaza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CT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marshall1b@buzzfeed.com</text:p>
          </table:table-cell>
          <table:table-cell office:value-type="string" calcext:value-type="string">
            <text:p>(316)177-7839</text:p>
          </table:table-cell>
          <table:table-cell office:value-type="string" calcext:value-type="string">
            <text:p>9774 Glacier Hill Circle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15" calcext:value-type="float">
            <text:p>672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wstanley1c@washingtonpost.com</text:p>
          </table:table-cell>
          <table:table-cell office:value-type="string" calcext:value-type="string">
            <text:p>(216)106-9059</text:p>
          </table:table-cell>
          <table:table-cell office:value-type="string" calcext:value-type="string">
            <text:p>3654 Namekagon Center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float" office:value="44177" calcext:value-type="float">
            <text:p>441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ewatkins1d@bandcamp.com</text:p>
          </table:table-cell>
          <table:table-cell office:value-type="string" calcext:value-type="string">
            <text:p>(573)848-0093</text:p>
          </table:table-cell>
          <table:table-cell office:value-type="string" calcext:value-type="string">
            <text:p>1217 West Center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float" office:value="65218" calcext:value-type="float">
            <text:p>65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smyers1e@dot.gov</text:p>
          </table:table-cell>
          <table:table-cell office:value-type="string" calcext:value-type="string">
            <text:p>(214)923-5599</text:p>
          </table:table-cell>
          <table:table-cell office:value-type="string" calcext:value-type="string">
            <text:p>26436 Hazelcrest Circl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367" calcext:value-type="float">
            <text:p>753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erichards1f@google.nl</text:p>
          </table:table-cell>
          <table:table-cell office:value-type="string" calcext:value-type="string">
            <text:p>(281)133-3455</text:p>
          </table:table-cell>
          <table:table-cell office:value-type="string" calcext:value-type="string">
            <text:p>5 Washington Cross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20" calcext:value-type="float">
            <text:p>770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bmurray1g@state.tx.us</text:p>
          </table:table-cell>
          <table:table-cell office:value-type="string" calcext:value-type="string">
            <text:p>(843)611-5603</text:p>
          </table:table-cell>
          <table:table-cell office:value-type="string" calcext:value-type="string">
            <text:p>5681 Steensland Hill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float" office:value="29403" calcext:value-type="float">
            <text:p>294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mjacobs1h@linkedin.com</text:p>
          </table:table-cell>
          <table:table-cell office:value-type="string" calcext:value-type="string">
            <text:p>(336)125-0595</text:p>
          </table:table-cell>
          <table:table-cell office:value-type="string" calcext:value-type="string">
            <text:p>935 Elmside Trail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float" office:value="27409" calcext:value-type="float">
            <text:p>274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dscott1i@ft.com</text:p>
          </table:table-cell>
          <table:table-cell office:value-type="string" calcext:value-type="string">
            <text:p>(616)994-9361</text:p>
          </table:table-cell>
          <table:table-cell office:value-type="string" calcext:value-type="string">
            <text:p>79198 Village Green Park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float" office:value="49505" calcext:value-type="float">
            <text:p>495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staylor1j@yandex.ru</text:p>
          </table:table-cell>
          <table:table-cell office:value-type="string" calcext:value-type="string">
            <text:p>(937)243-9631</text:p>
          </table:table-cell>
          <table:table-cell office:value-type="string" calcext:value-type="string">
            <text:p>1748 Namekagon Trail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03" calcext:value-type="float">
            <text:p>454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anichols1k@time.com</text:p>
          </table:table-cell>
          <table:table-cell office:value-type="string" calcext:value-type="string">
            <text:p>(405)462-7126</text:p>
          </table:table-cell>
          <table:table-cell office:value-type="string" calcext:value-type="string">
            <text:p>9844 Scofield Plac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97" calcext:value-type="float">
            <text:p>731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scooper1l@nba.com</text:p>
          </table:table-cell>
          <table:table-cell office:value-type="string" calcext:value-type="string">
            <text:p>(812)331-9986</text:p>
          </table:table-cell>
          <table:table-cell office:value-type="string" calcext:value-type="string">
            <text:p>3 Merchant Plaz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float" office:value="47732" calcext:value-type="float">
            <text:p>477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bfuller1m@nytimes.com</text:p>
          </table:table-cell>
          <table:table-cell office:value-type="string" calcext:value-type="string">
            <text:p>(405)815-9421</text:p>
          </table:table-cell>
          <table:table-cell office:value-type="string" calcext:value-type="string">
            <text:p>7 Mallard Trail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29" calcext:value-type="float">
            <text:p>731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rwilliamson1n@businesswire.com</text:p>
          </table:table-cell>
          <table:table-cell office:value-type="string" calcext:value-type="string">
            <text:p>(915)549-5367</text:p>
          </table:table-cell>
          <table:table-cell office:value-type="string" calcext:value-type="string">
            <text:p>16 Westport Avenu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23" calcext:value-type="float">
            <text:p>799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duncan1o@google.com.au</text:p>
          </table:table-cell>
          <table:table-cell office:value-type="string" calcext:value-type="string">
            <text:p>(806)318-7142</text:p>
          </table:table-cell>
          <table:table-cell office:value-type="string" calcext:value-type="string">
            <text:p>04 Becker Hill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float" office:value="79159" calcext:value-type="float">
            <text:p>791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dbishop1p@vk.com</text:p>
          </table:table-cell>
          <table:table-cell office:value-type="string" calcext:value-type="string">
            <text:p>(205)735-8066</text:p>
          </table:table-cell>
          <table:table-cell office:value-type="string" calcext:value-type="string">
            <text:p>98969 Stoughton Plac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95" calcext:value-type="float">
            <text:p>352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rsanchez1q@cyberchimps.com</text:p>
          </table:table-cell>
          <table:table-cell office:value-type="string" calcext:value-type="string">
            <text:p>(916)849-0414</text:p>
          </table:table-cell>
          <table:table-cell office:value-type="string" calcext:value-type="string">
            <text:p>72828 Eliot Court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07" calcext:value-type="float">
            <text:p>942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jturner1r@google.com.hk</text:p>
          </table:table-cell>
          <table:table-cell office:value-type="string" calcext:value-type="string">
            <text:p>(202)640-4186</text:p>
          </table:table-cell>
          <table:table-cell office:value-type="string" calcext:value-type="string">
            <text:p>9 Springs Plaz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370" calcext:value-type="float">
            <text:p>203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jordan1s@biblegateway.com</text:p>
          </table:table-cell>
          <table:table-cell office:value-type="string" calcext:value-type="string">
            <text:p>(405)850-1932</text:p>
          </table:table-cell>
          <table:table-cell office:value-type="string" calcext:value-type="string">
            <text:p>584 Boyd Park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OK</text:p>
          </table:table-cell>
          <table:table-cell office:value-type="float" office:value="73034" calcext:value-type="float">
            <text:p>730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jmeyer1t@deviantart.com</text:p>
          </table:table-cell>
          <table:table-cell office:value-type="string" calcext:value-type="string">
            <text:p>(480)411-9714</text:p>
          </table:table-cell>
          <table:table-cell office:value-type="string" calcext:value-type="string">
            <text:p>63324 Bunting Circle</text:p>
          </table:table-cell>
          <table:table-cell office:value-type="string" calcext:value-type="string">
            <text:p>Apache Junction</text:p>
          </table:table-cell>
          <table:table-cell office:value-type="string" calcext:value-type="string">
            <text:p>AZ</text:p>
          </table:table-cell>
          <table:table-cell office:value-type="float" office:value="85219" calcext:value-type="float">
            <text:p>852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henderson1u@theguardian.com</text:p>
          </table:table-cell>
          <table:table-cell office:value-type="string" calcext:value-type="string">
            <text:p>(718)593-8113</text:p>
          </table:table-cell>
          <table:table-cell office:value-type="string" calcext:value-type="string">
            <text:p>77107 Alpine Center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float" office:value="11225" calcext:value-type="float">
            <text:p>112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bmatthews1v@hostgator.com</text:p>
          </table:table-cell>
          <table:table-cell office:value-type="string" calcext:value-type="string">
            <text:p>(302)698-9570</text:p>
          </table:table-cell>
          <table:table-cell office:value-type="string" calcext:value-type="string">
            <text:p>7 Daystar Cour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float" office:value="19892" calcext:value-type="float">
            <text:p>198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mperkins1w@amazon.com</text:p>
          </table:table-cell>
          <table:table-cell office:value-type="string" calcext:value-type="string">
            <text:p>(708)686-6103</text:p>
          </table:table-cell>
          <table:table-cell office:value-type="string" calcext:value-type="string">
            <text:p>073 Packers Pas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4" calcext:value-type="float">
            <text:p>606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wcastillo1x@geocities.jp</text:p>
          </table:table-cell>
          <table:table-cell office:value-type="string" calcext:value-type="string">
            <text:p>(573)387-7555</text:p>
          </table:table-cell>
          <table:table-cell office:value-type="string" calcext:value-type="string">
            <text:p>4263 Hagan Pass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MO</text:p>
          </table:table-cell>
          <table:table-cell office:value-type="float" office:value="65110" calcext:value-type="float">
            <text:p>651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afoster1y@europa.eu</text:p>
          </table:table-cell>
          <table:table-cell office:value-type="string" calcext:value-type="string">
            <text:p>(901)947-0766</text:p>
          </table:table-cell>
          <table:table-cell office:value-type="string" calcext:value-type="string">
            <text:p>06592 John Wall Center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97" calcext:value-type="float">
            <text:p>381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aortiz1z@qq.com</text:p>
          </table:table-cell>
          <table:table-cell office:value-type="string" calcext:value-type="string">
            <text:p>(949)234-1512</text:p>
          </table:table-cell>
          <table:table-cell office:value-type="string" calcext:value-type="string">
            <text:p>4469 Jay Lan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867" calcext:value-type="float">
            <text:p>928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kbutler20@mediafire.com</text:p>
          </table:table-cell>
          <table:table-cell office:value-type="string" calcext:value-type="string">
            <text:p>(303)479-3187</text:p>
          </table:table-cell>
          <table:table-cell office:value-type="string" calcext:value-type="string">
            <text:p>01383 Buell Avenue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CO</text:p>
          </table:table-cell>
          <table:table-cell office:value-type="float" office:value="80150" calcext:value-type="float">
            <text:p>801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hwoods21@fema.gov</text:p>
          </table:table-cell>
          <table:table-cell office:value-type="string" calcext:value-type="string">
            <text:p>(718)244-0223</text:p>
          </table:table-cell>
          <table:table-cell office:value-type="string" calcext:value-type="string">
            <text:p>48 Ronald Regan Road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jmurphy22@php.net</text:p>
          </table:table-cell>
          <table:table-cell office:value-type="string" calcext:value-type="string">
            <text:p>(484)491-6418</text:p>
          </table:table-cell>
          <table:table-cell office:value-type="string" calcext:value-type="string">
            <text:p>57 Gerald Wa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A</text:p>
          </table:table-cell>
          <table:table-cell office:value-type="float" office:value="19605" calcext:value-type="float">
            <text:p>196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henderson23@360.cn</text:p>
          </table:table-cell>
          <table:table-cell office:value-type="string" calcext:value-type="string">
            <text:p>(703)668-7022</text:p>
          </table:table-cell>
          <table:table-cell office:value-type="string" calcext:value-type="string">
            <text:p>26 Blaine Wa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ameyer24@weather.com</text:p>
          </table:table-cell>
          <table:table-cell office:value-type="string" calcext:value-type="string">
            <text:p>(626)579-5161</text:p>
          </table:table-cell>
          <table:table-cell office:value-type="string" calcext:value-type="string">
            <text:p>913 Esker Crossing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1186" calcext:value-type="float">
            <text:p>911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wrobertson25@walmart.com</text:p>
          </table:table-cell>
          <table:table-cell office:value-type="string" calcext:value-type="string">
            <text:p>(202)264-0678</text:p>
          </table:table-cell>
          <table:table-cell office:value-type="string" calcext:value-type="string">
            <text:p>8 Briar Crest Stre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10" calcext:value-type="float">
            <text:p>202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sanchez26@marketwatch.com</text:p>
          </table:table-cell>
          <table:table-cell office:value-type="string" calcext:value-type="string">
            <text:p>(612)423-1305</text:p>
          </table:table-cell>
          <table:table-cell office:value-type="string" calcext:value-type="string">
            <text:p>78 Southridge Point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14" calcext:value-type="float">
            <text:p>551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green27@google.co.jp</text:p>
          </table:table-cell>
          <table:table-cell office:value-type="string" calcext:value-type="string">
            <text:p>(330)828-1467</text:p>
          </table:table-cell>
          <table:table-cell office:value-type="string" calcext:value-type="string">
            <text:p>98311 Westend Place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44310" calcext:value-type="float">
            <text:p>443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martin28@abc.net.au</text:p>
          </table:table-cell>
          <table:table-cell office:value-type="string" calcext:value-type="string">
            <text:p>(212)185-8360</text:p>
          </table:table-cell>
          <table:table-cell/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lcook29@mozilla.org</text:p>
          </table:table-cell>
          <table:table-cell office:value-type="string" calcext:value-type="string">
            <text:p>(704)875-0555</text:p>
          </table:table-cell>
          <table:table-cell office:value-type="string" calcext:value-type="string">
            <text:p>1 Reinke Stre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42" calcext:value-type="float">
            <text:p>282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bolson2a@washington.edu</text:p>
          </table:table-cell>
          <table:table-cell office:value-type="string" calcext:value-type="string">
            <text:p>(727)616-5916</text:p>
          </table:table-cell>
          <table:table-cell office:value-type="string" calcext:value-type="string">
            <text:p>9 Maryland Place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FL</text:p>
          </table:table-cell>
          <table:table-cell office:value-type="float" office:value="33705" calcext:value-type="float">
            <text:p>337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meyer2b@weibo.com</text:p>
          </table:table-cell>
          <table:table-cell office:value-type="string" calcext:value-type="string">
            <text:p>(434)454-3896</text:p>
          </table:table-cell>
          <table:table-cell office:value-type="string" calcext:value-type="string">
            <text:p>805 Pearson Court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VA</text:p>
          </table:table-cell>
          <table:table-cell office:value-type="float" office:value="22908" calcext:value-type="float">
            <text:p>229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kadams2c@thetimes.co.uk</text:p>
          </table:table-cell>
          <table:table-cell office:value-type="string" calcext:value-type="string">
            <text:p>(570)389-8270</text:p>
          </table:table-cell>
          <table:table-cell office:value-type="string" calcext:value-type="string">
            <text:p>8320 Cordelia Avenue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PA</text:p>
          </table:table-cell>
          <table:table-cell office:value-type="float" office:value="18706" calcext:value-type="float">
            <text:p>187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porter2d@statcounter.com</text:p>
          </table:table-cell>
          <table:table-cell office:value-type="string" calcext:value-type="string">
            <text:p>(516)204-5874</text:p>
          </table:table-cell>
          <table:table-cell office:value-type="string" calcext:value-type="string">
            <text:p>628 Golf Course Way</text:p>
          </table:table-cell>
          <table:table-cell office:value-type="string" calcext:value-type="string">
            <text:p>Hicksville</text:p>
          </table:table-cell>
          <table:table-cell office:value-type="string" calcext:value-type="string">
            <text:p>NY</text:p>
          </table:table-cell>
          <table:table-cell office:value-type="float" office:value="11854" calcext:value-type="float">
            <text:p>118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treed2e@furl.net</text:p>
          </table:table-cell>
          <table:table-cell office:value-type="string" calcext:value-type="string">
            <text:p>(951)162-0813</text:p>
          </table:table-cell>
          <table:table-cell office:value-type="string" calcext:value-type="string">
            <text:p>6 Coolidge Terrace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  <table:table-cell office:value-type="float" office:value="92555" calcext:value-type="float">
            <text:p>925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mmurray2f@webs.com</text:p>
          </table:table-cell>
          <table:table-cell office:value-type="string" calcext:value-type="string">
            <text:p>(915)548-3952</text:p>
          </table:table-cell>
          <table:table-cell office:value-type="string" calcext:value-type="string">
            <text:p>8676 Crescent Oaks Avenu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41" calcext:value-type="float">
            <text:p>885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tknight2g@friendfeed.com</text:p>
          </table:table-cell>
          <table:table-cell office:value-type="string" calcext:value-type="string">
            <text:p>(334)240-0352</text:p>
          </table:table-cell>
          <table:table-cell office:value-type="string" calcext:value-type="string">
            <text:p>79487 Ridgeway Avenu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34" calcext:value-type="float">
            <text:p>361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scott2h@360.cn</text:p>
          </table:table-cell>
          <table:table-cell office:value-type="string" calcext:value-type="string">
            <text:p>(716)930-6015</text:p>
          </table:table-cell>
          <table:table-cell office:value-type="string" calcext:value-type="string">
            <text:p>867 Luster Lan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05" calcext:value-type="float">
            <text:p>142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lreed2i@slideshare.net</text:p>
          </table:table-cell>
          <table:table-cell office:value-type="string" calcext:value-type="string">
            <text:p>(518)351-9744</text:p>
          </table:table-cell>
          <table:table-cell office:value-type="string" calcext:value-type="string">
            <text:p>5151 Park Meadow Circle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12232" calcext:value-type="float">
            <text:p>122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freeman2j@blog.com</text:p>
          </table:table-cell>
          <table:table-cell office:value-type="string" calcext:value-type="string">
            <text:p>(410)684-0706</text:p>
          </table:table-cell>
          <table:table-cell office:value-type="string" calcext:value-type="string">
            <text:p>29470 Artisan Roa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82" calcext:value-type="float">
            <text:p>212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shughes2k@biglobe.ne.jp</text:p>
          </table:table-cell>
          <table:table-cell office:value-type="string" calcext:value-type="string">
            <text:p>(754)430-9285</text:p>
          </table:table-cell>
          <table:table-cell office:value-type="string" calcext:value-type="string">
            <text:p>59182 Anhalt Terrace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20" calcext:value-type="float">
            <text:p>333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bbell2l@google.pl</text:p>
          </table:table-cell>
          <table:table-cell office:value-type="string" calcext:value-type="string">
            <text:p>(213)127-0383</text:p>
          </table:table-cell>
          <table:table-cell office:value-type="string" calcext:value-type="string">
            <text:p>76413 Stone Corner Lan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65" calcext:value-type="float">
            <text:p>900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bshaw2m@1688.com</text:p>
          </table:table-cell>
          <table:table-cell office:value-type="string" calcext:value-type="string">
            <text:p>(208)703-6496</text:p>
          </table:table-cell>
          <table:table-cell office:value-type="string" calcext:value-type="string">
            <text:p>2825 Badeau Trail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27" calcext:value-type="float">
            <text:p>837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akelley2n@eventbrite.com</text:p>
          </table:table-cell>
          <table:table-cell office:value-type="string" calcext:value-type="string">
            <text:p>(402)519-6350</text:p>
          </table:table-cell>
          <table:table-cell office:value-type="string" calcext:value-type="string">
            <text:p>5332 Bunker Hill Street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68531" calcext:value-type="float">
            <text:p>685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cgordon2o@xrea.com</text:p>
          </table:table-cell>
          <table:table-cell office:value-type="string" calcext:value-type="string">
            <text:p>(803)622-2264</text:p>
          </table:table-cell>
          <table:table-cell office:value-type="string" calcext:value-type="string">
            <text:p>33 Lakewood Lan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29240" calcext:value-type="float">
            <text:p>2924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Chavez</text:p>
          </table:table-cell>
          <table:table-cell/>
          <table:table-cell office:value-type="string" calcext:value-type="string">
            <text:p>(360)551-8252</text:p>
          </table:table-cell>
          <table:table-cell office:value-type="string" calcext:value-type="string">
            <text:p>4628 Montana Court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float" office:value="98664" calcext:value-type="float">
            <text:p>986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aphillips2q@mediafire.com</text:p>
          </table:table-cell>
          <table:table-cell office:value-type="string" calcext:value-type="string">
            <text:p>(330)724-4439</text:p>
          </table:table-cell>
          <table:table-cell office:value-type="string" calcext:value-type="string">
            <text:p>730 Kings Circle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44310" calcext:value-type="float">
            <text:p>443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jperez2r@cbslocal.com</text:p>
          </table:table-cell>
          <table:table-cell office:value-type="string" calcext:value-type="string">
            <text:p>(817)516-6489</text:p>
          </table:table-cell>
          <table:table-cell office:value-type="string" calcext:value-type="string">
            <text:p>986 Tennyson Avenue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float" office:value="76004" calcext:value-type="float">
            <text:p>760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jkelley2s@live.com</text:p>
          </table:table-cell>
          <table:table-cell office:value-type="string" calcext:value-type="string">
            <text:p>(305)539-5954</text:p>
          </table:table-cell>
          <table:table-cell office:value-type="string" calcext:value-type="string">
            <text:p>2796 Montana Road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69" calcext:value-type="float">
            <text:p>331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jwagner2t@typepad.com</text:p>
          </table:table-cell>
          <table:table-cell office:value-type="string" calcext:value-type="string">
            <text:p>(813)402-3213</text:p>
          </table:table-cell>
          <table:table-cell office:value-type="string" calcext:value-type="string">
            <text:p>7 Springs Pass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86" calcext:value-type="float">
            <text:p>336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freeman2u@time.com</text:p>
          </table:table-cell>
          <table:table-cell office:value-type="string" calcext:value-type="string">
            <text:p>(904)533-7110</text:p>
          </table:table-cell>
          <table:table-cell office:value-type="string" calcext:value-type="string">
            <text:p>78 Leroy Street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77" calcext:value-type="float">
            <text:p>322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dkelly2v@fastcompany.com</text:p>
          </table:table-cell>
          <table:table-cell office:value-type="string" calcext:value-type="string">
            <text:p>(229)336-9527</text:p>
          </table:table-cell>
          <table:table-cell office:value-type="string" calcext:value-type="string">
            <text:p>6367 Bobwhite Alley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GA</text:p>
          </table:table-cell>
          <table:table-cell office:value-type="float" office:value="31704" calcext:value-type="float">
            <text:p>317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dgilbert2w@irs.gov</text:p>
          </table:table-cell>
          <table:table-cell office:value-type="string" calcext:value-type="string">
            <text:p>(309)336-8606</text:p>
          </table:table-cell>
          <table:table-cell office:value-type="string" calcext:value-type="string">
            <text:p>85 Corben Plaza</text:p>
          </table:table-cell>
          <table:table-cell office:value-type="string" calcext:value-type="string">
            <text:p>Carol Stream</text:p>
          </table:table-cell>
          <table:table-cell office:value-type="string" calcext:value-type="string">
            <text:p>IL</text:p>
          </table:table-cell>
          <table:table-cell office:value-type="float" office:value="60351" calcext:value-type="float">
            <text:p>603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rice2x@unc.edu</text:p>
          </table:table-cell>
          <table:table-cell office:value-type="string" calcext:value-type="string">
            <text:p>(714)794-8090</text:p>
          </table:table-cell>
          <table:table-cell office:value-type="string" calcext:value-type="string">
            <text:p>9039 Westridge Circle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float" office:value="92812" calcext:value-type="float">
            <text:p>928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cwallace2y@addtoany.com</text:p>
          </table:table-cell>
          <table:table-cell office:value-type="string" calcext:value-type="string">
            <text:p>(719)736-7848</text:p>
          </table:table-cell>
          <table:table-cell office:value-type="string" calcext:value-type="string">
            <text:p>90126 Service Avenue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35" calcext:value-type="float">
            <text:p>809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bmiller2z@bravesites.com</text:p>
          </table:table-cell>
          <table:table-cell office:value-type="string" calcext:value-type="string">
            <text:p>(915)315-0516</text:p>
          </table:table-cell>
          <table:table-cell office:value-type="string" calcext:value-type="string">
            <text:p>17 Scofield Terrac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58" calcext:value-type="float">
            <text:p>885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mgray30@bluehost.com</text:p>
          </table:table-cell>
          <table:table-cell office:value-type="string" calcext:value-type="string">
            <text:p>(504)742-3582</text:p>
          </table:table-cell>
          <table:table-cell office:value-type="string" calcext:value-type="string">
            <text:p>159 Merchant Street</text:p>
          </table:table-cell>
          <table:table-cell office:value-type="string" calcext:value-type="string">
            <text:p>Metairie</text:p>
          </table:table-cell>
          <table:table-cell office:value-type="string" calcext:value-type="string">
            <text:p>LA</text:p>
          </table:table-cell>
          <table:table-cell office:value-type="float" office:value="70033" calcext:value-type="float">
            <text:p>700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swebb31@cnn.com</text:p>
          </table:table-cell>
          <table:table-cell office:value-type="string" calcext:value-type="string">
            <text:p>(512)976-0804</text:p>
          </table:table-cell>
          <table:table-cell office:value-type="string" calcext:value-type="string">
            <text:p>22 Fremont Lan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37" calcext:value-type="float">
            <text:p>787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nramos32@jigsy.com</text:p>
          </table:table-cell>
          <table:table-cell office:value-type="string" calcext:value-type="string">
            <text:p>(813)475-8758</text:p>
          </table:table-cell>
          <table:table-cell office:value-type="string" calcext:value-type="string">
            <text:p>8 Hanover Trai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94" calcext:value-type="float">
            <text:p>336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garcia33@meetup.com</text:p>
          </table:table-cell>
          <table:table-cell office:value-type="string" calcext:value-type="string">
            <text:p>(254)943-5533</text:p>
          </table:table-cell>
          <table:table-cell office:value-type="string" calcext:value-type="string">
            <text:p>71742 Corben Junction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float" office:value="76796" calcext:value-type="float">
            <text:p>767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fcastillo34@list-manage.com</text:p>
          </table:table-cell>
          <table:table-cell office:value-type="string" calcext:value-type="string">
            <text:p>(609)870-3651</text:p>
          </table:table-cell>
          <table:table-cell office:value-type="string" calcext:value-type="string">
            <text:p>8216 Amoth Lane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J</text:p>
          </table:table-cell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jchapman35@slideshare.net</text:p>
          </table:table-cell>
          <table:table-cell office:value-type="string" calcext:value-type="string">
            <text:p>(623)450-0823</text:p>
          </table:table-cell>
          <table:table-cell office:value-type="string" calcext:value-type="string">
            <text:p>042 Thierer Poin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35" calcext:value-type="float">
            <text:p>850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afisher36@pbs.org</text:p>
          </table:table-cell>
          <table:table-cell office:value-type="string" calcext:value-type="string">
            <text:p>(859)821-7618</text:p>
          </table:table-cell>
          <table:table-cell office:value-type="string" calcext:value-type="string">
            <text:p>447 Meadow Valley Crossing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float" office:value="40505" calcext:value-type="float">
            <text:p>405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jprice37@barnesandnoble.com</text:p>
          </table:table-cell>
          <table:table-cell office:value-type="string" calcext:value-type="string">
            <text:p>(202)808-7431</text:p>
          </table:table-cell>
          <table:table-cell office:value-type="string" calcext:value-type="string">
            <text:p>59536 Blackbird Stre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38" calcext:value-type="float">
            <text:p>202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mclark38@tinyurl.com</text:p>
          </table:table-cell>
          <table:table-cell office:value-type="string" calcext:value-type="string">
            <text:p>(203)601-7270</text:p>
          </table:table-cell>
          <table:table-cell office:value-type="string" calcext:value-type="string">
            <text:p>74 Bunker Hill Crossing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T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wallace39@jiathis.com</text:p>
          </table:table-cell>
          <table:table-cell office:value-type="string" calcext:value-type="string">
            <text:p>(919)179-3974</text:p>
          </table:table-cell>
          <table:table-cell office:value-type="string" calcext:value-type="string">
            <text:p>896 Lakewood Gardens Park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27710" calcext:value-type="float">
            <text:p>277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lwalker3a@nasa.gov</text:p>
          </table:table-cell>
          <table:table-cell office:value-type="string" calcext:value-type="string">
            <text:p>(940)804-0359</text:p>
          </table:table-cell>
          <table:table-cell office:value-type="string" calcext:value-type="string">
            <text:p>9 School Street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X</text:p>
          </table:table-cell>
          <table:table-cell office:value-type="float" office:value="76310" calcext:value-type="float">
            <text:p>763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hroberts3b@tumblr.com</text:p>
          </table:table-cell>
          <table:table-cell office:value-type="string" calcext:value-type="string">
            <text:p>(215)484-0202</text:p>
          </table:table-cell>
          <table:table-cell office:value-type="string" calcext:value-type="string">
            <text:p>1076 Linden Hill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91" calcext:value-type="float">
            <text:p>191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jlarson3c@yandex.ru</text:p>
          </table:table-cell>
          <table:table-cell office:value-type="string" calcext:value-type="string">
            <text:p>(404)568-5137</text:p>
          </table:table-cell>
          <table:table-cell office:value-type="string" calcext:value-type="string">
            <text:p>540 Nelson Lan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75" calcext:value-type="float">
            <text:p>303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ngarza3d@mozilla.org</text:p>
          </table:table-cell>
          <table:table-cell office:value-type="string" calcext:value-type="string">
            <text:p>(602)157-9607</text:p>
          </table:table-cell>
          <table:table-cell office:value-type="string" calcext:value-type="string">
            <text:p>1360 Mcguire Trail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float" office:value="85215" calcext:value-type="float">
            <text:p>852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dburton3e@tuttocitta.it</text:p>
          </table:table-cell>
          <table:table-cell office:value-type="string" calcext:value-type="string">
            <text:p>(317)535-4775</text:p>
          </table:table-cell>
          <table:table-cell office:value-type="string" calcext:value-type="string">
            <text:p>6536 Magdeline Plac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54" calcext:value-type="float">
            <text:p>462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jgriffin3f@tmall.com</text:p>
          </table:table-cell>
          <table:table-cell office:value-type="string" calcext:value-type="string">
            <text:p>(562)747-2061</text:p>
          </table:table-cell>
          <table:table-cell office:value-type="string" calcext:value-type="string">
            <text:p>81951 Dorton Parkway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agreene3g@imageshack.us</text:p>
          </table:table-cell>
          <table:table-cell office:value-type="string" calcext:value-type="string">
            <text:p>(702)984-3974</text:p>
          </table:table-cell>
          <table:table-cell office:value-type="string" calcext:value-type="string">
            <text:p>4699 Kenwood Drive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05" calcext:value-type="float">
            <text:p>891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jgonzales3h@google.com</text:p>
          </table:table-cell>
          <table:table-cell office:value-type="string" calcext:value-type="string">
            <text:p>(202)641-2038</text:p>
          </table:table-cell>
          <table:table-cell office:value-type="string" calcext:value-type="string">
            <text:p>2 Graedel Way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9" calcext:value-type="float">
            <text:p>223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jones3i@independent.co.uk</text:p>
          </table:table-cell>
          <table:table-cell office:value-type="string" calcext:value-type="string">
            <text:p>(330)209-9549</text:p>
          </table:table-cell>
          <table:table-cell office:value-type="string" calcext:value-type="string">
            <text:p>211 Ridge Oak Plaza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OH</text:p>
          </table:table-cell>
          <table:table-cell office:value-type="float" office:value="44555" calcext:value-type="float">
            <text:p>445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manderson3j@com.com</text:p>
          </table:table-cell>
          <table:table-cell office:value-type="string" calcext:value-type="string">
            <text:p>(316)313-9367</text:p>
          </table:table-cell>
          <table:table-cell office:value-type="string" calcext:value-type="string">
            <text:p>882 Bultman Pas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20" calcext:value-type="float">
            <text:p>672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rivera3k@tamu.edu</text:p>
          </table:table-cell>
          <table:table-cell office:value-type="string" calcext:value-type="string">
            <text:p>(336)499-5334</text:p>
          </table:table-cell>
          <table:table-cell office:value-type="string" calcext:value-type="string">
            <text:p>6 Burning Wood Way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50" calcext:value-type="float">
            <text:p>2715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lgray3l@wordpress.org</text:p>
          </table:table-cell>
          <table:table-cell office:value-type="string" calcext:value-type="string">
            <text:p>(202)238-9297</text:p>
          </table:table-cell>
          <table:table-cell office:value-type="string" calcext:value-type="string">
            <text:p>8 Mccormick Alle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09" calcext:value-type="float">
            <text:p>204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rfrazier3m@walmart.com</text:p>
          </table:table-cell>
          <table:table-cell office:value-type="string" calcext:value-type="string">
            <text:p>(215)957-8575</text:p>
          </table:table-cell>
          <table:table-cell office:value-type="string" calcext:value-type="string">
            <text:p>9349 Straubel Parkwa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36" calcext:value-type="float">
            <text:p>191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rlarson3n@pagesperso-orange.fr</text:p>
          </table:table-cell>
          <table:table-cell office:value-type="string" calcext:value-type="string">
            <text:p>(850)925-2402</text:p>
          </table:table-cell>
          <table:table-cell office:value-type="string" calcext:value-type="string">
            <text:p>85302 Maple Wood Parkway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26" calcext:value-type="float">
            <text:p>325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lcunningham3o@bravesites.com</text:p>
          </table:table-cell>
          <table:table-cell office:value-type="string" calcext:value-type="string">
            <text:p>(309)839-6739</text:p>
          </table:table-cell>
          <table:table-cell office:value-type="string" calcext:value-type="string">
            <text:p>464 Luster Terrace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perez3p@angelfire.com</text:p>
          </table:table-cell>
          <table:table-cell office:value-type="string" calcext:value-type="string">
            <text:p>(806)987-0504</text:p>
          </table:table-cell>
          <table:table-cell office:value-type="string" calcext:value-type="string">
            <text:p>7819 Armistice Road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float" office:value="79105" calcext:value-type="float">
            <text:p>791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parker3q@reddit.com</text:p>
          </table:table-cell>
          <table:table-cell office:value-type="string" calcext:value-type="string">
            <text:p>(951)488-7542</text:p>
          </table:table-cell>
          <table:table-cell office:value-type="string" calcext:value-type="string">
            <text:p>7491 Dennis Circle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  <table:table-cell office:value-type="float" office:value="92555" calcext:value-type="float">
            <text:p>925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arnold3r@nhs.uk</text:p>
          </table:table-cell>
          <table:table-cell office:value-type="string" calcext:value-type="string">
            <text:p>(206)737-6446</text:p>
          </table:table-cell>
          <table:table-cell office:value-type="string" calcext:value-type="string">
            <text:p>86 Mccormick Road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58" calcext:value-type="float">
            <text:p>981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mendoza3s@wikipedia.org</text:p>
          </table:table-cell>
          <table:table-cell office:value-type="string" calcext:value-type="string">
            <text:p>(786)928-4403</text:p>
          </table:table-cell>
          <table:table-cell office:value-type="string" calcext:value-type="string">
            <text:p>62 Michigan Hill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245" calcext:value-type="float">
            <text:p>332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cox3t@prweb.com</text:p>
          </table:table-cell>
          <table:table-cell office:value-type="string" calcext:value-type="string">
            <text:p>(716)524-0663</text:p>
          </table:table-cell>
          <table:table-cell office:value-type="string" calcext:value-type="string">
            <text:p>960 Manitowish Street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10" calcext:value-type="float">
            <text:p>142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murray3u@deviantart.com</text:p>
          </table:table-cell>
          <table:table-cell office:value-type="string" calcext:value-type="string">
            <text:p>(330)220-6719</text:p>
          </table:table-cell>
          <table:table-cell office:value-type="string" calcext:value-type="string">
            <text:p>0 Kenwood Trail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44310" calcext:value-type="float">
            <text:p>443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rivera3v@mail.ru</text:p>
          </table:table-cell>
          <table:table-cell office:value-type="string" calcext:value-type="string">
            <text:p>(213)844-6935</text:p>
          </table:table-cell>
          <table:table-cell office:value-type="string" calcext:value-type="string">
            <text:p>22134 Rutledge Avenu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55" calcext:value-type="float">
            <text:p>90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ecarr3w@noaa.gov</text:p>
          </table:table-cell>
          <table:table-cell office:value-type="string" calcext:value-type="string">
            <text:p>(702)362-6613</text:p>
          </table:table-cell>
          <table:table-cell office:value-type="string" calcext:value-type="string">
            <text:p>32699 Melvin Drive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66" calcext:value-type="float">
            <text:p>891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lkelley3x@pen.io</text:p>
          </table:table-cell>
          <table:table-cell office:value-type="string" calcext:value-type="string">
            <text:p>(502)652-8141</text:p>
          </table:table-cell>
          <table:table-cell office:value-type="string" calcext:value-type="string">
            <text:p>62659 Lawn Crossing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40233" calcext:value-type="float">
            <text:p>402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3y@upenn.edu</text:p>
          </table:table-cell>
          <table:table-cell office:value-type="string" calcext:value-type="string">
            <text:p>(305)171-1156</text:p>
          </table:table-cell>
          <table:table-cell office:value-type="string" calcext:value-type="string">
            <text:p>6 Anthes Way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0" calcext:value-type="float">
            <text:p>3319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ajacobs3z@businesswire.com</text:p>
          </table:table-cell>
          <table:table-cell office:value-type="string" calcext:value-type="string">
            <text:p>(215)633-0705</text:p>
          </table:table-cell>
          <table:table-cell office:value-type="string" calcext:value-type="string">
            <text:p>5885 Maple Crossing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41" calcext:value-type="float">
            <text:p>191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djenkins40@nydailynews.com</text:p>
          </table:table-cell>
          <table:table-cell office:value-type="string" calcext:value-type="string">
            <text:p>(812)919-1806</text:p>
          </table:table-cell>
          <table:table-cell office:value-type="string" calcext:value-type="string">
            <text:p>583 Walton Circle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float" office:value="47747" calcext:value-type="float">
            <text:p>477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kharvey41@arstechnica.com</text:p>
          </table:table-cell>
          <table:table-cell office:value-type="string" calcext:value-type="string">
            <text:p>(718)977-2965</text:p>
          </table:table-cell>
          <table:table-cell office:value-type="string" calcext:value-type="string">
            <text:p>0092 Dapin Alle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float" office:value="11225" calcext:value-type="float">
            <text:p>112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garcia42@stanford.edu</text:p>
          </table:table-cell>
          <table:table-cell office:value-type="string" calcext:value-type="string">
            <text:p>(754)478-7503</text:p>
          </table:table-cell>
          <table:table-cell office:value-type="string" calcext:value-type="string">
            <text:p>5 Homewood Crossing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45" calcext:value-type="float">
            <text:p>333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agutierrez43@moonfruit.com</text:p>
          </table:table-cell>
          <table:table-cell office:value-type="string" calcext:value-type="string">
            <text:p>(405)431-0433</text:p>
          </table:table-cell>
          <table:table-cell office:value-type="string" calcext:value-type="string">
            <text:p>7378 Fuller Driv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04" calcext:value-type="float">
            <text:p>731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wallace44@mapquest.com</text:p>
          </table:table-cell>
          <table:table-cell office:value-type="string" calcext:value-type="string">
            <text:p>(941)539-8620</text:p>
          </table:table-cell>
          <table:table-cell office:value-type="string" calcext:value-type="string">
            <text:p>625 Browning Circle</text:p>
          </table:table-cell>
          <table:table-cell office:value-type="string" calcext:value-type="string">
            <text:p>Bonita Springs</text:p>
          </table:table-cell>
          <table:table-cell office:value-type="string" calcext:value-type="string">
            <text:p>FL</text:p>
          </table:table-cell>
          <table:table-cell office:value-type="float" office:value="34135" calcext:value-type="float">
            <text:p>341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hyoung45@google.com.au</text:p>
          </table:table-cell>
          <table:table-cell office:value-type="string" calcext:value-type="string">
            <text:p>(862)881-0790</text:p>
          </table:table-cell>
          <table:table-cell office:value-type="string" calcext:value-type="string">
            <text:p>8 Kennedy Junction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J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afisher46@wikipedia.org</text:p>
          </table:table-cell>
          <table:table-cell office:value-type="string" calcext:value-type="string">
            <text:p>(619)750-9376</text:p>
          </table:table-cell>
          <table:table-cell office:value-type="string" calcext:value-type="string">
            <text:p>9 Hermina Junction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91" calcext:value-type="float">
            <text:p>921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duncan47@naver.com</text:p>
          </table:table-cell>
          <table:table-cell office:value-type="string" calcext:value-type="string">
            <text:p>(251)503-2454</text:p>
          </table:table-cell>
          <table:table-cell office:value-type="string" calcext:value-type="string">
            <text:p>78 Sutteridge Tr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6641" calcext:value-type="float">
            <text:p>366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mwilliams48@sun.com</text:p>
          </table:table-cell>
          <table:table-cell office:value-type="string" calcext:value-type="string">
            <text:p>(661)691-6057</text:p>
          </table:table-cell>
          <table:table-cell office:value-type="string" calcext:value-type="string">
            <text:p>89 Independence Circle</text:p>
          </table:table-cell>
          <table:table-cell office:value-type="string" calcext:value-type="string">
            <text:p>Palmdale</text:p>
          </table:table-cell>
          <table:table-cell office:value-type="string" calcext:value-type="string">
            <text:p>CA</text:p>
          </table:table-cell>
          <table:table-cell office:value-type="float" office:value="93591" calcext:value-type="float">
            <text:p>935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treed49@prnewswire.com</text:p>
          </table:table-cell>
          <table:table-cell office:value-type="string" calcext:value-type="string">
            <text:p>(619)152-4245</text:p>
          </table:table-cell>
          <table:table-cell office:value-type="string" calcext:value-type="string">
            <text:p>84953 Fairview Junction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7" calcext:value-type="float">
            <text:p>921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aking4a@wp.com</text:p>
          </table:table-cell>
          <table:table-cell office:value-type="string" calcext:value-type="string">
            <text:p>(281)318-2460</text:p>
          </table:table-cell>
          <table:table-cell office:value-type="string" calcext:value-type="string">
            <text:p>38916 Barby Hill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20" calcext:value-type="float">
            <text:p>77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tkelley4b@slate.com</text:p>
          </table:table-cell>
          <table:table-cell office:value-type="string" calcext:value-type="string">
            <text:p>(214)711-7757</text:p>
          </table:table-cell>
          <table:table-cell office:value-type="string" calcext:value-type="string">
            <text:p>22906 Warbler Center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X</text:p>
          </table:table-cell>
          <table:table-cell office:value-type="float" office:value="75049" calcext:value-type="float">
            <text:p>750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avasquez4c@dailymail.co.uk</text:p>
          </table:table-cell>
          <table:table-cell office:value-type="string" calcext:value-type="string">
            <text:p>(904)224-2121</text:p>
          </table:table-cell>
          <table:table-cell office:value-type="string" calcext:value-type="string">
            <text:p>320 Susan Parkway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25" calcext:value-type="float">
            <text:p>322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woods4d@simplemachines.org</text:p>
          </table:table-cell>
          <table:table-cell office:value-type="string" calcext:value-type="string">
            <text:p>(915)107-9976</text:p>
          </table:table-cell>
          <table:table-cell office:value-type="string" calcext:value-type="string">
            <text:p>9 Scofield Lan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25" calcext:value-type="float">
            <text:p>885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dhicks4e@kickstarter.com</text:p>
          </table:table-cell>
          <table:table-cell office:value-type="string" calcext:value-type="string">
            <text:p>(402)869-0401</text:p>
          </table:table-cell>
          <table:table-cell office:value-type="string" calcext:value-type="string">
            <text:p>088 Carpenter Crossing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float" office:value="68124" calcext:value-type="float">
            <text:p>681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djones4f@weibo.com</text:p>
          </table:table-cell>
          <table:table-cell office:value-type="string" calcext:value-type="string">
            <text:p>(914)467-2219</text:p>
          </table:table-cell>
          <table:table-cell office:value-type="string" calcext:value-type="string">
            <text:p>2642 Melrose Street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nlawson4g@netlog.com</text:p>
          </table:table-cell>
          <table:table-cell office:value-type="string" calcext:value-type="string">
            <text:p>(215)213-8307</text:p>
          </table:table-cell>
          <table:table-cell office:value-type="string" calcext:value-type="string">
            <text:p>0 Hermina Center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46" calcext:value-type="float">
            <text:p>1914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erobertson4h@state.tx.us</text:p>
          </table:table-cell>
          <table:table-cell office:value-type="string" calcext:value-type="string">
            <text:p>(210)219-3930</text:p>
          </table:table-cell>
          <table:table-cell office:value-type="string" calcext:value-type="string">
            <text:p>4 Kropf Park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45" calcext:value-type="float">
            <text:p>782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pray4i@sogou.com</text:p>
          </table:table-cell>
          <table:table-cell office:value-type="string" calcext:value-type="string">
            <text:p>(202)341-0847</text:p>
          </table:table-cell>
          <table:table-cell office:value-type="string" calcext:value-type="string">
            <text:p>85 Eastwood Alle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25" calcext:value-type="float">
            <text:p>205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cwallace4j@themeforest.net</text:p>
          </table:table-cell>
          <table:table-cell office:value-type="string" calcext:value-type="string">
            <text:p>(386)362-3268</text:p>
          </table:table-cell>
          <table:table-cell office:value-type="string" calcext:value-type="string">
            <text:p>21646 Straubel Place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FL</text:p>
          </table:table-cell>
          <table:table-cell office:value-type="float" office:value="32123" calcext:value-type="float">
            <text:p>321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lburns4k@a8.net</text:p>
          </table:table-cell>
          <table:table-cell office:value-type="string" calcext:value-type="string">
            <text:p>(901)790-7398</text:p>
          </table:table-cell>
          <table:table-cell office:value-type="string" calcext:value-type="string">
            <text:p>13 Banding Court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31" calcext:value-type="float">
            <text:p>381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jmorrison4l@sciencedirect.com</text:p>
          </table:table-cell>
          <table:table-cell office:value-type="string" calcext:value-type="string">
            <text:p>(765)263-2600</text:p>
          </table:table-cell>
          <table:table-cell office:value-type="string" calcext:value-type="string">
            <text:p>265 Loomis Court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IN</text:p>
          </table:table-cell>
          <table:table-cell office:value-type="float" office:value="46015" calcext:value-type="float">
            <text:p>460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lee4m@themeforest.net</text:p>
          </table:table-cell>
          <table:table-cell/>
          <table:table-cell office:value-type="string" calcext:value-type="string">
            <text:p>5116 Summit Junction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27" calcext:value-type="float">
            <text:p>946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vromero4n@creativecommons.org</text:p>
          </table:table-cell>
          <table:table-cell office:value-type="string" calcext:value-type="string">
            <text:p>(401)279-0610</text:p>
          </table:table-cell>
          <table:table-cell office:value-type="string" calcext:value-type="string">
            <text:p>897 Fairview Court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campbell4o@blogger.com</text:p>
          </table:table-cell>
          <table:table-cell office:value-type="string" calcext:value-type="string">
            <text:p>(262)720-2274</text:p>
          </table:table-cell>
          <table:table-cell office:value-type="string" calcext:value-type="string">
            <text:p>8 Coolidge Circle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WI</text:p>
          </table:table-cell>
          <table:table-cell office:value-type="float" office:value="53405" calcext:value-type="float">
            <text:p>534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blee4p@themeforest.net</text:p>
          </table:table-cell>
          <table:table-cell office:value-type="string" calcext:value-type="string">
            <text:p>(937)483-5590</text:p>
          </table:table-cell>
          <table:table-cell office:value-type="string" calcext:value-type="string">
            <text:p>55 Sutherland Road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40" calcext:value-type="float">
            <text:p>454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hscott4q@goodreads.com</text:p>
          </table:table-cell>
          <table:table-cell office:value-type="string" calcext:value-type="string">
            <text:p>(312)537-8461</text:p>
          </table:table-cell>
          <table:table-cell office:value-type="string" calcext:value-type="string">
            <text:p>55 South Cente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91" calcext:value-type="float">
            <text:p>606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ledwards4r@dagondesign.com</text:p>
          </table:table-cell>
          <table:table-cell office:value-type="string" calcext:value-type="string">
            <text:p>(586)930-0475</text:p>
          </table:table-cell>
          <table:table-cell office:value-type="string" calcext:value-type="string">
            <text:p>6938 Briar Crest Crossing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float" office:value="48211" calcext:value-type="float">
            <text:p>482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mreid4s@nationalgeographic.com</text:p>
          </table:table-cell>
          <table:table-cell office:value-type="string" calcext:value-type="string">
            <text:p>(803)297-6146</text:p>
          </table:table-cell>
          <table:table-cell office:value-type="string" calcext:value-type="string">
            <text:p>6946 Surrey Park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C</text:p>
          </table:table-cell>
          <table:table-cell office:value-type="float" office:value="29805" calcext:value-type="float">
            <text:p>298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epatterson4t@dailymotion.com</text:p>
          </table:table-cell>
          <table:table-cell office:value-type="string" calcext:value-type="string">
            <text:p>(254)842-1714</text:p>
          </table:table-cell>
          <table:table-cell office:value-type="string" calcext:value-type="string">
            <text:p>3696 Lerdahl Street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X</text:p>
          </table:table-cell>
          <table:table-cell office:value-type="float" office:value="76796" calcext:value-type="float">
            <text:p>767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jstanley4u@sogou.com</text:p>
          </table:table-cell>
          <table:table-cell office:value-type="string" calcext:value-type="string">
            <text:p>(971)114-7204</text:p>
          </table:table-cell>
          <table:table-cell office:value-type="string" calcext:value-type="string">
            <text:p>76458 Hoard Juncti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71" calcext:value-type="float">
            <text:p>972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jwatkins4v@discuz.net</text:p>
          </table:table-cell>
          <table:table-cell office:value-type="string" calcext:value-type="string">
            <text:p>(727)429-0276</text:p>
          </table:table-cell>
          <table:table-cell office:value-type="string" calcext:value-type="string">
            <text:p>8316 Susan Alley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FL</text:p>
          </table:table-cell>
          <table:table-cell office:value-type="float" office:value="33763" calcext:value-type="float">
            <text:p>337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cramos4w@sciencedirect.com</text:p>
          </table:table-cell>
          <table:table-cell office:value-type="string" calcext:value-type="string">
            <text:p>(406)105-5737</text:p>
          </table:table-cell>
          <table:table-cell office:value-type="string" calcext:value-type="string">
            <text:p>4 Stone Corner Street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MT</text:p>
          </table:table-cell>
          <table:table-cell office:value-type="float" office:value="59771" calcext:value-type="float">
            <text:p>5977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green4x@foxnews.com</text:p>
          </table:table-cell>
          <table:table-cell office:value-type="string" calcext:value-type="string">
            <text:p>(210)732-4312</text:p>
          </table:table-cell>
          <table:table-cell office:value-type="string" calcext:value-type="string">
            <text:p>97073 Lake View Crossing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35" calcext:value-type="float">
            <text:p>782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black4y@canalblog.com</text:p>
          </table:table-cell>
          <table:table-cell office:value-type="string" calcext:value-type="string">
            <text:p>(909)961-8703</text:p>
          </table:table-cell>
          <table:table-cell office:value-type="string" calcext:value-type="string">
            <text:p>793 Dorton Center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505" calcext:value-type="float">
            <text:p>925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ethompson4z@apple.com</text:p>
          </table:table-cell>
          <table:table-cell office:value-type="string" calcext:value-type="string">
            <text:p>(917)470-7912</text:p>
          </table:table-cell>
          <table:table-cell office:value-type="string" calcext:value-type="string">
            <text:p>11 Oxford Center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kjohnston50@smugmug.com</text:p>
          </table:table-cell>
          <table:table-cell office:value-type="string" calcext:value-type="string">
            <text:p>(212)835-6059</text:p>
          </table:table-cell>
          <table:table-cell office:value-type="string" calcext:value-type="string">
            <text:p>2 Brown Poin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ddean51@yelp.com</text:p>
          </table:table-cell>
          <table:table-cell office:value-type="string" calcext:value-type="string">
            <text:p>(786)516-8021</text:p>
          </table:table-cell>
          <table:table-cell office:value-type="string" calcext:value-type="string">
            <text:p>98 Melvin Crossing</text:p>
          </table:table-cell>
          <table:table-cell office:value-type="string" calcext:value-type="string">
            <text:p>Homestead</text:p>
          </table:table-cell>
          <table:table-cell office:value-type="string" calcext:value-type="string">
            <text:p>FL</text:p>
          </table:table-cell>
          <table:table-cell office:value-type="float" office:value="33034" calcext:value-type="float">
            <text:p>330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awelch52@newsvine.com</text:p>
          </table:table-cell>
          <table:table-cell office:value-type="string" calcext:value-type="string">
            <text:p>(504)460-7093</text:p>
          </table:table-cell>
          <table:table-cell office:value-type="string" calcext:value-type="string">
            <text:p>62159 4th Street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29" calcext:value-type="float">
            <text:p>701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patterson53@amazon.de</text:p>
          </table:table-cell>
          <table:table-cell office:value-type="string" calcext:value-type="string">
            <text:p>(602)840-8521</text:p>
          </table:table-cell>
          <table:table-cell office:value-type="string" calcext:value-type="string">
            <text:p>38 Messerschmidt Terrace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float" office:value="85246" calcext:value-type="float">
            <text:p>852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doliver54@aol.com</text:p>
          </table:table-cell>
          <table:table-cell office:value-type="string" calcext:value-type="string">
            <text:p>(215)992-5766</text:p>
          </table:table-cell>
          <table:table-cell office:value-type="string" calcext:value-type="string">
            <text:p>253 Canary Trail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04" calcext:value-type="float">
            <text:p>191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rwright55@shutterfly.com</text:p>
          </table:table-cell>
          <table:table-cell office:value-type="string" calcext:value-type="string">
            <text:p>(517)253-0435</text:p>
          </table:table-cell>
          <table:table-cell office:value-type="string" calcext:value-type="string">
            <text:p>79 Forster Circle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56" calcext:value-type="float">
            <text:p>4895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kfox56@paginegialle.it</text:p>
          </table:table-cell>
          <table:table-cell office:value-type="string" calcext:value-type="string">
            <text:p>(928)349-0482</text:p>
          </table:table-cell>
          <table:table-cell office:value-type="string" calcext:value-type="string">
            <text:p>57221 Scott Place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float" office:value="85210" calcext:value-type="float">
            <text:p>852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sharper57@bloomberg.com</text:p>
          </table:table-cell>
          <table:table-cell office:value-type="string" calcext:value-type="string">
            <text:p>(314)303-6004</text:p>
          </table:table-cell>
          <table:table-cell office:value-type="string" calcext:value-type="string">
            <text:p>99789 Miller Pass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180" calcext:value-type="float">
            <text:p>6318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jryan58@dropbox.com</text:p>
          </table:table-cell>
          <table:table-cell office:value-type="string" calcext:value-type="string">
            <text:p>(407)731-3293</text:p>
          </table:table-cell>
          <table:table-cell office:value-type="string" calcext:value-type="string">
            <text:p>61 Londonderry Pas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54" calcext:value-type="float">
            <text:p>328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garcia59@friendfeed.com</text:p>
          </table:table-cell>
          <table:table-cell office:value-type="string" calcext:value-type="string">
            <text:p>(971)249-6572</text:p>
          </table:table-cell>
          <table:table-cell office:value-type="string" calcext:value-type="string">
            <text:p>8065 La Follette Park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71" calcext:value-type="float">
            <text:p>972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smatthews5a@usatoday.com</text:p>
          </table:table-cell>
          <table:table-cell office:value-type="string" calcext:value-type="string">
            <text:p>(240)241-4667</text:p>
          </table:table-cell>
          <table:table-cell office:value-type="string" calcext:value-type="string">
            <text:p>17915 Erie Parkway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MD</text:p>
          </table:table-cell>
          <table:table-cell office:value-type="float" office:value="20719" calcext:value-type="float">
            <text:p>207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mhicks5b@topsy.com</text:p>
          </table:table-cell>
          <table:table-cell office:value-type="string" calcext:value-type="string">
            <text:p>(202)341-2663</text:p>
          </table:table-cell>
          <table:table-cell office:value-type="string" calcext:value-type="string">
            <text:p>063 Pond Park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30" calcext:value-type="float">
            <text:p>205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rwelch5c@globo.com</text:p>
          </table:table-cell>
          <table:table-cell office:value-type="string" calcext:value-type="string">
            <text:p>(517)291-9112</text:p>
          </table:table-cell>
          <table:table-cell office:value-type="string" calcext:value-type="string">
            <text:p>43046 Kropf Junctio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12" calcext:value-type="float">
            <text:p>489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dfernandez5d@dedecms.com</text:p>
          </table:table-cell>
          <table:table-cell office:value-type="string" calcext:value-type="string">
            <text:p>(509)137-0526</text:p>
          </table:table-cell>
          <table:table-cell office:value-type="string" calcext:value-type="string">
            <text:p>515 Reinke Alley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float" office:value="99260" calcext:value-type="float">
            <text:p>992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jdixon5e@ed.gov</text:p>
          </table:table-cell>
          <table:table-cell office:value-type="string" calcext:value-type="string">
            <text:p>(423)909-3890</text:p>
          </table:table-cell>
          <table:table-cell office:value-type="string" calcext:value-type="string">
            <text:p>02010 Helena Crossing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N</text:p>
          </table:table-cell>
          <table:table-cell office:value-type="float" office:value="37405" calcext:value-type="float">
            <text:p>374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privera5f@ning.com</text:p>
          </table:table-cell>
          <table:table-cell office:value-type="string" calcext:value-type="string">
            <text:p>(412)305-9063</text:p>
          </table:table-cell>
          <table:table-cell office:value-type="string" calcext:value-type="string">
            <text:p>2 Delaware Alle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jhudson5g@wufoo.com</text:p>
          </table:table-cell>
          <table:table-cell office:value-type="string" calcext:value-type="string">
            <text:p>(956)915-8711</text:p>
          </table:table-cell>
          <table:table-cell office:value-type="string" calcext:value-type="string">
            <text:p>15806 Derek Way</text:p>
          </table:table-cell>
          <table:table-cell office:value-type="string" calcext:value-type="string">
            <text:p>Laredo</text:p>
          </table:table-cell>
          <table:table-cell office:value-type="string" calcext:value-type="string">
            <text:p>TX</text:p>
          </table:table-cell>
          <table:table-cell office:value-type="float" office:value="78044" calcext:value-type="float">
            <text:p>780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gcook5h@rediff.com</text:p>
          </table:table-cell>
          <table:table-cell office:value-type="string" calcext:value-type="string">
            <text:p>(616)962-6300</text:p>
          </table:table-cell>
          <table:table-cell office:value-type="string" calcext:value-type="string">
            <text:p>318 Jackson Court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float" office:value="49544" calcext:value-type="float">
            <text:p>4954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jjohnston5i@dion.ne.jp</text:p>
          </table:table-cell>
          <table:table-cell office:value-type="string" calcext:value-type="string">
            <text:p>(515)221-3729</text:p>
          </table:table-cell>
          <table:table-cell office:value-type="string" calcext:value-type="string">
            <text:p>0 Ronald Regan Lane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62" calcext:value-type="float">
            <text:p>5036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bperez5j@netlog.com</text:p>
          </table:table-cell>
          <table:table-cell office:value-type="string" calcext:value-type="string">
            <text:p>(801)710-8211</text:p>
          </table:table-cell>
          <table:table-cell office:value-type="string" calcext:value-type="string">
            <text:p>60 Thierer Court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45" calcext:value-type="float">
            <text:p>841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brown5k@prlog.org</text:p>
          </table:table-cell>
          <table:table-cell office:value-type="string" calcext:value-type="string">
            <text:p>(801)747-3037</text:p>
          </table:table-cell>
          <table:table-cell office:value-type="string" calcext:value-type="string">
            <text:p>616 Hooker Street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30" calcext:value-type="float">
            <text:p>841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amorrison5l@1688.com</text:p>
          </table:table-cell>
          <table:table-cell office:value-type="string" calcext:value-type="string">
            <text:p>(408)574-1126</text:p>
          </table:table-cell>
          <table:table-cell office:value-type="string" calcext:value-type="string">
            <text:p>0 Bluejay Terrac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10" calcext:value-type="float">
            <text:p>900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dkennedy5m@msn.com</text:p>
          </table:table-cell>
          <table:table-cell office:value-type="string" calcext:value-type="string">
            <text:p>(937)133-3235</text:p>
          </table:table-cell>
          <table:table-cell office:value-type="string" calcext:value-type="string">
            <text:p>5717 Anniversary Court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26" calcext:value-type="float">
            <text:p>454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martinez5n@irs.gov</text:p>
          </table:table-cell>
          <table:table-cell office:value-type="string" calcext:value-type="string">
            <text:p>(202)976-3041</text:p>
          </table:table-cell>
          <table:table-cell office:value-type="string" calcext:value-type="string">
            <text:p>59 Rutledge Plaz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lchavez5o@washington.edu</text:p>
          </table:table-cell>
          <table:table-cell office:value-type="string" calcext:value-type="string">
            <text:p>(401)680-8118</text:p>
          </table:table-cell>
          <table:table-cell office:value-type="string" calcext:value-type="string">
            <text:p>73046 Lighthouse Bay Junction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white5p@google.com</text:p>
          </table:table-cell>
          <table:table-cell office:value-type="string" calcext:value-type="string">
            <text:p>(317)288-2348</text:p>
          </table:table-cell>
          <table:table-cell office:value-type="string" calcext:value-type="string">
            <text:p>6534 Buena Vista Avenu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21" calcext:value-type="float">
            <text:p>462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5q@sina.com.cn</text:p>
          </table:table-cell>
          <table:table-cell office:value-type="string" calcext:value-type="string">
            <text:p>(316)870-5446</text:p>
          </table:table-cell>
          <table:table-cell office:value-type="string" calcext:value-type="string">
            <text:p>9068 Vera Drive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15" calcext:value-type="float">
            <text:p>672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jfoster5r@mozilla.com</text:p>
          </table:table-cell>
          <table:table-cell office:value-type="string" calcext:value-type="string">
            <text:p>(816)345-0538</text:p>
          </table:table-cell>
          <table:table-cell office:value-type="string" calcext:value-type="string">
            <text:p>58 Maple Wood Plac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25" calcext:value-type="float">
            <text:p>641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agutierrez5s@fda.gov</text:p>
          </table:table-cell>
          <table:table-cell office:value-type="string" calcext:value-type="string">
            <text:p>(785)635-5145</text:p>
          </table:table-cell>
          <table:table-cell office:value-type="string" calcext:value-type="string">
            <text:p>6456 Vidon Pas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float" office:value="66606" calcext:value-type="float">
            <text:p>666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ray5t@google.ca</text:p>
          </table:table-cell>
          <table:table-cell office:value-type="string" calcext:value-type="string">
            <text:p>(907)483-8188</text:p>
          </table:table-cell>
          <table:table-cell office:value-type="string" calcext:value-type="string">
            <text:p>6 Wayridge Court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99517" calcext:value-type="float">
            <text:p>995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hellis5u@123-reg.co.uk</text:p>
          </table:table-cell>
          <table:table-cell office:value-type="string" calcext:value-type="string">
            <text:p>(410)265-3794</text:p>
          </table:table-cell>
          <table:table-cell office:value-type="string" calcext:value-type="string">
            <text:p>056 Bultman Center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90" calcext:value-type="float">
            <text:p>2129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kporter5v@yandex.ru</text:p>
          </table:table-cell>
          <table:table-cell office:value-type="string" calcext:value-type="string">
            <text:p>(720)805-7418</text:p>
          </table:table-cell>
          <table:table-cell office:value-type="string" calcext:value-type="string">
            <text:p>3829 Sunnyside Driv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9" calcext:value-type="float">
            <text:p>80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rlarson5w@wikispaces.com</text:p>
          </table:table-cell>
          <table:table-cell office:value-type="string" calcext:value-type="string">
            <text:p>(504)853-5944</text:p>
          </table:table-cell>
          <table:table-cell office:value-type="string" calcext:value-type="string">
            <text:p>4 Knutson Junction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65" calcext:value-type="float">
            <text:p>701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wmurphy5x@uiuc.edu</text:p>
          </table:table-cell>
          <table:table-cell office:value-type="string" calcext:value-type="string">
            <text:p>(903)678-5276</text:p>
          </table:table-cell>
          <table:table-cell office:value-type="string" calcext:value-type="string">
            <text:p>76 Blackbird Terrace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X</text:p>
          </table:table-cell>
          <table:table-cell office:value-type="float" office:value="75705" calcext:value-type="float">
            <text:p>757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jcollins5y@tripod.com</text:p>
          </table:table-cell>
          <table:table-cell office:value-type="string" calcext:value-type="string">
            <text:p>(559)707-6751</text:p>
          </table:table-cell>
          <table:table-cell office:value-type="string" calcext:value-type="string">
            <text:p>9987 Mandrake Drive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93721" calcext:value-type="float">
            <text:p>937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jfreeman5z@delicious.com</text:p>
          </table:table-cell>
          <table:table-cell office:value-type="string" calcext:value-type="string">
            <text:p>(513)390-4199</text:p>
          </table:table-cell>
          <table:table-cell office:value-type="string" calcext:value-type="string">
            <text:p>452 Red Cloud Hill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49" calcext:value-type="float">
            <text:p>4524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darmstrong60@mediafire.com</text:p>
          </table:table-cell>
          <table:table-cell office:value-type="string" calcext:value-type="string">
            <text:p>(850)138-2065</text:p>
          </table:table-cell>
          <table:table-cell office:value-type="string" calcext:value-type="string">
            <text:p>3 Westerfield Crossing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FL</text:p>
          </table:table-cell>
          <table:table-cell office:value-type="float" office:value="32405" calcext:value-type="float">
            <text:p>324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rmorris61@whitehouse.gov</text:p>
          </table:table-cell>
          <table:table-cell office:value-type="string" calcext:value-type="string">
            <text:p>(405)986-4530</text:p>
          </table:table-cell>
          <table:table-cell office:value-type="string" calcext:value-type="string">
            <text:p>2082 Ronald Regan Trail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float" office:value="73071" calcext:value-type="float">
            <text:p>730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jbutler62@yolasite.com</text:p>
          </table:table-cell>
          <table:table-cell office:value-type="string" calcext:value-type="string">
            <text:p>(786)743-1707</text:p>
          </table:table-cell>
          <table:table-cell office:value-type="string" calcext:value-type="string">
            <text:p>1399 Kedzie Crossing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11" calcext:value-type="float">
            <text:p>331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jackson63@narod.ru</text:p>
          </table:table-cell>
          <table:table-cell office:value-type="string" calcext:value-type="string">
            <text:p>(305)791-7531</text:p>
          </table:table-cell>
          <table:table-cell office:value-type="string" calcext:value-type="string">
            <text:p>2 Straubel Trail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3961" calcext:value-type="float">
            <text:p>339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alawson64@livejournal.com</text:p>
          </table:table-cell>
          <table:table-cell office:value-type="string" calcext:value-type="string">
            <text:p>(816)804-1726</text:p>
          </table:table-cell>
          <table:table-cell office:value-type="string" calcext:value-type="string">
            <text:p>83 Esker Plac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42" calcext:value-type="float">
            <text:p>641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dmyers65@ucoz.com</text:p>
          </table:table-cell>
          <table:table-cell office:value-type="string" calcext:value-type="string">
            <text:p>(202)646-6358</text:p>
          </table:table-cell>
          <table:table-cell office:value-type="string" calcext:value-type="string">
            <text:p>3867 Golf Course Pas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03" calcext:value-type="float">
            <text:p>205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bday66@myspace.com</text:p>
          </table:table-cell>
          <table:table-cell office:value-type="string" calcext:value-type="string">
            <text:p>(814)920-1804</text:p>
          </table:table-cell>
          <table:table-cell office:value-type="string" calcext:value-type="string">
            <text:p>985 Fuller Center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05" calcext:value-type="float">
            <text:p>165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phall67@ca.gov</text:p>
          </table:table-cell>
          <table:table-cell office:value-type="string" calcext:value-type="string">
            <text:p>(405)690-9653</text:p>
          </table:table-cell>
          <table:table-cell office:value-type="string" calcext:value-type="string">
            <text:p>40893 Sycamore Plaz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OK</text:p>
          </table:table-cell>
          <table:table-cell office:value-type="float" office:value="73071" calcext:value-type="float">
            <text:p>7307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fbell68@sbwire.com</text:p>
          </table:table-cell>
          <table:table-cell office:value-type="string" calcext:value-type="string">
            <text:p>(501)787-6038</text:p>
          </table:table-cell>
          <table:table-cell office:value-type="string" calcext:value-type="string">
            <text:p>1887 Maywood Circle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AR</text:p>
          </table:table-cell>
          <table:table-cell office:value-type="float" office:value="72199" calcext:value-type="float">
            <text:p>721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gcastillo69@360.cn</text:p>
          </table:table-cell>
          <table:table-cell office:value-type="string" calcext:value-type="string">
            <text:p>(865)335-3279</text:p>
          </table:table-cell>
          <table:table-cell office:value-type="string" calcext:value-type="string">
            <text:p>3115 Bultman Terrac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19" calcext:value-type="float">
            <text:p>379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dunn6a@topsy.com</text:p>
          </table:table-cell>
          <table:table-cell office:value-type="string" calcext:value-type="string">
            <text:p>(602)971-3895</text:p>
          </table:table-cell>
          <table:table-cell office:value-type="string" calcext:value-type="string">
            <text:p>80 Warrior Plac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30" calcext:value-type="float">
            <text:p>850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jowens6b@wiley.com</text:p>
          </table:table-cell>
          <table:table-cell office:value-type="string" calcext:value-type="string">
            <text:p>(608)283-7109</text:p>
          </table:table-cell>
          <table:table-cell office:value-type="string" calcext:value-type="string">
            <text:p>39706 Kipling Street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float" office:value="53716" calcext:value-type="float">
            <text:p>537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kelly6c@boston.com</text:p>
          </table:table-cell>
          <table:table-cell office:value-type="string" calcext:value-type="string">
            <text:p>(865)239-5945</text:p>
          </table:table-cell>
          <table:table-cell office:value-type="string" calcext:value-type="string">
            <text:p>484 Birchwood Point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95" calcext:value-type="float">
            <text:p>379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green6d@cdc.gov</text:p>
          </table:table-cell>
          <table:table-cell office:value-type="string" calcext:value-type="string">
            <text:p>(719)750-8514</text:p>
          </table:table-cell>
          <table:table-cell office:value-type="string" calcext:value-type="string">
            <text:p>76620 Calypso Hill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35" calcext:value-type="float">
            <text:p>809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pcampbell6e@scientificamerican.com</text:p>
          </table:table-cell>
          <table:table-cell office:value-type="string" calcext:value-type="string">
            <text:p>(203)981-1637</text:p>
          </table:table-cell>
          <table:table-cell office:value-type="string" calcext:value-type="string">
            <text:p>97 Drewry Stree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T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jdean6f@wiley.com</text:p>
          </table:table-cell>
          <table:table-cell office:value-type="string" calcext:value-type="string">
            <text:p>(336)567-4477</text:p>
          </table:table-cell>
          <table:table-cell office:value-type="string" calcext:value-type="string">
            <text:p>14 John Wall Place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10" calcext:value-type="float">
            <text:p>271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jdavis6g@elpais.com</text:p>
          </table:table-cell>
          <table:table-cell office:value-type="string" calcext:value-type="string">
            <text:p>(210)288-0844</text:p>
          </table:table-cell>
          <table:table-cell office:value-type="string" calcext:value-type="string">
            <text:p>01 Hollow Ridge Plaza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45" calcext:value-type="float">
            <text:p>782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nhanson6h@so-net.ne.jp</text:p>
          </table:table-cell>
          <table:table-cell office:value-type="string" calcext:value-type="string">
            <text:p>(361)164-4430</text:p>
          </table:table-cell>
          <table:table-cell office:value-type="string" calcext:value-type="string">
            <text:p>69 2nd Point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float" office:value="78475" calcext:value-type="float">
            <text:p>784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lwarren6i@intel.com</text:p>
          </table:table-cell>
          <table:table-cell office:value-type="string" calcext:value-type="string">
            <text:p>(205)922-6347</text:p>
          </table:table-cell>
          <table:table-cell office:value-type="string" calcext:value-type="string">
            <text:p>419 Shasta Circl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54" calcext:value-type="float">
            <text:p>352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wshaw6j@cbsnews.com</text:p>
          </table:table-cell>
          <table:table-cell office:value-type="string" calcext:value-type="string">
            <text:p>(850)377-5441</text:p>
          </table:table-cell>
          <table:table-cell office:value-type="string" calcext:value-type="string">
            <text:p>76727 South Alley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float" office:value="32309" calcext:value-type="float">
            <text:p>3230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arobertson6k@wunderground.com</text:p>
          </table:table-cell>
          <table:table-cell office:value-type="string" calcext:value-type="string">
            <text:p>(218)477-5056</text:p>
          </table:table-cell>
          <table:table-cell office:value-type="string" calcext:value-type="string">
            <text:p>14747 Eagle Crest Street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MN</text:p>
          </table:table-cell>
          <table:table-cell office:value-type="float" office:value="55811" calcext:value-type="float">
            <text:p>558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hwatkins6l@oracle.com</text:p>
          </table:table-cell>
          <table:table-cell office:value-type="string" calcext:value-type="string">
            <text:p>(217)811-0247</text:p>
          </table:table-cell>
          <table:table-cell office:value-type="string" calcext:value-type="string">
            <text:p>96449 La Follette Road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1825" calcext:value-type="float">
            <text:p>618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mjohnston6m@prweb.com</text:p>
          </table:table-cell>
          <table:table-cell office:value-type="string" calcext:value-type="string">
            <text:p>(404)535-2335</text:p>
          </table:table-cell>
          <table:table-cell office:value-type="string" calcext:value-type="string">
            <text:p>9688 Chive Driv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68" calcext:value-type="float">
            <text:p>303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wood6n@geocities.com</text:p>
          </table:table-cell>
          <table:table-cell office:value-type="string" calcext:value-type="string">
            <text:p>(210)847-1508</text:p>
          </table:table-cell>
          <table:table-cell office:value-type="string" calcext:value-type="string">
            <text:p>9183 Maryland Driv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78" calcext:value-type="float">
            <text:p>782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dchapman6o@163.com</text:p>
          </table:table-cell>
          <table:table-cell office:value-type="string" calcext:value-type="string">
            <text:p>(424)275-3503</text:p>
          </table:table-cell>
          <table:table-cell office:value-type="string" calcext:value-type="string">
            <text:p>806 Warbler Junction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5" calcext:value-type="float">
            <text:p>900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rhart6p@qq.com</text:p>
          </table:table-cell>
          <table:table-cell office:value-type="string" calcext:value-type="string">
            <text:p>(603)699-0721</text:p>
          </table:table-cell>
          <table:table-cell office:value-type="string" calcext:value-type="string">
            <text:p>55 Merry Park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H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pbarnes6q@washingtonpost.com</text:p>
          </table:table-cell>
          <table:table-cell office:value-type="string" calcext:value-type="string">
            <text:p>(641)467-3797</text:p>
          </table:table-cell>
          <table:table-cell office:value-type="string" calcext:value-type="string">
            <text:p>252 Kensington Trail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15" calcext:value-type="float">
            <text:p>503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rbrooks6r@desdev.cn</text:p>
          </table:table-cell>
          <table:table-cell office:value-type="string" calcext:value-type="string">
            <text:p>(810)307-5152</text:p>
          </table:table-cell>
          <table:table-cell office:value-type="string" calcext:value-type="string">
            <text:p>516 Talisman Circle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float" office:value="48505" calcext:value-type="float">
            <text:p>485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panderson6s@ihg.com</text:p>
          </table:table-cell>
          <table:table-cell office:value-type="string" calcext:value-type="string">
            <text:p>(626)334-3126</text:p>
          </table:table-cell>
          <table:table-cell office:value-type="string" calcext:value-type="string">
            <text:p>31 Burrows Court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1199" calcext:value-type="float">
            <text:p>9119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jgrant6t@psu.edu</text:p>
          </table:table-cell>
          <table:table-cell office:value-type="string" calcext:value-type="string">
            <text:p>(410)279-2385</text:p>
          </table:table-cell>
          <table:table-cell office:value-type="string" calcext:value-type="string">
            <text:p>982 Sycamore Parkway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81" calcext:value-type="float">
            <text:p>2128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lparker6u@hexun.com</text:p>
          </table:table-cell>
          <table:table-cell office:value-type="string" calcext:value-type="string">
            <text:p>(334)830-3103</text:p>
          </table:table-cell>
          <table:table-cell office:value-type="string" calcext:value-type="string">
            <text:p>7919 Sheridan Park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34" calcext:value-type="float">
            <text:p>361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belliott6v@yellowbook.com</text:p>
          </table:table-cell>
          <table:table-cell office:value-type="string" calcext:value-type="string">
            <text:p>(312)468-6917</text:p>
          </table:table-cell>
          <table:table-cell office:value-type="string" calcext:value-type="string">
            <text:p>494 Hansons Terrac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86" calcext:value-type="float">
            <text:p>6068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gmarshall6w@bandcamp.com</text:p>
          </table:table-cell>
          <table:table-cell office:value-type="string" calcext:value-type="string">
            <text:p>(626)788-3519</text:p>
          </table:table-cell>
          <table:table-cell office:value-type="string" calcext:value-type="string">
            <text:p>0 Springs Point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1117" calcext:value-type="float">
            <text:p>911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jkelly6x@abc.net.au</text:p>
          </table:table-cell>
          <table:table-cell office:value-type="string" calcext:value-type="string">
            <text:p>(510)477-7211</text:p>
          </table:table-cell>
          <table:table-cell office:value-type="string" calcext:value-type="string">
            <text:p>48 Moland Park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60" calcext:value-type="float">
            <text:p>946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jjohnston6y@lycos.com</text:p>
          </table:table-cell>
          <table:table-cell office:value-type="string" calcext:value-type="string">
            <text:p>(847)498-1986</text:p>
          </table:table-cell>
          <table:table-cell office:value-type="string" calcext:value-type="string">
            <text:p>2 Gale Poin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30" calcext:value-type="float">
            <text:p>606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madams6z@eepurl.com</text:p>
          </table:table-cell>
          <table:table-cell office:value-type="string" calcext:value-type="string">
            <text:p>(330)390-7984</text:p>
          </table:table-cell>
          <table:table-cell office:value-type="string" calcext:value-type="string">
            <text:p>290 Elka Drive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OH</text:p>
          </table:table-cell>
          <table:table-cell office:value-type="float" office:value="44485" calcext:value-type="float">
            <text:p>4448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drice70@jugem.jp</text:p>
          </table:table-cell>
          <table:table-cell office:value-type="string" calcext:value-type="string">
            <text:p>(941)187-2482</text:p>
          </table:table-cell>
          <table:table-cell office:value-type="string" calcext:value-type="string">
            <text:p>02 Thackeray Point</text:p>
          </table:table-cell>
          <table:table-cell office:value-type="string" calcext:value-type="string">
            <text:p>North Port</text:p>
          </table:table-cell>
          <table:table-cell office:value-type="string" calcext:value-type="string">
            <text:p>FL</text:p>
          </table:table-cell>
          <table:table-cell office:value-type="float" office:value="34290" calcext:value-type="float">
            <text:p>34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tephens</text:p>
          </table:table-cell>
          <table:table-cell/>
          <table:table-cell office:value-type="string" calcext:value-type="string">
            <text:p>(202)918-1205</text:p>
          </table:table-cell>
          <table:table-cell office:value-type="string" calcext:value-type="string">
            <text:p>6 Division Plaz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harris72@privacy.gov.au</text:p>
          </table:table-cell>
          <table:table-cell office:value-type="string" calcext:value-type="string">
            <text:p>(401)772-3797</text:p>
          </table:table-cell>
          <table:table-cell office:value-type="string" calcext:value-type="string">
            <text:p>55 Rockefeller Center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tcarter73@imdb.com</text:p>
          </table:table-cell>
          <table:table-cell office:value-type="string" calcext:value-type="string">
            <text:p>(915)404-8800</text:p>
          </table:table-cell>
          <table:table-cell office:value-type="string" calcext:value-type="string">
            <text:p>29055 Rieder Terrac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94" calcext:value-type="float">
            <text:p>799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fields74@edublogs.org</text:p>
          </table:table-cell>
          <table:table-cell office:value-type="string" calcext:value-type="string">
            <text:p>(410)601-3685</text:p>
          </table:table-cell>
          <table:table-cell office:value-type="string" calcext:value-type="string">
            <text:p>6 Gerald Trail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65" calcext:value-type="float">
            <text:p>212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jhawkins75@eventbrite.com</text:p>
          </table:table-cell>
          <table:table-cell office:value-type="string" calcext:value-type="string">
            <text:p>(602)640-6417</text:p>
          </table:table-cell>
          <table:table-cell office:value-type="string" calcext:value-type="string">
            <text:p>34 Manitowish Poin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10" calcext:value-type="float">
            <text:p>850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jmorgan76@icq.com</text:p>
          </table:table-cell>
          <table:table-cell office:value-type="string" calcext:value-type="string">
            <text:p>(952)733-0296</text:p>
          </table:table-cell>
          <table:table-cell office:value-type="string" calcext:value-type="string">
            <text:p>5977 Moland Street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41" calcext:value-type="float">
            <text:p>5544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garcia77@fc2.com</text:p>
          </table:table-cell>
          <table:table-cell office:value-type="string" calcext:value-type="string">
            <text:p>(215)987-0528</text:p>
          </table:table-cell>
          <table:table-cell office:value-type="string" calcext:value-type="string">
            <text:p>77 Ohio Park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91" calcext:value-type="float">
            <text:p>191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chicks78@upenn.edu</text:p>
          </table:table-cell>
          <table:table-cell office:value-type="string" calcext:value-type="string">
            <text:p>(330)596-3441</text:p>
          </table:table-cell>
          <table:table-cell office:value-type="string" calcext:value-type="string">
            <text:p>8 Duke Lane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44321" calcext:value-type="float">
            <text:p>443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jwagner79@ihg.com</text:p>
          </table:table-cell>
          <table:table-cell office:value-type="string" calcext:value-type="string">
            <text:p>(816)794-0480</text:p>
          </table:table-cell>
          <table:table-cell office:value-type="string" calcext:value-type="string">
            <text:p>9380 Coleman Pas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79" calcext:value-type="float">
            <text:p>6417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lfields7a@cornell.edu</text:p>
          </table:table-cell>
          <table:table-cell office:value-type="string" calcext:value-type="string">
            <text:p>(804)662-9990</text:p>
          </table:table-cell>
          <table:table-cell office:value-type="string" calcext:value-type="string">
            <text:p>61846 Monterey Driv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28" calcext:value-type="float">
            <text:p>2322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lwood7b@java.com</text:p>
          </table:table-cell>
          <table:table-cell office:value-type="string" calcext:value-type="string">
            <text:p>(615)919-7431</text:p>
          </table:table-cell>
          <table:table-cell office:value-type="string" calcext:value-type="string">
            <text:p>11 Paget Plac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28" calcext:value-type="float">
            <text:p>372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sjacobs7c@dedecms.com</text:p>
          </table:table-cell>
          <table:table-cell office:value-type="string" calcext:value-type="string">
            <text:p>(803)274-2391</text:p>
          </table:table-cell>
          <table:table-cell office:value-type="string" calcext:value-type="string">
            <text:p>590 Ohio Alley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C</text:p>
          </table:table-cell>
          <table:table-cell office:value-type="float" office:value="29805" calcext:value-type="float">
            <text:p>298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rwilliams7d@scientificamerican.com</text:p>
          </table:table-cell>
          <table:table-cell office:value-type="string" calcext:value-type="string">
            <text:p>(626)373-9914</text:p>
          </table:table-cell>
          <table:table-cell office:value-type="string" calcext:value-type="string">
            <text:p>80871 Park Meadow Pass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  <table:table-cell office:value-type="float" office:value="90605" calcext:value-type="float">
            <text:p>906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black7e@com.com</text:p>
          </table:table-cell>
          <table:table-cell office:value-type="string" calcext:value-type="string">
            <text:p>(816)541-5044</text:p>
          </table:table-cell>
          <table:table-cell office:value-type="string" calcext:value-type="string">
            <text:p>73 Fordem Parkwa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49" calcext:value-type="float">
            <text:p>641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jprice7f@sohu.com</text:p>
          </table:table-cell>
          <table:table-cell office:value-type="string" calcext:value-type="string">
            <text:p>(225)386-6082</text:p>
          </table:table-cell>
          <table:table-cell office:value-type="string" calcext:value-type="string">
            <text:p>9 Bunting Point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70826" calcext:value-type="float">
            <text:p>708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rose7g@dailymotion.com</text:p>
          </table:table-cell>
          <table:table-cell office:value-type="string" calcext:value-type="string">
            <text:p>(520)692-8406</text:p>
          </table:table-cell>
          <table:table-cell office:value-type="string" calcext:value-type="string">
            <text:p>1613 Hallows Court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32" calcext:value-type="float">
            <text:p>8573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dfranklin7h@mapy.cz</text:p>
          </table:table-cell>
          <table:table-cell office:value-type="string" calcext:value-type="string">
            <text:p>(404)861-0120</text:p>
          </table:table-cell>
          <table:table-cell office:value-type="string" calcext:value-type="string">
            <text:p>990 Swallow Point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GA</text:p>
          </table:table-cell>
          <table:table-cell office:value-type="float" office:value="30045" calcext:value-type="float">
            <text:p>300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mromero7i@fotki.com</text:p>
          </table:table-cell>
          <table:table-cell office:value-type="string" calcext:value-type="string">
            <text:p>(917)433-5318</text:p>
          </table:table-cell>
          <table:table-cell office:value-type="string" calcext:value-type="string">
            <text:p>780 Hazelcrest Plaza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mwheeler7j@jimdo.com</text:p>
          </table:table-cell>
          <table:table-cell office:value-type="string" calcext:value-type="string">
            <text:p>(516)641-4662</text:p>
          </table:table-cell>
          <table:table-cell office:value-type="string" calcext:value-type="string">
            <text:p>2918 Forest Avenue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Y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fmorris7k@yandex.ru</text:p>
          </table:table-cell>
          <table:table-cell office:value-type="string" calcext:value-type="string">
            <text:p>(202)992-8383</text:p>
          </table:table-cell>
          <table:table-cell office:value-type="string" calcext:value-type="string">
            <text:p>398 Buhler Terrace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04" calcext:value-type="float">
            <text:p>209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mburke7l@spiegel.de</text:p>
          </table:table-cell>
          <table:table-cell office:value-type="string" calcext:value-type="string">
            <text:p>(765)699-6462</text:p>
          </table:table-cell>
          <table:table-cell office:value-type="string" calcext:value-type="string">
            <text:p>27 Cambridge Point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02" calcext:value-type="float">
            <text:p>4620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sphillips7m@bloglovin.com</text:p>
          </table:table-cell>
          <table:table-cell office:value-type="string" calcext:value-type="string">
            <text:p>(804)171-1256</text:p>
          </table:table-cell>
          <table:table-cell office:value-type="string" calcext:value-type="string">
            <text:p>04948 Main Junctio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08" calcext:value-type="float">
            <text:p>232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ndez7n@furl.net</text:p>
          </table:table-cell>
          <table:table-cell office:value-type="string" calcext:value-type="string">
            <text:p>(860)450-9884</text:p>
          </table:table-cell>
          <table:table-cell office:value-type="string" calcext:value-type="string">
            <text:p>0 Saint Paul Stree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pcarroll7o@jiathis.com</text:p>
          </table:table-cell>
          <table:table-cell office:value-type="string" calcext:value-type="string">
            <text:p>(661)496-7816</text:p>
          </table:table-cell>
          <table:table-cell office:value-type="string" calcext:value-type="string">
            <text:p>6868 Fuller Crossing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CA</text:p>
          </table:table-cell>
          <table:table-cell office:value-type="float" office:value="93584" calcext:value-type="float">
            <text:p>9358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eryan7p@dmoz.org</text:p>
          </table:table-cell>
          <table:table-cell office:value-type="string" calcext:value-type="string">
            <text:p>(754)154-3364</text:p>
          </table:table-cell>
          <table:table-cell office:value-type="string" calcext:value-type="string">
            <text:p>7336 Dwight Court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36" calcext:value-type="float">
            <text:p>3333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jstone7q@furl.net</text:p>
          </table:table-cell>
          <table:table-cell office:value-type="string" calcext:value-type="string">
            <text:p>(202)785-1176</text:p>
          </table:table-cell>
          <table:table-cell office:value-type="string" calcext:value-type="string">
            <text:p>524 Troy Plaza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rivera7r@sakura.ne.jp</text:p>
          </table:table-cell>
          <table:table-cell office:value-type="string" calcext:value-type="string">
            <text:p>(202)351-0177</text:p>
          </table:table-cell>
          <table:table-cell office:value-type="string" calcext:value-type="string">
            <text:p>8 Nelson Pas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46" calcext:value-type="float">
            <text:p>200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abowman7s@barnesandnoble.com</text:p>
          </table:table-cell>
          <table:table-cell office:value-type="string" calcext:value-type="string">
            <text:p>(816)919-3527</text:p>
          </table:table-cell>
          <table:table-cell office:value-type="string" calcext:value-type="string">
            <text:p>86212 Vidon Terrac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60" calcext:value-type="float">
            <text:p>641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sgray7t@kickstarter.com</text:p>
          </table:table-cell>
          <table:table-cell office:value-type="string" calcext:value-type="string">
            <text:p>(919)992-0939</text:p>
          </table:table-cell>
          <table:table-cell office:value-type="string" calcext:value-type="string">
            <text:p>1067 4th Parkway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21" calcext:value-type="float">
            <text:p>276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rodriguez7u@oakley.com</text:p>
          </table:table-cell>
          <table:table-cell office:value-type="string" calcext:value-type="string">
            <text:p>(813)971-9753</text:p>
          </table:table-cell>
          <table:table-cell office:value-type="string" calcext:value-type="string">
            <text:p>99931 Northfield Street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0" calcext:value-type="float">
            <text:p>336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spatterson7v@unc.edu</text:p>
          </table:table-cell>
          <table:table-cell office:value-type="string" calcext:value-type="string">
            <text:p>(850)181-9843</text:p>
          </table:table-cell>
          <table:table-cell office:value-type="string" calcext:value-type="string">
            <text:p>9427 Mayfield Pass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20" calcext:value-type="float">
            <text:p>325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rnichols7w@princeton.edu</text:p>
          </table:table-cell>
          <table:table-cell office:value-type="string" calcext:value-type="string">
            <text:p>(516)516-9453</text:p>
          </table:table-cell>
          <table:table-cell office:value-type="string" calcext:value-type="string">
            <text:p>495 Summer Ridge Stree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Y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wallace7x@ow.ly</text:p>
          </table:table-cell>
          <table:table-cell office:value-type="string" calcext:value-type="string">
            <text:p>(305)712-5316</text:p>
          </table:table-cell>
          <table:table-cell office:value-type="string" calcext:value-type="string">
            <text:p>97908 Brentwood Alley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85" calcext:value-type="float">
            <text:p>331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acarter7y@newyorker.com</text:p>
          </table:table-cell>
          <table:table-cell office:value-type="string" calcext:value-type="string">
            <text:p>(480)342-8896</text:p>
          </table:table-cell>
          <table:table-cell office:value-type="string" calcext:value-type="string">
            <text:p>4 Nevada Point</text:p>
          </table:table-cell>
          <table:table-cell office:value-type="string" calcext:value-type="string">
            <text:p>Apache Junction</text:p>
          </table:table-cell>
          <table:table-cell office:value-type="string" calcext:value-type="string">
            <text:p>AZ</text:p>
          </table:table-cell>
          <table:table-cell office:value-type="float" office:value="85219" calcext:value-type="float">
            <text:p>852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powell7z@ocn.ne.jp</text:p>
          </table:table-cell>
          <table:table-cell office:value-type="string" calcext:value-type="string">
            <text:p>(239)709-4562</text:p>
          </table:table-cell>
          <table:table-cell office:value-type="string" calcext:value-type="string">
            <text:p>59 Stuart Court</text:p>
          </table:table-cell>
          <table:table-cell office:value-type="string" calcext:value-type="string">
            <text:p>Lehigh Acres</text:p>
          </table:table-cell>
          <table:table-cell office:value-type="string" calcext:value-type="string">
            <text:p>FL</text:p>
          </table:table-cell>
          <table:table-cell office:value-type="float" office:value="33972" calcext:value-type="float">
            <text:p>3397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abaker80@dagondesign.com</text:p>
          </table:table-cell>
          <table:table-cell office:value-type="string" calcext:value-type="string">
            <text:p>(202)605-5298</text:p>
          </table:table-cell>
          <table:table-cell office:value-type="string" calcext:value-type="string">
            <text:p>81 Lakewood Stree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380" calcext:value-type="float">
            <text:p>2038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jbailey81@usgs.gov</text:p>
          </table:table-cell>
          <table:table-cell office:value-type="string" calcext:value-type="string">
            <text:p>(507)746-0956</text:p>
          </table:table-cell>
          <table:table-cell office:value-type="string" calcext:value-type="string">
            <text:p>604 Bluestem Point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N</text:p>
          </table:table-cell>
          <table:table-cell office:value-type="float" office:value="55905" calcext:value-type="float">
            <text:p>559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hmurphy82@wiley.com</text:p>
          </table:table-cell>
          <table:table-cell office:value-type="string" calcext:value-type="string">
            <text:p>(847)103-7136</text:p>
          </table:table-cell>
          <table:table-cell office:value-type="string" calcext:value-type="string">
            <text:p>87 Arkansas Dri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6" calcext:value-type="float">
            <text:p>606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pperez83@hp.com</text:p>
          </table:table-cell>
          <table:table-cell office:value-type="string" calcext:value-type="string">
            <text:p>(814)169-5409</text:p>
          </table:table-cell>
          <table:table-cell office:value-type="string" calcext:value-type="string">
            <text:p>3 Bluestem Road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bsullivan84@multiply.com</text:p>
          </table:table-cell>
          <table:table-cell office:value-type="string" calcext:value-type="string">
            <text:p>(202)804-6133</text:p>
          </table:table-cell>
          <table:table-cell office:value-type="string" calcext:value-type="string">
            <text:p>70 Rockefeller Plaz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60" calcext:value-type="float">
            <text:p>202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ataylor85@pbs.org</text:p>
          </table:table-cell>
          <table:table-cell office:value-type="string" calcext:value-type="string">
            <text:p>(210)195-9947</text:p>
          </table:table-cell>
          <table:table-cell office:value-type="string" calcext:value-type="string">
            <text:p>24855 Jenifer Way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10" calcext:value-type="float">
            <text:p>782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jones86@wired.com</text:p>
          </table:table-cell>
          <table:table-cell office:value-type="string" calcext:value-type="string">
            <text:p>(361)941-0866</text:p>
          </table:table-cell>
          <table:table-cell office:value-type="string" calcext:value-type="string">
            <text:p>25728 Esker Court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float" office:value="78426" calcext:value-type="float">
            <text:p>784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dhicks87@bloglovin.com</text:p>
          </table:table-cell>
          <table:table-cell office:value-type="string" calcext:value-type="string">
            <text:p>(513)289-6421</text:p>
          </table:table-cell>
          <table:table-cell office:value-type="string" calcext:value-type="string">
            <text:p>0 Arrowood Avenue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28" calcext:value-type="float">
            <text:p>452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tgriffin88@smugmug.com</text:p>
          </table:table-cell>
          <table:table-cell office:value-type="string" calcext:value-type="string">
            <text:p>(801)631-7393</text:p>
          </table:table-cell>
          <table:table-cell office:value-type="string" calcext:value-type="string">
            <text:p>973 Eastwood Court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15" calcext:value-type="float">
            <text:p>841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jturner89@fc2.com</text:p>
          </table:table-cell>
          <table:table-cell office:value-type="string" calcext:value-type="string">
            <text:p>(310)968-4752</text:p>
          </table:table-cell>
          <table:table-cell office:value-type="string" calcext:value-type="string">
            <text:p>8 Di Loreto Junction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CA</text:p>
          </table:table-cell>
          <table:table-cell office:value-type="float" office:value="90398" calcext:value-type="float">
            <text:p>903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jrobinson8a@gnu.org</text:p>
          </table:table-cell>
          <table:table-cell office:value-type="string" calcext:value-type="string">
            <text:p>(616)146-1693</text:p>
          </table:table-cell>
          <table:table-cell office:value-type="string" calcext:value-type="string">
            <text:p>43948 Pearson Drive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float" office:value="49544" calcext:value-type="float">
            <text:p>495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drobertson8b@istockphoto.com</text:p>
          </table:table-cell>
          <table:table-cell office:value-type="string" calcext:value-type="string">
            <text:p>(404)982-4393</text:p>
          </table:table-cell>
          <table:table-cell office:value-type="string" calcext:value-type="string">
            <text:p>808 Fair Oaks Plac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36" calcext:value-type="float">
            <text:p>303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ndez8c@csmonitor.com</text:p>
          </table:table-cell>
          <table:table-cell office:value-type="string" calcext:value-type="string">
            <text:p>(518)629-2427</text:p>
          </table:table-cell>
          <table:table-cell office:value-type="string" calcext:value-type="string">
            <text:p>9742 Shelley Terrace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rduncan8d@about.me</text:p>
          </table:table-cell>
          <table:table-cell office:value-type="string" calcext:value-type="string">
            <text:p>(601)773-9702</text:p>
          </table:table-cell>
          <table:table-cell office:value-type="string" calcext:value-type="string">
            <text:p>3 Forest Alle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float" office:value="39236" calcext:value-type="float">
            <text:p>3923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west8e@com.com</text:p>
          </table:table-cell>
          <table:table-cell office:value-type="string" calcext:value-type="string">
            <text:p>(225)728-5202</text:p>
          </table:table-cell>
          <table:table-cell office:value-type="string" calcext:value-type="string">
            <text:p>2 Spenser Street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70810" calcext:value-type="float">
            <text:p>708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cwelch8f@admin.ch</text:p>
          </table:table-cell>
          <table:table-cell office:value-type="string" calcext:value-type="string">
            <text:p>(206)968-7596</text:p>
          </table:table-cell>
          <table:table-cell office:value-type="string" calcext:value-type="string">
            <text:p>4 Moose Plac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27" calcext:value-type="float">
            <text:p>981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henry8g@dell.com</text:p>
          </table:table-cell>
          <table:table-cell office:value-type="string" calcext:value-type="string">
            <text:p>(718)549-9594</text:p>
          </table:table-cell>
          <table:table-cell office:value-type="string" calcext:value-type="string">
            <text:p>28 Almo Park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Y</text:p>
          </table:table-cell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dchapman8h@arstechnica.com</text:p>
          </table:table-cell>
          <table:table-cell office:value-type="string" calcext:value-type="string">
            <text:p>(816)107-7514</text:p>
          </table:table-cell>
          <table:table-cell office:value-type="string" calcext:value-type="string">
            <text:p>128 Golden Leaf Parkwa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09" calcext:value-type="float">
            <text:p>641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lcunningham8i@jiathis.com</text:p>
          </table:table-cell>
          <table:table-cell office:value-type="string" calcext:value-type="string">
            <text:p>(216)934-5320</text:p>
          </table:table-cell>
          <table:table-cell office:value-type="string" calcext:value-type="string">
            <text:p>5871 Shoshone Terrace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float" office:value="44197" calcext:value-type="float">
            <text:p>441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kcole8j@usda.gov</text:p>
          </table:table-cell>
          <table:table-cell office:value-type="string" calcext:value-type="string">
            <text:p>(305)883-6358</text:p>
          </table:table-cell>
          <table:table-cell office:value-type="string" calcext:value-type="string">
            <text:p>0 Sauthoff Alley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283" calcext:value-type="float">
            <text:p>3328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dgutierrez8k@uiuc.edu</text:p>
          </table:table-cell>
          <table:table-cell office:value-type="string" calcext:value-type="string">
            <text:p>(901)577-9316</text:p>
          </table:table-cell>
          <table:table-cell office:value-type="string" calcext:value-type="string">
            <text:p>97531 Little Fleur Pas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36" calcext:value-type="float">
            <text:p>381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ldaniels8l@huffingtonpost.com</text:p>
          </table:table-cell>
          <table:table-cell office:value-type="string" calcext:value-type="string">
            <text:p>(713)826-4245</text:p>
          </table:table-cell>
          <table:table-cell office:value-type="string" calcext:value-type="string">
            <text:p>30 Quincy Lane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float" office:value="76016" calcext:value-type="float">
            <text:p>760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ppalmer8m@umn.edu</text:p>
          </table:table-cell>
          <table:table-cell office:value-type="string" calcext:value-type="string">
            <text:p>(785)428-8929</text:p>
          </table:table-cell>
          <table:table-cell office:value-type="string" calcext:value-type="string">
            <text:p>000 Burning Wood Trail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float" office:value="66667" calcext:value-type="float">
            <text:p>6666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sgonzalez8n@diigo.com</text:p>
          </table:table-cell>
          <table:table-cell office:value-type="string" calcext:value-type="string">
            <text:p>(609)748-9885</text:p>
          </table:table-cell>
          <table:table-cell office:value-type="string" calcext:value-type="string">
            <text:p>5 Melrose Circle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J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speterson8o@rambler.ru</text:p>
          </table:table-cell>
          <table:table-cell office:value-type="string" calcext:value-type="string">
            <text:p>(208)978-7534</text:p>
          </table:table-cell>
          <table:table-cell office:value-type="string" calcext:value-type="string">
            <text:p>98 Ridgeway Street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27" calcext:value-type="float">
            <text:p>837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acrawford8p@com.com</text:p>
          </table:table-cell>
          <table:table-cell/>
          <table:table-cell office:value-type="string" calcext:value-type="string">
            <text:p>10245 Bay Circl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6" calcext:value-type="float">
            <text:p>331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scarpenter8q@theguardian.com</text:p>
          </table:table-cell>
          <table:table-cell office:value-type="string" calcext:value-type="string">
            <text:p>(818)140-3235</text:p>
          </table:table-cell>
          <table:table-cell office:value-type="string" calcext:value-type="string">
            <text:p>65 Sommers Park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CA</text:p>
          </table:table-cell>
          <table:table-cell office:value-type="float" office:value="91205" calcext:value-type="float">
            <text:p>912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bmorrison8r@discovery.com</text:p>
          </table:table-cell>
          <table:table-cell office:value-type="string" calcext:value-type="string">
            <text:p>(414)780-5303</text:p>
          </table:table-cell>
          <table:table-cell office:value-type="string" calcext:value-type="string">
            <text:p>596 Sunnyside Center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34" calcext:value-type="float">
            <text:p>5323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stone8s@nhs.uk</text:p>
          </table:table-cell>
          <table:table-cell office:value-type="string" calcext:value-type="string">
            <text:p>(210)956-2029</text:p>
          </table:table-cell>
          <table:table-cell office:value-type="string" calcext:value-type="string">
            <text:p>2 Logan Plac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20" calcext:value-type="float">
            <text:p>782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rnichols8t@jigsy.com</text:p>
          </table:table-cell>
          <table:table-cell office:value-type="string" calcext:value-type="string">
            <text:p>(217)758-7405</text:p>
          </table:table-cell>
          <table:table-cell office:value-type="string" calcext:value-type="string">
            <text:p>65 Bluejay Plaza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8" calcext:value-type="float">
            <text:p>627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gparker8u@bravesites.com</text:p>
          </table:table-cell>
          <table:table-cell office:value-type="string" calcext:value-type="string">
            <text:p>(865)227-4007</text:p>
          </table:table-cell>
          <table:table-cell office:value-type="string" calcext:value-type="string">
            <text:p>81 North Parkway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14" calcext:value-type="float">
            <text:p>3791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rgarza8v@toplist.cz</text:p>
          </table:table-cell>
          <table:table-cell office:value-type="string" calcext:value-type="string">
            <text:p>(202)118-9652</text:p>
          </table:table-cell>
          <table:table-cell office:value-type="string" calcext:value-type="string">
            <text:p>67 Oakridge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51" calcext:value-type="float">
            <text:p>205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hedwards8w@skype.com</text:p>
          </table:table-cell>
          <table:table-cell office:value-type="string" calcext:value-type="string">
            <text:p>(513)820-6199</text:p>
          </table:table-cell>
          <table:table-cell office:value-type="string" calcext:value-type="string">
            <text:p>6 Westridge Hill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96" calcext:value-type="float">
            <text:p>4529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jones8x@shop-pro.jp</text:p>
          </table:table-cell>
          <table:table-cell office:value-type="string" calcext:value-type="string">
            <text:p>(202)181-6945</text:p>
          </table:table-cell>
          <table:table-cell office:value-type="string" calcext:value-type="string">
            <text:p>55 Sachs Cent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56944" calcext:value-type="float">
            <text:p>569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ehanson8y@thetimes.co.uk</text:p>
          </table:table-cell>
          <table:table-cell office:value-type="string" calcext:value-type="string">
            <text:p>(516)756-1345</text:p>
          </table:table-cell>
          <table:table-cell office:value-type="string" calcext:value-type="string">
            <text:p>42105 Artisan Trail</text:p>
          </table:table-cell>
          <table:table-cell office:value-type="string" calcext:value-type="string">
            <text:p>Great Neck</text:p>
          </table:table-cell>
          <table:table-cell office:value-type="string" calcext:value-type="string">
            <text:p>NY</text:p>
          </table:table-cell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knelson8z@wisc.edu</text:p>
          </table:table-cell>
          <table:table-cell office:value-type="string" calcext:value-type="string">
            <text:p>(202)724-6750</text:p>
          </table:table-cell>
          <table:table-cell office:value-type="string" calcext:value-type="string">
            <text:p>266 Fordem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05" calcext:value-type="float">
            <text:p>202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aspencer90@51.la</text:p>
          </table:table-cell>
          <table:table-cell office:value-type="string" calcext:value-type="string">
            <text:p>(214)254-6868</text:p>
          </table:table-cell>
          <table:table-cell office:value-type="string" calcext:value-type="string">
            <text:p>45387 East Lan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51" calcext:value-type="float">
            <text:p>752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rrichardson91@businessinsider.com</text:p>
          </table:table-cell>
          <table:table-cell office:value-type="string" calcext:value-type="string">
            <text:p>(202)898-2792</text:p>
          </table:table-cell>
          <table:table-cell office:value-type="string" calcext:value-type="string">
            <text:p>59 Old Gate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20" calcext:value-type="float">
            <text:p>205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gwagner92@yellowpages.com</text:p>
          </table:table-cell>
          <table:table-cell office:value-type="string" calcext:value-type="string">
            <text:p>(302)507-5744</text:p>
          </table:table-cell>
          <table:table-cell office:value-type="string" calcext:value-type="string">
            <text:p>15090 Lake View Plaz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float" office:value="19810" calcext:value-type="float">
            <text:p>198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bpierce93@disqus.com</text:p>
          </table:table-cell>
          <table:table-cell office:value-type="string" calcext:value-type="string">
            <text:p>(615)858-9602</text:p>
          </table:table-cell>
          <table:table-cell office:value-type="string" calcext:value-type="string">
            <text:p>762 Nancy Lan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05" calcext:value-type="float">
            <text:p>372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kim94@walmart.com</text:p>
          </table:table-cell>
          <table:table-cell office:value-type="string" calcext:value-type="string">
            <text:p>(573)555-4056</text:p>
          </table:table-cell>
          <table:table-cell office:value-type="string" calcext:value-type="string">
            <text:p>447 Northwestern Pas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float" office:value="65218" calcext:value-type="float">
            <text:p>652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aharris95@devhub.com</text:p>
          </table:table-cell>
          <table:table-cell office:value-type="string" calcext:value-type="string">
            <text:p>(414)973-9229</text:p>
          </table:table-cell>
          <table:table-cell office:value-type="string" calcext:value-type="string">
            <text:p>186 Kings Plaza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85" calcext:value-type="float">
            <text:p>532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gfreeman96@github.io</text:p>
          </table:table-cell>
          <table:table-cell office:value-type="string" calcext:value-type="string">
            <text:p>(205)616-0582</text:p>
          </table:table-cell>
          <table:table-cell office:value-type="string" calcext:value-type="string">
            <text:p>7269 Granby Wa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85" calcext:value-type="float">
            <text:p>352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cooper97@csmonitor.com</text:p>
          </table:table-cell>
          <table:table-cell office:value-type="string" calcext:value-type="string">
            <text:p>(619)485-7418</text:p>
          </table:table-cell>
          <table:table-cell office:value-type="string" calcext:value-type="string">
            <text:p>868 Sauthoff Lan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53" calcext:value-type="float">
            <text:p>921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ez98@businessweek.com</text:p>
          </table:table-cell>
          <table:table-cell office:value-type="string" calcext:value-type="string">
            <text:p>(724)519-5401</text:p>
          </table:table-cell>
          <table:table-cell office:value-type="string" calcext:value-type="string">
            <text:p>94572 Fair Oaks Driv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float" office:value="15205" calcext:value-type="float">
            <text:p>1520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green99@squidoo.com</text:p>
          </table:table-cell>
          <table:table-cell office:value-type="string" calcext:value-type="string">
            <text:p>(865)613-4386</text:p>
          </table:table-cell>
          <table:table-cell office:value-type="string" calcext:value-type="string">
            <text:p>1050 Monument Plaza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14" calcext:value-type="float">
            <text:p>379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vhall9a@mediafire.com</text:p>
          </table:table-cell>
          <table:table-cell office:value-type="string" calcext:value-type="string">
            <text:p>(714)785-5364</text:p>
          </table:table-cell>
          <table:table-cell office:value-type="string" calcext:value-type="string">
            <text:p>6626 Bay Road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710" calcext:value-type="float">
            <text:p>927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jchavez9b@adobe.com</text:p>
          </table:table-cell>
          <table:table-cell office:value-type="string" calcext:value-type="string">
            <text:p>(619)586-9390</text:p>
          </table:table-cell>
          <table:table-cell office:value-type="string" calcext:value-type="string">
            <text:p>9 Dayton Plac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1" calcext:value-type="float">
            <text:p>921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jwalker9c@nature.com</text:p>
          </table:table-cell>
          <table:table-cell office:value-type="string" calcext:value-type="string">
            <text:p>(209)601-2243</text:p>
          </table:table-cell>
          <table:table-cell office:value-type="string" calcext:value-type="string">
            <text:p>2 Welch Street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float" office:value="95205" calcext:value-type="float">
            <text:p>952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gmills9d@businessinsider.com</text:p>
          </table:table-cell>
          <table:table-cell office:value-type="string" calcext:value-type="string">
            <text:p>(937)460-2481</text:p>
          </table:table-cell>
          <table:table-cell office:value-type="string" calcext:value-type="string">
            <text:p>840 Golf View Road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14" calcext:value-type="float">
            <text:p>454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james9e@skype.com</text:p>
          </table:table-cell>
          <table:table-cell office:value-type="string" calcext:value-type="string">
            <text:p>(336)789-6594</text:p>
          </table:table-cell>
          <table:table-cell office:value-type="string" calcext:value-type="string">
            <text:p>1685 Cottonwood Junction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50" calcext:value-type="float">
            <text:p>271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jstephens9f@tumblr.com</text:p>
          </table:table-cell>
          <table:table-cell office:value-type="string" calcext:value-type="string">
            <text:p>(530)986-7515</text:p>
          </table:table-cell>
          <table:table-cell office:value-type="string" calcext:value-type="string">
            <text:p>0 Katie Center</text:p>
          </table:table-cell>
          <table:table-cell office:value-type="string" calcext:value-type="string">
            <text:p>South Lake Tahoe</text:p>
          </table:table-cell>
          <table:table-cell office:value-type="string" calcext:value-type="string">
            <text:p>CA</text:p>
          </table:table-cell>
          <table:table-cell office:value-type="float" office:value="96154" calcext:value-type="float">
            <text:p>9615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kclark9g@goodreads.com</text:p>
          </table:table-cell>
          <table:table-cell office:value-type="string" calcext:value-type="string">
            <text:p>(804)307-8698</text:p>
          </table:table-cell>
          <table:table-cell office:value-type="string" calcext:value-type="string">
            <text:p>23 Stoughton Plaz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13" calcext:value-type="float">
            <text:p>232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rthompson9h@engadget.com</text:p>
          </table:table-cell>
          <table:table-cell office:value-type="string" calcext:value-type="string">
            <text:p>(404)991-0545</text:p>
          </table:table-cell>
          <table:table-cell office:value-type="string" calcext:value-type="string">
            <text:p>999 Mesta Avenu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1136" calcext:value-type="float">
            <text:p>3113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jburns9i@bbb.org</text:p>
          </table:table-cell>
          <table:table-cell office:value-type="string" calcext:value-type="string">
            <text:p>(801)956-4231</text:p>
          </table:table-cell>
          <table:table-cell office:value-type="string" calcext:value-type="string">
            <text:p>59301 Warrior Plaza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5" calcext:value-type="float">
            <text:p>846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jhamilton9j@liveinternet.ru</text:p>
          </table:table-cell>
          <table:table-cell office:value-type="string" calcext:value-type="string">
            <text:p>(321)165-6295</text:p>
          </table:table-cell>
          <table:table-cell office:value-type="string" calcext:value-type="string">
            <text:p>05162 Mallory Circle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35" calcext:value-type="float">
            <text:p>328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rholmes9k@un.org</text:p>
          </table:table-cell>
          <table:table-cell office:value-type="string" calcext:value-type="string">
            <text:p>(682)692-3345</text:p>
          </table:table-cell>
          <table:table-cell office:value-type="string" calcext:value-type="string">
            <text:p>1 Ludington Parkway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62" calcext:value-type="float">
            <text:p>7616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lfuller9l@360.cn</text:p>
          </table:table-cell>
          <table:table-cell office:value-type="string" calcext:value-type="string">
            <text:p>(808)364-8905</text:p>
          </table:table-cell>
          <table:table-cell office:value-type="string" calcext:value-type="string">
            <text:p>8 Chive Hill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45" calcext:value-type="float">
            <text:p>968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hjacobs9m@spotify.com</text:p>
          </table:table-cell>
          <table:table-cell office:value-type="string" calcext:value-type="string">
            <text:p>(989)402-9133</text:p>
          </table:table-cell>
          <table:table-cell office:value-type="string" calcext:value-type="string">
            <text:p>86 Bultman Circle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MI</text:p>
          </table:table-cell>
          <table:table-cell office:value-type="float" office:value="48604" calcext:value-type="float">
            <text:p>486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tross9n@list-manage.com</text:p>
          </table:table-cell>
          <table:table-cell office:value-type="string" calcext:value-type="string">
            <text:p>(850)543-7557</text:p>
          </table:table-cell>
          <table:table-cell office:value-type="string" calcext:value-type="string">
            <text:p>7 Continental Avenue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20" calcext:value-type="float">
            <text:p>325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jlawrence9o@gov.uk</text:p>
          </table:table-cell>
          <table:table-cell office:value-type="string" calcext:value-type="string">
            <text:p>(321)374-6492</text:p>
          </table:table-cell>
          <table:table-cell office:value-type="string" calcext:value-type="string">
            <text:p>4465 Bluestem Street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03" calcext:value-type="float">
            <text:p>3280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jgutierrez9p@bbc.co.uk</text:p>
          </table:table-cell>
          <table:table-cell office:value-type="string" calcext:value-type="string">
            <text:p>(901)660-5327</text:p>
          </table:table-cell>
          <table:table-cell office:value-type="string" calcext:value-type="string">
            <text:p>6331 Gina Plaz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97" calcext:value-type="float">
            <text:p>381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jlopez9q@hao123.com</text:p>
          </table:table-cell>
          <table:table-cell office:value-type="string" calcext:value-type="string">
            <text:p>(202)720-2383</text:p>
          </table:table-cell>
          <table:table-cell office:value-type="string" calcext:value-type="string">
            <text:p>2886 Delaware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99" calcext:value-type="float">
            <text:p>2059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jperkins9r@foxnews.com</text:p>
          </table:table-cell>
          <table:table-cell office:value-type="string" calcext:value-type="string">
            <text:p>(605)511-1142</text:p>
          </table:table-cell>
          <table:table-cell office:value-type="string" calcext:value-type="string">
            <text:p>8 Pleasure Center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  <table:table-cell office:value-type="float" office:value="57198" calcext:value-type="float">
            <text:p>571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eharper9s@liveinternet.ru</text:p>
          </table:table-cell>
          <table:table-cell office:value-type="string" calcext:value-type="string">
            <text:p>(661)615-8413</text:p>
          </table:table-cell>
          <table:table-cell office:value-type="string" calcext:value-type="string">
            <text:p>84583 Jana Plaza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float" office:value="93305" calcext:value-type="float">
            <text:p>9330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rpayne9t@alexa.com</text:p>
          </table:table-cell>
          <table:table-cell office:value-type="string" calcext:value-type="string">
            <text:p>(203)523-2847</text:p>
          </table:table-cell>
          <table:table-cell office:value-type="string" calcext:value-type="string">
            <text:p>7588 Crest Line Cour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CT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porter9u@nymag.com</text:p>
          </table:table-cell>
          <table:table-cell office:value-type="string" calcext:value-type="string">
            <text:p>(843)600-7378</text:p>
          </table:table-cell>
          <table:table-cell office:value-type="string" calcext:value-type="string">
            <text:p>91 Commercial Park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C</text:p>
          </table:table-cell>
          <table:table-cell office:value-type="float" office:value="29905" calcext:value-type="float">
            <text:p>299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elong9v@t.co</text:p>
          </table:table-cell>
          <table:table-cell office:value-type="string" calcext:value-type="string">
            <text:p>(720)382-1349</text:p>
          </table:table-cell>
          <table:table-cell office:value-type="string" calcext:value-type="string">
            <text:p>2288 Onsgard Crossing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35" calcext:value-type="float">
            <text:p>8023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gwatkins9w@nature.com</text:p>
          </table:table-cell>
          <table:table-cell office:value-type="string" calcext:value-type="string">
            <text:p>(918)417-6466</text:p>
          </table:table-cell>
          <table:table-cell office:value-type="string" calcext:value-type="string">
            <text:p>524 Randy Point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74170" calcext:value-type="float">
            <text:p>7417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mjacobs9x@artisteer.com</text:p>
          </table:table-cell>
          <table:table-cell office:value-type="string" calcext:value-type="string">
            <text:p>(240)789-6717</text:p>
          </table:table-cell>
          <table:table-cell office:value-type="string" calcext:value-type="string">
            <text:p>6 Bashford Park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18" calcext:value-type="float">
            <text:p>209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sbailey9y@themeforest.net</text:p>
          </table:table-cell>
          <table:table-cell office:value-type="string" calcext:value-type="string">
            <text:p>(651)927-3301</text:p>
          </table:table-cell>
          <table:table-cell office:value-type="string" calcext:value-type="string">
            <text:p>3 Columbus Hill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27" calcext:value-type="float">
            <text:p>551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kgarrett9z@pen.io</text:p>
          </table:table-cell>
          <table:table-cell office:value-type="string" calcext:value-type="string">
            <text:p>(202)500-1660</text:p>
          </table:table-cell>
          <table:table-cell office:value-type="string" calcext:value-type="string">
            <text:p>889 2nd Hill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drileya0@zimbio.com</text:p>
          </table:table-cell>
          <table:table-cell office:value-type="string" calcext:value-type="string">
            <text:p>(210)454-9680</text:p>
          </table:table-cell>
          <table:table-cell office:value-type="string" calcext:value-type="string">
            <text:p>38873 Golf Course Avenu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78" calcext:value-type="float">
            <text:p>7827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acunninghama1@quantcast.com</text:p>
          </table:table-cell>
          <table:table-cell office:value-type="string" calcext:value-type="string">
            <text:p>(603)279-6211</text:p>
          </table:table-cell>
          <table:table-cell office:value-type="string" calcext:value-type="string">
            <text:p>567 Hudson Trail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H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glopeza2@sakura.ne.jp</text:p>
          </table:table-cell>
          <table:table-cell office:value-type="string" calcext:value-type="string">
            <text:p>(208)824-4283</text:p>
          </table:table-cell>
          <table:table-cell office:value-type="string" calcext:value-type="string">
            <text:p>68915 Dorton Junction</text:p>
          </table:table-cell>
          <table:table-cell office:value-type="string" calcext:value-type="string">
            <text:p>Idaho Falls</text:p>
          </table:table-cell>
          <table:table-cell office:value-type="string" calcext:value-type="string">
            <text:p>ID</text:p>
          </table:table-cell>
          <table:table-cell office:value-type="float" office:value="83405" calcext:value-type="float">
            <text:p>8340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smorrisona3@unc.edu</text:p>
          </table:table-cell>
          <table:table-cell office:value-type="string" calcext:value-type="string">
            <text:p>(646)415-3322</text:p>
          </table:table-cell>
          <table:table-cell office:value-type="string" calcext:value-type="string">
            <text:p>4 Barnett Trail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aandrewsa4@360.cn</text:p>
          </table:table-cell>
          <table:table-cell office:value-type="string" calcext:value-type="string">
            <text:p>(417)821-4627</text:p>
          </table:table-cell>
          <table:table-cell office:value-type="string" calcext:value-type="string">
            <text:p>15 Londonderry Road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float" office:value="65898" calcext:value-type="float">
            <text:p>6589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jpaynea5@lycos.com</text:p>
          </table:table-cell>
          <table:table-cell office:value-type="string" calcext:value-type="string">
            <text:p>(816)523-5509</text:p>
          </table:table-cell>
          <table:table-cell office:value-type="string" calcext:value-type="string">
            <text:p>95 Sachtjen Way</text:p>
          </table:table-cell>
          <table:table-cell office:value-type="string" calcext:value-type="string">
            <text:p>Shawnee Mission</text:p>
          </table:table-cell>
          <table:table-cell office:value-type="string" calcext:value-type="string">
            <text:p>KS</text:p>
          </table:table-cell>
          <table:table-cell office:value-type="float" office:value="66205" calcext:value-type="float">
            <text:p>662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turnera6@newyorker.com</text:p>
          </table:table-cell>
          <table:table-cell office:value-type="string" calcext:value-type="string">
            <text:p>(914)717-9386</text:p>
          </table:table-cell>
          <table:table-cell office:value-type="string" calcext:value-type="string">
            <text:p>22097 Dahle Road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NY</text:p>
          </table:table-cell>
          <table:table-cell office:value-type="float" office:value="10705" calcext:value-type="float">
            <text:p>1070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elittlea7@eepurl.com</text:p>
          </table:table-cell>
          <table:table-cell office:value-type="string" calcext:value-type="string">
            <text:p>(540)540-6292</text:p>
          </table:table-cell>
          <table:table-cell office:value-type="string" calcext:value-type="string">
            <text:p>7867 Arapahoe Plaz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brobertsa8@dropbox.com</text:p>
          </table:table-cell>
          <table:table-cell office:value-type="string" calcext:value-type="string">
            <text:p>(336)465-3765</text:p>
          </table:table-cell>
          <table:table-cell office:value-type="string" calcext:value-type="string">
            <text:p>1 Gateway Road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NC</text:p>
          </table:table-cell>
          <table:table-cell office:value-type="float" office:value="27264" calcext:value-type="float">
            <text:p>272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emitchella9@cbsnews.com</text:p>
          </table:table-cell>
          <table:table-cell office:value-type="string" calcext:value-type="string">
            <text:p>(608)447-5137</text:p>
          </table:table-cell>
          <table:table-cell office:value-type="string" calcext:value-type="string">
            <text:p>11721 Becker Park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float" office:value="53785" calcext:value-type="float">
            <text:p>537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mooreaa@census.gov</text:p>
          </table:table-cell>
          <table:table-cell office:value-type="string" calcext:value-type="string">
            <text:p>(909)589-5273</text:p>
          </table:table-cell>
          <table:table-cell office:value-type="string" calcext:value-type="string">
            <text:p>12992 Westport Hill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92405" calcext:value-type="float">
            <text:p>9240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pelliottab@google.com</text:p>
          </table:table-cell>
          <table:table-cell office:value-type="string" calcext:value-type="string">
            <text:p>(347)781-9849</text:p>
          </table:table-cell>
          <table:table-cell office:value-type="string" calcext:value-type="string">
            <text:p>0 Briar Crest Plaza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NY</text:p>
          </table:table-cell>
          <table:table-cell office:value-type="float" office:value="11388" calcext:value-type="float">
            <text:p>1138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tmorenoac@privacy.gov.au</text:p>
          </table:table-cell>
          <table:table-cell office:value-type="string" calcext:value-type="string">
            <text:p>(347)422-3947</text:p>
          </table:table-cell>
          <table:table-cell office:value-type="string" calcext:value-type="string">
            <text:p>87 Arizona Lan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rmitchellad@goo.ne.jp</text:p>
          </table:table-cell>
          <table:table-cell office:value-type="string" calcext:value-type="string">
            <text:p>(858)321-7848</text:p>
          </table:table-cell>
          <table:table-cell office:value-type="string" calcext:value-type="string">
            <text:p>71 Macpherson Hill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054" calcext:value-type="float">
            <text:p>9505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vrobertsonae@newyorker.com</text:p>
          </table:table-cell>
          <table:table-cell office:value-type="string" calcext:value-type="string">
            <text:p>(559)550-3580</text:p>
          </table:table-cell>
          <table:table-cell office:value-type="string" calcext:value-type="string">
            <text:p>4 Bayside Court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93794" calcext:value-type="float">
            <text:p>937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mfoxaf@washington.edu</text:p>
          </table:table-cell>
          <table:table-cell office:value-type="string" calcext:value-type="string">
            <text:p>(484)673-3879</text:p>
          </table:table-cell>
          <table:table-cell office:value-type="string" calcext:value-type="string">
            <text:p>79 Pond Road</text:p>
          </table:table-cell>
          <table:table-cell office:value-type="string" calcext:value-type="string">
            <text:p>Valley Forge</text:p>
          </table:table-cell>
          <table:table-cell office:value-type="string" calcext:value-type="string">
            <text:p>PA</text:p>
          </table:table-cell>
          <table:table-cell office:value-type="float" office:value="19495" calcext:value-type="float">
            <text:p>1949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gharrisag@apache.org</text:p>
          </table:table-cell>
          <table:table-cell office:value-type="string" calcext:value-type="string">
            <text:p>(315)893-5102</text:p>
          </table:table-cell>
          <table:table-cell office:value-type="string" calcext:value-type="string">
            <text:p>62 Ruskin Plaza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51" calcext:value-type="float">
            <text:p>1325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ehowellah@sun.com</text:p>
          </table:table-cell>
          <table:table-cell office:value-type="string" calcext:value-type="string">
            <text:p>(585)503-8345</text:p>
          </table:table-cell>
          <table:table-cell office:value-type="string" calcext:value-type="string">
            <text:p>06707 Warbler Center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19" calcext:value-type="float">
            <text:p>1461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blackai@wired.com</text:p>
          </table:table-cell>
          <table:table-cell office:value-type="string" calcext:value-type="string">
            <text:p>(918)786-8611</text:p>
          </table:table-cell>
          <table:table-cell office:value-type="string" calcext:value-type="string">
            <text:p>3180 Chinook Avenu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74184" calcext:value-type="float">
            <text:p>7418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aperryaj@altervista.org</text:p>
          </table:table-cell>
          <table:table-cell office:value-type="string" calcext:value-type="string">
            <text:p>(714)497-0043</text:p>
          </table:table-cell>
          <table:table-cell office:value-type="string" calcext:value-type="string">
            <text:p>40793 Oak Place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5" calcext:value-type="float">
            <text:p>928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acooperak@github.io</text:p>
          </table:table-cell>
          <table:table-cell office:value-type="string" calcext:value-type="string">
            <text:p>(815)806-1855</text:p>
          </table:table-cell>
          <table:table-cell office:value-type="string" calcext:value-type="string">
            <text:p>7 Heath Center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5" calcext:value-type="float">
            <text:p>6110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fhamiltonal@infoseek.co.jp</text:p>
          </table:table-cell>
          <table:table-cell office:value-type="string" calcext:value-type="string">
            <text:p>(213)641-2115</text:p>
          </table:table-cell>
          <table:table-cell office:value-type="string" calcext:value-type="string">
            <text:p>19308 Rowland Alley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87" calcext:value-type="float">
            <text:p>900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am@plala.or.jp</text:p>
          </table:table-cell>
          <table:table-cell office:value-type="string" calcext:value-type="string">
            <text:p>(214)532-8224</text:p>
          </table:table-cell>
          <table:table-cell office:value-type="string" calcext:value-type="string">
            <text:p>4 Myrtle Alle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310" calcext:value-type="float">
            <text:p>753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henryan@webs.com</text:p>
          </table:table-cell>
          <table:table-cell office:value-type="string" calcext:value-type="string">
            <text:p>(713)137-4184</text:p>
          </table:table-cell>
          <table:table-cell office:value-type="string" calcext:value-type="string">
            <text:p>48572 Canary Avenu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40" calcext:value-type="float">
            <text:p>7724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karmstrongao@diigo.com</text:p>
          </table:table-cell>
          <table:table-cell office:value-type="string" calcext:value-type="string">
            <text:p>(904)351-9615</text:p>
          </table:table-cell>
          <table:table-cell office:value-type="string" calcext:value-type="string">
            <text:p>78 Boyd Pass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44" calcext:value-type="float">
            <text:p>3224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roseap@4shared.com</text:p>
          </table:table-cell>
          <table:table-cell office:value-type="string" calcext:value-type="string">
            <text:p>(919)408-6031</text:p>
          </table:table-cell>
          <table:table-cell office:value-type="string" calcext:value-type="string">
            <text:p>6 Warner Plac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05" calcext:value-type="float">
            <text:p>276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martinezaq@vk.com</text:p>
          </table:table-cell>
          <table:table-cell office:value-type="string" calcext:value-type="string">
            <text:p>(210)548-4930</text:p>
          </table:table-cell>
          <table:table-cell office:value-type="string" calcext:value-type="string">
            <text:p>8 Spohn Terrac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30" calcext:value-type="float">
            <text:p>782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jrobertsonar@flickr.com</text:p>
          </table:table-cell>
          <table:table-cell office:value-type="string" calcext:value-type="string">
            <text:p>(915)896-1356</text:p>
          </table:table-cell>
          <table:table-cell office:value-type="string" calcext:value-type="string">
            <text:p>6054 Goodland Court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45" calcext:value-type="float">
            <text:p>7994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swellsas@google.es</text:p>
          </table:table-cell>
          <table:table-cell office:value-type="string" calcext:value-type="string">
            <text:p>(419)864-5479</text:p>
          </table:table-cell>
          <table:table-cell office:value-type="string" calcext:value-type="string">
            <text:p>86 Delladonna Pass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OH</text:p>
          </table:table-cell>
          <table:table-cell office:value-type="float" office:value="45807" calcext:value-type="float">
            <text:p>458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wlewisat@slate.com</text:p>
          </table:table-cell>
          <table:table-cell office:value-type="string" calcext:value-type="string">
            <text:p>(217)975-8849</text:p>
          </table:table-cell>
          <table:table-cell office:value-type="string" calcext:value-type="string">
            <text:p>58 Hintze Junction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23" calcext:value-type="float">
            <text:p>627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jshawau@alexa.com</text:p>
          </table:table-cell>
          <table:table-cell office:value-type="string" calcext:value-type="string">
            <text:p>(203)194-1501</text:p>
          </table:table-cell>
          <table:table-cell office:value-type="string" calcext:value-type="string">
            <text:p>11391 Ramsey Avenue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tromeroav@macromedia.com</text:p>
          </table:table-cell>
          <table:table-cell office:value-type="string" calcext:value-type="string">
            <text:p>(832)147-8898</text:p>
          </table:table-cell>
          <table:table-cell office:value-type="string" calcext:value-type="string">
            <text:p>1 Lakewood Gardens Wa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01" calcext:value-type="float">
            <text:p>772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jdayaw@gizmodo.com</text:p>
          </table:table-cell>
          <table:table-cell office:value-type="string" calcext:value-type="string">
            <text:p>(814)512-6644</text:p>
          </table:table-cell>
          <table:table-cell office:value-type="string" calcext:value-type="string">
            <text:p>41 Golden Leaf Terrac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22" calcext:value-type="float">
            <text:p>1652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foliverax@jalbum.net</text:p>
          </table:table-cell>
          <table:table-cell office:value-type="string" calcext:value-type="string">
            <text:p>(786)698-2407</text:p>
          </table:table-cell>
          <table:table-cell office:value-type="string" calcext:value-type="string">
            <text:p>30 Moland Terrac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42" calcext:value-type="float">
            <text:p>331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bjenkinsay@vimeo.com</text:p>
          </table:table-cell>
          <table:table-cell office:value-type="string" calcext:value-type="string">
            <text:p>(205)605-4152</text:p>
          </table:table-cell>
          <table:table-cell office:value-type="string" calcext:value-type="string">
            <text:p>7067 Westport Wa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15" calcext:value-type="float">
            <text:p>352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jdixonaz@yahoo.co.jp</text:p>
          </table:table-cell>
          <table:table-cell office:value-type="string" calcext:value-type="string">
            <text:p>(804)216-5033</text:p>
          </table:table-cell>
          <table:table-cell office:value-type="string" calcext:value-type="string">
            <text:p>00 Washington Center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03" calcext:value-type="float">
            <text:p>2320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dadamsb0@marriott.com</text:p>
          </table:table-cell>
          <table:table-cell office:value-type="string" calcext:value-type="string">
            <text:p>(309)762-1940</text:p>
          </table:table-cell>
          <table:table-cell office:value-type="string" calcext:value-type="string">
            <text:p>55 Mesta Lane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51" calcext:value-type="float">
            <text:p>616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carpenterb1@earthlink.net</text:p>
          </table:table-cell>
          <table:table-cell office:value-type="string" calcext:value-type="string">
            <text:p>(479)531-2306</text:p>
          </table:table-cell>
          <table:table-cell office:value-type="string" calcext:value-type="string">
            <text:p>86 Sunfield Avenue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AR</text:p>
          </table:table-cell>
          <table:table-cell office:value-type="float" office:value="72916" calcext:value-type="float">
            <text:p>729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rryanb2@tripod.com</text:p>
          </table:table-cell>
          <table:table-cell office:value-type="string" calcext:value-type="string">
            <text:p>(301)407-6097</text:p>
          </table:table-cell>
          <table:table-cell office:value-type="string" calcext:value-type="string">
            <text:p>78208 Roxbury Trail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03" calcext:value-type="float">
            <text:p>2120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pdunnb3@phpbb.com</text:p>
          </table:table-cell>
          <table:table-cell office:value-type="string" calcext:value-type="string">
            <text:p>(916)355-7304</text:p>
          </table:table-cell>
          <table:table-cell office:value-type="string" calcext:value-type="string">
            <text:p>4 International Terrace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91" calcext:value-type="float">
            <text:p>942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jolsonb4@imageshack.us</text:p>
          </table:table-cell>
          <table:table-cell office:value-type="string" calcext:value-type="string">
            <text:p>(702)220-7009</text:p>
          </table:table-cell>
          <table:table-cell office:value-type="string" calcext:value-type="string">
            <text:p>71 Spohn Drive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93" calcext:value-type="float">
            <text:p>891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jonesb5@ebay.com</text:p>
          </table:table-cell>
          <table:table-cell office:value-type="string" calcext:value-type="string">
            <text:p>(502)999-9280</text:p>
          </table:table-cell>
          <table:table-cell office:value-type="string" calcext:value-type="string">
            <text:p>06 Hoard Road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40205" calcext:value-type="float">
            <text:p>4020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imeyerb6@ihg.com</text:p>
          </table:table-cell>
          <table:table-cell office:value-type="string" calcext:value-type="string">
            <text:p>(443)248-7416</text:p>
          </table:table-cell>
          <table:table-cell office:value-type="string" calcext:value-type="string">
            <text:p>65 Crownhardt Avenu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29" calcext:value-type="float">
            <text:p>2122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carmstrongb7@mlb.com</text:p>
          </table:table-cell>
          <table:table-cell office:value-type="string" calcext:value-type="string">
            <text:p>(610)567-0842</text:p>
          </table:table-cell>
          <table:table-cell office:value-type="string" calcext:value-type="string">
            <text:p>6 Springs Center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51" calcext:value-type="float">
            <text:p>191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deanb8@accuweather.com</text:p>
          </table:table-cell>
          <table:table-cell office:value-type="string" calcext:value-type="string">
            <text:p>(330)762-5039</text:p>
          </table:table-cell>
          <table:table-cell office:value-type="string" calcext:value-type="string">
            <text:p>1993 Basil Alley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OH</text:p>
          </table:table-cell>
          <table:table-cell office:value-type="float" office:value="44511" calcext:value-type="float">
            <text:p>445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jamesb9@moonfruit.com</text:p>
          </table:table-cell>
          <table:table-cell office:value-type="string" calcext:value-type="string">
            <text:p>(434)648-0657</text:p>
          </table:table-cell>
          <table:table-cell office:value-type="string" calcext:value-type="string">
            <text:p>2380 Butterfield Place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float" office:value="24515" calcext:value-type="float">
            <text:p>245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daustinba@latimes.com</text:p>
          </table:table-cell>
          <table:table-cell office:value-type="string" calcext:value-type="string">
            <text:p>(540)764-1677</text:p>
          </table:table-cell>
          <table:table-cell office:value-type="string" calcext:value-type="string">
            <text:p>99 Fairfield Avenue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jcrawfordbb@desdev.cn</text:p>
          </table:table-cell>
          <table:table-cell office:value-type="string" calcext:value-type="string">
            <text:p>(202)609-4419</text:p>
          </table:table-cell>
          <table:table-cell office:value-type="string" calcext:value-type="string">
            <text:p>3264 Straubel Hill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rgonzalesbc@imageshack.us</text:p>
          </table:table-cell>
          <table:table-cell office:value-type="string" calcext:value-type="string">
            <text:p>(650)617-6564</text:p>
          </table:table-cell>
          <table:table-cell office:value-type="string" calcext:value-type="string">
            <text:p>680 Tennessee Parkway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13" calcext:value-type="float">
            <text:p>951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bgrantbd@dmoz.org</text:p>
          </table:table-cell>
          <table:table-cell office:value-type="string" calcext:value-type="string">
            <text:p>(415)734-3387</text:p>
          </table:table-cell>
          <table:table-cell office:value-type="string" calcext:value-type="string">
            <text:p>13 Haas Cent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10" calcext:value-type="float">
            <text:p>941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jmorrisbe@google.com.hk</text:p>
          </table:table-cell>
          <table:table-cell office:value-type="string" calcext:value-type="string">
            <text:p>(954)149-4128</text:p>
          </table:table-cell>
          <table:table-cell office:value-type="string" calcext:value-type="string">
            <text:p>948 Division Street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FL</text:p>
          </table:table-cell>
          <table:table-cell office:value-type="float" office:value="33028" calcext:value-type="float">
            <text:p>330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kmatthewsbf@businessinsider.com</text:p>
          </table:table-cell>
          <table:table-cell office:value-type="string" calcext:value-type="string">
            <text:p>(734)605-8550</text:p>
          </table:table-cell>
          <table:table-cell office:value-type="string" calcext:value-type="string">
            <text:p>13923 Drewry Pass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MI</text:p>
          </table:table-cell>
          <table:table-cell office:value-type="float" office:value="48126" calcext:value-type="float">
            <text:p>481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nsandersbg@guardian.co.uk</text:p>
          </table:table-cell>
          <table:table-cell office:value-type="string" calcext:value-type="string">
            <text:p>(234)961-6542</text:p>
          </table:table-cell>
          <table:table-cell office:value-type="string" calcext:value-type="string">
            <text:p>522 Ruskin Plaza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</text:p>
          </table:table-cell>
          <table:table-cell office:value-type="float" office:value="44760" calcext:value-type="float">
            <text:p>4476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djohnstonbh@nature.com</text:p>
          </table:table-cell>
          <table:table-cell office:value-type="string" calcext:value-type="string">
            <text:p>(806)126-9188</text:p>
          </table:table-cell>
          <table:table-cell office:value-type="string" calcext:value-type="string">
            <text:p>834 Dahle Pas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float" office:value="79188" calcext:value-type="float">
            <text:p>791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rsmithbi@nifty.com</text:p>
          </table:table-cell>
          <table:table-cell office:value-type="string" calcext:value-type="string">
            <text:p>(517)273-3058</text:p>
          </table:table-cell>
          <table:table-cell office:value-type="string" calcext:value-type="string">
            <text:p>2290 Doe Crossing Center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56" calcext:value-type="float">
            <text:p>489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lanebj@psu.edu</text:p>
          </table:table-cell>
          <table:table-cell office:value-type="string" calcext:value-type="string">
            <text:p>(860)743-1903</text:p>
          </table:table-cell>
          <table:table-cell office:value-type="string" calcext:value-type="string">
            <text:p>0 Alpine Plaza</text:p>
          </table:table-cell>
          <table:table-cell office:value-type="string" calcext:value-type="string">
            <text:p>West Hartford</text:p>
          </table:table-cell>
          <table:table-cell office:value-type="string" calcext:value-type="string">
            <text:p>CT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jricebk@springer.com</text:p>
          </table:table-cell>
          <table:table-cell office:value-type="string" calcext:value-type="string">
            <text:p>(304)800-7671</text:p>
          </table:table-cell>
          <table:table-cell office:value-type="string" calcext:value-type="string">
            <text:p>6349 Carioca Junction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float" office:value="25389" calcext:value-type="float">
            <text:p>2538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dbryantbl@live.com</text:p>
          </table:table-cell>
          <table:table-cell office:value-type="string" calcext:value-type="string">
            <text:p>(304)861-5442</text:p>
          </table:table-cell>
          <table:table-cell office:value-type="string" calcext:value-type="string">
            <text:p>2 Ronald Regan Junction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float" office:value="25389" calcext:value-type="float">
            <text:p>2538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brossbm@tumblr.com</text:p>
          </table:table-cell>
          <table:table-cell office:value-type="string" calcext:value-type="string">
            <text:p>(202)100-8287</text:p>
          </table:table-cell>
          <table:table-cell office:value-type="string" calcext:value-type="string">
            <text:p>0 Merrick Crossing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30" calcext:value-type="float">
            <text:p>204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warrenbn@seattletimes.com</text:p>
          </table:table-cell>
          <table:table-cell office:value-type="string" calcext:value-type="string">
            <text:p>(816)751-4811</text:p>
          </table:table-cell>
          <table:table-cell office:value-type="string" calcext:value-type="string">
            <text:p>96 Judy Terrac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53" calcext:value-type="float">
            <text:p>641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dstewartbo@auda.org.au</text:p>
          </table:table-cell>
          <table:table-cell office:value-type="string" calcext:value-type="string">
            <text:p>(804)924-8362</text:p>
          </table:table-cell>
          <table:table-cell office:value-type="string" calcext:value-type="string">
            <text:p>93 Butternut Wa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60" calcext:value-type="float">
            <text:p>2326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tkelleybp@discovery.com</text:p>
          </table:table-cell>
          <table:table-cell office:value-type="string" calcext:value-type="string">
            <text:p>(406)455-7552</text:p>
          </table:table-cell>
          <table:table-cell office:value-type="string" calcext:value-type="string">
            <text:p>11 Pleasure Park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MT</text:p>
          </table:table-cell>
          <table:table-cell office:value-type="float" office:value="59771" calcext:value-type="float">
            <text:p>597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cruzbq@parallels.com</text:p>
          </table:table-cell>
          <table:table-cell office:value-type="string" calcext:value-type="string">
            <text:p>(605)581-4469</text:p>
          </table:table-cell>
          <table:table-cell office:value-type="string" calcext:value-type="string">
            <text:p>851 Declaration Crossing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  <table:table-cell office:value-type="float" office:value="57110" calcext:value-type="float">
            <text:p>571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smithbr@sina.com.cn</text:p>
          </table:table-cell>
          <table:table-cell office:value-type="string" calcext:value-type="string">
            <text:p>(406)848-0856</text:p>
          </table:table-cell>
          <table:table-cell office:value-type="string" calcext:value-type="string">
            <text:p>3 Lakewood Terrace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MT</text:p>
          </table:table-cell>
          <table:table-cell office:value-type="float" office:value="59105" calcext:value-type="float">
            <text:p>591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rosebs@netscape.com</text:p>
          </table:table-cell>
          <table:table-cell office:value-type="string" calcext:value-type="string">
            <text:p>(419)939-2052</text:p>
          </table:table-cell>
          <table:table-cell office:value-type="string" calcext:value-type="string">
            <text:p>880 Emmet Plaza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99" calcext:value-type="float">
            <text:p>436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wmurraybt@pen.io</text:p>
          </table:table-cell>
          <table:table-cell office:value-type="string" calcext:value-type="string">
            <text:p>(801)175-2713</text:p>
          </table:table-cell>
          <table:table-cell office:value-type="string" calcext:value-type="string">
            <text:p>59 Westridge Way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99" calcext:value-type="float">
            <text:p>841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jfieldsbu@patch.com</text:p>
          </table:table-cell>
          <table:table-cell office:value-type="string" calcext:value-type="string">
            <text:p>(209)277-8099</text:p>
          </table:table-cell>
          <table:table-cell office:value-type="string" calcext:value-type="string">
            <text:p>18 Sullivan Way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float" office:value="95205" calcext:value-type="float">
            <text:p>9520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kpowellbv@google.com.hk</text:p>
          </table:table-cell>
          <table:table-cell office:value-type="string" calcext:value-type="string">
            <text:p>(407)962-8461</text:p>
          </table:table-cell>
          <table:table-cell office:value-type="string" calcext:value-type="string">
            <text:p>0299 Bartillon Crossing</text:p>
          </table:table-cell>
          <table:table-cell office:value-type="string" calcext:value-type="string">
            <text:p>Winter Haven</text:p>
          </table:table-cell>
          <table:table-cell office:value-type="string" calcext:value-type="string">
            <text:p>FL</text:p>
          </table:table-cell>
          <table:table-cell office:value-type="float" office:value="33884" calcext:value-type="float">
            <text:p>3388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woodbw@so-net.ne.jp</text:p>
          </table:table-cell>
          <table:table-cell office:value-type="string" calcext:value-type="string">
            <text:p>(225)718-5504</text:p>
          </table:table-cell>
          <table:table-cell office:value-type="string" calcext:value-type="string">
            <text:p>6 Brentwood Parkway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70894" calcext:value-type="float">
            <text:p>7089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cshawbx@php.net</text:p>
          </table:table-cell>
          <table:table-cell office:value-type="string" calcext:value-type="string">
            <text:p>(915)348-4601</text:p>
          </table:table-cell>
          <table:table-cell office:value-type="string" calcext:value-type="string">
            <text:p>44810 Carpenter Driv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94" calcext:value-type="float">
            <text:p>7999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jhendersonby@godaddy.com</text:p>
          </table:table-cell>
          <table:table-cell office:value-type="string" calcext:value-type="string">
            <text:p>(862)405-9013</text:p>
          </table:table-cell>
          <table:table-cell office:value-type="string" calcext:value-type="string">
            <text:p>255 Moulton Avenue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NJ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perezbz@taobao.com</text:p>
          </table:table-cell>
          <table:table-cell office:value-type="string" calcext:value-type="string">
            <text:p>(956)166-6480</text:p>
          </table:table-cell>
          <table:table-cell office:value-type="string" calcext:value-type="string">
            <text:p>61 Little Fleur Junction</text:p>
          </table:table-cell>
          <table:table-cell office:value-type="string" calcext:value-type="string">
            <text:p>Laredo</text:p>
          </table:table-cell>
          <table:table-cell office:value-type="string" calcext:value-type="string">
            <text:p>TX</text:p>
          </table:table-cell>
          <table:table-cell office:value-type="float" office:value="78044" calcext:value-type="float">
            <text:p>7804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reedc0@marketwatch.com</text:p>
          </table:table-cell>
          <table:table-cell office:value-type="string" calcext:value-type="string">
            <text:p>(720)701-9224</text:p>
          </table:table-cell>
          <table:table-cell office:value-type="string" calcext:value-type="string">
            <text:p>760 Sommers Center</text:p>
          </table:table-cell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0305" calcext:value-type="float">
            <text:p>803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gordonc1@ehow.com</text:p>
          </table:table-cell>
          <table:table-cell office:value-type="string" calcext:value-type="string">
            <text:p>(214)640-5555</text:p>
          </table:table-cell>
          <table:table-cell office:value-type="string" calcext:value-type="string">
            <text:p>593 Schiller Juncti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358" calcext:value-type="float">
            <text:p>7535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bellc2@jalbum.net</text:p>
          </table:table-cell>
          <table:table-cell office:value-type="string" calcext:value-type="string">
            <text:p>(505)985-7610</text:p>
          </table:table-cell>
          <table:table-cell office:value-type="string" calcext:value-type="string">
            <text:p>7751 Kenwood Junction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M</text:p>
          </table:table-cell>
          <table:table-cell office:value-type="float" office:value="87505" calcext:value-type="float">
            <text:p>875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bsimmonsc3@google.com.br</text:p>
          </table:table-cell>
          <table:table-cell office:value-type="string" calcext:value-type="string">
            <text:p>(540)250-7114</text:p>
          </table:table-cell>
          <table:table-cell office:value-type="string" calcext:value-type="string">
            <text:p>899 Gateway Parkway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tfloresc4@eventbrite.com</text:p>
          </table:table-cell>
          <table:table-cell office:value-type="string" calcext:value-type="string">
            <text:p>(309)302-7907</text:p>
          </table:table-cell>
          <table:table-cell office:value-type="string" calcext:value-type="string">
            <text:p>599 Coleman Terrace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40" calcext:value-type="float">
            <text:p>6164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polsonc5@clickbank.net</text:p>
          </table:table-cell>
          <table:table-cell office:value-type="string" calcext:value-type="string">
            <text:p>(515)709-3451</text:p>
          </table:table-cell>
          <table:table-cell office:value-type="string" calcext:value-type="string">
            <text:p>9807 Moland Pass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05" calcext:value-type="float">
            <text:p>5030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thansenc6@yolasite.com</text:p>
          </table:table-cell>
          <table:table-cell office:value-type="string" calcext:value-type="string">
            <text:p>(303)194-8712</text:p>
          </table:table-cell>
          <table:table-cell office:value-type="string" calcext:value-type="string">
            <text:p>947 Briar Crest Drive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55" calcext:value-type="float">
            <text:p>8025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dsimpsonc7@sina.com.cn</text:p>
          </table:table-cell>
          <table:table-cell office:value-type="string" calcext:value-type="string">
            <text:p>(508)177-0967</text:p>
          </table:table-cell>
          <table:table-cell office:value-type="string" calcext:value-type="string">
            <text:p>33783 Lien Plaza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tkennedyc8@buzzfeed.com</text:p>
          </table:table-cell>
          <table:table-cell office:value-type="string" calcext:value-type="string">
            <text:p>(253)574-7585</text:p>
          </table:table-cell>
          <table:table-cell office:value-type="string" calcext:value-type="string">
            <text:p>1944 Surrey Parkwa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float" office:value="98464" calcext:value-type="float">
            <text:p>984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parkerc9@instagram.com</text:p>
          </table:table-cell>
          <table:table-cell office:value-type="string" calcext:value-type="string">
            <text:p>(773)577-5762</text:p>
          </table:table-cell>
          <table:table-cell office:value-type="string" calcext:value-type="string">
            <text:p>536 Becker Park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9" calcext:value-type="float">
            <text:p>606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mgreeneca@artisteer.com</text:p>
          </table:table-cell>
          <table:table-cell office:value-type="string" calcext:value-type="string">
            <text:p>(561)285-8258</text:p>
          </table:table-cell>
          <table:table-cell office:value-type="string" calcext:value-type="string">
            <text:p>89 Tomscot Plaz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21" calcext:value-type="float">
            <text:p>3342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rrosscb@scientificamerican.com</text:p>
          </table:table-cell>
          <table:table-cell office:value-type="string" calcext:value-type="string">
            <text:p>(585)384-1593</text:p>
          </table:table-cell>
          <table:table-cell office:value-type="string" calcext:value-type="string">
            <text:p>208 Weeping Birch Terrac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39" calcext:value-type="float">
            <text:p>1463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psnydercc@tiny.cc</text:p>
          </table:table-cell>
          <table:table-cell office:value-type="string" calcext:value-type="string">
            <text:p>(904)947-9183</text:p>
          </table:table-cell>
          <table:table-cell office:value-type="string" calcext:value-type="string">
            <text:p>8135 Haas Street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15" calcext:value-type="float">
            <text:p>322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martincd@blogger.com</text:p>
          </table:table-cell>
          <table:table-cell office:value-type="string" calcext:value-type="string">
            <text:p>(860)996-6365</text:p>
          </table:table-cell>
          <table:table-cell office:value-type="string" calcext:value-type="string">
            <text:p>4 Kingsford Terrace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tevansce@canalblog.com</text:p>
          </table:table-cell>
          <table:table-cell office:value-type="string" calcext:value-type="string">
            <text:p>(205)630-9499</text:p>
          </table:table-cell>
          <table:table-cell office:value-type="string" calcext:value-type="string">
            <text:p>73888 Kensington Street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85" calcext:value-type="float">
            <text:p>3528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martincf@dell.com</text:p>
          </table:table-cell>
          <table:table-cell office:value-type="string" calcext:value-type="string">
            <text:p>(512)759-7202</text:p>
          </table:table-cell>
          <table:table-cell office:value-type="string" calcext:value-type="string">
            <text:p>8450 Scoville Park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jvasquezcg@lycos.com</text:p>
          </table:table-cell>
          <table:table-cell office:value-type="string" calcext:value-type="string">
            <text:p>(203)203-5497</text:p>
          </table:table-cell>
          <table:table-cell office:value-type="string" calcext:value-type="string">
            <text:p>6 Buena Vista Terrace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praych@vinaora.com</text:p>
          </table:table-cell>
          <table:table-cell office:value-type="string" calcext:value-type="string">
            <text:p>(501)824-6123</text:p>
          </table:table-cell>
          <table:table-cell office:value-type="string" calcext:value-type="string">
            <text:p>8790 Dwight Drive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float" office:value="72204" calcext:value-type="float">
            <text:p>7220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prossci@usa.gov</text:p>
          </table:table-cell>
          <table:table-cell office:value-type="string" calcext:value-type="string">
            <text:p>(518)368-4965</text:p>
          </table:table-cell>
          <table:table-cell office:value-type="string" calcext:value-type="string">
            <text:p>00591 Talisman Road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12232" calcext:value-type="float">
            <text:p>1223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henrycj@google.ca</text:p>
          </table:table-cell>
          <table:table-cell office:value-type="string" calcext:value-type="string">
            <text:p>(510)448-6416</text:p>
          </table:table-cell>
          <table:table-cell office:value-type="string" calcext:value-type="string">
            <text:p>0281 Sheridan Way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94712" calcext:value-type="float">
            <text:p>947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pcarpenterck@nps.gov</text:p>
          </table:table-cell>
          <table:table-cell office:value-type="string" calcext:value-type="string">
            <text:p>(314)140-2700</text:p>
          </table:table-cell>
          <table:table-cell office:value-type="string" calcext:value-type="string">
            <text:p>278 Mockingbird Center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104" calcext:value-type="float">
            <text:p>6310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rgardnercl@cam.ac.uk</text:p>
          </table:table-cell>
          <table:table-cell office:value-type="string" calcext:value-type="string">
            <text:p>(480)923-4726</text:p>
          </table:table-cell>
          <table:table-cell office:value-type="string" calcext:value-type="string">
            <text:p>8 Graceland Avenue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71" calcext:value-type="float">
            <text:p>8527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tboydcm@ucsd.edu</text:p>
          </table:table-cell>
          <table:table-cell office:value-type="string" calcext:value-type="string">
            <text:p>(260)551-6698</text:p>
          </table:table-cell>
          <table:table-cell office:value-type="string" calcext:value-type="string">
            <text:p>58966 Merchant Street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float" office:value="46825" calcext:value-type="float">
            <text:p>468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swilliscn@shareasale.com</text:p>
          </table:table-cell>
          <table:table-cell office:value-type="string" calcext:value-type="string">
            <text:p>(602)137-5000</text:p>
          </table:table-cell>
          <table:table-cell office:value-type="string" calcext:value-type="string">
            <text:p>1002 Pennsylvania Junction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53" calcext:value-type="float">
            <text:p>850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bgonzalesco@indiatimes.com</text:p>
          </table:table-cell>
          <table:table-cell office:value-type="string" calcext:value-type="string">
            <text:p>(713)874-9892</text:p>
          </table:table-cell>
          <table:table-cell office:value-type="string" calcext:value-type="string">
            <text:p>9070 Magdeline Terrac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06" calcext:value-type="float">
            <text:p>772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cgreenecp@wired.com</text:p>
          </table:table-cell>
          <table:table-cell office:value-type="string" calcext:value-type="string">
            <text:p>(815)507-1888</text:p>
          </table:table-cell>
          <table:table-cell office:value-type="string" calcext:value-type="string">
            <text:p>211 Everett Hill</text:p>
          </table:table-cell>
          <table:table-cell office:value-type="string" calcext:value-type="string">
            <text:p>Joliet</text:p>
          </table:table-cell>
          <table:table-cell office:value-type="string" calcext:value-type="string">
            <text:p>IL</text:p>
          </table:table-cell>
          <table:table-cell office:value-type="float" office:value="60435" calcext:value-type="float">
            <text:p>604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kcarpentercq@boston.com</text:p>
          </table:table-cell>
          <table:table-cell office:value-type="string" calcext:value-type="string">
            <text:p>(512)786-9364</text:p>
          </table:table-cell>
          <table:table-cell office:value-type="string" calcext:value-type="string">
            <text:p>15805 Orin Avenu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10" calcext:value-type="float">
            <text:p>787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bmurraycr@blinklist.com</text:p>
          </table:table-cell>
          <table:table-cell office:value-type="string" calcext:value-type="string">
            <text:p>(601)801-2195</text:p>
          </table:table-cell>
          <table:table-cell office:value-type="string" calcext:value-type="string">
            <text:p>68451 Dunning Pas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float" office:value="39210" calcext:value-type="float">
            <text:p>392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castillocs@google.co.uk</text:p>
          </table:table-cell>
          <table:table-cell office:value-type="string" calcext:value-type="string">
            <text:p>(213)453-2569</text:p>
          </table:table-cell>
          <table:table-cell office:value-type="string" calcext:value-type="string">
            <text:p>83579 Moulton Poin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101" calcext:value-type="float">
            <text:p>901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kcampbellct@google.com.br</text:p>
          </table:table-cell>
          <table:table-cell office:value-type="string" calcext:value-type="string">
            <text:p>(213)990-4050</text:p>
          </table:table-cell>
          <table:table-cell office:value-type="string" calcext:value-type="string">
            <text:p>7 Dottie Trail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55" calcext:value-type="float">
            <text:p>900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eparkercu@netlog.com</text:p>
          </table:table-cell>
          <table:table-cell office:value-type="string" calcext:value-type="string">
            <text:p>(775)482-0040</text:p>
          </table:table-cell>
          <table:table-cell office:value-type="string" calcext:value-type="string">
            <text:p>2768 Gerald Point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NV</text:p>
          </table:table-cell>
          <table:table-cell office:value-type="float" office:value="89550" calcext:value-type="float">
            <text:p>8955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whartcv@latimes.com</text:p>
          </table:table-cell>
          <table:table-cell office:value-type="string" calcext:value-type="string">
            <text:p>(520)140-5224</text:p>
          </table:table-cell>
          <table:table-cell office:value-type="string" calcext:value-type="string">
            <text:p>119 Twin Pines Circle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48" calcext:value-type="float">
            <text:p>8574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crichardscw@sun.com</text:p>
          </table:table-cell>
          <table:table-cell office:value-type="string" calcext:value-type="string">
            <text:p>(904)561-7770</text:p>
          </table:table-cell>
          <table:table-cell office:value-type="string" calcext:value-type="string">
            <text:p>7418 Kropf Parkway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59" calcext:value-type="float">
            <text:p>3225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perezcx@e-recht24.de</text:p>
          </table:table-cell>
          <table:table-cell office:value-type="string" calcext:value-type="string">
            <text:p>(919)484-9651</text:p>
          </table:table-cell>
          <table:table-cell office:value-type="string" calcext:value-type="string">
            <text:p>7350 Eliot Court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15" calcext:value-type="float">
            <text:p>276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twagnercy@dropbox.com</text:p>
          </table:table-cell>
          <table:table-cell office:value-type="string" calcext:value-type="string">
            <text:p>(520)390-9334</text:p>
          </table:table-cell>
          <table:table-cell office:value-type="string" calcext:value-type="string">
            <text:p>9 Artisan Parkwa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25" calcext:value-type="float">
            <text:p>857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browncz@fc2.com</text:p>
          </table:table-cell>
          <table:table-cell office:value-type="string" calcext:value-type="string">
            <text:p>(304)955-9533</text:p>
          </table:table-cell>
          <table:table-cell office:value-type="string" calcext:value-type="string">
            <text:p>258 Darwin Park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sgrayd0@clickbank.net</text:p>
          </table:table-cell>
          <table:table-cell office:value-type="string" calcext:value-type="string">
            <text:p>(816)818-1111</text:p>
          </table:table-cell>
          <table:table-cell office:value-type="string" calcext:value-type="string">
            <text:p>6 Clarendon Crossing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53" calcext:value-type="float">
            <text:p>6415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rcarrd1@flavors.me</text:p>
          </table:table-cell>
          <table:table-cell office:value-type="string" calcext:value-type="string">
            <text:p>(510)889-6250</text:p>
          </table:table-cell>
          <table:table-cell office:value-type="string" calcext:value-type="string">
            <text:p>9088 Melrose Pas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CA</text:p>
          </table:table-cell>
          <table:table-cell office:value-type="float" office:value="94807" calcext:value-type="float">
            <text:p>948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pweaverd2@hud.gov</text:p>
          </table:table-cell>
          <table:table-cell office:value-type="string" calcext:value-type="string">
            <text:p>(646)895-9070</text:p>
          </table:table-cell>
          <table:table-cell office:value-type="string" calcext:value-type="string">
            <text:p>44411 Warbler Crossing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plopezd3@ebay.co.uk</text:p>
          </table:table-cell>
          <table:table-cell office:value-type="string" calcext:value-type="string">
            <text:p>(936)725-7703</text:p>
          </table:table-cell>
          <table:table-cell office:value-type="string" calcext:value-type="string">
            <text:p>1 Meadow Valley Poin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90" calcext:value-type="float">
            <text:p>7709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tjacobsd4@bigcartel.com</text:p>
          </table:table-cell>
          <table:table-cell office:value-type="string" calcext:value-type="string">
            <text:p>(339)252-0050</text:p>
          </table:table-cell>
          <table:table-cell office:value-type="string" calcext:value-type="string">
            <text:p>11 Eagle Crest Park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MA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dsanchezd5@flickr.com</text:p>
          </table:table-cell>
          <table:table-cell office:value-type="string" calcext:value-type="string">
            <text:p>(214)164-2692</text:p>
          </table:table-cell>
          <table:table-cell office:value-type="string" calcext:value-type="string">
            <text:p>78 Stuart Point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372" calcext:value-type="float">
            <text:p>7537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sreidd6@dailymotion.com</text:p>
          </table:table-cell>
          <table:table-cell office:value-type="string" calcext:value-type="string">
            <text:p>(713)155-1409</text:p>
          </table:table-cell>
          <table:table-cell office:value-type="string" calcext:value-type="string">
            <text:p>08 Mayfield Park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34" calcext:value-type="float">
            <text:p>7723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smithd7@geocities.jp</text:p>
          </table:table-cell>
          <table:table-cell office:value-type="string" calcext:value-type="string">
            <text:p>(419)138-5668</text:p>
          </table:table-cell>
          <table:table-cell office:value-type="string" calcext:value-type="string">
            <text:p>1620 Colorado Junction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05" calcext:value-type="float">
            <text:p>436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rburked8@bloomberg.com</text:p>
          </table:table-cell>
          <table:table-cell office:value-type="string" calcext:value-type="string">
            <text:p>(260)219-8499</text:p>
          </table:table-cell>
          <table:table-cell office:value-type="string" calcext:value-type="string">
            <text:p>77949 Reinke Plaz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float" office:value="46852" calcext:value-type="float">
            <text:p>468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imillsd9@domainmarket.com</text:p>
          </table:table-cell>
          <table:table-cell office:value-type="string" calcext:value-type="string">
            <text:p>(202)810-3501</text:p>
          </table:table-cell>
          <table:table-cell office:value-type="string" calcext:value-type="string">
            <text:p>3 Heffernan Cent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310" calcext:value-type="float">
            <text:p>203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kburnsda@weather.com</text:p>
          </table:table-cell>
          <table:table-cell office:value-type="string" calcext:value-type="string">
            <text:p>(316)674-4376</text:p>
          </table:table-cell>
          <table:table-cell office:value-type="string" calcext:value-type="string">
            <text:p>427 Amoth Alley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36" calcext:value-type="float">
            <text:p>6723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morenodb@tripadvisor.com</text:p>
          </table:table-cell>
          <table:table-cell office:value-type="string" calcext:value-type="string">
            <text:p>(402)429-0005</text:p>
          </table:table-cell>
          <table:table-cell office:value-type="string" calcext:value-type="string">
            <text:p>89 Emmet Terrace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</text:p>
          </table:table-cell>
          <table:table-cell office:value-type="float" office:value="68583" calcext:value-type="float">
            <text:p>6858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tfisherdc@creativecommons.org</text:p>
          </table:table-cell>
          <table:table-cell office:value-type="string" calcext:value-type="string">
            <text:p>(724)383-1510</text:p>
          </table:table-cell>
          <table:table-cell office:value-type="string" calcext:value-type="string">
            <text:p>66 Sutherland Drive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PA</text:p>
          </table:table-cell>
          <table:table-cell office:value-type="float" office:value="16107" calcext:value-type="float">
            <text:p>161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fharperdd@artisteer.com</text:p>
          </table:table-cell>
          <table:table-cell office:value-type="string" calcext:value-type="string">
            <text:p>(916)164-4534</text:p>
          </table:table-cell>
          <table:table-cell office:value-type="string" calcext:value-type="string">
            <text:p>9453 Jana Court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86" calcext:value-type="float">
            <text:p>9428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twatkinsde@wsj.com</text:p>
          </table:table-cell>
          <table:table-cell office:value-type="string" calcext:value-type="string">
            <text:p>(405)636-2338</text:p>
          </table:table-cell>
          <table:table-cell office:value-type="string" calcext:value-type="string">
            <text:p>04 Scofield Driv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35" calcext:value-type="float">
            <text:p>731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lbaileydf@amazon.de</text:p>
          </table:table-cell>
          <table:table-cell office:value-type="string" calcext:value-type="string">
            <text:p>(540)465-2290</text:p>
          </table:table-cell>
          <table:table-cell office:value-type="string" calcext:value-type="string">
            <text:p>969 Katie Center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29" calcext:value-type="float">
            <text:p>2402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deandg@naver.com</text:p>
          </table:table-cell>
          <table:table-cell office:value-type="string" calcext:value-type="string">
            <text:p>(504)859-6848</text:p>
          </table:table-cell>
          <table:table-cell office:value-type="string" calcext:value-type="string">
            <text:p>2135 Linden Road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42" calcext:value-type="float">
            <text:p>7014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lsandersdh@blogspot.com</text:p>
          </table:table-cell>
          <table:table-cell office:value-type="string" calcext:value-type="string">
            <text:p>(510)730-7157</text:p>
          </table:table-cell>
          <table:table-cell office:value-type="string" calcext:value-type="string">
            <text:p>94 Lakewood Lan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CA</text:p>
          </table:table-cell>
          <table:table-cell office:value-type="float" office:value="94807" calcext:value-type="float">
            <text:p>948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hhamiltondi@exblog.jp</text:p>
          </table:table-cell>
          <table:table-cell office:value-type="string" calcext:value-type="string">
            <text:p>(704)935-8575</text:p>
          </table:table-cell>
          <table:table-cell office:value-type="string" calcext:value-type="string">
            <text:p>4 Nancy Plac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15" calcext:value-type="float">
            <text:p>282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jamesdj@nationalgeographic.com</text:p>
          </table:table-cell>
          <table:table-cell office:value-type="string" calcext:value-type="string">
            <text:p>(864)431-5923</text:p>
          </table:table-cell>
          <table:table-cell office:value-type="string" calcext:value-type="string">
            <text:p>46 Mallory Pass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float" office:value="29605" calcext:value-type="float">
            <text:p>2960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lcampbelldk@photobucket.com</text:p>
          </table:table-cell>
          <table:table-cell office:value-type="string" calcext:value-type="string">
            <text:p>(323)821-5572</text:p>
          </table:table-cell>
          <table:table-cell office:value-type="string" calcext:value-type="string">
            <text:p>8 Northview Trail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65" calcext:value-type="float">
            <text:p>9006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jcarrolldl@princeton.edu</text:p>
          </table:table-cell>
          <table:table-cell office:value-type="string" calcext:value-type="string">
            <text:p>(816)641-2460</text:p>
          </table:table-cell>
          <table:table-cell office:value-type="string" calcext:value-type="string">
            <text:p>79456 Sutherland Crossing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44" calcext:value-type="float">
            <text:p>6414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greendm@google.fr</text:p>
          </table:table-cell>
          <table:table-cell office:value-type="string" calcext:value-type="string">
            <text:p>(781)145-6845</text:p>
          </table:table-cell>
          <table:table-cell office:value-type="string" calcext:value-type="string">
            <text:p>86491 Ohio Pass</text:p>
          </table:table-cell>
          <table:table-cell office:value-type="string" calcext:value-type="string">
            <text:p>Waltham</text:p>
          </table:table-cell>
          <table:table-cell office:value-type="string" calcext:value-type="string">
            <text:p>MA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thomasdn@flickr.com</text:p>
          </table:table-cell>
          <table:table-cell office:value-type="string" calcext:value-type="string">
            <text:p>(706)554-3024</text:p>
          </table:table-cell>
          <table:table-cell office:value-type="string" calcext:value-type="string">
            <text:p>81309 Northridge Road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</text:p>
          </table:table-cell>
          <table:table-cell office:value-type="float" office:value="31914" calcext:value-type="float">
            <text:p>319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tmedinado@prweb.com</text:p>
          </table:table-cell>
          <table:table-cell office:value-type="string" calcext:value-type="string">
            <text:p>(305)293-8233</text:p>
          </table:table-cell>
          <table:table-cell office:value-type="string" calcext:value-type="string">
            <text:p>1839 Tennessee Alley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283" calcext:value-type="float">
            <text:p>3328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cmeyerdp@google.co.uk</text:p>
          </table:table-cell>
          <table:table-cell office:value-type="string" calcext:value-type="string">
            <text:p>(234)470-5514</text:p>
          </table:table-cell>
          <table:table-cell office:value-type="string" calcext:value-type="string">
            <text:p>105 School Circle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</text:p>
          </table:table-cell>
          <table:table-cell office:value-type="float" office:value="44720" calcext:value-type="float">
            <text:p>4472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pnicholsdq@techcrunch.com</text:p>
          </table:table-cell>
          <table:table-cell office:value-type="string" calcext:value-type="string">
            <text:p>(914)595-5517</text:p>
          </table:table-cell>
          <table:table-cell office:value-type="string" calcext:value-type="string">
            <text:p>087 Nobel Pa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Y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browndr@altervista.org</text:p>
          </table:table-cell>
          <table:table-cell office:value-type="string" calcext:value-type="string">
            <text:p>(713)987-4016</text:p>
          </table:table-cell>
          <table:table-cell office:value-type="string" calcext:value-type="string">
            <text:p>65 Chive Crossing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99" calcext:value-type="float">
            <text:p>772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wholmesds@twitter.com</text:p>
          </table:table-cell>
          <table:table-cell office:value-type="string" calcext:value-type="string">
            <text:p>(702)423-8349</text:p>
          </table:table-cell>
          <table:table-cell office:value-type="string" calcext:value-type="string">
            <text:p>52 Emmet Poin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93" calcext:value-type="float">
            <text:p>8919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martinezdt@arizona.edu</text:p>
          </table:table-cell>
          <table:table-cell office:value-type="string" calcext:value-type="string">
            <text:p>(757)671-6822</text:p>
          </table:table-cell>
          <table:table-cell office:value-type="string" calcext:value-type="string">
            <text:p>7 Aberg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2070" calcext:value-type="float">
            <text:p>2207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sshawdu@cam.ac.uk</text:p>
          </table:table-cell>
          <table:table-cell office:value-type="string" calcext:value-type="string">
            <text:p>(408)867-9785</text:p>
          </table:table-cell>
          <table:table-cell office:value-type="string" calcext:value-type="string">
            <text:p>3 School Center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55" calcext:value-type="float">
            <text:p>9515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whayesdv@uiuc.edu</text:p>
          </table:table-cell>
          <table:table-cell office:value-type="string" calcext:value-type="string">
            <text:p>(304)104-9558</text:p>
          </table:table-cell>
          <table:table-cell office:value-type="string" calcext:value-type="string">
            <text:p>623 Oxford Road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thomasdw@storify.com</text:p>
          </table:table-cell>
          <table:table-cell office:value-type="string" calcext:value-type="string">
            <text:p>(919)965-4986</text:p>
          </table:table-cell>
          <table:table-cell office:value-type="string" calcext:value-type="string">
            <text:p>565 Bowman Avenu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58" calcext:value-type="float">
            <text:p>2765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lharrisdx@ed.gov</text:p>
          </table:table-cell>
          <table:table-cell office:value-type="string" calcext:value-type="string">
            <text:p>(513)658-7232</text:p>
          </table:table-cell>
          <table:table-cell office:value-type="string" calcext:value-type="string">
            <text:p>51 Hayes Point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96" calcext:value-type="float">
            <text:p>452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mknightdy@elegantthemes.com</text:p>
          </table:table-cell>
          <table:table-cell office:value-type="string" calcext:value-type="string">
            <text:p>(518)601-6179</text:p>
          </table:table-cell>
          <table:table-cell office:value-type="string" calcext:value-type="string">
            <text:p>2842 Duke Pa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NY</text:p>
          </table:table-cell>
          <table:table-cell office:value-type="float" office:value="12305" calcext:value-type="float">
            <text:p>1230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sgreenedz@upenn.edu</text:p>
          </table:table-cell>
          <table:table-cell office:value-type="string" calcext:value-type="string">
            <text:p>(256)576-0303</text:p>
          </table:table-cell>
          <table:table-cell office:value-type="string" calcext:value-type="string">
            <text:p>2555 Lukken Junction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float" office:value="35805" calcext:value-type="float">
            <text:p>358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cgarzae0@harvard.edu</text:p>
          </table:table-cell>
          <table:table-cell office:value-type="string" calcext:value-type="string">
            <text:p>(857)340-7077</text:p>
          </table:table-cell>
          <table:table-cell office:value-type="string" calcext:value-type="string">
            <text:p>03113 Stoughton Crossing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vbishope1@cloudflare.com</text:p>
          </table:table-cell>
          <table:table-cell office:value-type="string" calcext:value-type="string">
            <text:p>(865)168-9847</text:p>
          </table:table-cell>
          <table:table-cell office:value-type="string" calcext:value-type="string">
            <text:p>60605 Arizona Parkway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39" calcext:value-type="float">
            <text:p>3793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hgardnere2@nydailynews.com</text:p>
          </table:table-cell>
          <table:table-cell office:value-type="string" calcext:value-type="string">
            <text:p>(217)356-9483</text:p>
          </table:table-cell>
          <table:table-cell office:value-type="string" calcext:value-type="string">
            <text:p>664 Nancy Avenu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94" calcext:value-type="float">
            <text:p>6279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rfoxe3@soup.io</text:p>
          </table:table-cell>
          <table:table-cell office:value-type="string" calcext:value-type="string">
            <text:p>(217)756-8116</text:p>
          </table:table-cell>
          <table:table-cell office:value-type="string" calcext:value-type="string">
            <text:p>2615 American Center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1825" calcext:value-type="float">
            <text:p>618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ahowelle4@eepurl.com</text:p>
          </table:table-cell>
          <table:table-cell office:value-type="string" calcext:value-type="string">
            <text:p>(816)186-5810</text:p>
          </table:table-cell>
          <table:table-cell office:value-type="string" calcext:value-type="string">
            <text:p>707 Express Hill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90" calcext:value-type="float">
            <text:p>6419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fmurraye5@imageshack.us</text:p>
          </table:table-cell>
          <table:table-cell office:value-type="string" calcext:value-type="string">
            <text:p>(414)726-3059</text:p>
          </table:table-cell>
          <table:table-cell office:value-type="string" calcext:value-type="string">
            <text:p>17 Wayridge Drive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25" calcext:value-type="float">
            <text:p>532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mreide6@google.it</text:p>
          </table:table-cell>
          <table:table-cell office:value-type="string" calcext:value-type="string">
            <text:p>(773)826-7312</text:p>
          </table:table-cell>
          <table:table-cell office:value-type="string" calcext:value-type="string">
            <text:p>86 Eagan Cour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9" calcext:value-type="float">
            <text:p>6061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epowelle7@cloudflare.com</text:p>
          </table:table-cell>
          <table:table-cell office:value-type="string" calcext:value-type="string">
            <text:p>(615)749-9599</text:p>
          </table:table-cell>
          <table:table-cell office:value-type="string" calcext:value-type="string">
            <text:p>91 Southridge Driv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19" calcext:value-type="float">
            <text:p>3811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gbaileye8@un.org</text:p>
          </table:table-cell>
          <table:table-cell office:value-type="string" calcext:value-type="string">
            <text:p>(209)696-6975</text:p>
          </table:table-cell>
          <table:table-cell office:value-type="string" calcext:value-type="string">
            <text:p>2 Farragut Court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float" office:value="95210" calcext:value-type="float">
            <text:p>952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ssnydere9@nba.com</text:p>
          </table:table-cell>
          <table:table-cell office:value-type="string" calcext:value-type="string">
            <text:p>(719)581-1405</text:p>
          </table:table-cell>
          <table:table-cell office:value-type="string" calcext:value-type="string">
            <text:p>5 Evergreen Plaza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05" calcext:value-type="float">
            <text:p>809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phansonea@wired.com</text:p>
          </table:table-cell>
          <table:table-cell office:value-type="string" calcext:value-type="string">
            <text:p>(251)180-5140</text:p>
          </table:table-cell>
          <table:table-cell office:value-type="string" calcext:value-type="string">
            <text:p>22 Shelley Terrac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6605" calcext:value-type="float">
            <text:p>366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phanseneb@latimes.com</text:p>
          </table:table-cell>
          <table:table-cell office:value-type="string" calcext:value-type="string">
            <text:p>(202)950-5681</text:p>
          </table:table-cell>
          <table:table-cell office:value-type="string" calcext:value-type="string">
            <text:p>7 Mayfield Juncti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04" calcext:value-type="float">
            <text:p>204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bhansenec@google.com.hk</text:p>
          </table:table-cell>
          <table:table-cell office:value-type="string" calcext:value-type="string">
            <text:p>(817)456-5787</text:p>
          </table:table-cell>
          <table:table-cell office:value-type="string" calcext:value-type="string">
            <text:p>1 Clyde Gallagher Circle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29" calcext:value-type="float">
            <text:p>7612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ajacobsed@sina.com.cn</text:p>
          </table:table-cell>
          <table:table-cell office:value-type="string" calcext:value-type="string">
            <text:p>(310)218-4850</text:p>
          </table:table-cell>
          <table:table-cell office:value-type="string" calcext:value-type="string">
            <text:p>17405 Dexter Trail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CA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kmedinaee@ucsd.edu</text:p>
          </table:table-cell>
          <table:table-cell office:value-type="string" calcext:value-type="string">
            <text:p>(208)841-8902</text:p>
          </table:table-cell>
          <table:table-cell office:value-type="string" calcext:value-type="string">
            <text:p>9236 Randy Place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32" calcext:value-type="float">
            <text:p>837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cruzef@nytimes.com</text:p>
          </table:table-cell>
          <table:table-cell office:value-type="string" calcext:value-type="string">
            <text:p>(952)179-8266</text:p>
          </table:table-cell>
          <table:table-cell office:value-type="string" calcext:value-type="string">
            <text:p>31163 Cody Alley</text:p>
          </table:table-cell>
          <table:table-cell office:value-type="string" calcext:value-type="string">
            <text:p>Young America</text:p>
          </table:table-cell>
          <table:table-cell office:value-type="string" calcext:value-type="string">
            <text:p>MN</text:p>
          </table:table-cell>
          <table:table-cell office:value-type="float" office:value="55557" calcext:value-type="float">
            <text:p>555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tayloreg@sina.com.cn</text:p>
          </table:table-cell>
          <table:table-cell office:value-type="string" calcext:value-type="string">
            <text:p>(850)365-1386</text:p>
          </table:table-cell>
          <table:table-cell office:value-type="string" calcext:value-type="string">
            <text:p>34 Bowman Avenue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float" office:value="32309" calcext:value-type="float">
            <text:p>3230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bjohnstoneh@istockphoto.com</text:p>
          </table:table-cell>
          <table:table-cell office:value-type="string" calcext:value-type="string">
            <text:p>(434)891-9736</text:p>
          </table:table-cell>
          <table:table-cell office:value-type="string" calcext:value-type="string">
            <text:p>565 Butterfield Center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VA</text:p>
          </table:table-cell>
          <table:table-cell office:value-type="float" office:value="22111" calcext:value-type="float">
            <text:p>221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lburnsei@google.com.br</text:p>
          </table:table-cell>
          <table:table-cell office:value-type="string" calcext:value-type="string">
            <text:p>(347)403-4522</text:p>
          </table:table-cell>
          <table:table-cell office:value-type="string" calcext:value-type="string">
            <text:p>4707 Fallview Poin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nezej@about.me</text:p>
          </table:table-cell>
          <table:table-cell office:value-type="string" calcext:value-type="string">
            <text:p>(213)627-9002</text:p>
          </table:table-cell>
          <table:table-cell office:value-type="string" calcext:value-type="string">
            <text:p>552 Myrtle Cour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189" calcext:value-type="float">
            <text:p>9018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leeek@mit.edu</text:p>
          </table:table-cell>
          <table:table-cell office:value-type="string" calcext:value-type="string">
            <text:p>(812)950-4214</text:p>
          </table:table-cell>
          <table:table-cell office:value-type="string" calcext:value-type="string">
            <text:p>97 Grayhawk Park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float" office:value="47725" calcext:value-type="float">
            <text:p>477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wcarrollel@blogtalkradio.com</text:p>
          </table:table-cell>
          <table:table-cell office:value-type="string" calcext:value-type="string">
            <text:p>(916)315-8275</text:p>
          </table:table-cell>
          <table:table-cell office:value-type="string" calcext:value-type="string">
            <text:p>48871 Main Terrace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30" calcext:value-type="float">
            <text:p>9423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dsandersem@about.com</text:p>
          </table:table-cell>
          <table:table-cell office:value-type="string" calcext:value-type="string">
            <text:p>(303)426-2329</text:p>
          </table:table-cell>
          <table:table-cell office:value-type="string" calcext:value-type="string">
            <text:p>9165 Morrow Crossing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70" calcext:value-type="float">
            <text:p>8027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en@topsy.com</text:p>
          </table:table-cell>
          <table:table-cell office:value-type="string" calcext:value-type="string">
            <text:p>(202)561-9129</text:p>
          </table:table-cell>
          <table:table-cell office:value-type="string" calcext:value-type="string">
            <text:p>5 Duke Pas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pcoleeo@blogtalkradio.com</text:p>
          </table:table-cell>
          <table:table-cell office:value-type="string" calcext:value-type="string">
            <text:p>(209)355-6664</text:p>
          </table:table-cell>
          <table:table-cell office:value-type="string" calcext:value-type="string">
            <text:p>25840 Northwestern Terrace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CA</text:p>
          </table:table-cell>
          <table:table-cell office:value-type="float" office:value="95397" calcext:value-type="float">
            <text:p>9539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westep@cnet.com</text:p>
          </table:table-cell>
          <table:table-cell office:value-type="string" calcext:value-type="string">
            <text:p>(440)135-5809</text:p>
          </table:table-cell>
          <table:table-cell office:value-type="string" calcext:value-type="string">
            <text:p>87 Gulseth Circle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float" office:value="44125" calcext:value-type="float">
            <text:p>441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jperezeq@apple.com</text:p>
          </table:table-cell>
          <table:table-cell office:value-type="string" calcext:value-type="string">
            <text:p>(585)352-7177</text:p>
          </table:table-cell>
          <table:table-cell office:value-type="string" calcext:value-type="string">
            <text:p>3731 Rieder Lane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  <table:table-cell office:value-type="float" office:value="14646" calcext:value-type="float">
            <text:p>1464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reeder@tamu.edu</text:p>
          </table:table-cell>
          <table:table-cell office:value-type="string" calcext:value-type="string">
            <text:p>(513)886-5885</text:p>
          </table:table-cell>
          <table:table-cell office:value-type="string" calcext:value-type="string">
            <text:p>6 Elgar Alley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38" calcext:value-type="float">
            <text:p>4523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ddeanes@typepad.com</text:p>
          </table:table-cell>
          <table:table-cell office:value-type="string" calcext:value-type="string">
            <text:p>(716)604-0353</text:p>
          </table:table-cell>
          <table:table-cell office:value-type="string" calcext:value-type="string">
            <text:p>96 Burning Wood Driv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69" calcext:value-type="float">
            <text:p>1426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scottet@nyu.edu</text:p>
          </table:table-cell>
          <table:table-cell office:value-type="string" calcext:value-type="string">
            <text:p>(408)971-5275</text:p>
          </table:table-cell>
          <table:table-cell office:value-type="string" calcext:value-type="string">
            <text:p>2 Clyde Gallagher Road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  <table:table-cell office:value-type="float" office:value="94089" calcext:value-type="float">
            <text:p>9408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jgriffineu@rakuten.co.jp</text:p>
          </table:table-cell>
          <table:table-cell office:value-type="string" calcext:value-type="string">
            <text:p>(304)874-0004</text:p>
          </table:table-cell>
          <table:table-cell office:value-type="string" calcext:value-type="string">
            <text:p>716 Moose Street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float" office:value="25356" calcext:value-type="float">
            <text:p>2535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jbellev@jigsy.com</text:p>
          </table:table-cell>
          <table:table-cell office:value-type="string" calcext:value-type="string">
            <text:p>(202)876-7320</text:p>
          </table:table-cell>
          <table:table-cell office:value-type="string" calcext:value-type="string">
            <text:p>33956 Mifflin Hill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dmillsew@ihg.com</text:p>
          </table:table-cell>
          <table:table-cell office:value-type="string" calcext:value-type="string">
            <text:p>(937)422-3768</text:p>
          </table:table-cell>
          <table:table-cell office:value-type="string" calcext:value-type="string">
            <text:p>11 Dayton Circle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70" calcext:value-type="float">
            <text:p>4547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hsimpsonex@live.com</text:p>
          </table:table-cell>
          <table:table-cell office:value-type="string" calcext:value-type="string">
            <text:p>(919)573-9537</text:p>
          </table:table-cell>
          <table:table-cell office:value-type="string" calcext:value-type="string">
            <text:p>6 Moose Alley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10" calcext:value-type="float">
            <text:p>276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trogersey@live.com</text:p>
          </table:table-cell>
          <table:table-cell office:value-type="string" calcext:value-type="string">
            <text:p>(917)571-0989</text:p>
          </table:table-cell>
          <table:table-cell office:value-type="string" calcext:value-type="string">
            <text:p>86115 Quincy Trail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dhamiltonez@creativecommons.org</text:p>
          </table:table-cell>
          <table:table-cell office:value-type="string" calcext:value-type="string">
            <text:p>(251)108-6104</text:p>
          </table:table-cell>
          <table:table-cell office:value-type="string" calcext:value-type="string">
            <text:p>5 Vermont Stre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6616" calcext:value-type="float">
            <text:p>366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tbanksf0@scientificamerican.com</text:p>
          </table:table-cell>
          <table:table-cell office:value-type="string" calcext:value-type="string">
            <text:p>(816)540-5599</text:p>
          </table:table-cell>
          <table:table-cell office:value-type="string" calcext:value-type="string">
            <text:p>09 Longview Driv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87" calcext:value-type="float">
            <text:p>6418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ehartf1@myspace.com</text:p>
          </table:table-cell>
          <table:table-cell office:value-type="string" calcext:value-type="string">
            <text:p>(229)910-9064</text:p>
          </table:table-cell>
          <table:table-cell office:value-type="string" calcext:value-type="string">
            <text:p>694 Nancy Trail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GA</text:p>
          </table:table-cell>
          <table:table-cell office:value-type="float" office:value="31704" calcext:value-type="float">
            <text:p>3170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greenf2@example.com</text:p>
          </table:table-cell>
          <table:table-cell office:value-type="string" calcext:value-type="string">
            <text:p>(760)538-0867</text:p>
          </table:table-cell>
          <table:table-cell office:value-type="string" calcext:value-type="string">
            <text:p>06 Homewood Circle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1" calcext:value-type="float">
            <text:p>921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jdayf3@wix.com</text:p>
          </table:table-cell>
          <table:table-cell office:value-type="string" calcext:value-type="string">
            <text:p>(912)123-9318</text:p>
          </table:table-cell>
          <table:table-cell office:value-type="string" calcext:value-type="string">
            <text:p>42547 Melvin Pass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float" office:value="31422" calcext:value-type="float">
            <text:p>314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grayf4@examiner.com</text:p>
          </table:table-cell>
          <table:table-cell office:value-type="string" calcext:value-type="string">
            <text:p>(561)449-3694</text:p>
          </table:table-cell>
          <table:table-cell office:value-type="string" calcext:value-type="string">
            <text:p>66 Tennessee Crossing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11" calcext:value-type="float">
            <text:p>3341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wkennedyf5@edublogs.org</text:p>
          </table:table-cell>
          <table:table-cell office:value-type="string" calcext:value-type="string">
            <text:p>(404)921-5928</text:p>
          </table:table-cell>
          <table:table-cell office:value-type="string" calcext:value-type="string">
            <text:p>73345 Arizona Driv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1106" calcext:value-type="float">
            <text:p>3110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tpetersonf6@networkadvertising.org</text:p>
          </table:table-cell>
          <table:table-cell office:value-type="string" calcext:value-type="string">
            <text:p>(404)409-4764</text:p>
          </table:table-cell>
          <table:table-cell office:value-type="string" calcext:value-type="string">
            <text:p>374 Ilene Junction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1136" calcext:value-type="float">
            <text:p>311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kgordonf7@instagram.com</text:p>
          </table:table-cell>
          <table:table-cell office:value-type="string" calcext:value-type="string">
            <text:p>(408)752-6397</text:p>
          </table:table-cell>
          <table:table-cell office:value-type="string" calcext:value-type="string">
            <text:p>6481 Dennis Lan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18" calcext:value-type="float">
            <text:p>951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riveraf8@usda.gov</text:p>
          </table:table-cell>
          <table:table-cell office:value-type="string" calcext:value-type="string">
            <text:p>(918)804-5387</text:p>
          </table:table-cell>
          <table:table-cell office:value-type="string" calcext:value-type="string">
            <text:p>7981 Valley Edge Hill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74193" calcext:value-type="float">
            <text:p>7419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hadamsf9@dailymail.co.uk</text:p>
          </table:table-cell>
          <table:table-cell office:value-type="string" calcext:value-type="string">
            <text:p>(615)490-0736</text:p>
          </table:table-cell>
          <table:table-cell office:value-type="string" calcext:value-type="string">
            <text:p>28 Coolidge Road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45" calcext:value-type="float">
            <text:p>372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cgreenefa@epa.gov</text:p>
          </table:table-cell>
          <table:table-cell office:value-type="string" calcext:value-type="string">
            <text:p>(402)613-1483</text:p>
          </table:table-cell>
          <table:table-cell office:value-type="string" calcext:value-type="string">
            <text:p>796 Grayhawk Circle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float" office:value="68110" calcext:value-type="float">
            <text:p>681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rgonzalesfb@ed.gov</text:p>
          </table:table-cell>
          <table:table-cell office:value-type="string" calcext:value-type="string">
            <text:p>(510)265-1836</text:p>
          </table:table-cell>
          <table:table-cell office:value-type="string" calcext:value-type="string">
            <text:p>244 Waywood Road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16" calcext:value-type="float">
            <text:p>946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jbarnesfc@accuweather.com</text:p>
          </table:table-cell>
          <table:table-cell office:value-type="string" calcext:value-type="string">
            <text:p>(336)101-1687</text:p>
          </table:table-cell>
          <table:table-cell office:value-type="string" calcext:value-type="string">
            <text:p>8677 Grasskamp Center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16" calcext:value-type="float">
            <text:p>271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fhansenfd@dedecms.com</text:p>
          </table:table-cell>
          <table:table-cell office:value-type="string" calcext:value-type="string">
            <text:p>(602)588-6704</text:p>
          </table:table-cell>
          <table:table-cell office:value-type="string" calcext:value-type="string">
            <text:p>90791 Dottie Roa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53" calcext:value-type="float">
            <text:p>850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fholmesfe@constantcontact.com</text:p>
          </table:table-cell>
          <table:table-cell office:value-type="string" calcext:value-type="string">
            <text:p>(504)810-1958</text:p>
          </table:table-cell>
          <table:table-cell office:value-type="string" calcext:value-type="string">
            <text:p>29 Farwell Plaz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79" calcext:value-type="float">
            <text:p>7017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hbaileyff@facebook.com</text:p>
          </table:table-cell>
          <table:table-cell office:value-type="string" calcext:value-type="string">
            <text:p>(817)233-8550</text:p>
          </table:table-cell>
          <table:table-cell office:value-type="string" calcext:value-type="string">
            <text:p>90180 Almo Alley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34" calcext:value-type="float">
            <text:p>7613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jwoodfg@yandex.ru</text:p>
          </table:table-cell>
          <table:table-cell office:value-type="string" calcext:value-type="string">
            <text:p>(320)994-5205</text:p>
          </table:table-cell>
          <table:table-cell office:value-type="string" calcext:value-type="string">
            <text:p>794 Sycamore Road</text:p>
          </table:table-cell>
          <table:table-cell office:value-type="string" calcext:value-type="string">
            <text:p>Saint Cloud</text:p>
          </table:table-cell>
          <table:table-cell office:value-type="string" calcext:value-type="string">
            <text:p>MN</text:p>
          </table:table-cell>
          <table:table-cell office:value-type="float" office:value="56372" calcext:value-type="float">
            <text:p>5637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dhicksfh@sohu.com</text:p>
          </table:table-cell>
          <table:table-cell office:value-type="string" calcext:value-type="string">
            <text:p>(718)236-8755</text:p>
          </table:table-cell>
          <table:table-cell office:value-type="string" calcext:value-type="string">
            <text:p>03 Swallow Street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bjohnsonfi@ucoz.ru</text:p>
          </table:table-cell>
          <table:table-cell office:value-type="string" calcext:value-type="string">
            <text:p>(559)928-6190</text:p>
          </table:table-cell>
          <table:table-cell office:value-type="string" calcext:value-type="string">
            <text:p>8440 Grover Road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93778" calcext:value-type="float">
            <text:p>937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pwardfj@tamu.edu</text:p>
          </table:table-cell>
          <table:table-cell office:value-type="string" calcext:value-type="string">
            <text:p>(404)338-6336</text:p>
          </table:table-cell>
          <table:table-cell office:value-type="string" calcext:value-type="string">
            <text:p>1 Sugar Driv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43" calcext:value-type="float">
            <text:p>303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porterfk@sogou.com</text:p>
          </table:table-cell>
          <table:table-cell office:value-type="string" calcext:value-type="string">
            <text:p>(651)755-8900</text:p>
          </table:table-cell>
          <table:table-cell office:value-type="string" calcext:value-type="string">
            <text:p>9397 Eggendart Court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88" calcext:value-type="float">
            <text:p>5518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nwalkerfl@sphinn.com</text:p>
          </table:table-cell>
          <table:table-cell office:value-type="string" calcext:value-type="string">
            <text:p>(202)930-9428</text:p>
          </table:table-cell>
          <table:table-cell office:value-type="string" calcext:value-type="string">
            <text:p>67238 Marcy Cour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20" calcext:value-type="float">
            <text:p>2042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wcooperfm@state.tx.us</text:p>
          </table:table-cell>
          <table:table-cell office:value-type="string" calcext:value-type="string">
            <text:p>(559)229-5131</text:p>
          </table:table-cell>
          <table:table-cell office:value-type="string" calcext:value-type="string">
            <text:p>57341 Anniversary Avenue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93726" calcext:value-type="float">
            <text:p>9372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thomasfn@hubpages.com</text:p>
          </table:table-cell>
          <table:table-cell office:value-type="string" calcext:value-type="string">
            <text:p>(559)996-6930</text:p>
          </table:table-cell>
          <table:table-cell office:value-type="string" calcext:value-type="string">
            <text:p>37 Clarendon Street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640" calcext:value-type="float">
            <text:p>9264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ffergusonfo@google.com</text:p>
          </table:table-cell>
          <table:table-cell office:value-type="string" calcext:value-type="string">
            <text:p>(770)864-4592</text:p>
          </table:table-cell>
          <table:table-cell office:value-type="string" calcext:value-type="string">
            <text:p>32399 Tomscot Crossi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16" calcext:value-type="float">
            <text:p>303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jjohnsonfp@craigslist.org</text:p>
          </table:table-cell>
          <table:table-cell office:value-type="string" calcext:value-type="string">
            <text:p>(316)392-8779</text:p>
          </table:table-cell>
          <table:table-cell office:value-type="string" calcext:value-type="string">
            <text:p>96373 Village Green Point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05" calcext:value-type="float">
            <text:p>6720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astephensfq@prnewswire.com</text:p>
          </table:table-cell>
          <table:table-cell office:value-type="string" calcext:value-type="string">
            <text:p>(304)416-4598</text:p>
          </table:table-cell>
          <table:table-cell office:value-type="string" calcext:value-type="string">
            <text:p>743 Mockingbird Alley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25716" calcext:value-type="float">
            <text:p>257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tlarsonfr@independent.co.uk</text:p>
          </table:table-cell>
          <table:table-cell office:value-type="string" calcext:value-type="string">
            <text:p>(937)160-0581</text:p>
          </table:table-cell>
          <table:table-cell office:value-type="string" calcext:value-type="string">
            <text:p>57 Graedel Way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19" calcext:value-type="float">
            <text:p>4541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stevensfs@linkedin.com</text:p>
          </table:table-cell>
          <table:table-cell office:value-type="string" calcext:value-type="string">
            <text:p>(202)272-9949</text:p>
          </table:table-cell>
          <table:table-cell office:value-type="string" calcext:value-type="string">
            <text:p>5 Twin Pines Cour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99" calcext:value-type="float">
            <text:p>2029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carnoldft@independent.co.uk</text:p>
          </table:table-cell>
          <table:table-cell office:value-type="string" calcext:value-type="string">
            <text:p>(903)841-8253</text:p>
          </table:table-cell>
          <table:table-cell office:value-type="string" calcext:value-type="string">
            <text:p>19683 Talisman Circle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X</text:p>
          </table:table-cell>
          <table:table-cell office:value-type="float" office:value="75799" calcext:value-type="float">
            <text:p>7579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sjonesfu@cornell.edu</text:p>
          </table:table-cell>
          <table:table-cell office:value-type="string" calcext:value-type="string">
            <text:p>(570)947-9113</text:p>
          </table:table-cell>
          <table:table-cell office:value-type="string" calcext:value-type="string">
            <text:p>13075 Marquette Circle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PA</text:p>
          </table:table-cell>
          <table:table-cell office:value-type="float" office:value="18768" calcext:value-type="float">
            <text:p>1876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crossfv@instagram.com</text:p>
          </table:table-cell>
          <table:table-cell office:value-type="string" calcext:value-type="string">
            <text:p>(919)853-5491</text:p>
          </table:table-cell>
          <table:table-cell office:value-type="string" calcext:value-type="string">
            <text:p>87 Shasta Court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05" calcext:value-type="float">
            <text:p>2760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sthompsonfw@indiegogo.com</text:p>
          </table:table-cell>
          <table:table-cell office:value-type="string" calcext:value-type="string">
            <text:p>(941)937-9267</text:p>
          </table:table-cell>
          <table:table-cell office:value-type="string" calcext:value-type="string">
            <text:p>06498 Chinook Hill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4108" calcext:value-type="float">
            <text:p>3410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rturnerfx@usda.gov</text:p>
          </table:table-cell>
          <table:table-cell office:value-type="string" calcext:value-type="string">
            <text:p>(502)839-5524</text:p>
          </table:table-cell>
          <table:table-cell office:value-type="string" calcext:value-type="string">
            <text:p>934 Pierstorff Alley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KY</text:p>
          </table:table-cell>
          <table:table-cell office:value-type="float" office:value="41905" calcext:value-type="float">
            <text:p>419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jlynchfy@timesonline.co.uk</text:p>
          </table:table-cell>
          <table:table-cell office:value-type="string" calcext:value-type="string">
            <text:p>(336)954-1411</text:p>
          </table:table-cell>
          <table:table-cell office:value-type="string" calcext:value-type="string">
            <text:p>7416 Mitchell Center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57" calcext:value-type="float">
            <text:p>2715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alawsonfz@hubpages.com</text:p>
          </table:table-cell>
          <table:table-cell office:value-type="string" calcext:value-type="string">
            <text:p>(832)879-9712</text:p>
          </table:table-cell>
          <table:table-cell office:value-type="string" calcext:value-type="string">
            <text:p>807 Springs Alle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01" calcext:value-type="float">
            <text:p>772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dolsong0@topsy.com</text:p>
          </table:table-cell>
          <table:table-cell office:value-type="string" calcext:value-type="string">
            <text:p>(817)856-3451</text:p>
          </table:table-cell>
          <table:table-cell office:value-type="string" calcext:value-type="string">
            <text:p>7 Florence Plaza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X</text:p>
          </table:table-cell>
          <table:table-cell office:value-type="float" office:value="76004" calcext:value-type="float">
            <text:p>760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jonesg1@cbslocal.com</text:p>
          </table:table-cell>
          <table:table-cell office:value-type="string" calcext:value-type="string">
            <text:p>(212)701-1810</text:p>
          </table:table-cell>
          <table:table-cell office:value-type="string" calcext:value-type="string">
            <text:p>1869 Algoma Trail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jordang2@altervista.org</text:p>
          </table:table-cell>
          <table:table-cell office:value-type="string" calcext:value-type="string">
            <text:p>(434)586-2778</text:p>
          </table:table-cell>
          <table:table-cell office:value-type="string" calcext:value-type="string">
            <text:p>62 Hanover Road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A</text:p>
          </table:table-cell>
          <table:table-cell office:value-type="float" office:value="24515" calcext:value-type="float">
            <text:p>245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tcarpenterg3@google.es</text:p>
          </table:table-cell>
          <table:table-cell office:value-type="string" calcext:value-type="string">
            <text:p>(704)772-3519</text:p>
          </table:table-cell>
          <table:table-cell office:value-type="string" calcext:value-type="string">
            <text:p>3 Sommers Plac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10" calcext:value-type="float">
            <text:p>282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mbowmang4@addthis.com</text:p>
          </table:table-cell>
          <table:table-cell office:value-type="string" calcext:value-type="string">
            <text:p>(860)168-5569</text:p>
          </table:table-cell>
          <table:table-cell office:value-type="string" calcext:value-type="string">
            <text:p>626 Village Center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mmorrisg5@g.co</text:p>
          </table:table-cell>
          <table:table-cell office:value-type="string" calcext:value-type="string">
            <text:p>(937)682-3904</text:p>
          </table:table-cell>
          <table:table-cell office:value-type="string" calcext:value-type="string">
            <text:p>0203 Garrison Trail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OH</text:p>
          </table:table-cell>
          <table:table-cell office:value-type="float" office:value="45505" calcext:value-type="float">
            <text:p>4550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dbanksg6@dell.com</text:p>
          </table:table-cell>
          <table:table-cell office:value-type="string" calcext:value-type="string">
            <text:p>(217)145-5092</text:p>
          </table:table-cell>
          <table:table-cell office:value-type="string" calcext:value-type="string">
            <text:p>552 Steensland Lan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64" calcext:value-type="float">
            <text:p>6276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lcolemang7@uiuc.edu</text:p>
          </table:table-cell>
          <table:table-cell office:value-type="string" calcext:value-type="string">
            <text:p>(360)507-8837</text:p>
          </table:table-cell>
          <table:table-cell office:value-type="string" calcext:value-type="string">
            <text:p>15469 Marquette Lane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float" office:value="98506" calcext:value-type="float">
            <text:p>9850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kkelleyg8@wikimedia.org</text:p>
          </table:table-cell>
          <table:table-cell office:value-type="string" calcext:value-type="string">
            <text:p>(413)894-8088</text:p>
          </table:table-cell>
          <table:table-cell office:value-type="string" calcext:value-type="string">
            <text:p>5825 Roxbury Alley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A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rberryg9@vistaprint.com</text:p>
          </table:table-cell>
          <table:table-cell office:value-type="string" calcext:value-type="string">
            <text:p>(810)372-5963</text:p>
          </table:table-cell>
          <table:table-cell office:value-type="string" calcext:value-type="string">
            <text:p>55 Dawn Crossing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</text:p>
          </table:table-cell>
          <table:table-cell office:value-type="float" office:value="48550" calcext:value-type="float">
            <text:p>4855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bkennedyga@europa.eu</text:p>
          </table:table-cell>
          <table:table-cell office:value-type="string" calcext:value-type="string">
            <text:p>(516)422-6646</text:p>
          </table:table-cell>
          <table:table-cell office:value-type="string" calcext:value-type="string">
            <text:p>1 Tennessee Trail</text:p>
          </table:table-cell>
          <table:table-cell office:value-type="string" calcext:value-type="string">
            <text:p>New Hyde Park</text:p>
          </table:table-cell>
          <table:table-cell office:value-type="string" calcext:value-type="string">
            <text:p>NY</text:p>
          </table:table-cell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iphillipsgb@wired.com</text:p>
          </table:table-cell>
          <table:table-cell office:value-type="string" calcext:value-type="string">
            <text:p>(304)865-6537</text:p>
          </table:table-cell>
          <table:table-cell office:value-type="string" calcext:value-type="string">
            <text:p>79440 Mariners Cove Terrace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V</text:p>
          </table:table-cell>
          <table:table-cell office:value-type="float" office:value="25389" calcext:value-type="float">
            <text:p>2538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jhendersongc@google.com.au</text:p>
          </table:table-cell>
          <table:table-cell office:value-type="string" calcext:value-type="string">
            <text:p>(502)177-1864</text:p>
          </table:table-cell>
          <table:table-cell office:value-type="string" calcext:value-type="string">
            <text:p>91784 Macpherson Road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KY</text:p>
          </table:table-cell>
          <table:table-cell office:value-type="float" office:value="40618" calcext:value-type="float">
            <text:p>406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mgilbertgd@posterous.com</text:p>
          </table:table-cell>
          <table:table-cell office:value-type="string" calcext:value-type="string">
            <text:p>(513)663-8348</text:p>
          </table:table-cell>
          <table:table-cell office:value-type="string" calcext:value-type="string">
            <text:p>209 Independence Drive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54" calcext:value-type="float">
            <text:p>452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duncange@cnbc.com</text:p>
          </table:table-cell>
          <table:table-cell office:value-type="string" calcext:value-type="string">
            <text:p>(515)863-3892</text:p>
          </table:table-cell>
          <table:table-cell office:value-type="string" calcext:value-type="string">
            <text:p>6 Dorton Way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981" calcext:value-type="float">
            <text:p>5098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kblackgf@hud.gov</text:p>
          </table:table-cell>
          <table:table-cell office:value-type="string" calcext:value-type="string">
            <text:p>(202)974-1364</text:p>
          </table:table-cell>
          <table:table-cell office:value-type="string" calcext:value-type="string">
            <text:p>95455 Anhalt Pas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78" calcext:value-type="float">
            <text:p>2007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mcoxgg@squidoo.com</text:p>
          </table:table-cell>
          <table:table-cell office:value-type="string" calcext:value-type="string">
            <text:p>(207)423-5752</text:p>
          </table:table-cell>
          <table:table-cell office:value-type="string" calcext:value-type="string">
            <text:p>4 Schiller Terrac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E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sschmidtgh@seesaa.net</text:p>
          </table:table-cell>
          <table:table-cell office:value-type="string" calcext:value-type="string">
            <text:p>(713)776-6912</text:p>
          </table:table-cell>
          <table:table-cell office:value-type="string" calcext:value-type="string">
            <text:p>3984 Debs Parkwa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23" calcext:value-type="float">
            <text:p>7722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hamiltongi@weebly.com</text:p>
          </table:table-cell>
          <table:table-cell office:value-type="string" calcext:value-type="string">
            <text:p>(239)135-3055</text:p>
          </table:table-cell>
          <table:table-cell office:value-type="string" calcext:value-type="string">
            <text:p>64 La Follette Center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FL</text:p>
          </table:table-cell>
          <table:table-cell office:value-type="float" office:value="33994" calcext:value-type="float">
            <text:p>339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davisgj@vinaora.com</text:p>
          </table:table-cell>
          <table:table-cell office:value-type="string" calcext:value-type="string">
            <text:p>(517)534-7824</text:p>
          </table:table-cell>
          <table:table-cell office:value-type="string" calcext:value-type="string">
            <text:p>747 Grasskamp Trail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19" calcext:value-type="float">
            <text:p>4891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snelsongk@twitter.com</text:p>
          </table:table-cell>
          <table:table-cell office:value-type="string" calcext:value-type="string">
            <text:p>(203)546-5870</text:p>
          </table:table-cell>
          <table:table-cell office:value-type="string" calcext:value-type="string">
            <text:p>6950 Butterfield Lane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CT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washingtongl@abc.net.au</text:p>
          </table:table-cell>
          <table:table-cell office:value-type="string" calcext:value-type="string">
            <text:p>(754)192-1724</text:p>
          </table:table-cell>
          <table:table-cell office:value-type="string" calcext:value-type="string">
            <text:p>07 Riverside Circle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FL</text:p>
          </table:table-cell>
          <table:table-cell office:value-type="float" office:value="33075" calcext:value-type="float">
            <text:p>3307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rperrygm@engadget.com</text:p>
          </table:table-cell>
          <table:table-cell office:value-type="string" calcext:value-type="string">
            <text:p>(734)798-3185</text:p>
          </table:table-cell>
          <table:table-cell office:value-type="string" calcext:value-type="string">
            <text:p>9139 Bultman Point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MI</text:p>
          </table:table-cell>
          <table:table-cell office:value-type="float" office:value="48107" calcext:value-type="float">
            <text:p>4810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drileygn@alexa.com</text:p>
          </table:table-cell>
          <table:table-cell office:value-type="string" calcext:value-type="string">
            <text:p>(361)745-7797</text:p>
          </table:table-cell>
          <table:table-cell office:value-type="string" calcext:value-type="string">
            <text:p>83 Fuller Pass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TX</text:p>
          </table:table-cell>
          <table:table-cell office:value-type="float" office:value="78465" calcext:value-type="float">
            <text:p>784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bandrewsgo@economist.com</text:p>
          </table:table-cell>
          <table:table-cell office:value-type="string" calcext:value-type="string">
            <text:p>(210)359-3328</text:p>
          </table:table-cell>
          <table:table-cell office:value-type="string" calcext:value-type="string">
            <text:p>316 Pawling Center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25" calcext:value-type="float">
            <text:p>782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blackgp@foxnews.com</text:p>
          </table:table-cell>
          <table:table-cell office:value-type="string" calcext:value-type="string">
            <text:p>(202)414-8311</text:p>
          </table:table-cell>
          <table:table-cell office:value-type="string" calcext:value-type="string">
            <text:p>17825 Toban Plaz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67" calcext:value-type="float">
            <text:p>2006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tfloresgq@columbia.edu</text:p>
          </table:table-cell>
          <table:table-cell office:value-type="string" calcext:value-type="string">
            <text:p>(318)988-7907</text:p>
          </table:table-cell>
          <table:table-cell office:value-type="string" calcext:value-type="string">
            <text:p>4 Barnett Junction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pfishergr@rakuten.co.jp</text:p>
          </table:table-cell>
          <table:table-cell office:value-type="string" calcext:value-type="string">
            <text:p>(404)859-9762</text:p>
          </table:table-cell>
          <table:table-cell office:value-type="string" calcext:value-type="string">
            <text:p>86 Luster Terrac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16" calcext:value-type="float">
            <text:p>303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brooksgs@nbcnews.com</text:p>
          </table:table-cell>
          <table:table-cell office:value-type="string" calcext:value-type="string">
            <text:p>(610)485-6596</text:p>
          </table:table-cell>
          <table:table-cell office:value-type="string" calcext:value-type="string">
            <text:p>38 Havey Street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A</text:p>
          </table:table-cell>
          <table:table-cell office:value-type="float" office:value="19610" calcext:value-type="float">
            <text:p>196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scarrollgt@fema.gov</text:p>
          </table:table-cell>
          <table:table-cell office:value-type="string" calcext:value-type="string">
            <text:p>(352)438-0651</text:p>
          </table:table-cell>
          <table:table-cell office:value-type="string" calcext:value-type="string">
            <text:p>2 1st Park</text:p>
          </table:table-cell>
          <table:table-cell office:value-type="string" calcext:value-type="string">
            <text:p>Ocala</text:p>
          </table:table-cell>
          <table:table-cell office:value-type="string" calcext:value-type="string">
            <text:p>FL</text:p>
          </table:table-cell>
          <table:table-cell office:value-type="float" office:value="34474" calcext:value-type="float">
            <text:p>3447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woodgu@about.me</text:p>
          </table:table-cell>
          <table:table-cell office:value-type="string" calcext:value-type="string">
            <text:p>(281)492-3042</text:p>
          </table:table-cell>
          <table:table-cell office:value-type="string" calcext:value-type="string">
            <text:p>3 Pond Trail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X</text:p>
          </table:table-cell>
          <table:table-cell office:value-type="float" office:value="77505" calcext:value-type="float">
            <text:p>7750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tshawgv@imdb.com</text:p>
          </table:table-cell>
          <table:table-cell office:value-type="string" calcext:value-type="string">
            <text:p>(512)215-1263</text:p>
          </table:table-cell>
          <table:table-cell office:value-type="string" calcext:value-type="string">
            <text:p>2 Pierstorff Center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martinezgw@histats.com</text:p>
          </table:table-cell>
          <table:table-cell office:value-type="string" calcext:value-type="string">
            <text:p>(319)178-6700</text:p>
          </table:table-cell>
          <table:table-cell office:value-type="string" calcext:value-type="string">
            <text:p>16 Vidon Pass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float" office:value="52245" calcext:value-type="float">
            <text:p>5224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pchavezgx@ning.com</text:p>
          </table:table-cell>
          <table:table-cell office:value-type="string" calcext:value-type="string">
            <text:p>(515)526-7060</text:p>
          </table:table-cell>
          <table:table-cell office:value-type="string" calcext:value-type="string">
            <text:p>42055 Rutledge Road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62" calcext:value-type="float">
            <text:p>5036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jschmidtgy@google.com</text:p>
          </table:table-cell>
          <table:table-cell office:value-type="string" calcext:value-type="string">
            <text:p>(704)125-2521</text:p>
          </table:table-cell>
          <table:table-cell office:value-type="string" calcext:value-type="string">
            <text:p>323 Linden Plac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15" calcext:value-type="float">
            <text:p>282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knguyengz@yahoo.co.jp</text:p>
          </table:table-cell>
          <table:table-cell office:value-type="string" calcext:value-type="string">
            <text:p>(860)863-6657</text:p>
          </table:table-cell>
          <table:table-cell office:value-type="string" calcext:value-type="string">
            <text:p>36 Karstens Terrace</text:p>
          </table:table-cell>
          <table:table-cell office:value-type="string" calcext:value-type="string">
            <text:p>West Hartford</text:p>
          </table:table-cell>
          <table:table-cell office:value-type="string" calcext:value-type="string">
            <text:p>CT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acollinsh0@latimes.com</text:p>
          </table:table-cell>
          <table:table-cell office:value-type="string" calcext:value-type="string">
            <text:p>(662)767-0292</text:p>
          </table:table-cell>
          <table:table-cell office:value-type="string" calcext:value-type="string">
            <text:p>599 Debs Park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MS</text:p>
          </table:table-cell>
          <table:table-cell office:value-type="float" office:value="39705" calcext:value-type="float">
            <text:p>3970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egilberth1@go.com</text:p>
          </table:table-cell>
          <table:table-cell office:value-type="string" calcext:value-type="string">
            <text:p>(916)525-1164</text:p>
          </table:table-cell>
          <table:table-cell office:value-type="string" calcext:value-type="string">
            <text:p>9 Pennsylvania Circle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91" calcext:value-type="float">
            <text:p>9429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kmorenoh2@chronoengine.com</text:p>
          </table:table-cell>
          <table:table-cell office:value-type="string" calcext:value-type="string">
            <text:p>(718)740-5278</text:p>
          </table:table-cell>
          <table:table-cell office:value-type="string" calcext:value-type="string">
            <text:p>0893 Butternut Circle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Y</text:p>
          </table:table-cell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volsonh3@baidu.com</text:p>
          </table:table-cell>
          <table:table-cell office:value-type="string" calcext:value-type="string">
            <text:p>(414)456-4740</text:p>
          </table:table-cell>
          <table:table-cell office:value-type="string" calcext:value-type="string">
            <text:p>93497 Brown Trail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34" calcext:value-type="float">
            <text:p>5323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fgomezh4@wunderground.com</text:p>
          </table:table-cell>
          <table:table-cell office:value-type="string" calcext:value-type="string">
            <text:p>(857)664-8537</text:p>
          </table:table-cell>
          <table:table-cell office:value-type="string" calcext:value-type="string">
            <text:p>14872 Loftsgordon Avenue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A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cpierceh5@phoca.cz</text:p>
          </table:table-cell>
          <table:table-cell office:value-type="string" calcext:value-type="string">
            <text:p>(202)116-9446</text:p>
          </table:table-cell>
          <table:table-cell office:value-type="string" calcext:value-type="string">
            <text:p>04782 Bay Cent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26" calcext:value-type="float">
            <text:p>202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dandersonh6@creativecommons.org</text:p>
          </table:table-cell>
          <table:table-cell office:value-type="string" calcext:value-type="string">
            <text:p>(281)272-2846</text:p>
          </table:table-cell>
          <table:table-cell office:value-type="string" calcext:value-type="string">
            <text:p>52 East Trail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X</text:p>
          </table:table-cell>
          <table:table-cell office:value-type="float" office:value="77554" calcext:value-type="float">
            <text:p>7755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jgordonh7@businesswire.com</text:p>
          </table:table-cell>
          <table:table-cell office:value-type="string" calcext:value-type="string">
            <text:p>(360)928-7253</text:p>
          </table:table-cell>
          <table:table-cell office:value-type="string" calcext:value-type="string">
            <text:p>6 Kensington Pass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float" office:value="98506" calcext:value-type="float">
            <text:p>9850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jberryh8@amazon.co.jp</text:p>
          </table:table-cell>
          <table:table-cell office:value-type="string" calcext:value-type="string">
            <text:p>(214)141-6608</text:p>
          </table:table-cell>
          <table:table-cell office:value-type="string" calcext:value-type="string">
            <text:p>544 Morning Wa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77" calcext:value-type="float">
            <text:p>7527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mrobinsonh9@senate.gov</text:p>
          </table:table-cell>
          <table:table-cell office:value-type="string" calcext:value-type="string">
            <text:p>(318)845-5129</text:p>
          </table:table-cell>
          <table:table-cell office:value-type="string" calcext:value-type="string">
            <text:p>3624 Valley Edge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LA</text:p>
          </table:table-cell>
          <table:table-cell office:value-type="float" office:value="71307" calcext:value-type="float">
            <text:p>7130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aellisha@usnews.com</text:p>
          </table:table-cell>
          <table:table-cell office:value-type="string" calcext:value-type="string">
            <text:p>(682)338-0208</text:p>
          </table:table-cell>
          <table:table-cell office:value-type="string" calcext:value-type="string">
            <text:p>8100 Ridgeway Junction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15" calcext:value-type="float">
            <text:p>761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meyerhb@harvard.edu</text:p>
          </table:table-cell>
          <table:table-cell office:value-type="string" calcext:value-type="string">
            <text:p>(415)538-4552</text:p>
          </table:table-cell>
          <table:table-cell office:value-type="string" calcext:value-type="string">
            <text:p>76 Oneill Parkwa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37" calcext:value-type="float">
            <text:p>9413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woodhc@qq.com</text:p>
          </table:table-cell>
          <table:table-cell office:value-type="string" calcext:value-type="string">
            <text:p>(302)492-2190</text:p>
          </table:table-cell>
          <table:table-cell office:value-type="string" calcext:value-type="string">
            <text:p>20521 Carey Junction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E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grayhd@loc.gov</text:p>
          </table:table-cell>
          <table:table-cell office:value-type="string" calcext:value-type="string">
            <text:p>(520)713-7339</text:p>
          </table:table-cell>
          <table:table-cell office:value-type="string" calcext:value-type="string">
            <text:p>5680 Anderson Parkwa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25" calcext:value-type="float">
            <text:p>857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lhamiltonhe@last.fm</text:p>
          </table:table-cell>
          <table:table-cell office:value-type="string" calcext:value-type="string">
            <text:p>(937)571-9594</text:p>
          </table:table-cell>
          <table:table-cell office:value-type="string" calcext:value-type="string">
            <text:p>9 Waywood Circle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32" calcext:value-type="float">
            <text:p>4543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dsanchezhf@netlog.com</text:p>
          </table:table-cell>
          <table:table-cell office:value-type="string" calcext:value-type="string">
            <text:p>(706)824-3110</text:p>
          </table:table-cell>
          <table:table-cell office:value-type="string" calcext:value-type="string">
            <text:p>3 Miller Avenu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A</text:p>
          </table:table-cell>
          <table:table-cell office:value-type="float" office:value="30610" calcext:value-type="float">
            <text:p>306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krogershg@zdnet.com</text:p>
          </table:table-cell>
          <table:table-cell office:value-type="string" calcext:value-type="string">
            <text:p>(515)822-2977</text:p>
          </table:table-cell>
          <table:table-cell office:value-type="string" calcext:value-type="string">
            <text:p>749 Melrose Trail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93" calcext:value-type="float">
            <text:p>5039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rboydhh@thetimes.co.uk</text:p>
          </table:table-cell>
          <table:table-cell office:value-type="string" calcext:value-type="string">
            <text:p>(202)450-4291</text:p>
          </table:table-cell>
          <table:table-cell office:value-type="string" calcext:value-type="string">
            <text:p>3570 Stephen Circ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26" calcext:value-type="float">
            <text:p>202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jgriffinhi@walmart.com</text:p>
          </table:table-cell>
          <table:table-cell office:value-type="string" calcext:value-type="string">
            <text:p>(651)483-7688</text:p>
          </table:table-cell>
          <table:table-cell office:value-type="string" calcext:value-type="string">
            <text:p>518 Blue Bill Park Terrace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15" calcext:value-type="float">
            <text:p>551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swrighthj@miibeian.gov.cn</text:p>
          </table:table-cell>
          <table:table-cell office:value-type="string" calcext:value-type="string">
            <text:p>(334)694-8178</text:p>
          </table:table-cell>
          <table:table-cell office:value-type="string" calcext:value-type="string">
            <text:p>91 Norway Maple Plac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09" calcext:value-type="float">
            <text:p>3610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hharperhk@opensource.org</text:p>
          </table:table-cell>
          <table:table-cell office:value-type="string" calcext:value-type="string">
            <text:p>(713)110-3963</text:p>
          </table:table-cell>
          <table:table-cell office:value-type="string" calcext:value-type="string">
            <text:p>82 Waxwing Pas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50" calcext:value-type="float">
            <text:p>7725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pcrawfordhl@buzzfeed.com</text:p>
          </table:table-cell>
          <table:table-cell office:value-type="string" calcext:value-type="string">
            <text:p>(202)386-0610</text:p>
          </table:table-cell>
          <table:table-cell office:value-type="string" calcext:value-type="string">
            <text:p>87 Hagan Driv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38" calcext:value-type="float">
            <text:p>2023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chowardhm@epa.gov</text:p>
          </table:table-cell>
          <table:table-cell office:value-type="string" calcext:value-type="string">
            <text:p>(210)701-8473</text:p>
          </table:table-cell>
          <table:table-cell office:value-type="string" calcext:value-type="string">
            <text:p>5 Glendale Crossing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60" calcext:value-type="float">
            <text:p>7826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mandrewshn@washington.edu</text:p>
          </table:table-cell>
          <table:table-cell office:value-type="string" calcext:value-type="string">
            <text:p>(816)860-2489</text:p>
          </table:table-cell>
          <table:table-cell office:value-type="string" calcext:value-type="string">
            <text:p>4337 Farragut Street</text:p>
          </table:table-cell>
          <table:table-cell office:value-type="string" calcext:value-type="string">
            <text:p>Shawnee Mission</text:p>
          </table:table-cell>
          <table:table-cell office:value-type="string" calcext:value-type="string">
            <text:p>KS</text:p>
          </table:table-cell>
          <table:table-cell office:value-type="float" office:value="66205" calcext:value-type="float">
            <text:p>6620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rriveraho@phpbb.com</text:p>
          </table:table-cell>
          <table:table-cell office:value-type="string" calcext:value-type="string">
            <text:p>(419)362-4915</text:p>
          </table:table-cell>
          <table:table-cell office:value-type="string" calcext:value-type="string">
            <text:p>320 Longview Plaza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66" calcext:value-type="float">
            <text:p>4366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leehp@baidu.com</text:p>
          </table:table-cell>
          <table:table-cell office:value-type="string" calcext:value-type="string">
            <text:p>(816)364-4661</text:p>
          </table:table-cell>
          <table:table-cell office:value-type="string" calcext:value-type="string">
            <text:p>18 Doe Crossing Avenue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MO</text:p>
          </table:table-cell>
          <table:table-cell office:value-type="float" office:value="64054" calcext:value-type="float">
            <text:p>6405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lhudsonhq@yandex.ru</text:p>
          </table:table-cell>
          <table:table-cell office:value-type="string" calcext:value-type="string">
            <text:p>(804)398-5994</text:p>
          </table:table-cell>
          <table:table-cell office:value-type="string" calcext:value-type="string">
            <text:p>6 Dexter Poin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08" calcext:value-type="float">
            <text:p>2320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kpattersonhr@miibeian.gov.cn</text:p>
          </table:table-cell>
          <table:table-cell office:value-type="string" calcext:value-type="string">
            <text:p>(512)244-7041</text:p>
          </table:table-cell>
          <table:table-cell office:value-type="string" calcext:value-type="string">
            <text:p>328 Bluejay Point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54" calcext:value-type="float">
            <text:p>7875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hs@i2i.jp</text:p>
          </table:table-cell>
          <table:table-cell office:value-type="string" calcext:value-type="string">
            <text:p>(408)415-3482</text:p>
          </table:table-cell>
          <table:table-cell office:value-type="string" calcext:value-type="string">
            <text:p>6 Sullivan Hill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33" calcext:value-type="float">
            <text:p>9513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mwardht@theatlantic.com</text:p>
          </table:table-cell>
          <table:table-cell office:value-type="string" calcext:value-type="string">
            <text:p>(786)689-2922</text:p>
          </table:table-cell>
          <table:table-cell office:value-type="string" calcext:value-type="string">
            <text:p>14885 Mitchell Road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29" calcext:value-type="float">
            <text:p>3312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wclarkhu@aboutads.info</text:p>
          </table:table-cell>
          <table:table-cell office:value-type="string" calcext:value-type="string">
            <text:p>(913)582-8545</text:p>
          </table:table-cell>
          <table:table-cell office:value-type="string" calcext:value-type="string">
            <text:p>1330 Spaight Alley</text:p>
          </table:table-cell>
          <table:table-cell office:value-type="string" calcext:value-type="string">
            <text:p>Shawnee Mission</text:p>
          </table:table-cell>
          <table:table-cell office:value-type="string" calcext:value-type="string">
            <text:p>KS</text:p>
          </table:table-cell>
          <table:table-cell office:value-type="float" office:value="66220" calcext:value-type="float">
            <text:p>662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kmartinezhv@umn.edu</text:p>
          </table:table-cell>
          <table:table-cell office:value-type="string" calcext:value-type="string">
            <text:p>(718)377-9332</text:p>
          </table:table-cell>
          <table:table-cell office:value-type="string" calcext:value-type="string">
            <text:p>1 Swallow Pa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bjacobshw@si.edu</text:p>
          </table:table-cell>
          <table:table-cell office:value-type="string" calcext:value-type="string">
            <text:p>(816)628-2977</text:p>
          </table:table-cell>
          <table:table-cell office:value-type="string" calcext:value-type="string">
            <text:p>952 Becker Way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49" calcext:value-type="float">
            <text:p>6414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mshx@printfriendly.com</text:p>
          </table:table-cell>
          <table:table-cell office:value-type="string" calcext:value-type="string">
            <text:p>(202)603-2761</text:p>
          </table:table-cell>
          <table:table-cell office:value-type="string" calcext:value-type="string">
            <text:p>4 Lotheville Wa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creedhy@google.ca</text:p>
          </table:table-cell>
          <table:table-cell office:value-type="string" calcext:value-type="string">
            <text:p>(773)201-3337</text:p>
          </table:table-cell>
          <table:table-cell office:value-type="string" calcext:value-type="string">
            <text:p>6415 Westend Stre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6" calcext:value-type="float">
            <text:p>606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etaylorhz@wisc.edu</text:p>
          </table:table-cell>
          <table:table-cell office:value-type="string" calcext:value-type="string">
            <text:p>(915)797-9070</text:p>
          </table:table-cell>
          <table:table-cell office:value-type="string" calcext:value-type="string">
            <text:p>61925 Bunting Circl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84" calcext:value-type="float">
            <text:p>8858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mrichardsoni0@cnbc.com</text:p>
          </table:table-cell>
          <table:table-cell office:value-type="string" calcext:value-type="string">
            <text:p>(816)113-5228</text:p>
          </table:table-cell>
          <table:table-cell office:value-type="string" calcext:value-type="string">
            <text:p>28 John Wall Point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30" calcext:value-type="float">
            <text:p>641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eberryi1@hp.com</text:p>
          </table:table-cell>
          <table:table-cell office:value-type="string" calcext:value-type="string">
            <text:p>(515)209-4236</text:p>
          </table:table-cell>
          <table:table-cell office:value-type="string" calcext:value-type="string">
            <text:p>5330 2nd Hill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10" calcext:value-type="float">
            <text:p>503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rbrooksi2@phoca.cz</text:p>
          </table:table-cell>
          <table:table-cell office:value-type="string" calcext:value-type="string">
            <text:p>(540)508-5977</text:p>
          </table:table-cell>
          <table:table-cell office:value-type="string" calcext:value-type="string">
            <text:p>3516 Sunbrook Alle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25" calcext:value-type="float">
            <text:p>232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pgibsoni3@ow.ly</text:p>
          </table:table-cell>
          <table:table-cell office:value-type="string" calcext:value-type="string">
            <text:p>(903)430-0030</text:p>
          </table:table-cell>
          <table:table-cell office:value-type="string" calcext:value-type="string">
            <text:p>5435 Bartelt Way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X</text:p>
          </table:table-cell>
          <table:table-cell office:value-type="float" office:value="75710" calcext:value-type="float">
            <text:p>757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amyersi4@hc360.com</text:p>
          </table:table-cell>
          <table:table-cell office:value-type="string" calcext:value-type="string">
            <text:p>(571)780-6633</text:p>
          </table:table-cell>
          <table:table-cell office:value-type="string" calcext:value-type="string">
            <text:p>31521 Forest Par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3" calcext:value-type="float">
            <text:p>223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davisi5@linkedin.com</text:p>
          </table:table-cell>
          <table:table-cell office:value-type="string" calcext:value-type="string">
            <text:p>(512)109-3941</text:p>
          </table:table-cell>
          <table:table-cell office:value-type="string" calcext:value-type="string">
            <text:p>84 Cardinal Crossing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26" calcext:value-type="float">
            <text:p>787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asandersi6@toplist.cz</text:p>
          </table:table-cell>
          <table:table-cell office:value-type="string" calcext:value-type="string">
            <text:p>(202)605-2723</text:p>
          </table:table-cell>
          <table:table-cell office:value-type="string" calcext:value-type="string">
            <text:p>28979 6th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tvasquezi7@sphinn.com</text:p>
          </table:table-cell>
          <table:table-cell office:value-type="string" calcext:value-type="string">
            <text:p>(256)345-5732</text:p>
          </table:table-cell>
          <table:table-cell office:value-type="string" calcext:value-type="string">
            <text:p>5233 Nova Pass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AL</text:p>
          </table:table-cell>
          <table:table-cell office:value-type="float" office:value="36205" calcext:value-type="float">
            <text:p>3620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kwrighti8@vistaprint.com</text:p>
          </table:table-cell>
          <table:table-cell office:value-type="string" calcext:value-type="string">
            <text:p>(813)981-7616</text:p>
          </table:table-cell>
          <table:table-cell office:value-type="string" calcext:value-type="string">
            <text:p>0977 Annamark Hil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73" calcext:value-type="float">
            <text:p>3367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jhendersoni9@vinaora.com</text:p>
          </table:table-cell>
          <table:table-cell office:value-type="string" calcext:value-type="string">
            <text:p>(202)512-5462</text:p>
          </table:table-cell>
          <table:table-cell office:value-type="string" calcext:value-type="string">
            <text:p>9355 Sheridan Cour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10" calcext:value-type="float">
            <text:p>202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martinia@is.gd</text:p>
          </table:table-cell>
          <table:table-cell office:value-type="string" calcext:value-type="string">
            <text:p>(310)967-0344</text:p>
          </table:table-cell>
          <table:table-cell office:value-type="string" calcext:value-type="string">
            <text:p>27 Judy Place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CA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ewilsonib@latimes.com</text:p>
          </table:table-cell>
          <table:table-cell office:value-type="string" calcext:value-type="string">
            <text:p>(859)252-4340</text:p>
          </table:table-cell>
          <table:table-cell office:value-type="string" calcext:value-type="string">
            <text:p>7 Bunting Circl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float" office:value="40546" calcext:value-type="float">
            <text:p>405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eellisic@psu.edu</text:p>
          </table:table-cell>
          <table:table-cell office:value-type="string" calcext:value-type="string">
            <text:p>(907)119-3322</text:p>
          </table:table-cell>
          <table:table-cell office:value-type="string" calcext:value-type="string">
            <text:p>9945 Fair Oaks Avenue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AK</text:p>
          </table:table-cell>
          <table:table-cell office:value-type="float" office:value="99709" calcext:value-type="float">
            <text:p>9970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hburkeid@msn.com</text:p>
          </table:table-cell>
          <table:table-cell office:value-type="string" calcext:value-type="string">
            <text:p>(718)385-9466</text:p>
          </table:table-cell>
          <table:table-cell office:value-type="string" calcext:value-type="string">
            <text:p>3481 Dunning Terrac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lhicksie@goodreads.com</text:p>
          </table:table-cell>
          <table:table-cell office:value-type="string" calcext:value-type="string">
            <text:p>(205)586-3322</text:p>
          </table:table-cell>
          <table:table-cell office:value-type="string" calcext:value-type="string">
            <text:p>5 Loftsgordon Court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85" calcext:value-type="float">
            <text:p>3528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nrobinsonif@t-online.de</text:p>
          </table:table-cell>
          <table:table-cell office:value-type="string" calcext:value-type="string">
            <text:p>(405)564-2966</text:p>
          </table:table-cell>
          <table:table-cell office:value-type="string" calcext:value-type="string">
            <text:p>35010 Thompson Circl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35" calcext:value-type="float">
            <text:p>7313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alawrenceig@google.com.hk</text:p>
          </table:table-cell>
          <table:table-cell office:value-type="string" calcext:value-type="string">
            <text:p>(312)943-2951</text:p>
          </table:table-cell>
          <table:table-cell office:value-type="string" calcext:value-type="string">
            <text:p>7 Shelley Tra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63" calcext:value-type="float">
            <text:p>6066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watsonih@earthlink.net</text:p>
          </table:table-cell>
          <table:table-cell office:value-type="string" calcext:value-type="string">
            <text:p>(321)430-8108</text:p>
          </table:table-cell>
          <table:table-cell office:value-type="string" calcext:value-type="string">
            <text:p>693 Westerfield Junction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1" calcext:value-type="float">
            <text:p>3294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jfowlerii@vk.com</text:p>
          </table:table-cell>
          <table:table-cell office:value-type="string" calcext:value-type="string">
            <text:p>(321)636-1688</text:p>
          </table:table-cell>
          <table:table-cell office:value-type="string" calcext:value-type="string">
            <text:p>49992 Springview Place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41" calcext:value-type="float">
            <text:p>3294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dwalkerij@apache.org</text:p>
          </table:table-cell>
          <table:table-cell office:value-type="string" calcext:value-type="string">
            <text:p>(646)304-5175</text:p>
          </table:table-cell>
          <table:table-cell office:value-type="string" calcext:value-type="string">
            <text:p>3050 Village Alley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riceik@mac.com</text:p>
          </table:table-cell>
          <table:table-cell office:value-type="string" calcext:value-type="string">
            <text:p>(212)412-7951</text:p>
          </table:table-cell>
          <table:table-cell office:value-type="string" calcext:value-type="string">
            <text:p>14 Summerview Junction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pramirezil@deliciousdays.com</text:p>
          </table:table-cell>
          <table:table-cell office:value-type="string" calcext:value-type="string">
            <text:p>(479)263-1129</text:p>
          </table:table-cell>
          <table:table-cell office:value-type="string" calcext:value-type="string">
            <text:p>5430 Declaration Drive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AR</text:p>
          </table:table-cell>
          <table:table-cell office:value-type="float" office:value="72905" calcext:value-type="float">
            <text:p>729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lvasquezim@indiegogo.com</text:p>
          </table:table-cell>
          <table:table-cell office:value-type="string" calcext:value-type="string">
            <text:p>(806)982-8354</text:p>
          </table:table-cell>
          <table:table-cell office:value-type="string" calcext:value-type="string">
            <text:p>0 Sullivan Avenue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float" office:value="79491" calcext:value-type="float">
            <text:p>7949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cgilbertin@telegraph.co.uk</text:p>
          </table:table-cell>
          <table:table-cell office:value-type="string" calcext:value-type="string">
            <text:p>(713)326-4721</text:p>
          </table:table-cell>
          <table:table-cell office:value-type="string" calcext:value-type="string">
            <text:p>65406 Warbler Hill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34" calcext:value-type="float">
            <text:p>7723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nsnyderio@usda.gov</text:p>
          </table:table-cell>
          <table:table-cell office:value-type="string" calcext:value-type="string">
            <text:p>(408)716-1378</text:p>
          </table:table-cell>
          <table:table-cell office:value-type="string" calcext:value-type="string">
            <text:p>0453 Oriole Circle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054" calcext:value-type="float">
            <text:p>9505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longip@wikia.com</text:p>
          </table:table-cell>
          <table:table-cell office:value-type="string" calcext:value-type="string">
            <text:p>(612)371-9804</text:p>
          </table:table-cell>
          <table:table-cell office:value-type="string" calcext:value-type="string">
            <text:p>23 Park Meadow Crossing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23" calcext:value-type="float">
            <text:p>554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dstanleyiq@biglobe.ne.jp</text:p>
          </table:table-cell>
          <table:table-cell office:value-type="string" calcext:value-type="string">
            <text:p>(254)351-4403</text:p>
          </table:table-cell>
          <table:table-cell office:value-type="string" calcext:value-type="string">
            <text:p>71 Bartelt Avenue</text:p>
          </table:table-cell>
          <table:table-cell office:value-type="string" calcext:value-type="string">
            <text:p>Killeen</text:p>
          </table:table-cell>
          <table:table-cell office:value-type="string" calcext:value-type="string">
            <text:p>TX</text:p>
          </table:table-cell>
          <table:table-cell office:value-type="float" office:value="76544" calcext:value-type="float">
            <text:p>7654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jpetersonir@vkontakte.ru</text:p>
          </table:table-cell>
          <table:table-cell office:value-type="string" calcext:value-type="string">
            <text:p>(814)820-6855</text:p>
          </table:table-cell>
          <table:table-cell office:value-type="string" calcext:value-type="string">
            <text:p>48 Westend Terrac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marnoldis@flavors.me</text:p>
          </table:table-cell>
          <table:table-cell office:value-type="string" calcext:value-type="string">
            <text:p>(678)593-8012</text:p>
          </table:table-cell>
          <table:table-cell office:value-type="string" calcext:value-type="string">
            <text:p>3 Aberg Pass</text:p>
          </table:table-cell>
          <table:table-cell office:value-type="string" calcext:value-type="string">
            <text:p>Norcross</text:p>
          </table:table-cell>
          <table:table-cell office:value-type="string" calcext:value-type="string">
            <text:p>GA</text:p>
          </table:table-cell>
          <table:table-cell office:value-type="float" office:value="30092" calcext:value-type="float">
            <text:p>3009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kmartinezit@nba.com</text:p>
          </table:table-cell>
          <table:table-cell office:value-type="string" calcext:value-type="string">
            <text:p>(330)303-3626</text:p>
          </table:table-cell>
          <table:table-cell office:value-type="string" calcext:value-type="string">
            <text:p>31 Cottonwood Plaz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OH</text:p>
          </table:table-cell>
          <table:table-cell office:value-type="float" office:value="44485" calcext:value-type="float">
            <text:p>4448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epetersoniu@g.co</text:p>
          </table:table-cell>
          <table:table-cell office:value-type="string" calcext:value-type="string">
            <text:p>(440)324-2855</text:p>
          </table:table-cell>
          <table:table-cell office:value-type="string" calcext:value-type="string">
            <text:p>052 Lakewood Street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OH</text:p>
          </table:table-cell>
          <table:table-cell office:value-type="float" office:value="44130" calcext:value-type="float">
            <text:p>4413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dfoxiv@theatlantic.com</text:p>
          </table:table-cell>
          <table:table-cell office:value-type="string" calcext:value-type="string">
            <text:p>(707)972-6734</text:p>
          </table:table-cell>
          <table:table-cell office:value-type="string" calcext:value-type="string">
            <text:p>352 Mockingbird Terrace</text:p>
          </table:table-cell>
          <table:table-cell office:value-type="string" calcext:value-type="string">
            <text:p>Petaluma</text:p>
          </table:table-cell>
          <table:table-cell office:value-type="string" calcext:value-type="string">
            <text:p>CA</text:p>
          </table:table-cell>
          <table:table-cell office:value-type="float" office:value="94975" calcext:value-type="float">
            <text:p>9497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iw@xrea.com</text:p>
          </table:table-cell>
          <table:table-cell office:value-type="string" calcext:value-type="string">
            <text:p>(408)821-8420</text:p>
          </table:table-cell>
          <table:table-cell office:value-type="string" calcext:value-type="string">
            <text:p>9 Nancy Circl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73" calcext:value-type="float">
            <text:p>951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ryoungix@cyberchimps.com</text:p>
          </table:table-cell>
          <table:table-cell office:value-type="string" calcext:value-type="string">
            <text:p>(609)672-8047</text:p>
          </table:table-cell>
          <table:table-cell office:value-type="string" calcext:value-type="string">
            <text:p>18 Mockingbird Hill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J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bwatkinsiy@netlog.com</text:p>
          </table:table-cell>
          <table:table-cell office:value-type="string" calcext:value-type="string">
            <text:p>(915)561-5055</text:p>
          </table:table-cell>
          <table:table-cell office:value-type="string" calcext:value-type="string">
            <text:p>16130 Badeau Circl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74" calcext:value-type="float">
            <text:p>8857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badamsiz@deviantart.com</text:p>
          </table:table-cell>
          <table:table-cell office:value-type="string" calcext:value-type="string">
            <text:p>(812)442-2232</text:p>
          </table:table-cell>
          <table:table-cell office:value-type="string" calcext:value-type="string">
            <text:p>7683 Spohn Way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float" office:value="47725" calcext:value-type="float">
            <text:p>4772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gmorenoj0@amazon.co.jp</text:p>
          </table:table-cell>
          <table:table-cell office:value-type="string" calcext:value-type="string">
            <text:p>(559)402-2637</text:p>
          </table:table-cell>
          <table:table-cell office:value-type="string" calcext:value-type="string">
            <text:p>2650 Goodland Point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float" office:value="93721" calcext:value-type="float">
            <text:p>937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kturnerj1@bing.com</text:p>
          </table:table-cell>
          <table:table-cell office:value-type="string" calcext:value-type="string">
            <text:p>(713)789-6151</text:p>
          </table:table-cell>
          <table:table-cell office:value-type="string" calcext:value-type="string">
            <text:p>2 Old Gate Avenu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28" calcext:value-type="float">
            <text:p>772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dmurrayj2@soundcloud.com</text:p>
          </table:table-cell>
          <table:table-cell office:value-type="string" calcext:value-type="string">
            <text:p>(301)833-0082</text:p>
          </table:table-cell>
          <table:table-cell office:value-type="string" calcext:value-type="string">
            <text:p>91552 Pearson Hill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mgilbertj3@360.cn</text:p>
          </table:table-cell>
          <table:table-cell office:value-type="string" calcext:value-type="string">
            <text:p>(850)836-3389</text:p>
          </table:table-cell>
          <table:table-cell office:value-type="string" calcext:value-type="string">
            <text:p>3 Westend Trail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75" calcext:value-type="float">
            <text:p>3257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rfreemanj4@ucsd.edu</text:p>
          </table:table-cell>
          <table:table-cell office:value-type="string" calcext:value-type="string">
            <text:p>(212)237-2983</text:p>
          </table:table-cell>
          <table:table-cell office:value-type="string" calcext:value-type="string">
            <text:p>808 Haas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rgrantj5@live.com</text:p>
          </table:table-cell>
          <table:table-cell office:value-type="string" calcext:value-type="string">
            <text:p>(619)199-4597</text:p>
          </table:table-cell>
          <table:table-cell office:value-type="string" calcext:value-type="string">
            <text:p>72307 Oak Valley Trail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60" calcext:value-type="float">
            <text:p>9216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gilbertj6@fastcompany.com</text:p>
          </table:table-cell>
          <table:table-cell office:value-type="string" calcext:value-type="string">
            <text:p>(713)219-5928</text:p>
          </table:table-cell>
          <table:table-cell office:value-type="string" calcext:value-type="string">
            <text:p>94 Everett Street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X</text:p>
          </table:table-cell>
          <table:table-cell office:value-type="float" office:value="77505" calcext:value-type="float">
            <text:p>775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ngrahamj7@va.gov</text:p>
          </table:table-cell>
          <table:table-cell office:value-type="string" calcext:value-type="string">
            <text:p>(904)187-0059</text:p>
          </table:table-cell>
          <table:table-cell office:value-type="string" calcext:value-type="string">
            <text:p>6157 Nobel Park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25" calcext:value-type="float">
            <text:p>322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ggomezj8@deliciousdays.com</text:p>
          </table:table-cell>
          <table:table-cell office:value-type="string" calcext:value-type="string">
            <text:p>(682)468-8610</text:p>
          </table:table-cell>
          <table:table-cell office:value-type="string" calcext:value-type="string">
            <text:p>96689 Harper Pas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92" calcext:value-type="float">
            <text:p>761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rmurrayj9@fema.gov</text:p>
          </table:table-cell>
          <table:table-cell office:value-type="string" calcext:value-type="string">
            <text:p>(312)750-4407</text:p>
          </table:table-cell>
          <table:table-cell office:value-type="string" calcext:value-type="string">
            <text:p>192 Maple Poin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9" calcext:value-type="float">
            <text:p>6060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gdunnja@hud.gov</text:p>
          </table:table-cell>
          <table:table-cell office:value-type="string" calcext:value-type="string">
            <text:p>(404)646-1207</text:p>
          </table:table-cell>
          <table:table-cell office:value-type="string" calcext:value-type="string">
            <text:p>9577 Surrey Court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56" calcext:value-type="float">
            <text:p>3035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emcdonaldjb@friendfeed.com</text:p>
          </table:table-cell>
          <table:table-cell office:value-type="string" calcext:value-type="string">
            <text:p>(404)834-5922</text:p>
          </table:table-cell>
          <table:table-cell office:value-type="string" calcext:value-type="string">
            <text:p>695 Towne Point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1190" calcext:value-type="float">
            <text:p>3119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dlanejc@europa.eu</text:p>
          </table:table-cell>
          <table:table-cell office:value-type="string" calcext:value-type="string">
            <text:p>(510)615-9072</text:p>
          </table:table-cell>
          <table:table-cell office:value-type="string" calcext:value-type="string">
            <text:p>601 Bonner Poin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CA</text:p>
          </table:table-cell>
          <table:table-cell office:value-type="float" office:value="94807" calcext:value-type="float">
            <text:p>948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dlittlejd@columbia.edu</text:p>
          </table:table-cell>
          <table:table-cell office:value-type="string" calcext:value-type="string">
            <text:p>(816)241-9475</text:p>
          </table:table-cell>
          <table:table-cell office:value-type="string" calcext:value-type="string">
            <text:p>91170 Granby Driv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14" calcext:value-type="float">
            <text:p>641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lalexanderje@mysql.com</text:p>
          </table:table-cell>
          <table:table-cell office:value-type="string" calcext:value-type="string">
            <text:p>(716)979-6531</text:p>
          </table:table-cell>
          <table:table-cell office:value-type="string" calcext:value-type="string">
            <text:p>42113 Dawn Court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76" calcext:value-type="float">
            <text:p>1427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jgutierrezjf@cbslocal.com</text:p>
          </table:table-cell>
          <table:table-cell office:value-type="string" calcext:value-type="string">
            <text:p>(561)250-9235</text:p>
          </table:table-cell>
          <table:table-cell office:value-type="string" calcext:value-type="string">
            <text:p>03679 Starling Place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float" office:value="33499" calcext:value-type="float">
            <text:p>334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lawrencejg@mapquest.com</text:p>
          </table:table-cell>
          <table:table-cell office:value-type="string" calcext:value-type="string">
            <text:p>(202)715-2060</text:p>
          </table:table-cell>
          <table:table-cell office:value-type="string" calcext:value-type="string">
            <text:p>78635 Butternut Roa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40" calcext:value-type="float">
            <text:p>2054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dkingjh@answers.com</text:p>
          </table:table-cell>
          <table:table-cell office:value-type="string" calcext:value-type="string">
            <text:p>(928)957-9033</text:p>
          </table:table-cell>
          <table:table-cell office:value-type="string" calcext:value-type="string">
            <text:p>913 Crowley Lane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float" office:value="86305" calcext:value-type="float">
            <text:p>8630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msnyderji@mapy.cz</text:p>
          </table:table-cell>
          <table:table-cell office:value-type="string" calcext:value-type="string">
            <text:p>(405)536-8280</text:p>
          </table:table-cell>
          <table:table-cell office:value-type="string" calcext:value-type="string">
            <text:p>861 Towne Center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47" calcext:value-type="float">
            <text:p>7314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gyoungjj@intel.com</text:p>
          </table:table-cell>
          <table:table-cell office:value-type="string" calcext:value-type="string">
            <text:p>(307)823-9169</text:p>
          </table:table-cell>
          <table:table-cell office:value-type="string" calcext:value-type="string">
            <text:p>31591 Anzinger Road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WY</text:p>
          </table:table-cell>
          <table:table-cell office:value-type="float" office:value="82007" calcext:value-type="float">
            <text:p>8200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dnguyenjk@instagram.com</text:p>
          </table:table-cell>
          <table:table-cell office:value-type="string" calcext:value-type="string">
            <text:p>(616)969-4556</text:p>
          </table:table-cell>
          <table:table-cell office:value-type="string" calcext:value-type="string">
            <text:p>89749 Lakewood Gardens Terrace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float" office:value="49510" calcext:value-type="float">
            <text:p>495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youngjl@infoseek.co.jp</text:p>
          </table:table-cell>
          <table:table-cell office:value-type="string" calcext:value-type="string">
            <text:p>(561)198-4387</text:p>
          </table:table-cell>
          <table:table-cell office:value-type="string" calcext:value-type="string">
            <text:p>3 Raven Hill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FL</text:p>
          </table:table-cell>
          <table:table-cell office:value-type="float" office:value="33064" calcext:value-type="float">
            <text:p>330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lfosterjm@de.vu</text:p>
          </table:table-cell>
          <table:table-cell office:value-type="string" calcext:value-type="string">
            <text:p>(713)945-9305</text:p>
          </table:table-cell>
          <table:table-cell office:value-type="string" calcext:value-type="string">
            <text:p>186 Johnson Stree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28" calcext:value-type="float">
            <text:p>7722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torresjn@twitpic.com</text:p>
          </table:table-cell>
          <table:table-cell office:value-type="string" calcext:value-type="string">
            <text:p>(202)687-9513</text:p>
          </table:table-cell>
          <table:table-cell office:value-type="string" calcext:value-type="string">
            <text:p>2981 Butterfield Park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lmorrisonjo@symantec.com</text:p>
          </table:table-cell>
          <table:table-cell office:value-type="string" calcext:value-type="string">
            <text:p>(970)190-3152</text:p>
          </table:table-cell>
          <table:table-cell office:value-type="string" calcext:value-type="string">
            <text:p>42351 Ridgeway Pass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float" office:value="80525" calcext:value-type="float">
            <text:p>8052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swillisjp@amazonaws.com</text:p>
          </table:table-cell>
          <table:table-cell office:value-type="string" calcext:value-type="string">
            <text:p>(785)746-9476</text:p>
          </table:table-cell>
          <table:table-cell office:value-type="string" calcext:value-type="string">
            <text:p>6478 Lerdahl Way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  <table:table-cell office:value-type="float" office:value="66611" calcext:value-type="float">
            <text:p>6661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dhowardjq@noaa.gov</text:p>
          </table:table-cell>
          <table:table-cell office:value-type="string" calcext:value-type="string">
            <text:p>(612)534-3865</text:p>
          </table:table-cell>
          <table:table-cell office:value-type="string" calcext:value-type="string">
            <text:p>7481 Scott Lane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28" calcext:value-type="float">
            <text:p>5542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plopezjr@google.nl</text:p>
          </table:table-cell>
          <table:table-cell office:value-type="string" calcext:value-type="string">
            <text:p>(801)811-1374</text:p>
          </table:table-cell>
          <table:table-cell office:value-type="string" calcext:value-type="string">
            <text:p>7 Elka Point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5" calcext:value-type="float">
            <text:p>8460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rlawsonjs@yandex.ru</text:p>
          </table:table-cell>
          <table:table-cell office:value-type="string" calcext:value-type="string">
            <text:p>(814)654-4518</text:p>
          </table:table-cell>
          <table:table-cell office:value-type="string" calcext:value-type="string">
            <text:p>8 Walton Junction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khughesjt@t-online.de</text:p>
          </table:table-cell>
          <table:table-cell office:value-type="string" calcext:value-type="string">
            <text:p>(713)768-5330</text:p>
          </table:table-cell>
          <table:table-cell office:value-type="string" calcext:value-type="string">
            <text:p>10 Beilfuss Circl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TX</text:p>
          </table:table-cell>
          <table:table-cell office:value-type="float" office:value="77388" calcext:value-type="float">
            <text:p>7738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gharperju@bing.com</text:p>
          </table:table-cell>
          <table:table-cell office:value-type="string" calcext:value-type="string">
            <text:p>(616)150-3662</text:p>
          </table:table-cell>
          <table:table-cell office:value-type="string" calcext:value-type="string">
            <text:p>6150 Nobel Alley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  <table:table-cell office:value-type="float" office:value="49518" calcext:value-type="float">
            <text:p>495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kbanksjv@sina.com.cn</text:p>
          </table:table-cell>
          <table:table-cell office:value-type="string" calcext:value-type="string">
            <text:p>(314)222-4886</text:p>
          </table:table-cell>
          <table:table-cell office:value-type="string" calcext:value-type="string">
            <text:p>5326 Truax Circle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158" calcext:value-type="float">
            <text:p>6315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abaileyjw@indiatimes.com</text:p>
          </table:table-cell>
          <table:table-cell office:value-type="string" calcext:value-type="string">
            <text:p>(256)268-1987</text:p>
          </table:table-cell>
          <table:table-cell office:value-type="string" calcext:value-type="string">
            <text:p>908 Quincy Street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float" office:value="35805" calcext:value-type="float">
            <text:p>3580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mdixonjx@whitehouse.gov</text:p>
          </table:table-cell>
          <table:table-cell office:value-type="string" calcext:value-type="string">
            <text:p>(904)420-3124</text:p>
          </table:table-cell>
          <table:table-cell office:value-type="string" calcext:value-type="string">
            <text:p>395 Fairview Hill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20" calcext:value-type="float">
            <text:p>322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jharveyjy@phpbb.com</text:p>
          </table:table-cell>
          <table:table-cell office:value-type="string" calcext:value-type="string">
            <text:p>(202)541-5120</text:p>
          </table:table-cell>
          <table:table-cell office:value-type="string" calcext:value-type="string">
            <text:p>5 Hoepker Terrac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392" calcext:value-type="float">
            <text:p>2039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smithjz@4shared.com</text:p>
          </table:table-cell>
          <table:table-cell office:value-type="string" calcext:value-type="string">
            <text:p>(832)484-2374</text:p>
          </table:table-cell>
          <table:table-cell office:value-type="string" calcext:value-type="string">
            <text:p>5 Hazelcrest Poin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55" calcext:value-type="float">
            <text:p>7705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edunnk0@soundcloud.com</text:p>
          </table:table-cell>
          <table:table-cell office:value-type="string" calcext:value-type="string">
            <text:p>(704)190-5229</text:p>
          </table:table-cell>
          <table:table-cell office:value-type="string" calcext:value-type="string">
            <text:p>9 Armistice Junctio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89" calcext:value-type="float">
            <text:p>2828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mreynoldsk1@reverbnation.com</text:p>
          </table:table-cell>
          <table:table-cell office:value-type="string" calcext:value-type="string">
            <text:p>(404)562-9590</text:p>
          </table:table-cell>
          <table:table-cell office:value-type="string" calcext:value-type="string">
            <text:p>40 Leroy Circl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80" calcext:value-type="float">
            <text:p>3038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mfosterk2@usgs.gov</text:p>
          </table:table-cell>
          <table:table-cell office:value-type="string" calcext:value-type="string">
            <text:p>(205)670-5118</text:p>
          </table:table-cell>
          <table:table-cell office:value-type="string" calcext:value-type="string">
            <text:p>3800 Montana Park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95" calcext:value-type="float">
            <text:p>3529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drayk3@baidu.com</text:p>
          </table:table-cell>
          <table:table-cell office:value-type="string" calcext:value-type="string">
            <text:p>(317)749-5745</text:p>
          </table:table-cell>
          <table:table-cell office:value-type="string" calcext:value-type="string">
            <text:p>5 Hermina Street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78" calcext:value-type="float">
            <text:p>4627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sbakerk4@prlog.org</text:p>
          </table:table-cell>
          <table:table-cell office:value-type="string" calcext:value-type="string">
            <text:p>(860)272-6382</text:p>
          </table:table-cell>
          <table:table-cell office:value-type="string" calcext:value-type="string">
            <text:p>2 Declaration Hill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rrichardsonk5@hp.com</text:p>
          </table:table-cell>
          <table:table-cell office:value-type="string" calcext:value-type="string">
            <text:p>(305)103-6122</text:p>
          </table:table-cell>
          <table:table-cell office:value-type="string" calcext:value-type="string">
            <text:p>5902 Morrow Plaza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FL</text:p>
          </table:table-cell>
          <table:table-cell office:value-type="float" office:value="33487" calcext:value-type="float">
            <text:p>3348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jmurrayk6@indiegogo.com</text:p>
          </table:table-cell>
          <table:table-cell office:value-type="string" calcext:value-type="string">
            <text:p>(267)778-4141</text:p>
          </table:table-cell>
          <table:table-cell office:value-type="string" calcext:value-type="string">
            <text:p>3417 Mallard Center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15" calcext:value-type="float">
            <text:p>191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kpetersonk7@acquirethisname.com</text:p>
          </table:table-cell>
          <table:table-cell office:value-type="string" calcext:value-type="string">
            <text:p>(312)814-8875</text:p>
          </table:table-cell>
          <table:table-cell office:value-type="string" calcext:value-type="string">
            <text:p>5674 Bartelt Terrac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81" calcext:value-type="float">
            <text:p>6068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jburkek8@unesco.org</text:p>
          </table:table-cell>
          <table:table-cell office:value-type="string" calcext:value-type="string">
            <text:p>(409)438-0979</text:p>
          </table:table-cell>
          <table:table-cell office:value-type="string" calcext:value-type="string">
            <text:p>91 Nevada Str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TX</text:p>
          </table:table-cell>
          <table:table-cell office:value-type="float" office:value="77388" calcext:value-type="float">
            <text:p>7738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tmyersk9@freewebs.com</text:p>
          </table:table-cell>
          <table:table-cell office:value-type="string" calcext:value-type="string">
            <text:p>(919)844-3298</text:p>
          </table:table-cell>
          <table:table-cell office:value-type="string" calcext:value-type="string">
            <text:p>515 Mcbride Avenu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15" calcext:value-type="float">
            <text:p>276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pfergusonka@businessinsider.com</text:p>
          </table:table-cell>
          <table:table-cell office:value-type="string" calcext:value-type="string">
            <text:p>(212)271-0829</text:p>
          </table:table-cell>
          <table:table-cell office:value-type="string" calcext:value-type="string">
            <text:p>7692 Eagle Crest Cour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bcunninghamkb@privacy.gov.au</text:p>
          </table:table-cell>
          <table:table-cell office:value-type="string" calcext:value-type="string">
            <text:p>(909)813-5270</text:p>
          </table:table-cell>
          <table:table-cell office:value-type="string" calcext:value-type="string">
            <text:p>24 Orin Crossing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92424" calcext:value-type="float">
            <text:p>9242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georgekc@goo.gl</text:p>
          </table:table-cell>
          <table:table-cell office:value-type="string" calcext:value-type="string">
            <text:p>(702)445-8532</text:p>
          </table:table-cell>
          <table:table-cell office:value-type="string" calcext:value-type="string">
            <text:p>7 Mccormick Terrace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NV</text:p>
          </table:table-cell>
          <table:table-cell office:value-type="float" office:value="89074" calcext:value-type="float">
            <text:p>8907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mrosskd@patch.com</text:p>
          </table:table-cell>
          <table:table-cell office:value-type="string" calcext:value-type="string">
            <text:p>(419)775-2890</text:p>
          </table:table-cell>
          <table:table-cell office:value-type="string" calcext:value-type="string">
            <text:p>62302 Debs Pass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35" calcext:value-type="float">
            <text:p>4363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vwheelerke@bloomberg.com</text:p>
          </table:table-cell>
          <table:table-cell office:value-type="string" calcext:value-type="string">
            <text:p>(940)887-2847</text:p>
          </table:table-cell>
          <table:table-cell office:value-type="string" calcext:value-type="string">
            <text:p>57611 Calypso Parkway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TX</text:p>
          </table:table-cell>
          <table:table-cell office:value-type="float" office:value="76205" calcext:value-type="float">
            <text:p>7620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dwilsonkf@china.com.cn</text:p>
          </table:table-cell>
          <table:table-cell office:value-type="string" calcext:value-type="string">
            <text:p>(915)486-5303</text:p>
          </table:table-cell>
          <table:table-cell office:value-type="string" calcext:value-type="string">
            <text:p>1 Dunning Center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45" calcext:value-type="float">
            <text:p>7994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jwheelerkg@sun.com</text:p>
          </table:table-cell>
          <table:table-cell office:value-type="string" calcext:value-type="string">
            <text:p>(260)287-9608</text:p>
          </table:table-cell>
          <table:table-cell office:value-type="string" calcext:value-type="string">
            <text:p>9 Ridgeway Way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float" office:value="46867" calcext:value-type="float">
            <text:p>4686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longkh@t-online.de</text:p>
          </table:table-cell>
          <table:table-cell office:value-type="string" calcext:value-type="string">
            <text:p>(915)836-9929</text:p>
          </table:table-cell>
          <table:table-cell office:value-type="string" calcext:value-type="string">
            <text:p>3238 Rutledge Avenu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94" calcext:value-type="float">
            <text:p>7999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ichavezki@slideshare.net</text:p>
          </table:table-cell>
          <table:table-cell office:value-type="string" calcext:value-type="string">
            <text:p>(215)775-2451</text:p>
          </table:table-cell>
          <table:table-cell office:value-type="string" calcext:value-type="string">
            <text:p>2364 New Castle Lan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jfranklinkj@senate.gov</text:p>
          </table:table-cell>
          <table:table-cell office:value-type="string" calcext:value-type="string">
            <text:p>(804)503-7989</text:p>
          </table:table-cell>
          <table:table-cell office:value-type="string" calcext:value-type="string">
            <text:p>6 Cardinal Stree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  <table:table-cell office:value-type="float" office:value="23242" calcext:value-type="float">
            <text:p>232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dcarterkk@mozilla.com</text:p>
          </table:table-cell>
          <table:table-cell office:value-type="string" calcext:value-type="string">
            <text:p>(405)701-0478</text:p>
          </table:table-cell>
          <table:table-cell office:value-type="string" calcext:value-type="string">
            <text:p>5 Saint Paul Center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14" calcext:value-type="float">
            <text:p>731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dpetersonkl@live.com</text:p>
          </table:table-cell>
          <table:table-cell office:value-type="string" calcext:value-type="string">
            <text:p>(904)285-5032</text:p>
          </table:table-cell>
          <table:table-cell office:value-type="string" calcext:value-type="string">
            <text:p>807 Briar Crest Road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09" calcext:value-type="float">
            <text:p>3220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jameskm@addtoany.com</text:p>
          </table:table-cell>
          <table:table-cell office:value-type="string" calcext:value-type="string">
            <text:p>(801)143-2117</text:p>
          </table:table-cell>
          <table:table-cell office:value-type="string" calcext:value-type="string">
            <text:p>68 Elmside Hill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UT</text:p>
          </table:table-cell>
          <table:table-cell office:value-type="float" office:value="84409" calcext:value-type="float">
            <text:p>8440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jcarpenterkn@about.com</text:p>
          </table:table-cell>
          <table:table-cell office:value-type="string" calcext:value-type="string">
            <text:p>(407)772-0490</text:p>
          </table:table-cell>
          <table:table-cell office:value-type="string" calcext:value-type="string">
            <text:p>4586 Scoville Pass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91" calcext:value-type="float">
            <text:p>3289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ajohnstonko@toplist.cz</text:p>
          </table:table-cell>
          <table:table-cell office:value-type="string" calcext:value-type="string">
            <text:p>(405)336-9713</text:p>
          </table:table-cell>
          <table:table-cell office:value-type="string" calcext:value-type="string">
            <text:p>1993 Acker Terrac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  <table:table-cell office:value-type="float" office:value="73173" calcext:value-type="float">
            <text:p>7317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jjenkinskp@sfgate.com</text:p>
          </table:table-cell>
          <table:table-cell office:value-type="string" calcext:value-type="string">
            <text:p>(202)382-9327</text:p>
          </table:table-cell>
          <table:table-cell office:value-type="string" calcext:value-type="string">
            <text:p>0 Upham Poin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jmillskq@desdev.cn</text:p>
          </table:table-cell>
          <table:table-cell office:value-type="string" calcext:value-type="string">
            <text:p>(717)379-1959</text:p>
          </table:table-cell>
          <table:table-cell office:value-type="string" calcext:value-type="string">
            <text:p>4 Westend Pass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dhowellkr@toplist.cz</text:p>
          </table:table-cell>
          <table:table-cell office:value-type="string" calcext:value-type="string">
            <text:p>(813)334-7435</text:p>
          </table:table-cell>
          <table:table-cell office:value-type="string" calcext:value-type="string">
            <text:p>426 Talisman Pass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73" calcext:value-type="float">
            <text:p>3367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mmendozaks@pbs.org</text:p>
          </table:table-cell>
          <table:table-cell office:value-type="string" calcext:value-type="string">
            <text:p>(212)891-8973</text:p>
          </table:table-cell>
          <table:table-cell office:value-type="string" calcext:value-type="string">
            <text:p>614 Delaware Junction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rdunnkt@china.com.cn</text:p>
          </table:table-cell>
          <table:table-cell office:value-type="string" calcext:value-type="string">
            <text:p>(214)673-9266</text:p>
          </table:table-cell>
          <table:table-cell office:value-type="string" calcext:value-type="string">
            <text:p>724 Bobwhite Tr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397" calcext:value-type="float">
            <text:p>753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drobinsonku@1688.com</text:p>
          </table:table-cell>
          <table:table-cell office:value-type="string" calcext:value-type="string">
            <text:p>(316)534-6651</text:p>
          </table:table-cell>
          <table:table-cell office:value-type="string" calcext:value-type="string">
            <text:p>635 Northfield Pas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05" calcext:value-type="float">
            <text:p>672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whitekv@sfgate.com</text:p>
          </table:table-cell>
          <table:table-cell office:value-type="string" calcext:value-type="string">
            <text:p>(989)236-2465</text:p>
          </table:table-cell>
          <table:table-cell office:value-type="string" calcext:value-type="string">
            <text:p>13615 Iowa Circle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MI</text:p>
          </table:table-cell>
          <table:table-cell office:value-type="float" office:value="48604" calcext:value-type="float">
            <text:p>486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jcastillokw@bloomberg.com</text:p>
          </table:table-cell>
          <table:table-cell office:value-type="string" calcext:value-type="string">
            <text:p>(612)112-5987</text:p>
          </table:table-cell>
          <table:table-cell office:value-type="string" calcext:value-type="string">
            <text:p>07 Bunker Hill Circle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28" calcext:value-type="float">
            <text:p>554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lokx@mozilla.org</text:p>
          </table:table-cell>
          <table:table-cell office:value-type="string" calcext:value-type="string">
            <text:p>(850)891-3625</text:p>
          </table:table-cell>
          <table:table-cell office:value-type="string" calcext:value-type="string">
            <text:p>507 Maywood Junction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95" calcext:value-type="float">
            <text:p>3259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allenky@irs.gov</text:p>
          </table:table-cell>
          <table:table-cell office:value-type="string" calcext:value-type="string">
            <text:p>(305)232-8816</text:p>
          </table:table-cell>
          <table:table-cell office:value-type="string" calcext:value-type="string">
            <text:p>12 2nd Street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6" calcext:value-type="float">
            <text:p>3319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jbankskz@themeforest.net</text:p>
          </table:table-cell>
          <table:table-cell office:value-type="string" calcext:value-type="string">
            <text:p>(763)270-5690</text:p>
          </table:table-cell>
          <table:table-cell office:value-type="string" calcext:value-type="string">
            <text:p>290 Spenser Circle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MN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jelliottl0@mozilla.org</text:p>
          </table:table-cell>
          <table:table-cell office:value-type="string" calcext:value-type="string">
            <text:p>(408)142-4258</text:p>
          </table:table-cell>
          <table:table-cell office:value-type="string" calcext:value-type="string">
            <text:p>053 Anhalt Terrac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38" calcext:value-type="float">
            <text:p>9513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lezl1@examiner.com</text:p>
          </table:table-cell>
          <table:table-cell office:value-type="string" calcext:value-type="string">
            <text:p>(202)652-0832</text:p>
          </table:table-cell>
          <table:table-cell office:value-type="string" calcext:value-type="string">
            <text:p>6 Lighthouse Bay Pas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09" calcext:value-type="float">
            <text:p>2040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jlewisl2@mapy.cz</text:p>
          </table:table-cell>
          <table:table-cell office:value-type="string" calcext:value-type="string">
            <text:p>(813)948-0327</text:p>
          </table:table-cell>
          <table:table-cell office:value-type="string" calcext:value-type="string">
            <text:p>57110 Saint Paul Junction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73" calcext:value-type="float">
            <text:p>3367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mcastillol3@statcounter.com</text:p>
          </table:table-cell>
          <table:table-cell office:value-type="string" calcext:value-type="string">
            <text:p>(954)655-7021</text:p>
          </table:table-cell>
          <table:table-cell office:value-type="string" calcext:value-type="string">
            <text:p>9 Division Road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FL</text:p>
          </table:table-cell>
          <table:table-cell office:value-type="float" office:value="33028" calcext:value-type="float">
            <text:p>330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mhowardl4@geocities.com</text:p>
          </table:table-cell>
          <table:table-cell office:value-type="string" calcext:value-type="string">
            <text:p>(979)869-1455</text:p>
          </table:table-cell>
          <table:table-cell office:value-type="string" calcext:value-type="string">
            <text:p>91332 Chive Trail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TX</text:p>
          </table:table-cell>
          <table:table-cell office:value-type="float" office:value="77806" calcext:value-type="float">
            <text:p>7780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jcookl5@blogger.com</text:p>
          </table:table-cell>
          <table:table-cell office:value-type="string" calcext:value-type="string">
            <text:p>(612)252-9382</text:p>
          </table:table-cell>
          <table:table-cell office:value-type="string" calcext:value-type="string">
            <text:p>5717 Talmadge Lane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27" calcext:value-type="float">
            <text:p>5512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aevansl6@istockphoto.com</text:p>
          </table:table-cell>
          <table:table-cell office:value-type="string" calcext:value-type="string">
            <text:p>(919)662-2565</text:p>
          </table:table-cell>
          <table:table-cell office:value-type="string" calcext:value-type="string">
            <text:p>14 Waxwing Plaz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35" calcext:value-type="float">
            <text:p>276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bperezl7@wisc.edu</text:p>
          </table:table-cell>
          <table:table-cell office:value-type="string" calcext:value-type="string">
            <text:p>(617)600-3346</text:p>
          </table:table-cell>
          <table:table-cell office:value-type="string" calcext:value-type="string">
            <text:p>74 Sutherland Street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blackl8@google.it</text:p>
          </table:table-cell>
          <table:table-cell office:value-type="string" calcext:value-type="string">
            <text:p>(515)230-0213</text:p>
          </table:table-cell>
          <table:table-cell office:value-type="string" calcext:value-type="string">
            <text:p>27283 South Way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981" calcext:value-type="float">
            <text:p>5098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tcarrl9@tamu.edu</text:p>
          </table:table-cell>
          <table:table-cell office:value-type="string" calcext:value-type="string">
            <text:p>(254)289-6642</text:p>
          </table:table-cell>
          <table:table-cell office:value-type="string" calcext:value-type="string">
            <text:p>2 Lerdahl Place</text:p>
          </table:table-cell>
          <table:table-cell office:value-type="string" calcext:value-type="string">
            <text:p>Gatesville</text:p>
          </table:table-cell>
          <table:table-cell office:value-type="string" calcext:value-type="string">
            <text:p>TX</text:p>
          </table:table-cell>
          <table:table-cell office:value-type="float" office:value="76598" calcext:value-type="float">
            <text:p>7659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fmontgomeryla@nymag.com</text:p>
          </table:table-cell>
          <table:table-cell office:value-type="string" calcext:value-type="string">
            <text:p>(626)355-6362</text:p>
          </table:table-cell>
          <table:table-cell office:value-type="string" calcext:value-type="string">
            <text:p>67 Loftsgordon Junction</text:p>
          </table:table-cell>
          <table:table-cell office:value-type="string" calcext:value-type="string">
            <text:p>Alhambra</text:p>
          </table:table-cell>
          <table:table-cell office:value-type="string" calcext:value-type="string">
            <text:p>CA</text:p>
          </table:table-cell>
          <table:table-cell office:value-type="float" office:value="91841" calcext:value-type="float">
            <text:p>918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fieldslb@paginegialle.it</text:p>
          </table:table-cell>
          <table:table-cell office:value-type="string" calcext:value-type="string">
            <text:p>(937)501-3287</text:p>
          </table:table-cell>
          <table:table-cell office:value-type="string" calcext:value-type="string">
            <text:p>81116 Carey Road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32" calcext:value-type="float">
            <text:p>4543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jscottlc@tiny.cc</text:p>
          </table:table-cell>
          <table:table-cell office:value-type="string" calcext:value-type="string">
            <text:p>(302)143-9476</text:p>
          </table:table-cell>
          <table:table-cell office:value-type="string" calcext:value-type="string">
            <text:p>45271 Elka Park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E</text:p>
          </table:table-cell>
          <table:table-cell office:value-type="float" office:value="19897" calcext:value-type="float">
            <text:p>1989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bhallld@narod.ru</text:p>
          </table:table-cell>
          <table:table-cell office:value-type="string" calcext:value-type="string">
            <text:p>(915)641-0402</text:p>
          </table:table-cell>
          <table:table-cell office:value-type="string" calcext:value-type="string">
            <text:p>3 Ruskin Point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45" calcext:value-type="float">
            <text:p>799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martinle@seattletimes.com</text:p>
          </table:table-cell>
          <table:table-cell office:value-type="string" calcext:value-type="string">
            <text:p>(225)237-0696</text:p>
          </table:table-cell>
          <table:table-cell office:value-type="string" calcext:value-type="string">
            <text:p>56 Petterle Circle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  <table:table-cell office:value-type="float" office:value="70820" calcext:value-type="float">
            <text:p>708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phuntlf@theatlantic.com</text:p>
          </table:table-cell>
          <table:table-cell office:value-type="string" calcext:value-type="string">
            <text:p>(908)164-4310</text:p>
          </table:table-cell>
          <table:table-cell office:value-type="string" calcext:value-type="string">
            <text:p>42672 Myrtle Driv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J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raustinlg@ft.com</text:p>
          </table:table-cell>
          <table:table-cell office:value-type="string" calcext:value-type="string">
            <text:p>(573)129-9163</text:p>
          </table:table-cell>
          <table:table-cell office:value-type="string" calcext:value-type="string">
            <text:p>90 Prairie Rose Point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MO</text:p>
          </table:table-cell>
          <table:table-cell office:value-type="float" office:value="65105" calcext:value-type="float">
            <text:p>6510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rfranklinlh@ow.ly</text:p>
          </table:table-cell>
          <table:table-cell office:value-type="string" calcext:value-type="string">
            <text:p>(915)800-5719</text:p>
          </table:table-cell>
          <table:table-cell office:value-type="string" calcext:value-type="string">
            <text:p>091 Melby Trail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19" calcext:value-type="float">
            <text:p>8851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bellli@storify.com</text:p>
          </table:table-cell>
          <table:table-cell office:value-type="string" calcext:value-type="string">
            <text:p>(206)138-7598</text:p>
          </table:table-cell>
          <table:table-cell office:value-type="string" calcext:value-type="string">
            <text:p>850 Maywood Ro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WA</text:p>
          </table:table-cell>
          <table:table-cell office:value-type="float" office:value="98042" calcext:value-type="float">
            <text:p>9804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hraylj@opera.com</text:p>
          </table:table-cell>
          <table:table-cell office:value-type="string" calcext:value-type="string">
            <text:p>(303)756-4832</text:p>
          </table:table-cell>
          <table:table-cell office:value-type="string" calcext:value-type="string">
            <text:p>5455 Warner Pass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float" office:value="80015" calcext:value-type="float">
            <text:p>800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cburnslk@state.gov</text:p>
          </table:table-cell>
          <table:table-cell office:value-type="string" calcext:value-type="string">
            <text:p>(602)205-9709</text:p>
          </table:table-cell>
          <table:table-cell office:value-type="string" calcext:value-type="string">
            <text:p>109 Bunker Hill Crossing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83" calcext:value-type="float">
            <text:p>8508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greenll@boston.com</text:p>
          </table:table-cell>
          <table:table-cell office:value-type="string" calcext:value-type="string">
            <text:p>(937)966-8815</text:p>
          </table:table-cell>
          <table:table-cell office:value-type="string" calcext:value-type="string">
            <text:p>07504 Lighthouse Bay Lane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90" calcext:value-type="float">
            <text:p>4549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robinsonlm@pcworld.com</text:p>
          </table:table-cell>
          <table:table-cell office:value-type="string" calcext:value-type="string">
            <text:p>(202)196-5521</text:p>
          </table:table-cell>
          <table:table-cell office:value-type="string" calcext:value-type="string">
            <text:p>050 John Wall La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05" calcext:value-type="float">
            <text:p>2020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jbanksln@reuters.com</text:p>
          </table:table-cell>
          <table:table-cell office:value-type="string" calcext:value-type="string">
            <text:p>(904)791-4505</text:p>
          </table:table-cell>
          <table:table-cell office:value-type="string" calcext:value-type="string">
            <text:p>3 Rusk Parkway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09" calcext:value-type="float">
            <text:p>3220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daylo@booking.com</text:p>
          </table:table-cell>
          <table:table-cell office:value-type="string" calcext:value-type="string">
            <text:p>(336)268-7406</text:p>
          </table:table-cell>
          <table:table-cell office:value-type="string" calcext:value-type="string">
            <text:p>8075 Thierer Hill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float" office:value="27409" calcext:value-type="float">
            <text:p>2740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warrenlp@icq.com</text:p>
          </table:table-cell>
          <table:table-cell office:value-type="string" calcext:value-type="string">
            <text:p>(651)278-8268</text:p>
          </table:table-cell>
          <table:table-cell office:value-type="string" calcext:value-type="string">
            <text:p>44 Lotheville Junction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15" calcext:value-type="float">
            <text:p>551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mpaynelq@rakuten.co.jp</text:p>
          </table:table-cell>
          <table:table-cell office:value-type="string" calcext:value-type="string">
            <text:p>(206)634-5126</text:p>
          </table:table-cell>
          <table:table-cell office:value-type="string" calcext:value-type="string">
            <text:p>36 Gina Street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33" calcext:value-type="float">
            <text:p>981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hernandezlr@oaic.gov.au</text:p>
          </table:table-cell>
          <table:table-cell office:value-type="string" calcext:value-type="string">
            <text:p>(334)547-4958</text:p>
          </table:table-cell>
          <table:table-cell office:value-type="string" calcext:value-type="string">
            <text:p>355 Schiller Park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14" calcext:value-type="float">
            <text:p>361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abarnesls@yolasite.com</text:p>
          </table:table-cell>
          <table:table-cell office:value-type="string" calcext:value-type="string">
            <text:p>(806)865-4134</text:p>
          </table:table-cell>
          <table:table-cell office:value-type="string" calcext:value-type="string">
            <text:p>0598 Crownhardt Park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float" office:value="79116" calcext:value-type="float">
            <text:p>791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scooklt@dropbox.com</text:p>
          </table:table-cell>
          <table:table-cell office:value-type="string" calcext:value-type="string">
            <text:p>(239)118-6129</text:p>
          </table:table-cell>
          <table:table-cell office:value-type="string" calcext:value-type="string">
            <text:p>18465 Sommers Terrace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4114" calcext:value-type="float">
            <text:p>341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plittlelu@mediafire.com</text:p>
          </table:table-cell>
          <table:table-cell office:value-type="string" calcext:value-type="string">
            <text:p>(612)627-3955</text:p>
          </table:table-cell>
          <table:table-cell office:value-type="string" calcext:value-type="string">
            <text:p>80 Columbus Drive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  <table:table-cell office:value-type="float" office:value="55103" calcext:value-type="float">
            <text:p>5510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driveralv@google.com.au</text:p>
          </table:table-cell>
          <table:table-cell office:value-type="string" calcext:value-type="string">
            <text:p>(606)839-3087</text:p>
          </table:table-cell>
          <table:table-cell office:value-type="string" calcext:value-type="string">
            <text:p>64300 Duke Plac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KY</text:p>
          </table:table-cell>
          <table:table-cell office:value-type="float" office:value="40745" calcext:value-type="float">
            <text:p>407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lharrislw@mediafire.com</text:p>
          </table:table-cell>
          <table:table-cell office:value-type="string" calcext:value-type="string">
            <text:p>(301)595-2657</text:p>
          </table:table-cell>
          <table:table-cell office:value-type="string" calcext:value-type="string">
            <text:p>65 Hintze Park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johnsonlx@wikispaces.com</text:p>
          </table:table-cell>
          <table:table-cell office:value-type="string" calcext:value-type="string">
            <text:p>(404)686-0215</text:p>
          </table:table-cell>
          <table:table-cell office:value-type="string" calcext:value-type="string">
            <text:p>80 Merchant Point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92" calcext:value-type="float">
            <text:p>3039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smithly@alexa.com</text:p>
          </table:table-cell>
          <table:table-cell office:value-type="string" calcext:value-type="string">
            <text:p>(513)914-5441</text:p>
          </table:table-cell>
          <table:table-cell office:value-type="string" calcext:value-type="string">
            <text:p>133 Ridge Oak Circle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18" calcext:value-type="float">
            <text:p>452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csimmonslz@washingtonpost.com</text:p>
          </table:table-cell>
          <table:table-cell office:value-type="string" calcext:value-type="string">
            <text:p>(212)772-6071</text:p>
          </table:table-cell>
          <table:table-cell office:value-type="string" calcext:value-type="string">
            <text:p>858 Esker Road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aschmidtm0@nymag.com</text:p>
          </table:table-cell>
          <table:table-cell office:value-type="string" calcext:value-type="string">
            <text:p>(479)265-0242</text:p>
          </table:table-cell>
          <table:table-cell office:value-type="string" calcext:value-type="string">
            <text:p>0686 Del Mar Parkway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AR</text:p>
          </table:table-cell>
          <table:table-cell office:value-type="float" office:value="72905" calcext:value-type="float">
            <text:p>729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cwilliamsonm1@columbia.edu</text:p>
          </table:table-cell>
          <table:table-cell office:value-type="string" calcext:value-type="string">
            <text:p>(512)405-9136</text:p>
          </table:table-cell>
          <table:table-cell office:value-type="string" calcext:value-type="string">
            <text:p>498 Randy Court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32" calcext:value-type="float">
            <text:p>7873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rparkerm2@shutterfly.com</text:p>
          </table:table-cell>
          <table:table-cell office:value-type="string" calcext:value-type="string">
            <text:p>(937)524-2424</text:p>
          </table:table-cell>
          <table:table-cell office:value-type="string" calcext:value-type="string">
            <text:p>69577 Rieder Park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14" calcext:value-type="float">
            <text:p>454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clarkm3@usgs.gov</text:p>
          </table:table-cell>
          <table:table-cell office:value-type="string" calcext:value-type="string">
            <text:p>(213)343-3558</text:p>
          </table:table-cell>
          <table:table-cell office:value-type="string" calcext:value-type="string">
            <text:p>61 Westend Center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0" calcext:value-type="float">
            <text:p>9003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aandersonm4@wikispaces.com</text:p>
          </table:table-cell>
          <table:table-cell office:value-type="string" calcext:value-type="string">
            <text:p>(936)915-0820</text:p>
          </table:table-cell>
          <table:table-cell office:value-type="string" calcext:value-type="string">
            <text:p>25474 Mendota Point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X</text:p>
          </table:table-cell>
          <table:table-cell office:value-type="float" office:value="77713" calcext:value-type="float">
            <text:p>777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reynoldsm5@businessweek.com</text:p>
          </table:table-cell>
          <table:table-cell office:value-type="string" calcext:value-type="string">
            <text:p>(602)949-5412</text:p>
          </table:table-cell>
          <table:table-cell office:value-type="string" calcext:value-type="string">
            <text:p>90084 Beilfuss Cour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83" calcext:value-type="float">
            <text:p>8508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hchavezm6@taobao.com</text:p>
          </table:table-cell>
          <table:table-cell office:value-type="string" calcext:value-type="string">
            <text:p>(509)718-8037</text:p>
          </table:table-cell>
          <table:table-cell office:value-type="string" calcext:value-type="string">
            <text:p>47 Springs Parkway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float" office:value="99252" calcext:value-type="float">
            <text:p>9925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kcastillom7@hostgator.com</text:p>
          </table:table-cell>
          <table:table-cell office:value-type="string" calcext:value-type="string">
            <text:p>(719)834-9625</text:p>
          </table:table-cell>
          <table:table-cell office:value-type="string" calcext:value-type="string">
            <text:p>64 South Terrace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05" calcext:value-type="float">
            <text:p>809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preyesm8@amazon.de</text:p>
          </table:table-cell>
          <table:table-cell office:value-type="string" calcext:value-type="string">
            <text:p>(901)837-6284</text:p>
          </table:table-cell>
          <table:table-cell office:value-type="string" calcext:value-type="string">
            <text:p>56132 Tennessee Point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14" calcext:value-type="float">
            <text:p>381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gnelsonm9@sourceforge.net</text:p>
          </table:table-cell>
          <table:table-cell office:value-type="string" calcext:value-type="string">
            <text:p>(843)445-4993</text:p>
          </table:table-cell>
          <table:table-cell office:value-type="string" calcext:value-type="string">
            <text:p>5 Anthes Road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  <table:table-cell office:value-type="float" office:value="29416" calcext:value-type="float">
            <text:p>294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ggilbertma@deliciousdays.com</text:p>
          </table:table-cell>
          <table:table-cell office:value-type="string" calcext:value-type="string">
            <text:p>(912)689-7216</text:p>
          </table:table-cell>
          <table:table-cell office:value-type="string" calcext:value-type="string">
            <text:p>999 Ryan Circle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float" office:value="31410" calcext:value-type="float">
            <text:p>314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knightmb@cargocollective.com</text:p>
          </table:table-cell>
          <table:table-cell office:value-type="string" calcext:value-type="string">
            <text:p>(859)390-1291</text:p>
          </table:table-cell>
          <table:table-cell office:value-type="string" calcext:value-type="string">
            <text:p>5384 Sunnyside Center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float" office:value="40546" calcext:value-type="float">
            <text:p>4054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sburkemc@ustream.tv</text:p>
          </table:table-cell>
          <table:table-cell office:value-type="string" calcext:value-type="string">
            <text:p>(413)295-7391</text:p>
          </table:table-cell>
          <table:table-cell office:value-type="string" calcext:value-type="string">
            <text:p>522 8th Center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A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bdanielsmd@wp.com</text:p>
          </table:table-cell>
          <table:table-cell office:value-type="string" calcext:value-type="string">
            <text:p>(469)536-7166</text:p>
          </table:table-cell>
          <table:table-cell office:value-type="string" calcext:value-type="string">
            <text:p>1131 Jana Avenu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16" calcext:value-type="float">
            <text:p>752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rstephensme@nps.gov</text:p>
          </table:table-cell>
          <table:table-cell office:value-type="string" calcext:value-type="string">
            <text:p>(513)504-6443</text:p>
          </table:table-cell>
          <table:table-cell office:value-type="string" calcext:value-type="string">
            <text:p>7560 Fallview Park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64" calcext:value-type="float">
            <text:p>4526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jellismf@blogs.com</text:p>
          </table:table-cell>
          <table:table-cell office:value-type="string" calcext:value-type="string">
            <text:p>(314)196-8114</text:p>
          </table:table-cell>
          <table:table-cell office:value-type="string" calcext:value-type="string">
            <text:p>38 Pearson Terrace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121" calcext:value-type="float">
            <text:p>631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criveramg@cornell.edu</text:p>
          </table:table-cell>
          <table:table-cell office:value-type="string" calcext:value-type="string">
            <text:p>(919)319-4072</text:p>
          </table:table-cell>
          <table:table-cell office:value-type="string" calcext:value-type="string">
            <text:p>6798 Sunfield Hill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05" calcext:value-type="float">
            <text:p>2760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mh@360.cn</text:p>
          </table:table-cell>
          <table:table-cell office:value-type="string" calcext:value-type="string">
            <text:p>(281)735-0478</text:p>
          </table:table-cell>
          <table:table-cell office:value-type="string" calcext:value-type="string">
            <text:p>4 Lake View Circl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50" calcext:value-type="float">
            <text:p>7705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awelchmi@zimbio.com</text:p>
          </table:table-cell>
          <table:table-cell office:value-type="string" calcext:value-type="string">
            <text:p>(316)703-8874</text:p>
          </table:table-cell>
          <table:table-cell office:value-type="string" calcext:value-type="string">
            <text:p>72368 Carberry Trail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30" calcext:value-type="float">
            <text:p>6723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bnelsonmj@baidu.com</text:p>
          </table:table-cell>
          <table:table-cell office:value-type="string" calcext:value-type="string">
            <text:p>(318)902-8628</text:p>
          </table:table-cell>
          <table:table-cell office:value-type="string" calcext:value-type="string">
            <text:p>90 Dunning Parkway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float" office:value="71115" calcext:value-type="float">
            <text:p>711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rhayesmk@un.org</text:p>
          </table:table-cell>
          <table:table-cell office:value-type="string" calcext:value-type="string">
            <text:p>(901)126-4679</text:p>
          </table:table-cell>
          <table:table-cell office:value-type="string" calcext:value-type="string">
            <text:p>4422 Nobel Plac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43" calcext:value-type="float">
            <text:p>3814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kwelchml@4shared.com</text:p>
          </table:table-cell>
          <table:table-cell office:value-type="string" calcext:value-type="string">
            <text:p>(651)733-6235</text:p>
          </table:table-cell>
          <table:table-cell office:value-type="string" calcext:value-type="string">
            <text:p>289 Hollow Ridge Way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dspencermm@mozilla.org</text:p>
          </table:table-cell>
          <table:table-cell office:value-type="string" calcext:value-type="string">
            <text:p>(812)501-6857</text:p>
          </table:table-cell>
          <table:table-cell office:value-type="string" calcext:value-type="string">
            <text:p>41033 Helena Circle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IN</text:p>
          </table:table-cell>
          <table:table-cell office:value-type="float" office:value="47705" calcext:value-type="float">
            <text:p>4770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ljonesmn@dropbox.com</text:p>
          </table:table-cell>
          <table:table-cell office:value-type="string" calcext:value-type="string">
            <text:p>(336)546-6889</text:p>
          </table:table-cell>
          <table:table-cell office:value-type="string" calcext:value-type="string">
            <text:p>998 Birchwood Plaz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NC</text:p>
          </table:table-cell>
          <table:table-cell office:value-type="float" office:value="27499" calcext:value-type="float">
            <text:p>2749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rosemo@slashdot.org</text:p>
          </table:table-cell>
          <table:table-cell office:value-type="string" calcext:value-type="string">
            <text:p>(316)380-4094</text:p>
          </table:table-cell>
          <table:table-cell office:value-type="string" calcext:value-type="string">
            <text:p>89319 Village Green Parkway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S</text:p>
          </table:table-cell>
          <table:table-cell office:value-type="float" office:value="67260" calcext:value-type="float">
            <text:p>6726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ereyesmp@bluehost.com</text:p>
          </table:table-cell>
          <table:table-cell office:value-type="string" calcext:value-type="string">
            <text:p>(253)653-7165</text:p>
          </table:table-cell>
          <table:table-cell office:value-type="string" calcext:value-type="string">
            <text:p>820 Green Ridge Parkway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float" office:value="98411" calcext:value-type="float">
            <text:p>9841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jkennedymq@jimdo.com</text:p>
          </table:table-cell>
          <table:table-cell office:value-type="string" calcext:value-type="string">
            <text:p>(480)117-8104</text:p>
          </table:table-cell>
          <table:table-cell office:value-type="string" calcext:value-type="string">
            <text:p>91453 Muir Lan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45" calcext:value-type="float">
            <text:p>850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apiercemr@google.pl</text:p>
          </table:table-cell>
          <table:table-cell office:value-type="string" calcext:value-type="string">
            <text:p>(864)191-7994</text:p>
          </table:table-cell>
          <table:table-cell office:value-type="string" calcext:value-type="string">
            <text:p>9720 Grover Road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C</text:p>
          </table:table-cell>
          <table:table-cell office:value-type="float" office:value="29610" calcext:value-type="float">
            <text:p>296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whowellms@fastcompany.com</text:p>
          </table:table-cell>
          <table:table-cell office:value-type="string" calcext:value-type="string">
            <text:p>(480)281-8498</text:p>
          </table:table-cell>
          <table:table-cell office:value-type="string" calcext:value-type="string">
            <text:p>95962 Steensland Place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float" office:value="85246" calcext:value-type="float">
            <text:p>8524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gwoodmt@cisco.com</text:p>
          </table:table-cell>
          <table:table-cell office:value-type="string" calcext:value-type="string">
            <text:p>(916)540-8979</text:p>
          </table:table-cell>
          <table:table-cell office:value-type="string" calcext:value-type="string">
            <text:p>78 Homewood Terrace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30" calcext:value-type="float">
            <text:p>9423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woodmu@yahoo.co.jp</text:p>
          </table:table-cell>
          <table:table-cell office:value-type="string" calcext:value-type="string">
            <text:p>(254)248-1120</text:p>
          </table:table-cell>
          <table:table-cell office:value-type="string" calcext:value-type="string">
            <text:p>1680 Gulseth Lan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X</text:p>
          </table:table-cell>
          <table:table-cell office:value-type="float" office:value="76505" calcext:value-type="float">
            <text:p>765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bboydmv@spiegel.de</text:p>
          </table:table-cell>
          <table:table-cell office:value-type="string" calcext:value-type="string">
            <text:p>(951)355-4942</text:p>
          </table:table-cell>
          <table:table-cell office:value-type="string" calcext:value-type="string">
            <text:p>957 Talmadge Junction</text:p>
          </table:table-cell>
          <table:table-cell office:value-type="string" calcext:value-type="string">
            <text:p>Moreno Valley</text:p>
          </table:table-cell>
          <table:table-cell office:value-type="string" calcext:value-type="string">
            <text:p>CA</text:p>
          </table:table-cell>
          <table:table-cell office:value-type="float" office:value="92555" calcext:value-type="float">
            <text:p>9255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hedwardsmw@nytimes.com</text:p>
          </table:table-cell>
          <table:table-cell office:value-type="string" calcext:value-type="string">
            <text:p>(801)893-2797</text:p>
          </table:table-cell>
          <table:table-cell office:value-type="string" calcext:value-type="string">
            <text:p>97052 Barby Plaza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89" calcext:value-type="float">
            <text:p>8418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gfergusonmx@theatlantic.com</text:p>
          </table:table-cell>
          <table:table-cell office:value-type="string" calcext:value-type="string">
            <text:p>(919)591-4857</text:p>
          </table:table-cell>
          <table:table-cell office:value-type="string" calcext:value-type="string">
            <text:p>44166 Sunnyside Parkway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58" calcext:value-type="float">
            <text:p>2765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jperkinsmy@imageshack.us</text:p>
          </table:table-cell>
          <table:table-cell office:value-type="string" calcext:value-type="string">
            <text:p>(719)922-0708</text:p>
          </table:table-cell>
          <table:table-cell office:value-type="string" calcext:value-type="string">
            <text:p>79888 Rigney Court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15" calcext:value-type="float">
            <text:p>809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tcunninghammz@webeden.co.uk</text:p>
          </table:table-cell>
          <table:table-cell office:value-type="string" calcext:value-type="string">
            <text:p>(360)874-5676</text:p>
          </table:table-cell>
          <table:table-cell office:value-type="string" calcext:value-type="string">
            <text:p>776 Tennyson Circl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21" calcext:value-type="float">
            <text:p>9812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mcolemann0@examiner.com</text:p>
          </table:table-cell>
          <table:table-cell office:value-type="string" calcext:value-type="string">
            <text:p>(469)300-8723</text:p>
          </table:table-cell>
          <table:table-cell office:value-type="string" calcext:value-type="string">
            <text:p>46 Bluejay Court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16" calcext:value-type="float">
            <text:p>752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sadamsn1@seesaa.net</text:p>
          </table:table-cell>
          <table:table-cell office:value-type="string" calcext:value-type="string">
            <text:p>(916)109-2693</text:p>
          </table:table-cell>
          <table:table-cell office:value-type="string" calcext:value-type="string">
            <text:p>100 Macpherson Place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50" calcext:value-type="float">
            <text:p>9425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jacksonn2@multiply.com</text:p>
          </table:table-cell>
          <table:table-cell office:value-type="string" calcext:value-type="string">
            <text:p>(716)909-4234</text:p>
          </table:table-cell>
          <table:table-cell office:value-type="string" calcext:value-type="string">
            <text:p>284 Melrose Trail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dlarsonn3@about.com</text:p>
          </table:table-cell>
          <table:table-cell office:value-type="string" calcext:value-type="string">
            <text:p>(952)829-0189</text:p>
          </table:table-cell>
          <table:table-cell office:value-type="string" calcext:value-type="string">
            <text:p>101 Ridge Oak Point</text:p>
          </table:table-cell>
          <table:table-cell office:value-type="string" calcext:value-type="string">
            <text:p>Young America</text:p>
          </table:table-cell>
          <table:table-cell office:value-type="string" calcext:value-type="string">
            <text:p>MN</text:p>
          </table:table-cell>
          <table:table-cell office:value-type="float" office:value="55557" calcext:value-type="float">
            <text:p>5555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sharveyn4@indiegogo.com</text:p>
          </table:table-cell>
          <table:table-cell office:value-type="string" calcext:value-type="string">
            <text:p>(801)545-2069</text:p>
          </table:table-cell>
          <table:table-cell office:value-type="string" calcext:value-type="string">
            <text:p>0255 Merrick Lane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5" calcext:value-type="float">
            <text:p>8460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rmeyern5@histats.com</text:p>
          </table:table-cell>
          <table:table-cell office:value-type="string" calcext:value-type="string">
            <text:p>(954)237-1058</text:p>
          </table:table-cell>
          <table:table-cell office:value-type="string" calcext:value-type="string">
            <text:p>140 Tennessee Way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30" calcext:value-type="float">
            <text:p>333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dphillipsn6@multiply.com</text:p>
          </table:table-cell>
          <table:table-cell office:value-type="string" calcext:value-type="string">
            <text:p>(713)890-9741</text:p>
          </table:table-cell>
          <table:table-cell office:value-type="string" calcext:value-type="string">
            <text:p>56311 Forest Run Parkway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TX</text:p>
          </table:table-cell>
          <table:table-cell office:value-type="float" office:value="77388" calcext:value-type="float">
            <text:p>7738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chartn7@amazonaws.com</text:p>
          </table:table-cell>
          <table:table-cell office:value-type="string" calcext:value-type="string">
            <text:p>(904)176-0788</text:p>
          </table:table-cell>
          <table:table-cell office:value-type="string" calcext:value-type="string">
            <text:p>0523 Vera Parkway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  <table:table-cell office:value-type="float" office:value="32209" calcext:value-type="float">
            <text:p>3220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pcollinsn8@telegraph.co.uk</text:p>
          </table:table-cell>
          <table:table-cell office:value-type="string" calcext:value-type="string">
            <text:p>(202)297-7367</text:p>
          </table:table-cell>
          <table:table-cell office:value-type="string" calcext:value-type="string">
            <text:p>829 Hoepker Driv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35" calcext:value-type="float">
            <text:p>205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nn9@alibaba.com</text:p>
          </table:table-cell>
          <table:table-cell office:value-type="string" calcext:value-type="string">
            <text:p>(202)297-6879</text:p>
          </table:table-cell>
          <table:table-cell office:value-type="string" calcext:value-type="string">
            <text:p>3 Atwood Wa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414" calcext:value-type="float">
            <text:p>204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jjonesna@epa.gov</text:p>
          </table:table-cell>
          <table:table-cell office:value-type="string" calcext:value-type="string">
            <text:p>(260)712-5305</text:p>
          </table:table-cell>
          <table:table-cell office:value-type="string" calcext:value-type="string">
            <text:p>906 Lighthouse Bay Hill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  <table:table-cell office:value-type="float" office:value="46896" calcext:value-type="float">
            <text:p>4689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crossnb@bbb.org</text:p>
          </table:table-cell>
          <table:table-cell office:value-type="string" calcext:value-type="string">
            <text:p>(843)383-9749</text:p>
          </table:table-cell>
          <table:table-cell office:value-type="string" calcext:value-type="string">
            <text:p>935 5th Point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C</text:p>
          </table:table-cell>
          <table:table-cell office:value-type="float" office:value="29905" calcext:value-type="float">
            <text:p>299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whitenc@godaddy.com</text:p>
          </table:table-cell>
          <table:table-cell office:value-type="string" calcext:value-type="string">
            <text:p>(717)512-3354</text:p>
          </table:table-cell>
          <table:table-cell office:value-type="string" calcext:value-type="string">
            <text:p>48909 Namekagon Point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morenond@mac.com</text:p>
          </table:table-cell>
          <table:table-cell office:value-type="string" calcext:value-type="string">
            <text:p>(907)709-6086</text:p>
          </table:table-cell>
          <table:table-cell office:value-type="string" calcext:value-type="string">
            <text:p>8740 Oak Valley Park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AK</text:p>
          </table:table-cell>
          <table:table-cell office:value-type="float" office:value="99790" calcext:value-type="float">
            <text:p>9979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greenne@wisc.edu</text:p>
          </table:table-cell>
          <table:table-cell office:value-type="string" calcext:value-type="string">
            <text:p>(203)541-4782</text:p>
          </table:table-cell>
          <table:table-cell office:value-type="string" calcext:value-type="string">
            <text:p>242 Eastlawn Drive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jruiznf@nba.com</text:p>
          </table:table-cell>
          <table:table-cell office:value-type="string" calcext:value-type="string">
            <text:p>(202)731-4171</text:p>
          </table:table-cell>
          <table:table-cell office:value-type="string" calcext:value-type="string">
            <text:p>70917 Meadow Valley Crossing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cmoralesng@ed.gov</text:p>
          </table:table-cell>
          <table:table-cell office:value-type="string" calcext:value-type="string">
            <text:p>(517)792-4134</text:p>
          </table:table-cell>
          <table:table-cell office:value-type="string" calcext:value-type="string">
            <text:p>8 Jay Way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56" calcext:value-type="float">
            <text:p>4895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gramosnh@xing.com</text:p>
          </table:table-cell>
          <table:table-cell office:value-type="string" calcext:value-type="string">
            <text:p>(646)144-6692</text:p>
          </table:table-cell>
          <table:table-cell office:value-type="string" calcext:value-type="string">
            <text:p>32091 Ryan Stree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lsanchezni@prlog.org</text:p>
          </table:table-cell>
          <table:table-cell office:value-type="string" calcext:value-type="string">
            <text:p>(415)283-9050</text:p>
          </table:table-cell>
          <table:table-cell office:value-type="string" calcext:value-type="string">
            <text:p>07 Ronald Regan Center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64" calcext:value-type="float">
            <text:p>941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phayesnj@adobe.com</text:p>
          </table:table-cell>
          <table:table-cell office:value-type="string" calcext:value-type="string">
            <text:p>(510)315-1807</text:p>
          </table:table-cell>
          <table:table-cell office:value-type="string" calcext:value-type="string">
            <text:p>76 Transport Crossing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22" calcext:value-type="float">
            <text:p>9462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gortiznk@dropbox.com</text:p>
          </table:table-cell>
          <table:table-cell office:value-type="string" calcext:value-type="string">
            <text:p>(508)876-5965</text:p>
          </table:table-cell>
          <table:table-cell office:value-type="string" calcext:value-type="string">
            <text:p>66703 Summerview Lane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landrewsnl@tripadvisor.com</text:p>
          </table:table-cell>
          <table:table-cell office:value-type="string" calcext:value-type="string">
            <text:p>(915)181-3084</text:p>
          </table:table-cell>
          <table:table-cell office:value-type="string" calcext:value-type="string">
            <text:p>164 Summer Ridge Point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88530" calcext:value-type="float">
            <text:p>885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rlawsonnm@ebay.com</text:p>
          </table:table-cell>
          <table:table-cell office:value-type="string" calcext:value-type="string">
            <text:p>(979)278-7081</text:p>
          </table:table-cell>
          <table:table-cell office:value-type="string" calcext:value-type="string">
            <text:p>1862 Hoffman Terrace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</text:p>
          </table:table-cell>
          <table:table-cell office:value-type="float" office:value="77844" calcext:value-type="float">
            <text:p>7784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rgeorgenn@usda.gov</text:p>
          </table:table-cell>
          <table:table-cell office:value-type="string" calcext:value-type="string">
            <text:p>(614)750-2828</text:p>
          </table:table-cell>
          <table:table-cell office:value-type="string" calcext:value-type="string">
            <text:p>4 Doe Crossing Parkway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43226" calcext:value-type="float">
            <text:p>432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mooreno@networksolutions.com</text:p>
          </table:table-cell>
          <table:table-cell office:value-type="string" calcext:value-type="string">
            <text:p>(253)648-0305</text:p>
          </table:table-cell>
          <table:table-cell office:value-type="string" calcext:value-type="string">
            <text:p>2849 Badeau Trail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float" office:value="98411" calcext:value-type="float">
            <text:p>984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ssimsnp@issuu.com</text:p>
          </table:table-cell>
          <table:table-cell office:value-type="string" calcext:value-type="string">
            <text:p>(619)409-5898</text:p>
          </table:table-cell>
          <table:table-cell office:value-type="string" calcext:value-type="string">
            <text:p>2386 Springs Park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91" calcext:value-type="float">
            <text:p>9219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llittlenq@alibaba.com</text:p>
          </table:table-cell>
          <table:table-cell office:value-type="string" calcext:value-type="string">
            <text:p>(702)579-9171</text:p>
          </table:table-cell>
          <table:table-cell office:value-type="string" calcext:value-type="string">
            <text:p>46474 Cambridge Lane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05" calcext:value-type="float">
            <text:p>8910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ljohnstonnr@quantcast.com</text:p>
          </table:table-cell>
          <table:table-cell office:value-type="string" calcext:value-type="string">
            <text:p>(601)855-5614</text:p>
          </table:table-cell>
          <table:table-cell office:value-type="string" calcext:value-type="string">
            <text:p>89603 Red Cloud Roa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float" office:value="39296" calcext:value-type="float">
            <text:p>3929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nelsonns@networkadvertising.org</text:p>
          </table:table-cell>
          <table:table-cell office:value-type="string" calcext:value-type="string">
            <text:p>(719)143-5942</text:p>
          </table:table-cell>
          <table:table-cell office:value-type="string" calcext:value-type="string">
            <text:p>59 Ilene Parkway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30" calcext:value-type="float">
            <text:p>809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jfieldsnt@nydailynews.com</text:p>
          </table:table-cell>
          <table:table-cell office:value-type="string" calcext:value-type="string">
            <text:p>(757)236-2329</text:p>
          </table:table-cell>
          <table:table-cell office:value-type="string" calcext:value-type="string">
            <text:p>478 Killdeer Circle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VA</text:p>
          </table:table-cell>
          <table:table-cell office:value-type="float" office:value="23705" calcext:value-type="float">
            <text:p>237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spalmernu@scientificamerican.com</text:p>
          </table:table-cell>
          <table:table-cell office:value-type="string" calcext:value-type="string">
            <text:p>(212)831-9820</text:p>
          </table:table-cell>
          <table:table-cell office:value-type="string" calcext:value-type="string">
            <text:p>88 Holy Cross Poin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lricenv@hatena.ne.jp</text:p>
          </table:table-cell>
          <table:table-cell office:value-type="string" calcext:value-type="string">
            <text:p>(281)968-6949</text:p>
          </table:table-cell>
          <table:table-cell office:value-type="string" calcext:value-type="string">
            <text:p>620 Pankratz Avenu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93" calcext:value-type="float">
            <text:p>7729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jhuntnw@ox.ac.uk</text:p>
          </table:table-cell>
          <table:table-cell office:value-type="string" calcext:value-type="string">
            <text:p>(240)466-3332</text:p>
          </table:table-cell>
          <table:table-cell office:value-type="string" calcext:value-type="string">
            <text:p>33843 Straubel Drive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D</text:p>
          </table:table-cell>
          <table:table-cell office:value-type="float" office:value="21705" calcext:value-type="float">
            <text:p>2170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mmyersnx@comcast.net</text:p>
          </table:table-cell>
          <table:table-cell office:value-type="string" calcext:value-type="string">
            <text:p>(612)666-3759</text:p>
          </table:table-cell>
          <table:table-cell office:value-type="string" calcext:value-type="string">
            <text:p>27913 Vahlen Plaz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80" calcext:value-type="float">
            <text:p>5548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chicksny@webs.com</text:p>
          </table:table-cell>
          <table:table-cell office:value-type="string" calcext:value-type="string">
            <text:p>(415)609-4474</text:p>
          </table:table-cell>
          <table:table-cell office:value-type="string" calcext:value-type="string">
            <text:p>06 Meadow Ridge Terrac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11" calcext:value-type="float">
            <text:p>9461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blawrencenz@mashable.com</text:p>
          </table:table-cell>
          <table:table-cell office:value-type="string" calcext:value-type="string">
            <text:p>(402)518-9119</text:p>
          </table:table-cell>
          <table:table-cell office:value-type="string" calcext:value-type="string">
            <text:p>8606 Birchwood Lane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</text:p>
          </table:table-cell>
          <table:table-cell office:value-type="float" office:value="68110" calcext:value-type="float">
            <text:p>681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estevenso0@yellowbook.com</text:p>
          </table:table-cell>
          <table:table-cell office:value-type="string" calcext:value-type="string">
            <text:p>(215)503-0055</text:p>
          </table:table-cell>
          <table:table-cell office:value-type="string" calcext:value-type="string">
            <text:p>2 Novick Drive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41" calcext:value-type="float">
            <text:p>1914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abradleyo1@pagesperso-orange.fr</text:p>
          </table:table-cell>
          <table:table-cell office:value-type="string" calcext:value-type="string">
            <text:p>(806)783-0049</text:p>
          </table:table-cell>
          <table:table-cell office:value-type="string" calcext:value-type="string">
            <text:p>17 Bluestem Street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TX</text:p>
          </table:table-cell>
          <table:table-cell office:value-type="float" office:value="79415" calcext:value-type="float">
            <text:p>794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smitho2@4shared.com</text:p>
          </table:table-cell>
          <table:table-cell office:value-type="string" calcext:value-type="string">
            <text:p>(817)730-2779</text:p>
          </table:table-cell>
          <table:table-cell office:value-type="string" calcext:value-type="string">
            <text:p>04 Kenwood Place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47" calcext:value-type="float">
            <text:p>7614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thompsono3@ibm.com</text:p>
          </table:table-cell>
          <table:table-cell office:value-type="string" calcext:value-type="string">
            <text:p>(650)559-0577</text:p>
          </table:table-cell>
          <table:table-cell office:value-type="string" calcext:value-type="string">
            <text:p>5090 Lukken Center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  <table:table-cell office:value-type="float" office:value="94089" calcext:value-type="float">
            <text:p>9408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stayloro4@desdev.cn</text:p>
          </table:table-cell>
          <table:table-cell office:value-type="string" calcext:value-type="string">
            <text:p>(570)788-6415</text:p>
          </table:table-cell>
          <table:table-cell office:value-type="string" calcext:value-type="string">
            <text:p>32 Dovetail Terrace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PA</text:p>
          </table:table-cell>
          <table:table-cell office:value-type="float" office:value="18763" calcext:value-type="float">
            <text:p>1876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jhudsono5@webnode.com</text:p>
          </table:table-cell>
          <table:table-cell office:value-type="string" calcext:value-type="string">
            <text:p>(912)410-8851</text:p>
          </table:table-cell>
          <table:table-cell office:value-type="string" calcext:value-type="string">
            <text:p>90077 Forster Point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A</text:p>
          </table:table-cell>
          <table:table-cell office:value-type="float" office:value="31405" calcext:value-type="float">
            <text:p>3140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mwheelero6@yellowbook.com</text:p>
          </table:table-cell>
          <table:table-cell office:value-type="string" calcext:value-type="string">
            <text:p>(763)107-5772</text:p>
          </table:table-cell>
          <table:table-cell office:value-type="string" calcext:value-type="string">
            <text:p>3 Graceland Park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23" calcext:value-type="float">
            <text:p>554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pcarpentero7@google.co.uk</text:p>
          </table:table-cell>
          <table:table-cell office:value-type="string" calcext:value-type="string">
            <text:p>(803)537-1843</text:p>
          </table:table-cell>
          <table:table-cell office:value-type="string" calcext:value-type="string">
            <text:p>181 Becker Road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29203" calcext:value-type="float">
            <text:p>2920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jportero8@com.com</text:p>
          </table:table-cell>
          <table:table-cell office:value-type="string" calcext:value-type="string">
            <text:p>(504)249-1112</text:p>
          </table:table-cell>
          <table:table-cell office:value-type="string" calcext:value-type="string">
            <text:p>3 Jenifer Crossing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24" calcext:value-type="float">
            <text:p>701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sharpero9@w3.org</text:p>
          </table:table-cell>
          <table:table-cell office:value-type="string" calcext:value-type="string">
            <text:p>(864)382-1624</text:p>
          </table:table-cell>
          <table:table-cell office:value-type="string" calcext:value-type="string">
            <text:p>88604 Porter Park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C</text:p>
          </table:table-cell>
          <table:table-cell office:value-type="float" office:value="29625" calcext:value-type="float">
            <text:p>2962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rcooperoa@t.co</text:p>
          </table:table-cell>
          <table:table-cell office:value-type="string" calcext:value-type="string">
            <text:p>(309)274-6913</text:p>
          </table:table-cell>
          <table:table-cell office:value-type="string" calcext:value-type="string">
            <text:p>0 Weeping Birch Avenue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9" calcext:value-type="float">
            <text:p>6170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hortizob@psu.edu</text:p>
          </table:table-cell>
          <table:table-cell office:value-type="string" calcext:value-type="string">
            <text:p>(202)346-9226</text:p>
          </table:table-cell>
          <table:table-cell office:value-type="string" calcext:value-type="string">
            <text:p>12420 Talmadge Trail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1" calcext:value-type="float">
            <text:p>2230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jbryantoc@reddit.com</text:p>
          </table:table-cell>
          <table:table-cell office:value-type="string" calcext:value-type="string">
            <text:p>(770)306-6840</text:p>
          </table:table-cell>
          <table:table-cell office:value-type="string" calcext:value-type="string">
            <text:p>32 Bayside Park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GA</text:p>
          </table:table-cell>
          <table:table-cell office:value-type="float" office:value="30033" calcext:value-type="float">
            <text:p>3003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cbrooksod@sphinn.com</text:p>
          </table:table-cell>
          <table:table-cell office:value-type="string" calcext:value-type="string">
            <text:p>(719)255-4327</text:p>
          </table:table-cell>
          <table:table-cell office:value-type="string" calcext:value-type="string">
            <text:p>77000 Comanche Place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float" office:value="81010" calcext:value-type="float">
            <text:p>810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kfrazieroe@trellian.com</text:p>
          </table:table-cell>
          <table:table-cell office:value-type="string" calcext:value-type="string">
            <text:p>(714)473-9512</text:p>
          </table:table-cell>
          <table:table-cell office:value-type="string" calcext:value-type="string">
            <text:p>0460 Dottie Parkway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float" office:value="92812" calcext:value-type="float">
            <text:p>928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wgrahamof@deviantart.com</text:p>
          </table:table-cell>
          <table:table-cell office:value-type="string" calcext:value-type="string">
            <text:p>(505)229-4521</text:p>
          </table:table-cell>
          <table:table-cell office:value-type="string" calcext:value-type="string">
            <text:p>70 Parkside Park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201" calcext:value-type="float">
            <text:p>8720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tbennettog@gizmodo.com</text:p>
          </table:table-cell>
          <table:table-cell office:value-type="string" calcext:value-type="string">
            <text:p>(608)730-9648</text:p>
          </table:table-cell>
          <table:table-cell office:value-type="string" calcext:value-type="string">
            <text:p>223 Welch Pass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</text:p>
          </table:table-cell>
          <table:table-cell office:value-type="float" office:value="53790" calcext:value-type="float">
            <text:p>5379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dblackoh@statcounter.com</text:p>
          </table:table-cell>
          <table:table-cell office:value-type="string" calcext:value-type="string">
            <text:p>(727)560-2767</text:p>
          </table:table-cell>
          <table:table-cell office:value-type="string" calcext:value-type="string">
            <text:p>774 Acker Park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FL</text:p>
          </table:table-cell>
          <table:table-cell office:value-type="float" office:value="34615" calcext:value-type="float">
            <text:p>346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kmartinoi@4shared.com</text:p>
          </table:table-cell>
          <table:table-cell office:value-type="string" calcext:value-type="string">
            <text:p>(602)582-9988</text:p>
          </table:table-cell>
          <table:table-cell office:value-type="string" calcext:value-type="string">
            <text:p>79 Bay Lan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10" calcext:value-type="float">
            <text:p>850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ehansonoj@slate.com</text:p>
          </table:table-cell>
          <table:table-cell office:value-type="string" calcext:value-type="string">
            <text:p>(772)607-9944</text:p>
          </table:table-cell>
          <table:table-cell office:value-type="string" calcext:value-type="string">
            <text:p>0 Reindahl Junction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FL</text:p>
          </table:table-cell>
          <table:table-cell office:value-type="float" office:value="34981" calcext:value-type="float">
            <text:p>349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dallenok@quantcast.com</text:p>
          </table:table-cell>
          <table:table-cell office:value-type="string" calcext:value-type="string">
            <text:p>(317)507-2269</text:p>
          </table:table-cell>
          <table:table-cell office:value-type="string" calcext:value-type="string">
            <text:p>9 Northfield Lan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07" calcext:value-type="float">
            <text:p>4620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scooperol@go.com</text:p>
          </table:table-cell>
          <table:table-cell office:value-type="string" calcext:value-type="string">
            <text:p>(231)475-2348</text:p>
          </table:table-cell>
          <table:table-cell office:value-type="string" calcext:value-type="string">
            <text:p>91 Ramsey Crossing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MI</text:p>
          </table:table-cell>
          <table:table-cell office:value-type="float" office:value="49444" calcext:value-type="float">
            <text:p>4944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jbradleyom@baidu.com</text:p>
          </table:table-cell>
          <table:table-cell office:value-type="string" calcext:value-type="string">
            <text:p>(513)983-2239</text:p>
          </table:table-cell>
          <table:table-cell office:value-type="string" calcext:value-type="string">
            <text:p>31 Tony Street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  <table:table-cell office:value-type="float" office:value="45243" calcext:value-type="float">
            <text:p>4524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kreynoldson@washingtonpost.com</text:p>
          </table:table-cell>
          <table:table-cell office:value-type="string" calcext:value-type="string">
            <text:p>(202)487-0796</text:p>
          </table:table-cell>
          <table:table-cell office:value-type="string" calcext:value-type="string">
            <text:p>1090 Karstens Alle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pkimoo@go.com</text:p>
          </table:table-cell>
          <table:table-cell office:value-type="string" calcext:value-type="string">
            <text:p>(806)242-1871</text:p>
          </table:table-cell>
          <table:table-cell office:value-type="string" calcext:value-type="string">
            <text:p>3815 Debra Hill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jruizop@blog.com</text:p>
          </table:table-cell>
          <table:table-cell office:value-type="string" calcext:value-type="string">
            <text:p>(614)546-6274</text:p>
          </table:table-cell>
          <table:table-cell office:value-type="string" calcext:value-type="string">
            <text:p>9812 Cody Plaz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43226" calcext:value-type="float">
            <text:p>432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grichardsoq@craigslist.org</text:p>
          </table:table-cell>
          <table:table-cell office:value-type="string" calcext:value-type="string">
            <text:p>(520)139-9228</text:p>
          </table:table-cell>
          <table:table-cell office:value-type="string" calcext:value-type="string">
            <text:p>76 Rusk Street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20" calcext:value-type="float">
            <text:p>8572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jwagneror@umn.edu</text:p>
          </table:table-cell>
          <table:table-cell office:value-type="string" calcext:value-type="string">
            <text:p>(816)768-1231</text:p>
          </table:table-cell>
          <table:table-cell office:value-type="string" calcext:value-type="string">
            <text:p>1256 Esker Lan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99" calcext:value-type="float">
            <text:p>6419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nos@discovery.com</text:p>
          </table:table-cell>
          <table:table-cell office:value-type="string" calcext:value-type="string">
            <text:p>(414)359-1936</text:p>
          </table:table-cell>
          <table:table-cell office:value-type="string" calcext:value-type="string">
            <text:p>32582 Park Meadow Parkway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15" calcext:value-type="float">
            <text:p>532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jduncanot@linkedin.com</text:p>
          </table:table-cell>
          <table:table-cell office:value-type="string" calcext:value-type="string">
            <text:p>(540)214-6305</text:p>
          </table:table-cell>
          <table:table-cell office:value-type="string" calcext:value-type="string">
            <text:p>53 Anzinger Court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48" calcext:value-type="float">
            <text:p>2404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gfloresou@yellowpages.com</text:p>
          </table:table-cell>
          <table:table-cell office:value-type="string" calcext:value-type="string">
            <text:p>(858)100-2220</text:p>
          </table:table-cell>
          <table:table-cell office:value-type="string" calcext:value-type="string">
            <text:p>809 Messerschmidt Road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1" calcext:value-type="float">
            <text:p>921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grobertsov@nba.com</text:p>
          </table:table-cell>
          <table:table-cell office:value-type="string" calcext:value-type="string">
            <text:p>(213)965-8789</text:p>
          </table:table-cell>
          <table:table-cell office:value-type="string" calcext:value-type="string">
            <text:p>762 Bluestem Point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81" calcext:value-type="float">
            <text:p>9008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cgardnerow@mlb.com</text:p>
          </table:table-cell>
          <table:table-cell office:value-type="string" calcext:value-type="string">
            <text:p>(307)768-6760</text:p>
          </table:table-cell>
          <table:table-cell office:value-type="string" calcext:value-type="string">
            <text:p>79677 8th Lan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WY</text:p>
          </table:table-cell>
          <table:table-cell office:value-type="float" office:value="82007" calcext:value-type="float">
            <text:p>820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sbaileyox@archive.org</text:p>
          </table:table-cell>
          <table:table-cell office:value-type="string" calcext:value-type="string">
            <text:p>(213)412-9669</text:p>
          </table:table-cell>
          <table:table-cell office:value-type="string" calcext:value-type="string">
            <text:p>5 Knutson Lan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55" calcext:value-type="float">
            <text:p>900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khunteroy@edublogs.org</text:p>
          </table:table-cell>
          <table:table-cell office:value-type="string" calcext:value-type="string">
            <text:p>(208)643-8976</text:p>
          </table:table-cell>
          <table:table-cell office:value-type="string" calcext:value-type="string">
            <text:p>92 Mandrake Trail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ID</text:p>
          </table:table-cell>
          <table:table-cell office:value-type="float" office:value="83206" calcext:value-type="float">
            <text:p>832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rharperoz@pbs.org</text:p>
          </table:table-cell>
          <table:table-cell office:value-type="string" calcext:value-type="string">
            <text:p>(509)734-6981</text:p>
          </table:table-cell>
          <table:table-cell office:value-type="string" calcext:value-type="string">
            <text:p>3696 Jay Point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WA</text:p>
          </table:table-cell>
          <table:table-cell office:value-type="float" office:value="99252" calcext:value-type="float">
            <text:p>992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vwoodsp0@blogtalkradio.com</text:p>
          </table:table-cell>
          <table:table-cell office:value-type="string" calcext:value-type="string">
            <text:p>(786)720-8933</text:p>
          </table:table-cell>
          <table:table-cell office:value-type="string" calcext:value-type="string">
            <text:p>00 Bunting Terrac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64" calcext:value-type="float">
            <text:p>3316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scottp1@jugem.jp</text:p>
          </table:table-cell>
          <table:table-cell office:value-type="string" calcext:value-type="string">
            <text:p>(318)903-6631</text:p>
          </table:table-cell>
          <table:table-cell office:value-type="string" calcext:value-type="string">
            <text:p>29 Dunning Parkway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float" office:value="71161" calcext:value-type="float">
            <text:p>711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sbennettp2@mail.ru</text:p>
          </table:table-cell>
          <table:table-cell office:value-type="string" calcext:value-type="string">
            <text:p>(610)909-8789</text:p>
          </table:table-cell>
          <table:table-cell office:value-type="string" calcext:value-type="string">
            <text:p>5525 Dakota Trail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51" calcext:value-type="float">
            <text:p>1915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jspencerp3@va.gov</text:p>
          </table:table-cell>
          <table:table-cell office:value-type="string" calcext:value-type="string">
            <text:p>(312)820-7574</text:p>
          </table:table-cell>
          <table:table-cell office:value-type="string" calcext:value-type="string">
            <text:p>1 Elka Cour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97" calcext:value-type="float">
            <text:p>6069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jlynchp4@state.tx.us</text:p>
          </table:table-cell>
          <table:table-cell office:value-type="string" calcext:value-type="string">
            <text:p>(212)660-9633</text:p>
          </table:table-cell>
          <table:table-cell office:value-type="string" calcext:value-type="string">
            <text:p>12583 Lerdahl Alley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dsimsp5@goo.gl</text:p>
          </table:table-cell>
          <table:table-cell office:value-type="string" calcext:value-type="string">
            <text:p>(713)739-9747</text:p>
          </table:table-cell>
          <table:table-cell office:value-type="string" calcext:value-type="string">
            <text:p>69 Sunnyside Plaza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218" calcext:value-type="float">
            <text:p>7721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wbrooksp6@1und1.de</text:p>
          </table:table-cell>
          <table:table-cell office:value-type="string" calcext:value-type="string">
            <text:p>(908)574-9985</text:p>
          </table:table-cell>
          <table:table-cell office:value-type="string" calcext:value-type="string">
            <text:p>313 Southridge Driv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J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leep7@noaa.gov</text:p>
          </table:table-cell>
          <table:table-cell office:value-type="string" calcext:value-type="string">
            <text:p>(661)870-2327</text:p>
          </table:table-cell>
          <table:table-cell office:value-type="string" calcext:value-type="string">
            <text:p>13 Cascade Center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float" office:value="93386" calcext:value-type="float">
            <text:p>9338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tkingp8@hao123.com</text:p>
          </table:table-cell>
          <table:table-cell office:value-type="string" calcext:value-type="string">
            <text:p>(202)343-7248</text:p>
          </table:table-cell>
          <table:table-cell office:value-type="string" calcext:value-type="string">
            <text:p>7632 Ohio Cour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05" calcext:value-type="float">
            <text:p>2000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wrobinsonp9@comcast.net</text:p>
          </table:table-cell>
          <table:table-cell office:value-type="string" calcext:value-type="string">
            <text:p>(763)915-6003</text:p>
          </table:table-cell>
          <table:table-cell office:value-type="string" calcext:value-type="string">
            <text:p>48376 Fulton Drive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48" calcext:value-type="float">
            <text:p>5544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williamsonpa@sun.com</text:p>
          </table:table-cell>
          <table:table-cell office:value-type="string" calcext:value-type="string">
            <text:p>(218)893-2487</text:p>
          </table:table-cell>
          <table:table-cell office:value-type="string" calcext:value-type="string">
            <text:p>894 Delaware Road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MN</text:p>
          </table:table-cell>
          <table:table-cell office:value-type="float" office:value="55811" calcext:value-type="float">
            <text:p>5581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gbishoppb@github.io</text:p>
          </table:table-cell>
          <table:table-cell office:value-type="string" calcext:value-type="string">
            <text:p>(910)564-9174</text:p>
          </table:table-cell>
          <table:table-cell office:value-type="string" calcext:value-type="string">
            <text:p>28847 Dwight Street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  <table:table-cell office:value-type="float" office:value="28410" calcext:value-type="float">
            <text:p>2841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youngpc@cbslocal.com</text:p>
          </table:table-cell>
          <table:table-cell office:value-type="string" calcext:value-type="string">
            <text:p>(256)847-2003</text:p>
          </table:table-cell>
          <table:table-cell office:value-type="string" calcext:value-type="string">
            <text:p>2 Michigan Terrace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AL</text:p>
          </table:table-cell>
          <table:table-cell office:value-type="float" office:value="35895" calcext:value-type="float">
            <text:p>3589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rosepd@sitemeter.com</text:p>
          </table:table-cell>
          <table:table-cell office:value-type="string" calcext:value-type="string">
            <text:p>(321)504-0629</text:p>
          </table:table-cell>
          <table:table-cell office:value-type="string" calcext:value-type="string">
            <text:p>4 Montana Hill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FL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hdeanpe@bloglovin.com</text:p>
          </table:table-cell>
          <table:table-cell office:value-type="string" calcext:value-type="string">
            <text:p>(318)244-8339</text:p>
          </table:table-cell>
          <table:table-cell office:value-type="string" calcext:value-type="string">
            <text:p>3 Luster Road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  <table:table-cell office:value-type="float" office:value="71151" calcext:value-type="float">
            <text:p>7115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pschmidtpf@gnu.org</text:p>
          </table:table-cell>
          <table:table-cell office:value-type="string" calcext:value-type="string">
            <text:p>(619)338-7692</text:p>
          </table:table-cell>
          <table:table-cell office:value-type="string" calcext:value-type="string">
            <text:p>38 Dorton Road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37" calcext:value-type="float">
            <text:p>9213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alanepg@mapquest.com</text:p>
          </table:table-cell>
          <table:table-cell office:value-type="string" calcext:value-type="string">
            <text:p>(708)597-3506</text:p>
          </table:table-cell>
          <table:table-cell office:value-type="string" calcext:value-type="string">
            <text:p>39517 Brickson Park Drive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IL</text:p>
          </table:table-cell>
          <table:table-cell office:value-type="float" office:value="60193" calcext:value-type="float">
            <text:p>6019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hmorenoph@upenn.edu</text:p>
          </table:table-cell>
          <table:table-cell office:value-type="string" calcext:value-type="string">
            <text:p>(915)835-7090</text:p>
          </table:table-cell>
          <table:table-cell office:value-type="string" calcext:value-type="string">
            <text:p>18 Dawn Crossing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94" calcext:value-type="float">
            <text:p>7999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phendersonpi@alibaba.com</text:p>
          </table:table-cell>
          <table:table-cell office:value-type="string" calcext:value-type="string">
            <text:p>(562)402-8324</text:p>
          </table:table-cell>
          <table:table-cell office:value-type="string" calcext:value-type="string">
            <text:p>5 Emmet Circle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float" office:value="90847" calcext:value-type="float">
            <text:p>9084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rjenkinspj@gov.uk</text:p>
          </table:table-cell>
          <table:table-cell office:value-type="string" calcext:value-type="string">
            <text:p>(862)230-5426</text:p>
          </table:table-cell>
          <table:table-cell office:value-type="string" calcext:value-type="string">
            <text:p>68263 Petterle Avenue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NJ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pmeyerpk@zdnet.com</text:p>
          </table:table-cell>
          <table:table-cell office:value-type="string" calcext:value-type="string">
            <text:p>(262)654-3933</text:p>
          </table:table-cell>
          <table:table-cell office:value-type="string" calcext:value-type="string">
            <text:p>7914 Waubesa Road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10" calcext:value-type="float">
            <text:p>5321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mharrispl@time.com</text:p>
          </table:table-cell>
          <table:table-cell office:value-type="string" calcext:value-type="string">
            <text:p>(901)549-6148</text:p>
          </table:table-cell>
          <table:table-cell office:value-type="string" calcext:value-type="string">
            <text:p>92323 Kings Street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26" calcext:value-type="float">
            <text:p>3812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ccastillopm@trellian.com</text:p>
          </table:table-cell>
          <table:table-cell office:value-type="string" calcext:value-type="string">
            <text:p>(202)224-4347</text:p>
          </table:table-cell>
          <table:table-cell office:value-type="string" calcext:value-type="string">
            <text:p>5116 Farwell Aven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afrazierpn@quantcast.com</text:p>
          </table:table-cell>
          <table:table-cell office:value-type="string" calcext:value-type="string">
            <text:p>(805)315-3961</text:p>
          </table:table-cell>
          <table:table-cell office:value-type="string" calcext:value-type="string">
            <text:p>9669 Shoshone Place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float" office:value="93311" calcext:value-type="float">
            <text:p>933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jkingpo@simplemachines.org</text:p>
          </table:table-cell>
          <table:table-cell office:value-type="string" calcext:value-type="string">
            <text:p>(205)328-8301</text:p>
          </table:table-cell>
          <table:table-cell office:value-type="string" calcext:value-type="string">
            <text:p>7986 Rieder Plaz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79" calcext:value-type="float">
            <text:p>3527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jwatsonpp@photobucket.com</text:p>
          </table:table-cell>
          <table:table-cell office:value-type="string" calcext:value-type="string">
            <text:p>(419)631-9431</text:p>
          </table:table-cell>
          <table:table-cell office:value-type="string" calcext:value-type="string">
            <text:p>63868 New Castle Lan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56" calcext:value-type="float">
            <text:p>4365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austinpq@springer.com</text:p>
          </table:table-cell>
          <table:table-cell office:value-type="string" calcext:value-type="string">
            <text:p>(515)642-0431</text:p>
          </table:table-cell>
          <table:table-cell office:value-type="string" calcext:value-type="string">
            <text:p>08 Karstens Plaz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05" calcext:value-type="float">
            <text:p>5030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aharperpr@usda.gov</text:p>
          </table:table-cell>
          <table:table-cell office:value-type="string" calcext:value-type="string">
            <text:p>(757)953-4177</text:p>
          </table:table-cell>
          <table:table-cell office:value-type="string" calcext:value-type="string">
            <text:p>7263 Fuller Plaz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VA</text:p>
          </table:table-cell>
          <table:table-cell office:value-type="float" office:value="23605" calcext:value-type="float">
            <text:p>2360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tkimps@sciencedirect.com</text:p>
          </table:table-cell>
          <table:table-cell office:value-type="string" calcext:value-type="string">
            <text:p>(248)248-4484</text:p>
          </table:table-cell>
          <table:table-cell office:value-type="string" calcext:value-type="string">
            <text:p>8 Montana Park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  <table:table-cell office:value-type="float" office:value="48258" calcext:value-type="float">
            <text:p>4825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dmyerspt@jugem.jp</text:p>
          </table:table-cell>
          <table:table-cell office:value-type="string" calcext:value-type="string">
            <text:p>(208)541-2841</text:p>
          </table:table-cell>
          <table:table-cell office:value-type="string" calcext:value-type="string">
            <text:p>07398 Delaware Circle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float" office:value="83727" calcext:value-type="float">
            <text:p>8372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pstonepu@spotify.com</text:p>
          </table:table-cell>
          <table:table-cell office:value-type="string" calcext:value-type="string">
            <text:p>(574)190-3953</text:p>
          </table:table-cell>
          <table:table-cell office:value-type="string" calcext:value-type="string">
            <text:p>989 Sachtjen Junction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float" office:value="46634" calcext:value-type="float">
            <text:p>4663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hhughespv@shinystat.com</text:p>
          </table:table-cell>
          <table:table-cell office:value-type="string" calcext:value-type="string">
            <text:p>(919)847-6672</text:p>
          </table:table-cell>
          <table:table-cell office:value-type="string" calcext:value-type="string">
            <text:p>8771 Lighthouse Bay Circl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90" calcext:value-type="float">
            <text:p>2769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jfordpw@nba.com</text:p>
          </table:table-cell>
          <table:table-cell office:value-type="string" calcext:value-type="string">
            <text:p>(937)251-7782</text:p>
          </table:table-cell>
          <table:table-cell office:value-type="string" calcext:value-type="string">
            <text:p>7 Shoshone Parkway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19" calcext:value-type="float">
            <text:p>4541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crileypx@sun.com</text:p>
          </table:table-cell>
          <table:table-cell office:value-type="string" calcext:value-type="string">
            <text:p>(605)720-9738</text:p>
          </table:table-cell>
          <table:table-cell office:value-type="string" calcext:value-type="string">
            <text:p>46450 Becker Terrace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  <table:table-cell office:value-type="float" office:value="57188" calcext:value-type="float">
            <text:p>5718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cjohnstonpy@blog.com</text:p>
          </table:table-cell>
          <table:table-cell office:value-type="string" calcext:value-type="string">
            <text:p>(212)389-0231</text:p>
          </table:table-cell>
          <table:table-cell office:value-type="string" calcext:value-type="string">
            <text:p>16 Springs Trail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rsimspz@jugem.jp</text:p>
          </table:table-cell>
          <table:table-cell office:value-type="string" calcext:value-type="string">
            <text:p>(312)969-2913</text:p>
          </table:table-cell>
          <table:table-cell office:value-type="string" calcext:value-type="string">
            <text:p>4 Fairfield Cour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86" calcext:value-type="float">
            <text:p>6068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gsimsq0@soundcloud.com</text:p>
          </table:table-cell>
          <table:table-cell office:value-type="string" calcext:value-type="string">
            <text:p>(862)467-4697</text:p>
          </table:table-cell>
          <table:table-cell office:value-type="string" calcext:value-type="string">
            <text:p>8 Warbler All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NJ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jcrawfordq1@ocn.ne.jp</text:p>
          </table:table-cell>
          <table:table-cell office:value-type="string" calcext:value-type="string">
            <text:p>(336)767-0890</text:p>
          </table:table-cell>
          <table:table-cell office:value-type="string" calcext:value-type="string">
            <text:p>348 Bartillon Way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10" calcext:value-type="float">
            <text:p>2711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andersonq2@desdev.cn</text:p>
          </table:table-cell>
          <table:table-cell office:value-type="string" calcext:value-type="string">
            <text:p>(504)391-4512</text:p>
          </table:table-cell>
          <table:table-cell office:value-type="string" calcext:value-type="string">
            <text:p>97490 Muir Drive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LA</text:p>
          </table:table-cell>
          <table:table-cell office:value-type="float" office:value="70142" calcext:value-type="float">
            <text:p>7014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wharperq3@blogger.com</text:p>
          </table:table-cell>
          <table:table-cell office:value-type="string" calcext:value-type="string">
            <text:p>(614)226-5685</text:p>
          </table:table-cell>
          <table:table-cell office:value-type="string" calcext:value-type="string">
            <text:p>7 Corscot Pass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43210" calcext:value-type="float">
            <text:p>4321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apattersonq4@prlog.org</text:p>
          </table:table-cell>
          <table:table-cell office:value-type="string" calcext:value-type="string">
            <text:p>(716)296-8015</text:p>
          </table:table-cell>
          <table:table-cell office:value-type="string" calcext:value-type="string">
            <text:p>2 Weeping Birch Pa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jdanielsq5@cdc.gov</text:p>
          </table:table-cell>
          <table:table-cell office:value-type="string" calcext:value-type="string">
            <text:p>(714)733-4783</text:p>
          </table:table-cell>
          <table:table-cell office:value-type="string" calcext:value-type="string">
            <text:p>4001 Moose Plaza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float" office:value="92825" calcext:value-type="float">
            <text:p>9282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ahawkinsq6@tripadvisor.com</text:p>
          </table:table-cell>
          <table:table-cell office:value-type="string" calcext:value-type="string">
            <text:p>(515)257-5809</text:p>
          </table:table-cell>
          <table:table-cell office:value-type="string" calcext:value-type="string">
            <text:p>1518 Bluestem Road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20" calcext:value-type="float">
            <text:p>5032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whenryq7@reverbnation.com</text:p>
          </table:table-cell>
          <table:table-cell office:value-type="string" calcext:value-type="string">
            <text:p>(317)448-0530</text:p>
          </table:table-cell>
          <table:table-cell office:value-type="string" calcext:value-type="string">
            <text:p>1680 Everett Road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54" calcext:value-type="float">
            <text:p>4625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wilsonq8@bluehost.com</text:p>
          </table:table-cell>
          <table:table-cell office:value-type="string" calcext:value-type="string">
            <text:p>(806)679-2197</text:p>
          </table:table-cell>
          <table:table-cell office:value-type="string" calcext:value-type="string">
            <text:p>08717 Dwight Parkway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  <table:table-cell office:value-type="float" office:value="79171" calcext:value-type="float">
            <text:p>7917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jclarkq9@taobao.com</text:p>
          </table:table-cell>
          <table:table-cell office:value-type="string" calcext:value-type="string">
            <text:p>(850)758-3288</text:p>
          </table:table-cell>
          <table:table-cell office:value-type="string" calcext:value-type="string">
            <text:p>88 Goodland Center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11" calcext:value-type="float">
            <text:p>3251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grayqa@multiply.com</text:p>
          </table:table-cell>
          <table:table-cell office:value-type="string" calcext:value-type="string">
            <text:p>(314)660-5133</text:p>
          </table:table-cell>
          <table:table-cell office:value-type="string" calcext:value-type="string">
            <text:p>91 Fairfield Avenue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143" calcext:value-type="float">
            <text:p>6314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rlongqb@posterous.com</text:p>
          </table:table-cell>
          <table:table-cell office:value-type="string" calcext:value-type="string">
            <text:p>(202)682-5794</text:p>
          </table:table-cell>
          <table:table-cell office:value-type="string" calcext:value-type="string">
            <text:p>7353 Bluejay Roa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046" calcext:value-type="float">
            <text:p>2004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bharrisonqc@auda.org.au</text:p>
          </table:table-cell>
          <table:table-cell office:value-type="string" calcext:value-type="string">
            <text:p>(605)835-2328</text:p>
          </table:table-cell>
          <table:table-cell office:value-type="string" calcext:value-type="string">
            <text:p>5 Aberg Avenue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SD</text:p>
          </table:table-cell>
          <table:table-cell office:value-type="float" office:value="57193" calcext:value-type="float">
            <text:p>5719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swardqd@miibeian.gov.cn</text:p>
          </table:table-cell>
          <table:table-cell office:value-type="string" calcext:value-type="string">
            <text:p>(928)563-0560</text:p>
          </table:table-cell>
          <table:table-cell office:value-type="string" calcext:value-type="string">
            <text:p>6433 Dottie Drive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Z</text:p>
          </table:table-cell>
          <table:table-cell office:value-type="float" office:value="86305" calcext:value-type="float">
            <text:p>8630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ccookqe@free.fr</text:p>
          </table:table-cell>
          <table:table-cell office:value-type="string" calcext:value-type="string">
            <text:p>(757)831-8996</text:p>
          </table:table-cell>
          <table:table-cell office:value-type="string" calcext:value-type="string">
            <text:p>2672 Green Ridge Point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A</text:p>
          </table:table-cell>
          <table:table-cell office:value-type="float" office:value="23663" calcext:value-type="float">
            <text:p>2366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awalkerqf@4shared.com</text:p>
          </table:table-cell>
          <table:table-cell office:value-type="string" calcext:value-type="string">
            <text:p>(603)621-4186</text:p>
          </table:table-cell>
          <table:table-cell office:value-type="string" calcext:value-type="string">
            <text:p>0 Buell Trail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H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garciaqg@live.com</text:p>
          </table:table-cell>
          <table:table-cell office:value-type="string" calcext:value-type="string">
            <text:p>(401)335-1671</text:p>
          </table:table-cell>
          <table:table-cell office:value-type="string" calcext:value-type="string">
            <text:p>25544 Bay Alley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longqh@gnu.org</text:p>
          </table:table-cell>
          <table:table-cell office:value-type="string" calcext:value-type="string">
            <text:p>(850)971-7975</text:p>
          </table:table-cell>
          <table:table-cell office:value-type="string" calcext:value-type="string">
            <text:p>6 Merchant Terrace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</text:p>
          </table:table-cell>
          <table:table-cell office:value-type="float" office:value="32309" calcext:value-type="float">
            <text:p>3230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driveraqi@accuweather.com</text:p>
          </table:table-cell>
          <table:table-cell office:value-type="string" calcext:value-type="string">
            <text:p>(304)738-8755</text:p>
          </table:table-cell>
          <table:table-cell office:value-type="string" calcext:value-type="string">
            <text:p>0 Lakewood Plaz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WV</text:p>
          </table:table-cell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jfranklinqj@desdev.cn</text:p>
          </table:table-cell>
          <table:table-cell office:value-type="string" calcext:value-type="string">
            <text:p>(503)572-6870</text:p>
          </table:table-cell>
          <table:table-cell office:value-type="string" calcext:value-type="string">
            <text:p>7 Victoria Court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float" office:value="97296" calcext:value-type="float">
            <text:p>9729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lmooreqk@wired.com</text:p>
          </table:table-cell>
          <table:table-cell office:value-type="string" calcext:value-type="string">
            <text:p>(704)832-9411</text:p>
          </table:table-cell>
          <table:table-cell office:value-type="string" calcext:value-type="string">
            <text:p>0314 Schurz Crossing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C</text:p>
          </table:table-cell>
          <table:table-cell office:value-type="float" office:value="27105" calcext:value-type="float">
            <text:p>2710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dcarpenterql@blinklist.com</text:p>
          </table:table-cell>
          <table:table-cell office:value-type="string" calcext:value-type="string">
            <text:p>(719)330-2371</text:p>
          </table:table-cell>
          <table:table-cell office:value-type="string" calcext:value-type="string">
            <text:p>532 Melrose Center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35" calcext:value-type="float">
            <text:p>8093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mooreqm@4shared.com</text:p>
          </table:table-cell>
          <table:table-cell office:value-type="string" calcext:value-type="string">
            <text:p>(214)761-0340</text:p>
          </table:table-cell>
          <table:table-cell office:value-type="string" calcext:value-type="string">
            <text:p>563 Bellgrove Alley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10" calcext:value-type="float">
            <text:p>7521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jstoneqn@quantcast.com</text:p>
          </table:table-cell>
          <table:table-cell office:value-type="string" calcext:value-type="string">
            <text:p>(814)382-2841</text:p>
          </table:table-cell>
          <table:table-cell office:value-type="string" calcext:value-type="string">
            <text:p>3 Porter Circle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jstevensqo@cnbc.com</text:p>
          </table:table-cell>
          <table:table-cell office:value-type="string" calcext:value-type="string">
            <text:p>(480)708-3636</text:p>
          </table:table-cell>
          <table:table-cell office:value-type="string" calcext:value-type="string">
            <text:p>04301 Jay Park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20" calcext:value-type="float">
            <text:p>8502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grantqp@livejournal.com</text:p>
          </table:table-cell>
          <table:table-cell office:value-type="string" calcext:value-type="string">
            <text:p>(212)229-5864</text:p>
          </table:table-cell>
          <table:table-cell office:value-type="string" calcext:value-type="string">
            <text:p>01 Starling Poin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Y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lbradleyqq@yandex.ru</text:p>
          </table:table-cell>
          <table:table-cell office:value-type="string" calcext:value-type="string">
            <text:p>(319)656-5018</text:p>
          </table:table-cell>
          <table:table-cell office:value-type="string" calcext:value-type="string">
            <text:p>5465 Towne Plaz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IA</text:p>
          </table:table-cell>
          <table:table-cell office:value-type="float" office:value="52410" calcext:value-type="float">
            <text:p>5241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lparkerqr@paypal.com</text:p>
          </table:table-cell>
          <table:table-cell office:value-type="string" calcext:value-type="string">
            <text:p>(305)985-9164</text:p>
          </table:table-cell>
          <table:table-cell office:value-type="string" calcext:value-type="string">
            <text:p>03891 Ridge Oak Plaza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3961" calcext:value-type="float">
            <text:p>3396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tholmesqs@purevolume.com</text:p>
          </table:table-cell>
          <table:table-cell office:value-type="string" calcext:value-type="string">
            <text:p>(937)432-5651</text:p>
          </table:table-cell>
          <table:table-cell office:value-type="string" calcext:value-type="string">
            <text:p>3 Vermont Park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float" office:value="45470" calcext:value-type="float">
            <text:p>4547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tarnoldqt@woothemes.com</text:p>
          </table:table-cell>
          <table:table-cell office:value-type="string" calcext:value-type="string">
            <text:p>(251)243-8568</text:p>
          </table:table-cell>
          <table:table-cell office:value-type="string" calcext:value-type="string">
            <text:p>01835 5th Parkwa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  <table:table-cell office:value-type="float" office:value="36670" calcext:value-type="float">
            <text:p>3667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msnyderqu@reference.com</text:p>
          </table:table-cell>
          <table:table-cell office:value-type="string" calcext:value-type="string">
            <text:p>(304)568-0522</text:p>
          </table:table-cell>
          <table:table-cell office:value-type="string" calcext:value-type="string">
            <text:p>7 Anhalt Avenue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25775" calcext:value-type="float">
            <text:p>2577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jnelsonqv@yale.edu</text:p>
          </table:table-cell>
          <table:table-cell office:value-type="string" calcext:value-type="string">
            <text:p>(303)158-9136</text:p>
          </table:table-cell>
          <table:table-cell office:value-type="string" calcext:value-type="string">
            <text:p>42 Cambridge Park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23" calcext:value-type="float">
            <text:p>8022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ghughesqw@51.la</text:p>
          </table:table-cell>
          <table:table-cell office:value-type="string" calcext:value-type="string">
            <text:p>(304)499-6990</text:p>
          </table:table-cell>
          <table:table-cell office:value-type="string" calcext:value-type="string">
            <text:p>9675 Ludington Junction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25709" calcext:value-type="float">
            <text:p>2570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trodriguezqx@prweb.com</text:p>
          </table:table-cell>
          <table:table-cell office:value-type="string" calcext:value-type="string">
            <text:p>(202)963-6366</text:p>
          </table:table-cell>
          <table:table-cell office:value-type="string" calcext:value-type="string">
            <text:p>00410 Algoma La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40" calcext:value-type="float">
            <text:p>2054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cwelchqy@tinypic.com</text:p>
          </table:table-cell>
          <table:table-cell office:value-type="string" calcext:value-type="string">
            <text:p>(808)537-4851</text:p>
          </table:table-cell>
          <table:table-cell office:value-type="string" calcext:value-type="string">
            <text:p>829 Lunder Park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35" calcext:value-type="float">
            <text:p>9683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cmatthewsqz@merriam-webster.com</text:p>
          </table:table-cell>
          <table:table-cell office:value-type="string" calcext:value-type="string">
            <text:p>(202)626-9439</text:p>
          </table:table-cell>
          <table:table-cell office:value-type="string" calcext:value-type="string">
            <text:p>171 Gateway Driv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397" calcext:value-type="float">
            <text:p>2039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sricer0@dedecms.com</text:p>
          </table:table-cell>
          <table:table-cell office:value-type="string" calcext:value-type="string">
            <text:p>(248)682-3907</text:p>
          </table:table-cell>
          <table:table-cell office:value-type="string" calcext:value-type="string">
            <text:p>81644 Sundown Cent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MI</text:p>
          </table:table-cell>
          <table:table-cell office:value-type="float" office:value="48098" calcext:value-type="float">
            <text:p>4809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dfordr1@economist.com</text:p>
          </table:table-cell>
          <table:table-cell office:value-type="string" calcext:value-type="string">
            <text:p>(716)253-0208</text:p>
          </table:table-cell>
          <table:table-cell office:value-type="string" calcext:value-type="string">
            <text:p>1428 Anderson Driv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4215" calcext:value-type="float">
            <text:p>1421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jwardr2@hao123.com</text:p>
          </table:table-cell>
          <table:table-cell office:value-type="string" calcext:value-type="string">
            <text:p>(601)351-2679</text:p>
          </table:table-cell>
          <table:table-cell office:value-type="string" calcext:value-type="string">
            <text:p>53 Buhler Street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MS</text:p>
          </table:table-cell>
          <table:table-cell office:value-type="float" office:value="39404" calcext:value-type="float">
            <text:p>3940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walkerr3@tumblr.com</text:p>
          </table:table-cell>
          <table:table-cell office:value-type="string" calcext:value-type="string">
            <text:p>(515)365-5774</text:p>
          </table:table-cell>
          <table:table-cell office:value-type="string" calcext:value-type="string">
            <text:p>900 Upham Park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A</text:p>
          </table:table-cell>
          <table:table-cell office:value-type="float" office:value="50315" calcext:value-type="float">
            <text:p>5031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jmillerr4@tamu.edu</text:p>
          </table:table-cell>
          <table:table-cell office:value-type="string" calcext:value-type="string">
            <text:p>(561)650-9721</text:p>
          </table:table-cell>
          <table:table-cell office:value-type="string" calcext:value-type="string">
            <text:p>818 Warbler Trail</text:p>
          </table:table-cell>
          <table:table-cell office:value-type="string" calcext:value-type="string">
            <text:p>Lake Worth</text:p>
          </table:table-cell>
          <table:table-cell office:value-type="string" calcext:value-type="string">
            <text:p>FL</text:p>
          </table:table-cell>
          <table:table-cell office:value-type="float" office:value="33462" calcext:value-type="float">
            <text:p>3346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r5@scientificamerican.com</text:p>
          </table:table-cell>
          <table:table-cell office:value-type="string" calcext:value-type="string">
            <text:p>(314)905-1639</text:p>
          </table:table-cell>
          <table:table-cell office:value-type="string" calcext:value-type="string">
            <text:p>30199 Commercial Place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196" calcext:value-type="float">
            <text:p>6319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asandersr6@cisco.com</text:p>
          </table:table-cell>
          <table:table-cell office:value-type="string" calcext:value-type="string">
            <text:p>(309)696-8434</text:p>
          </table:table-cell>
          <table:table-cell office:value-type="string" calcext:value-type="string">
            <text:p>9978 Miller Alley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rdanielsr7@lulu.com</text:p>
          </table:table-cell>
          <table:table-cell office:value-type="string" calcext:value-type="string">
            <text:p>(952)340-0298</text:p>
          </table:table-cell>
          <table:table-cell office:value-type="string" calcext:value-type="string">
            <text:p>29 Steensland Parkway</text:p>
          </table:table-cell>
          <table:table-cell office:value-type="string" calcext:value-type="string">
            <text:p>Young America</text:p>
          </table:table-cell>
          <table:table-cell office:value-type="string" calcext:value-type="string">
            <text:p>MN</text:p>
          </table:table-cell>
          <table:table-cell office:value-type="float" office:value="55551" calcext:value-type="float">
            <text:p>5555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palvarezr8@opensource.org</text:p>
          </table:table-cell>
          <table:table-cell office:value-type="string" calcext:value-type="string">
            <text:p>(315)173-9012</text:p>
          </table:table-cell>
          <table:table-cell office:value-type="string" calcext:value-type="string">
            <text:p>782 Tomscot Circl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  <table:table-cell office:value-type="float" office:value="13224" calcext:value-type="float">
            <text:p>1322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sbutlerr9@stanford.edu</text:p>
          </table:table-cell>
          <table:table-cell office:value-type="string" calcext:value-type="string">
            <text:p>(719)138-8823</text:p>
          </table:table-cell>
          <table:table-cell office:value-type="string" calcext:value-type="string">
            <text:p>9642 Mendota Terrace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float" office:value="81005" calcext:value-type="float">
            <text:p>8100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tbowmanra@arstechnica.com</text:p>
          </table:table-cell>
          <table:table-cell office:value-type="string" calcext:value-type="string">
            <text:p>(469)335-2374</text:p>
          </table:table-cell>
          <table:table-cell office:value-type="string" calcext:value-type="string">
            <text:p>510 Merry Cross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05" calcext:value-type="float">
            <text:p>7520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estrb@dagondesign.com</text:p>
          </table:table-cell>
          <table:table-cell office:value-type="string" calcext:value-type="string">
            <text:p>(205)801-0026</text:p>
          </table:table-cell>
          <table:table-cell office:value-type="string" calcext:value-type="string">
            <text:p>594 Meadow Vale Circl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20" calcext:value-type="float">
            <text:p>3522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nwellsrc@hibu.com</text:p>
          </table:table-cell>
          <table:table-cell office:value-type="string" calcext:value-type="string">
            <text:p>(614)682-5762</text:p>
          </table:table-cell>
          <table:table-cell office:value-type="string" calcext:value-type="string">
            <text:p>1884 Mosinee Place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43240" calcext:value-type="float">
            <text:p>4324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rmorenord@naver.com</text:p>
          </table:table-cell>
          <table:table-cell office:value-type="string" calcext:value-type="string">
            <text:p>(404)601-6998</text:p>
          </table:table-cell>
          <table:table-cell office:value-type="string" calcext:value-type="string">
            <text:p>83739 Mitchell Avenue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GA</text:p>
          </table:table-cell>
          <table:table-cell office:value-type="float" office:value="30195" calcext:value-type="float">
            <text:p>3019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westre@devhub.com</text:p>
          </table:table-cell>
          <table:table-cell office:value-type="string" calcext:value-type="string">
            <text:p>(218)232-9304</text:p>
          </table:table-cell>
          <table:table-cell office:value-type="string" calcext:value-type="string">
            <text:p>65 Golf View Plaz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MN</text:p>
          </table:table-cell>
          <table:table-cell office:value-type="float" office:value="55811" calcext:value-type="float">
            <text:p>5581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grantrf@weibo.com</text:p>
          </table:table-cell>
          <table:table-cell office:value-type="string" calcext:value-type="string">
            <text:p>(720)176-5507</text:p>
          </table:table-cell>
          <table:table-cell office:value-type="string" calcext:value-type="string">
            <text:p>3 Mariners Cove Alle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35" calcext:value-type="float">
            <text:p>8023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jkimrg@ox.ac.uk</text:p>
          </table:table-cell>
          <table:table-cell office:value-type="string" calcext:value-type="string">
            <text:p>(901)402-5175</text:p>
          </table:table-cell>
          <table:table-cell office:value-type="string" calcext:value-type="string">
            <text:p>6 Arizona Point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88" calcext:value-type="float">
            <text:p>3818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erossrh@cdbaby.com</text:p>
          </table:table-cell>
          <table:table-cell office:value-type="string" calcext:value-type="string">
            <text:p>(404)435-8865</text:p>
          </table:table-cell>
          <table:table-cell office:value-type="string" calcext:value-type="string">
            <text:p>824 Truax Place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36" calcext:value-type="float">
            <text:p>3033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mpalmerri@com.com</text:p>
          </table:table-cell>
          <table:table-cell office:value-type="string" calcext:value-type="string">
            <text:p>(312)538-0738</text:p>
          </table:table-cell>
          <table:table-cell office:value-type="string" calcext:value-type="string">
            <text:p>98621 Burrows Avenu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91" calcext:value-type="float">
            <text:p>6069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bburkerj@disqus.com</text:p>
          </table:table-cell>
          <table:table-cell office:value-type="string" calcext:value-type="string">
            <text:p>(202)105-2942</text:p>
          </table:table-cell>
          <table:table-cell office:value-type="string" calcext:value-type="string">
            <text:p>1 Morrow Trail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float" office:value="20535" calcext:value-type="float">
            <text:p>2053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tmitchellrk@sourceforge.net</text:p>
          </table:table-cell>
          <table:table-cell office:value-type="string" calcext:value-type="string">
            <text:p>(209)752-5895</text:p>
          </table:table-cell>
          <table:table-cell office:value-type="string" calcext:value-type="string">
            <text:p>962 Sutteridge Park</text:p>
          </table:table-cell>
          <table:table-cell office:value-type="string" calcext:value-type="string">
            <text:p>Visalia</text:p>
          </table:table-cell>
          <table:table-cell office:value-type="string" calcext:value-type="string">
            <text:p>CA</text:p>
          </table:table-cell>
          <table:table-cell office:value-type="float" office:value="93291" calcext:value-type="float">
            <text:p>9329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hcarterrl@seattletimes.com</text:p>
          </table:table-cell>
          <table:table-cell office:value-type="string" calcext:value-type="string">
            <text:p>(412)548-5472</text:p>
          </table:table-cell>
          <table:table-cell office:value-type="string" calcext:value-type="string">
            <text:p>73 Oxford Way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bschmidtrm@cbc.ca</text:p>
          </table:table-cell>
          <table:table-cell office:value-type="string" calcext:value-type="string">
            <text:p>(916)821-6533</text:p>
          </table:table-cell>
          <table:table-cell office:value-type="string" calcext:value-type="string">
            <text:p>61733 Norway Maple Way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4207" calcext:value-type="float">
            <text:p>9420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hcastillorn@behance.net</text:p>
          </table:table-cell>
          <table:table-cell office:value-type="string" calcext:value-type="string">
            <text:p>(918)612-1410</text:p>
          </table:table-cell>
          <table:table-cell office:value-type="string" calcext:value-type="string">
            <text:p>218 American Ash Lan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74170" calcext:value-type="float">
            <text:p>7417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pcrawfordro@de.vu</text:p>
          </table:table-cell>
          <table:table-cell office:value-type="string" calcext:value-type="string">
            <text:p>(757)162-1265</text:p>
          </table:table-cell>
          <table:table-cell office:value-type="string" calcext:value-type="string">
            <text:p>0915 Grayhawk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2070" calcext:value-type="float">
            <text:p>2207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sfieldsrp@reverbnation.com</text:p>
          </table:table-cell>
          <table:table-cell office:value-type="string" calcext:value-type="string">
            <text:p>(304)197-3872</text:p>
          </table:table-cell>
          <table:table-cell office:value-type="string" calcext:value-type="string">
            <text:p>24 Scott Pass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WV</text:p>
          </table:table-cell>
          <table:table-cell office:value-type="float" office:value="25726" calcext:value-type="float">
            <text:p>2572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lezrq@hud.gov</text:p>
          </table:table-cell>
          <table:table-cell office:value-type="string" calcext:value-type="string">
            <text:p>(540)782-9635</text:p>
          </table:table-cell>
          <table:table-cell office:value-type="string" calcext:value-type="string">
            <text:p>48057 Hagan Place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A</text:p>
          </table:table-cell>
          <table:table-cell office:value-type="float" office:value="24009" calcext:value-type="float">
            <text:p>2400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lmorrisonrr@nifty.com</text:p>
          </table:table-cell>
          <table:table-cell office:value-type="string" calcext:value-type="string">
            <text:p>(786)955-3070</text:p>
          </table:table-cell>
          <table:table-cell office:value-type="string" calcext:value-type="string">
            <text:p>6 Donald Junction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47" calcext:value-type="float">
            <text:p>331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jane.patterson@gmail.com</text:p>
          </table:table-cell>
          <table:table-cell office:value-type="float" office:value="912459210" calcext:value-type="float">
            <text:p>912459210</text:p>
          </table:table-cell>
          <table:table-cell office:value-type="string" calcext:value-type="string">
            <text:p>4029 Park Street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4161" calcext:value-type="float">
            <text:p>64161</text:p>
          </table:table-cell>
        </table:table-row>
      </table:table>
      <table:table table:name="Orders" table:style-name="ta1">
        <table:table-column table:style-name="co2" table:default-cell-style-name="Default"/>
        <table:table-column table:style-name="co4" table:default-cell-style-name="ce5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CreationDate</text:p>
          </table:table-cell>
          <table:table-cell office:value-type="string" calcext:value-type="string">
            <text:p>TotalD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SalespersonI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date" office:date-value="2016-05-14" calcext:value-type="date">
            <text:p>2016-05-14 00:00:00</text:p>
          </table:table-cell>
          <table:table-cell office:value-type="string" calcext:value-type="string">
            <text:p>118.22</text:p>
          </table:table-cell>
          <table:table-cell office:value-type="string" calcext:value-type="string">
            <text:p>paid</text:p>
          </table:table-cell>
          <table:table-cell office:value-type="float" office:value="413" calcext:value-type="float">
            <text:p>4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16-07-31" calcext:value-type="date">
            <text:p>2016-07-31 00:00:00</text:p>
          </table:table-cell>
          <table:table-cell office:value-type="string" calcext:value-type="string">
            <text:p>211.22</text:p>
          </table:table-cell>
          <table:table-cell office:value-type="string" calcext:value-type="string">
            <text:p>returned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16-07-09" calcext:value-type="date">
            <text:p>2016-07-09 00:00:00</text:p>
          </table:table-cell>
          <table:table-cell office:value-type="string" calcext:value-type="string">
            <text:p>139.81</text:p>
          </table:table-cell>
          <table:table-cell office:value-type="string" calcext:value-type="string">
            <text:p>past due</text:p>
          </table:table-cell>
          <table:table-cell office:value-type="float" office:value="791" calcext:value-type="float">
            <text:p>7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16-04-04" calcext:value-type="date">
            <text:p>2016-04-04 00:00:00</text:p>
          </table:table-cell>
          <table:table-cell office:value-type="string" calcext:value-type="string">
            <text:p>323.71</text:p>
          </table:table-cell>
          <table:table-cell office:value-type="string" calcext:value-type="string">
            <text:p>paid</text:p>
          </table:table-cell>
          <table:table-cell office:value-type="float" office:value="974" calcext:value-type="float">
            <text:p>97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16-02-16" calcext:value-type="date">
            <text:p>2016-02-16 00:00:00</text:p>
          </table:table-cell>
          <table:table-cell office:value-type="string" calcext:value-type="string">
            <text:p>214.02</text:p>
          </table:table-cell>
          <table:table-cell office:value-type="string" calcext:value-type="string">
            <text:p>paid</text:p>
          </table:table-cell>
          <table:table-cell office:value-type="float" office:value="866" calcext:value-type="float">
            <text:p>8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16-07-25" calcext:value-type="date">
            <text:p>2016-07-25 00:00:00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paid</text:p>
          </table:table-cell>
          <table:table-cell office:value-type="float" office:value="798" calcext:value-type="float">
            <text:p>79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16-07-16" calcext:value-type="date">
            <text:p>2016-07-16 00:00:00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paid</text:p>
          </table:table-cell>
          <table:table-cell office:value-type="float" office:value="606" calcext:value-type="float">
            <text:p>6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15-06-30" calcext:value-type="date">
            <text:p>2015-06-30 00:00:00</text:p>
          </table:table-cell>
          <table:table-cell office:value-type="string" calcext:value-type="string">
            <text:p>157.13</text:p>
          </table:table-cell>
          <table:table-cell office:value-type="string" calcext:value-type="string">
            <text:p>paid</text:p>
          </table:table-cell>
          <table:table-cell office:value-type="float" office:value="265" calcext:value-type="float">
            <text:p>2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16-06-19" calcext:value-type="date">
            <text:p>2016-06-19 00:00:00</text:p>
          </table:table-cell>
          <table:table-cell office:value-type="string" calcext:value-type="string">
            <text:p>60.86</text:p>
          </table:table-cell>
          <table:table-cell office:value-type="string" calcext:value-type="string">
            <text:p>paid</text:p>
          </table:table-cell>
          <table:table-cell office:value-type="float" office:value="831" calcext:value-type="float">
            <text:p>83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16-07-01" calcext:value-type="date">
            <text:p>2016-07-01 00:00:00</text:p>
          </table:table-cell>
          <table:table-cell office:value-type="string" calcext:value-type="string">
            <text:p>276.78</text:p>
          </table:table-cell>
          <table:table-cell office:value-type="string" calcext:value-type="string">
            <text:p>cancelled</text:p>
          </table:table-cell>
          <table:table-cell office:value-type="float" office:value="789" calcext:value-type="float">
            <text:p>7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15-07-15" calcext:value-type="date">
            <text:p>2015-07-15 00:00:00</text:p>
          </table:table-cell>
          <table:table-cell office:value-type="string" calcext:value-type="string">
            <text:p>108.69</text:p>
          </table:table-cell>
          <table:table-cell office:value-type="string" calcext:value-type="string">
            <text:p>paid</text:p>
          </table:table-cell>
          <table:table-cell office:value-type="float" office:value="653" calcext:value-type="float">
            <text:p>65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date" office:date-value="2016-04-12" calcext:value-type="date">
            <text:p>2016-04-12 00:00:00</text:p>
          </table:table-cell>
          <table:table-cell office:value-type="string" calcext:value-type="string">
            <text:p>426.61</text:p>
          </table:table-cell>
          <table:table-cell office:value-type="string" calcext:value-type="string">
            <text:p>paid</text:p>
          </table:table-cell>
          <table:table-cell office:value-type="float" office:value="811" calcext:value-type="float">
            <text:p>8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date" office:date-value="2015-08-26" calcext:value-type="date">
            <text:p>2015-08-26 00:00:00</text:p>
          </table:table-cell>
          <table:table-cell office:value-type="string" calcext:value-type="string">
            <text:p>220.55</text:p>
          </table:table-cell>
          <table:table-cell office:value-type="string" calcext:value-type="string">
            <text:p>paid</text:p>
          </table:table-cell>
          <table:table-cell office:value-type="float" office:value="751" calcext:value-type="float">
            <text:p>75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date" office:date-value="2015-08-15" calcext:value-type="date">
            <text:p>2015-08-15 00:00:00</text:p>
          </table:table-cell>
          <table:table-cell office:value-type="string" calcext:value-type="string">
            <text:p>168.42</text:p>
          </table:table-cell>
          <table:table-cell office:value-type="string" calcext:value-type="string">
            <text:p>past due</text:p>
          </table:table-cell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date" office:date-value="2015-11-22" calcext:value-type="date">
            <text:p>2015-11-22 00:00:00</text:p>
          </table:table-cell>
          <table:table-cell office:value-type="string" calcext:value-type="string">
            <text:p>393.13</text:p>
          </table:table-cell>
          <table:table-cell office:value-type="string" calcext:value-type="string">
            <text:p>past due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date" office:date-value="2016-01-06" calcext:value-type="date">
            <text:p>2016-01-06 00:00:00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paid</text:p>
          </table:table-cell>
          <table:table-cell office:value-type="float" office:value="661" calcext:value-type="float">
            <text:p>66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date" office:date-value="2015-11-26" calcext:value-type="date">
            <text:p>2015-11-26 00:00:00</text:p>
          </table:table-cell>
          <table:table-cell office:value-type="string" calcext:value-type="string">
            <text:p>122.24</text:p>
          </table:table-cell>
          <table:table-cell office:value-type="string" calcext:value-type="string">
            <text:p>due</text:p>
          </table:table-cell>
          <table:table-cell office:value-type="float" office:value="1080" calcext:value-type="float">
            <text:p>10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date" office:date-value="2015-10-20" calcext:value-type="date">
            <text:p>2015-10-20 00:00:00</text:p>
          </table:table-cell>
          <table:table-cell office:value-type="string" calcext:value-type="string">
            <text:p>277.58</text:p>
          </table:table-cell>
          <table:table-cell office:value-type="string" calcext:value-type="string">
            <text:p>paid</text:p>
          </table:table-cell>
          <table:table-cell office:value-type="float" office:value="552" calcext:value-type="float">
            <text:p>5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date" office:date-value="2015-10-03" calcext:value-type="date">
            <text:p>2015-10-03 00:00:00</text:p>
          </table:table-cell>
          <table:table-cell office:value-type="string" calcext:value-type="string">
            <text:p>105.61</text:p>
          </table:table-cell>
          <table:table-cell office:value-type="string" calcext:value-type="string">
            <text:p>paid</text:p>
          </table:table-cell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date" office:date-value="2015-09-24" calcext:value-type="date">
            <text:p>2015-09-24 00:00:00</text:p>
          </table:table-cell>
          <table:table-cell office:value-type="string" calcext:value-type="string">
            <text:p>238.45</text:p>
          </table:table-cell>
          <table:table-cell office:value-type="string" calcext:value-type="string">
            <text:p>paid</text:p>
          </table:table-cell>
          <table:table-cell office:value-type="float" office:value="486" calcext:value-type="float">
            <text:p>48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date" office:date-value="2015-06-24" calcext:value-type="date">
            <text:p>2015-06-24 00:00:00</text:p>
          </table:table-cell>
          <table:table-cell office:value-type="string" calcext:value-type="string">
            <text:p>221.4</text:p>
          </table:table-cell>
          <table:table-cell office:value-type="string" calcext:value-type="string">
            <text:p>paid</text:p>
          </table:table-cell>
          <table:table-cell office:value-type="float" office:value="925" calcext:value-type="float">
            <text:p>9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date" office:date-value="2015-06-25" calcext:value-type="date">
            <text:p>2015-06-25 00:00:00</text:p>
          </table:table-cell>
          <table:table-cell office:value-type="string" calcext:value-type="string">
            <text:p>98.45</text:p>
          </table:table-cell>
          <table:table-cell office:value-type="string" calcext:value-type="string">
            <text:p>paid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date" office:date-value="2015-08-21" calcext:value-type="date">
            <text:p>2015-08-21 00:00:00</text:p>
          </table:table-cell>
          <table:table-cell office:value-type="string" calcext:value-type="string">
            <text:p>57.28</text:p>
          </table:table-cell>
          <table:table-cell office:value-type="string" calcext:value-type="string">
            <text:p>paid</text:p>
          </table:table-cell>
          <table:table-cell office:value-type="float" office:value="971" calcext:value-type="float">
            <text:p>97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date" office:date-value="2016-04-11" calcext:value-type="date">
            <text:p>2016-04-11 00:00:00</text:p>
          </table:table-cell>
          <table:table-cell office:value-type="string" calcext:value-type="string">
            <text:p>143.91</text:p>
          </table:table-cell>
          <table:table-cell office:value-type="string" calcext:value-type="string">
            <text:p>paid</text:p>
          </table:table-cell>
          <table:table-cell office:value-type="float" office:value="561" calcext:value-type="float">
            <text:p>5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date" office:date-value="2015-11-12" calcext:value-type="date">
            <text:p>2015-11-12 00:00:00</text:p>
          </table:table-cell>
          <table:table-cell office:value-type="string" calcext:value-type="string">
            <text:p>97.51</text:p>
          </table:table-cell>
          <table:table-cell office:value-type="string" calcext:value-type="string">
            <text:p>paid</text:p>
          </table:table-cell>
          <table:table-cell office:value-type="float" office:value="978" calcext:value-type="float">
            <text:p>9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date" office:date-value="2016-02-27" calcext:value-type="date">
            <text:p>2016-02-27 00:00:00</text:p>
          </table:table-cell>
          <table:table-cell office:value-type="string" calcext:value-type="string">
            <text:p>141.41</text:p>
          </table:table-cell>
          <table:table-cell office:value-type="string" calcext:value-type="string">
            <text:p>paid</text:p>
          </table:table-cell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date" office:date-value="2016-05-18" calcext:value-type="date">
            <text:p>2016-05-18 00:00:00</text:p>
          </table:table-cell>
          <table:table-cell office:value-type="string" calcext:value-type="string">
            <text:p>136.53</text:p>
          </table:table-cell>
          <table:table-cell office:value-type="string" calcext:value-type="string">
            <text:p>past due</text:p>
          </table:table-cell>
          <table:table-cell office:value-type="float" office:value="794" calcext:value-type="float">
            <text:p>7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date" office:date-value="2015-09-11" calcext:value-type="date">
            <text:p>2015-09-11 00:00:00</text:p>
          </table:table-cell>
          <table:table-cell office:value-type="string" calcext:value-type="string">
            <text:p>112.38</text:p>
          </table:table-cell>
          <table:table-cell office:value-type="string" calcext:value-type="string">
            <text:p>paid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date" office:date-value="2015-10-20" calcext:value-type="date">
            <text:p>2015-10-20 00:00:00</text:p>
          </table:table-cell>
          <table:table-cell office:value-type="string" calcext:value-type="string">
            <text:p>145.18</text:p>
          </table:table-cell>
          <table:table-cell office:value-type="string" calcext:value-type="string">
            <text:p>paid</text:p>
          </table:table-cell>
          <table:table-cell office:value-type="float" office:value="371" calcext:value-type="float">
            <text:p>37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date" office:date-value="2016-05-27" calcext:value-type="date">
            <text:p>2016-05-27 00:00:00</text:p>
          </table:table-cell>
          <table:table-cell office:value-type="string" calcext:value-type="string">
            <text:p>48.33</text:p>
          </table:table-cell>
          <table:table-cell office:value-type="string" calcext:value-type="string">
            <text:p>paid</text:p>
          </table:table-cell>
          <table:table-cell office:value-type="float" office:value="199" calcext:value-type="float">
            <text:p>19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date" office:date-value="2016-07-19" calcext:value-type="date">
            <text:p>2016-07-19 00:00:00</text:p>
          </table:table-cell>
          <table:table-cell office:value-type="string" calcext:value-type="string">
            <text:p>60.86</text:p>
          </table:table-cell>
          <table:table-cell office:value-type="string" calcext:value-type="string">
            <text:p>paid</text:p>
          </table:table-cell>
          <table:table-cell office:value-type="float" office:value="561" calcext:value-type="float">
            <text:p>56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date" office:date-value="2015-08-06" calcext:value-type="date">
            <text:p>2015-08-06 00:00:00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paid</text:p>
          </table:table-cell>
          <table:table-cell office:value-type="float" office:value="859" calcext:value-type="float">
            <text:p>85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date" office:date-value="2016-02-01" calcext:value-type="date">
            <text:p>2016-02-01 00:00:00</text:p>
          </table:table-cell>
          <table:table-cell office:value-type="string" calcext:value-type="string">
            <text:p>153.94</text:p>
          </table:table-cell>
          <table:table-cell office:value-type="string" calcext:value-type="string">
            <text:p>cancelled</text:p>
          </table:table-cell>
          <table:table-cell office:value-type="float" office:value="469" calcext:value-type="float">
            <text:p>4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date" office:date-value="2015-07-29" calcext:value-type="date">
            <text:p>2015-07-29 00:00:00</text:p>
          </table:table-cell>
          <table:table-cell office:value-type="string" calcext:value-type="string">
            <text:p>276.01</text:p>
          </table:table-cell>
          <table:table-cell office:value-type="string" calcext:value-type="string">
            <text:p>paid</text:p>
          </table:table-cell>
          <table:table-cell office:value-type="float" office:value="914" calcext:value-type="float">
            <text:p>9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date" office:date-value="2015-07-12" calcext:value-type="date">
            <text:p>2015-07-12 00:00:00</text:p>
          </table:table-cell>
          <table:table-cell office:value-type="string" calcext:value-type="string">
            <text:p>62.65</text:p>
          </table:table-cell>
          <table:table-cell office:value-type="string" calcext:value-type="string">
            <text:p>paid</text:p>
          </table:table-cell>
          <table:table-cell office:value-type="float" office:value="586" calcext:value-type="float">
            <text:p>58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date" office:date-value="2015-09-10" calcext:value-type="date">
            <text:p>2015-09-10 00:00:00</text:p>
          </table:table-cell>
          <table:table-cell office:value-type="string" calcext:value-type="string">
            <text:p>404.25</text:p>
          </table:table-cell>
          <table:table-cell office:value-type="string" calcext:value-type="string">
            <text:p>due</text:p>
          </table:table-cell>
          <table:table-cell office:value-type="float" office:value="717" calcext:value-type="float">
            <text:p>7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date" office:date-value="2015-06-30" calcext:value-type="date">
            <text:p>2015-06-30 00:00:00</text:p>
          </table:table-cell>
          <table:table-cell office:value-type="string" calcext:value-type="string">
            <text:p>232.47</text:p>
          </table:table-cell>
          <table:table-cell office:value-type="string" calcext:value-type="string">
            <text:p>due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date" office:date-value="2016-07-30" calcext:value-type="date">
            <text:p>2016-07-30 00:00:00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returned</text:p>
          </table:table-cell>
          <table:table-cell office:value-type="float" office:value="334" calcext:value-type="float">
            <text:p>3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date" office:date-value="2016-02-26" calcext:value-type="date">
            <text:p>2016-02-26 00:00:00</text:p>
          </table:table-cell>
          <table:table-cell office:value-type="string" calcext:value-type="string">
            <text:p>227.46</text:p>
          </table:table-cell>
          <table:table-cell office:value-type="string" calcext:value-type="string">
            <text:p>paid</text:p>
          </table:table-cell>
          <table:table-cell office:value-type="float" office:value="699" calcext:value-type="float">
            <text:p>69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date" office:date-value="2015-06-23" calcext:value-type="date">
            <text:p>2015-06-23 00:00:00</text:p>
          </table:table-cell>
          <table:table-cell office:value-type="string" calcext:value-type="string">
            <text:p>283.53</text:p>
          </table:table-cell>
          <table:table-cell office:value-type="string" calcext:value-type="string">
            <text:p>paid</text:p>
          </table:table-cell>
          <table:table-cell office:value-type="float" office:value="1065" calcext:value-type="float">
            <text:p>10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date" office:date-value="2015-11-09" calcext:value-type="date">
            <text:p>2015-11-09 00:00:00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paid</text:p>
          </table:table-cell>
          <table:table-cell office:value-type="float" office:value="228" calcext:value-type="float">
            <text:p>2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date" office:date-value="2015-12-04" calcext:value-type="date">
            <text:p>2015-12-04 00:00:00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paid</text:p>
          </table:table-cell>
          <table:table-cell office:value-type="float" office:value="675" calcext:value-type="float">
            <text:p>6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date" office:date-value="2015-07-09" calcext:value-type="date">
            <text:p>2015-07-09 00:00:00</text:p>
          </table:table-cell>
          <table:table-cell office:value-type="string" calcext:value-type="string">
            <text:p>196.9</text:p>
          </table:table-cell>
          <table:table-cell office:value-type="string" calcext:value-type="string">
            <text:p>paid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date" office:date-value="2016-02-28" calcext:value-type="date">
            <text:p>2016-02-28 00:00:00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paid</text:p>
          </table:table-cell>
          <table:table-cell office:value-type="float" office:value="783" calcext:value-type="float">
            <text:p>7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date" office:date-value="2015-10-09" calcext:value-type="date">
            <text:p>2015-10-09 00:00:00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past due</text:p>
          </table:table-cell>
          <table:table-cell office:value-type="float" office:value="652" calcext:value-type="float">
            <text:p>65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date" office:date-value="2016-07-05" calcext:value-type="date">
            <text:p>2016-07-05 00:00:00</text:p>
          </table:table-cell>
          <table:table-cell office:value-type="string" calcext:value-type="string">
            <text:p>290.63</text:p>
          </table:table-cell>
          <table:table-cell office:value-type="string" calcext:value-type="string">
            <text:p>past due</text:p>
          </table:table-cell>
          <table:table-cell office:value-type="float" office:value="1039" calcext:value-type="float">
            <text:p>10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date" office:date-value="2015-11-22" calcext:value-type="date">
            <text:p>2015-11-22 00:00:00</text:p>
          </table:table-cell>
          <table:table-cell office:value-type="string" calcext:value-type="string">
            <text:p>373.99</text:p>
          </table:table-cell>
          <table:table-cell office:value-type="string" calcext:value-type="string">
            <text:p>due</text:p>
          </table:table-cell>
          <table:table-cell office:value-type="float" office:value="982" calcext:value-type="float">
            <text:p>9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date" office:date-value="2016-06-30" calcext:value-type="date">
            <text:p>2016-06-30 00:00:00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cancelled</text:p>
          </table:table-cell>
          <table:table-cell office:value-type="float" office:value="977" calcext:value-type="float">
            <text:p>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date" office:date-value="2016-02-12" calcext:value-type="date">
            <text:p>2016-02-12 00:00:00</text:p>
          </table:table-cell>
          <table:table-cell office:value-type="string" calcext:value-type="string">
            <text:p>169.74</text:p>
          </table:table-cell>
          <table:table-cell office:value-type="string" calcext:value-type="string">
            <text:p>paid</text:p>
          </table:table-cell>
          <table:table-cell office:value-type="float" office:value="929" calcext:value-type="float">
            <text:p>92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date" office:date-value="2016-04-17" calcext:value-type="date">
            <text:p>2016-04-17 00:00:00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paid</text:p>
          </table:table-cell>
          <table:table-cell office:value-type="float" office:value="734" calcext:value-type="float">
            <text:p>7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date" office:date-value="2016-07-02" calcext:value-type="date">
            <text:p>2016-07-02 00:00:00</text:p>
          </table:table-cell>
          <table:table-cell office:value-type="string" calcext:value-type="string">
            <text:p>78.76</text:p>
          </table:table-cell>
          <table:table-cell office:value-type="string" calcext:value-type="string">
            <text:p>returned</text:p>
          </table:table-cell>
          <table:table-cell office:value-type="float" office:value="971" calcext:value-type="float">
            <text:p>97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date" office:date-value="2016-05-05" calcext:value-type="date">
            <text:p>2016-05-05 00:00:00</text:p>
          </table:table-cell>
          <table:table-cell office:value-type="string" calcext:value-type="string">
            <text:p>142.59</text:p>
          </table:table-cell>
          <table:table-cell office:value-type="string" calcext:value-type="string">
            <text:p>paid</text:p>
          </table:table-cell>
          <table:table-cell office:value-type="float" office:value="883" calcext:value-type="float">
            <text:p>88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date" office:date-value="2015-09-23" calcext:value-type="date">
            <text:p>2015-09-23 00:00:00</text:p>
          </table:table-cell>
          <table:table-cell office:value-type="string" calcext:value-type="string">
            <text:p>241.34</text:p>
          </table:table-cell>
          <table:table-cell office:value-type="string" calcext:value-type="string">
            <text:p>due</text:p>
          </table:table-cell>
          <table:table-cell office:value-type="float" office:value="204" calcext:value-type="float">
            <text:p>2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date" office:date-value="2016-01-25" calcext:value-type="date">
            <text:p>2016-01-25 00:00:00</text:p>
          </table:table-cell>
          <table:table-cell office:value-type="string" calcext:value-type="string">
            <text:p>66.42</text:p>
          </table:table-cell>
          <table:table-cell office:value-type="string" calcext:value-type="string">
            <text:p>paid</text:p>
          </table:table-cell>
          <table:table-cell office:value-type="float" office:value="1066" calcext:value-type="float">
            <text:p>10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date" office:date-value="2016-06-19" calcext:value-type="date">
            <text:p>2016-06-19 00:00:00</text:p>
          </table:table-cell>
          <table:table-cell office:value-type="string" calcext:value-type="string">
            <text:p>136.45</text:p>
          </table:table-cell>
          <table:table-cell office:value-type="string" calcext:value-type="string">
            <text:p>paid</text:p>
          </table:table-cell>
          <table:table-cell office:value-type="float" office:value="666" calcext:value-type="float">
            <text:p>66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date" office:date-value="2015-11-17" calcext:value-type="date">
            <text:p>2015-11-17 00:00:00</text:p>
          </table:table-cell>
          <table:table-cell office:value-type="string" calcext:value-type="string">
            <text:p>242.66</text:p>
          </table:table-cell>
          <table:table-cell office:value-type="string" calcext:value-type="string">
            <text:p>paid</text:p>
          </table:table-cell>
          <table:table-cell office:value-type="float" office:value="915" calcext:value-type="float">
            <text:p>9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date" office:date-value="2016-03-18" calcext:value-type="date">
            <text:p>2016-03-18 00:00:00</text:p>
          </table:table-cell>
          <table:table-cell office:value-type="string" calcext:value-type="string">
            <text:p>218.9</text:p>
          </table:table-cell>
          <table:table-cell office:value-type="string" calcext:value-type="string">
            <text:p>past due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date" office:date-value="2015-12-20" calcext:value-type="date">
            <text:p>2015-12-20 00:00:00</text:p>
          </table:table-cell>
          <table:table-cell office:value-type="string" calcext:value-type="string">
            <text:p>187.12</text:p>
          </table:table-cell>
          <table:table-cell office:value-type="string" calcext:value-type="string">
            <text:p>paid</text:p>
          </table:table-cell>
          <table:table-cell office:value-type="float" office:value="348" calcext:value-type="float">
            <text:p>3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date" office:date-value="2016-03-03" calcext:value-type="date">
            <text:p>2016-03-03 00:00:00</text:p>
          </table:table-cell>
          <table:table-cell office:value-type="string" calcext:value-type="string">
            <text:p>515.06</text:p>
          </table:table-cell>
          <table:table-cell office:value-type="string" calcext:value-type="string">
            <text:p>paid</text:p>
          </table:table-cell>
          <table:table-cell office:value-type="float" office:value="1071" calcext:value-type="float">
            <text:p>107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date" office:date-value="2015-11-09" calcext:value-type="date">
            <text:p>2015-11-09 00:00:00</text:p>
          </table:table-cell>
          <table:table-cell office:value-type="string" calcext:value-type="string">
            <text:p>334.53</text:p>
          </table:table-cell>
          <table:table-cell office:value-type="string" calcext:value-type="string">
            <text:p>paid</text:p>
          </table:table-cell>
          <table:table-cell office:value-type="float" office:value="347" calcext:value-type="float">
            <text:p>34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date" office:date-value="2015-06-24" calcext:value-type="date">
            <text:p>2015-06-24 00:00:00</text:p>
          </table:table-cell>
          <table:table-cell office:value-type="string" calcext:value-type="string">
            <text:p>130.17</text:p>
          </table:table-cell>
          <table:table-cell office:value-type="string" calcext:value-type="string">
            <text:p>paid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date" office:date-value="2016-01-13" calcext:value-type="date">
            <text:p>2016-01-13 00:00:00</text:p>
          </table:table-cell>
          <table:table-cell office:value-type="string" calcext:value-type="string">
            <text:p>638.29</text:p>
          </table:table-cell>
          <table:table-cell office:value-type="string" calcext:value-type="string">
            <text:p>paid</text:p>
          </table:table-cell>
          <table:table-cell office:value-type="float" office:value="660" calcext:value-type="float">
            <text:p>6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date" office:date-value="2016-07-03" calcext:value-type="date">
            <text:p>2016-07-03 00:00:00</text:p>
          </table:table-cell>
          <table:table-cell office:value-type="string" calcext:value-type="string">
            <text:p>219.64</text:p>
          </table:table-cell>
          <table:table-cell office:value-type="string" calcext:value-type="string">
            <text:p>paid</text:p>
          </table:table-cell>
          <table:table-cell office:value-type="float" office:value="717" calcext:value-type="float">
            <text:p>7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date" office:date-value="2016-01-17" calcext:value-type="date">
            <text:p>2016-01-17 00:00:00</text:p>
          </table:table-cell>
          <table:table-cell office:value-type="string" calcext:value-type="string">
            <text:p>208.24</text:p>
          </table:table-cell>
          <table:table-cell office:value-type="string" calcext:value-type="string">
            <text:p>paid</text:p>
          </table:table-cell>
          <table:table-cell office:value-type="float" office:value="487" calcext:value-type="float">
            <text:p>4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date" office:date-value="2016-07-27" calcext:value-type="date">
            <text:p>2016-07-27 00:00:00</text:p>
          </table:table-cell>
          <table:table-cell office:value-type="string" calcext:value-type="string">
            <text:p>317.59</text:p>
          </table:table-cell>
          <table:table-cell office:value-type="string" calcext:value-type="string">
            <text:p>paid</text:p>
          </table:table-cell>
          <table:table-cell office:value-type="float" office:value="789" calcext:value-type="float">
            <text:p>78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date" office:date-value="2015-07-31" calcext:value-type="date">
            <text:p>2015-07-31 00:00:00</text:p>
          </table:table-cell>
          <table:table-cell office:value-type="string" calcext:value-type="string">
            <text:p>127.61</text:p>
          </table:table-cell>
          <table:table-cell office:value-type="string" calcext:value-type="string">
            <text:p>paid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date" office:date-value="2015-10-11" calcext:value-type="date">
            <text:p>2015-10-11 00:00:00</text:p>
          </table:table-cell>
          <table:table-cell office:value-type="string" calcext:value-type="string">
            <text:p>216.59</text:p>
          </table:table-cell>
          <table:table-cell office:value-type="string" calcext:value-type="string">
            <text:p>paid</text:p>
          </table:table-cell>
          <table:table-cell office:value-type="float" office:value="695" calcext:value-type="float">
            <text:p>6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date" office:date-value="2015-10-12" calcext:value-type="date">
            <text:p>2015-10-12 00:00:00</text:p>
          </table:table-cell>
          <table:table-cell office:value-type="string" calcext:value-type="string">
            <text:p>97.54</text:p>
          </table:table-cell>
          <table:table-cell office:value-type="string" calcext:value-type="string">
            <text:p>paid</text:p>
          </table:table-cell>
          <table:table-cell office:value-type="float" office:value="849" calcext:value-type="float">
            <text:p>84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date" office:date-value="2016-05-08" calcext:value-type="date">
            <text:p>2016-05-08 00:00:00</text:p>
          </table:table-cell>
          <table:table-cell office:value-type="float" office:value="462.66" calcext:value-type="float">
            <text:p>462,66</text:p>
          </table:table-cell>
          <table:table-cell office:value-type="string" calcext:value-type="string">
            <text:p>paid</text:p>
          </table:table-cell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date" office:date-value="2015-07-25" calcext:value-type="date">
            <text:p>2015-07-25 00:00:00</text:p>
          </table:table-cell>
          <table:table-cell office:value-type="string" calcext:value-type="string">
            <text:p>199.25</text:p>
          </table:table-cell>
          <table:table-cell office:value-type="string" calcext:value-type="string">
            <text:p>paid</text:p>
          </table:table-cell>
          <table:table-cell office:value-type="float" office:value="678" calcext:value-type="float">
            <text:p>6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date" office:date-value="2016-05-19" calcext:value-type="date">
            <text:p>2016-05-19 00:00:00</text:p>
          </table:table-cell>
          <table:table-cell office:value-type="string" calcext:value-type="string">
            <text:p>488.13</text:p>
          </table:table-cell>
          <table:table-cell office:value-type="string" calcext:value-type="string">
            <text:p>paid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date" office:date-value="2016-04-08" calcext:value-type="date">
            <text:p>2016-04-08 00:00:00</text:p>
          </table:table-cell>
          <table:table-cell office:value-type="string" calcext:value-type="string">
            <text:p>258.3</text:p>
          </table:table-cell>
          <table:table-cell office:value-type="string" calcext:value-type="string">
            <text:p>paid</text:p>
          </table:table-cell>
          <table:table-cell office:value-type="float" office:value="853" calcext:value-type="float">
            <text:p>85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date" office:date-value="2015-11-27" calcext:value-type="date">
            <text:p>2015-11-27 00:00:00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returned</text:p>
          </table:table-cell>
          <table:table-cell office:value-type="float" office:value="868" calcext:value-type="float">
            <text:p>86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date" office:date-value="2015-06-13" calcext:value-type="date">
            <text:p>2015-06-13 00:00:00</text:p>
          </table:table-cell>
          <table:table-cell office:value-type="string" calcext:value-type="string">
            <text:p>201.36</text:p>
          </table:table-cell>
          <table:table-cell office:value-type="string" calcext:value-type="string">
            <text:p>paid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date" office:date-value="2015-06-19" calcext:value-type="date">
            <text:p>2015-06-19 00:00:00</text:p>
          </table:table-cell>
          <table:table-cell office:value-type="string" calcext:value-type="string">
            <text:p>198.3</text:p>
          </table:table-cell>
          <table:table-cell office:value-type="string" calcext:value-type="string">
            <text:p>paid</text:p>
          </table:table-cell>
          <table:table-cell office:value-type="float" office:value="529" calcext:value-type="float">
            <text:p>5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date" office:date-value="2016-01-08" calcext:value-type="date">
            <text:p>2016-01-08 00:00:00</text:p>
          </table:table-cell>
          <table:table-cell office:value-type="string" calcext:value-type="string">
            <text:p>125.3</text:p>
          </table:table-cell>
          <table:table-cell office:value-type="string" calcext:value-type="string">
            <text:p>paid</text:p>
          </table:table-cell>
          <table:table-cell office:value-type="float" office:value="570" calcext:value-type="float">
            <text:p>5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date" office:date-value="2015-11-08" calcext:value-type="date">
            <text:p>2015-11-08 00:00:00</text:p>
          </table:table-cell>
          <table:table-cell office:value-type="string" calcext:value-type="string">
            <text:p>236.08</text:p>
          </table:table-cell>
          <table:table-cell office:value-type="string" calcext:value-type="string">
            <text:p>due</text:p>
          </table:table-cell>
          <table:table-cell office:value-type="float" office:value="571" calcext:value-type="float">
            <text:p>5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date" office:date-value="2016-07-15" calcext:value-type="date">
            <text:p>2016-07-15 00:00:00</text:p>
          </table:table-cell>
          <table:table-cell office:value-type="string" calcext:value-type="string">
            <text:p>129.15</text:p>
          </table:table-cell>
          <table:table-cell office:value-type="string" calcext:value-type="string">
            <text:p>paid</text:p>
          </table:table-cell>
          <table:table-cell office:value-type="float" office:value="714" calcext:value-type="float">
            <text:p>7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date" office:date-value="2016-02-09" calcext:value-type="date">
            <text:p>2016-02-09 00:00:00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paid</text:p>
          </table:table-cell>
          <table:table-cell office:value-type="float" office:value="804" calcext:value-type="float">
            <text:p>8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date" office:date-value="2016-04-02" calcext:value-type="date">
            <text:p>2016-04-02 00:00:00</text:p>
          </table:table-cell>
          <table:table-cell office:value-type="string" calcext:value-type="string">
            <text:p>147.6</text:p>
          </table:table-cell>
          <table:table-cell office:value-type="string" calcext:value-type="string">
            <text:p>paid</text:p>
          </table:table-cell>
          <table:table-cell office:value-type="float" office:value="509" calcext:value-type="float">
            <text:p>5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date" office:date-value="2015-12-30" calcext:value-type="date">
            <text:p>2015-12-30 00:00:00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paid</text:p>
          </table:table-cell>
          <table:table-cell office:value-type="float" office:value="469" calcext:value-type="float">
            <text:p>46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date" office:date-value="2016-01-11" calcext:value-type="date">
            <text:p>2016-01-11 00:00:00</text:p>
          </table:table-cell>
          <table:table-cell office:value-type="string" calcext:value-type="string">
            <text:p>113.1</text:p>
          </table:table-cell>
          <table:table-cell office:value-type="string" calcext:value-type="string">
            <text:p>due</text:p>
          </table:table-cell>
          <table:table-cell office:value-type="float" office:value="1002" calcext:value-type="float">
            <text:p>1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date" office:date-value="2016-02-25" calcext:value-type="date">
            <text:p>2016-02-25 00:00:00</text:p>
          </table:table-cell>
          <table:table-cell office:value-type="string" calcext:value-type="string">
            <text:p>312.91</text:p>
          </table:table-cell>
          <table:table-cell office:value-type="string" calcext:value-type="string">
            <text:p>paid</text:p>
          </table:table-cell>
          <table:table-cell office:value-type="float" office:value="415" calcext:value-type="float">
            <text:p>4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date" office:date-value="2015-11-01" calcext:value-type="date">
            <text:p>2015-11-01 00:00:00</text:p>
          </table:table-cell>
          <table:table-cell office:value-type="string" calcext:value-type="string">
            <text:p>218.1</text:p>
          </table:table-cell>
          <table:table-cell office:value-type="string" calcext:value-type="string">
            <text:p>paid</text:p>
          </table:table-cell>
          <table:table-cell office:value-type="float" office:value="803" calcext:value-type="float">
            <text:p>80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date" office:date-value="2016-02-13" calcext:value-type="date">
            <text:p>2016-02-13 00:00:00</text:p>
          </table:table-cell>
          <table:table-cell office:value-type="string" calcext:value-type="string">
            <text:p>64.44</text:p>
          </table:table-cell>
          <table:table-cell office:value-type="string" calcext:value-type="string">
            <text:p>paid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date" office:date-value="2015-11-16" calcext:value-type="date">
            <text:p>2015-11-16 00:00:00</text:p>
          </table:table-cell>
          <table:table-cell office:value-type="string" calcext:value-type="string">
            <text:p>276.75</text:p>
          </table:table-cell>
          <table:table-cell office:value-type="string" calcext:value-type="string">
            <text:p>due</text:p>
          </table:table-cell>
          <table:table-cell office:value-type="float" office:value="454" calcext:value-type="float">
            <text:p>45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date" office:date-value="2015-12-14" calcext:value-type="date">
            <text:p>2015-12-14 00:00:00</text:p>
          </table:table-cell>
          <table:table-cell office:value-type="string" calcext:value-type="string">
            <text:p>66.42</text:p>
          </table:table-cell>
          <table:table-cell office:value-type="string" calcext:value-type="string">
            <text:p>paid</text:p>
          </table:table-cell>
          <table:table-cell office:value-type="float" office:value="468" calcext:value-type="float">
            <text:p>4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date" office:date-value="2016-01-25" calcext:value-type="date">
            <text:p>2016-01-25 00:00:00</text:p>
          </table:table-cell>
          <table:table-cell office:value-type="string" calcext:value-type="string">
            <text:p>228.78</text:p>
          </table:table-cell>
          <table:table-cell office:value-type="string" calcext:value-type="string">
            <text:p>paid</text:p>
          </table:table-cell>
          <table:table-cell office:value-type="float" office:value="805" calcext:value-type="float">
            <text:p>80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date" office:date-value="2016-08-08" calcext:value-type="date">
            <text:p>2016-08-08 00:00:00</text:p>
          </table:table-cell>
          <table:table-cell office:value-type="string" calcext:value-type="string">
            <text:p>287.82</text:p>
          </table:table-cell>
          <table:table-cell office:value-type="string" calcext:value-type="string">
            <text:p>paid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date" office:date-value="2016-08-09" calcext:value-type="date">
            <text:p>2016-08-09 00:00:00</text:p>
          </table:table-cell>
          <table:table-cell office:value-type="string" calcext:value-type="string">
            <text:p>482.54</text:p>
          </table:table-cell>
          <table:table-cell office:value-type="string" calcext:value-type="string">
            <text:p>returned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date" office:date-value="2015-08-22" calcext:value-type="date">
            <text:p>2015-08-22 00:00:00</text:p>
          </table:table-cell>
          <table:table-cell office:value-type="string" calcext:value-type="string">
            <text:p>207.11</text:p>
          </table:table-cell>
          <table:table-cell office:value-type="string" calcext:value-type="string">
            <text:p>paid</text:p>
          </table:table-cell>
          <table:table-cell office:value-type="float" office:value="866" calcext:value-type="float">
            <text:p>86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date" office:date-value="2016-07-18" calcext:value-type="date">
            <text:p>2016-07-18 00:00:00</text:p>
          </table:table-cell>
          <table:table-cell office:value-type="string" calcext:value-type="string">
            <text:p>290.44</text:p>
          </table:table-cell>
          <table:table-cell office:value-type="string" calcext:value-type="string">
            <text:p>paid</text:p>
          </table:table-cell>
          <table:table-cell office:value-type="float" office:value="533" calcext:value-type="float">
            <text:p>53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date" office:date-value="2016-01-12" calcext:value-type="date">
            <text:p>2016-01-12 00:00:00</text:p>
          </table:table-cell>
          <table:table-cell office:value-type="string" calcext:value-type="string">
            <text:p>106.27</text:p>
          </table:table-cell>
          <table:table-cell office:value-type="string" calcext:value-type="string">
            <text:p>paid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date" office:date-value="2016-07-19" calcext:value-type="date">
            <text:p>2016-07-19 00:00:00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paid</text:p>
          </table:table-cell>
          <table:table-cell office:value-type="float" office:value="905" calcext:value-type="float">
            <text:p>9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date" office:date-value="2015-11-19" calcext:value-type="date">
            <text:p>2015-11-19 00:00:00</text:p>
          </table:table-cell>
          <table:table-cell office:value-type="string" calcext:value-type="string">
            <text:p>153.94</text:p>
          </table:table-cell>
          <table:table-cell office:value-type="string" calcext:value-type="string">
            <text:p>paid</text:p>
          </table:table-cell>
          <table:table-cell office:value-type="float" office:value="1055" calcext:value-type="float">
            <text:p>10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date" office:date-value="2016-02-13" calcext:value-type="date">
            <text:p>2016-02-13 00:00:00</text:p>
          </table:table-cell>
          <table:table-cell office:value-type="string" calcext:value-type="string">
            <text:p>186.42</text:p>
          </table:table-cell>
          <table:table-cell office:value-type="string" calcext:value-type="string">
            <text:p>paid</text:p>
          </table:table-cell>
          <table:table-cell office:value-type="float" office:value="466" calcext:value-type="float">
            <text:p>4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date" office:date-value="2015-10-29" calcext:value-type="date">
            <text:p>2015-10-29 00:00:00</text:p>
          </table:table-cell>
          <table:table-cell office:value-type="string" calcext:value-type="string">
            <text:p>259.54</text:p>
          </table:table-cell>
          <table:table-cell office:value-type="string" calcext:value-type="string">
            <text:p>returned</text:p>
          </table:table-cell>
          <table:table-cell office:value-type="float" office:value="903" calcext:value-type="float">
            <text:p>90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date" office:date-value="2015-11-12" calcext:value-type="date">
            <text:p>2015-11-12 00:00:00</text:p>
          </table:table-cell>
          <table:table-cell office:value-type="string" calcext:value-type="string">
            <text:p>273.45</text:p>
          </table:table-cell>
          <table:table-cell office:value-type="string" calcext:value-type="string">
            <text:p>paid</text:p>
          </table:table-cell>
          <table:table-cell office:value-type="float" office:value="600" calcext:value-type="float">
            <text:p>6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date" office:date-value="2015-06-15" calcext:value-type="date">
            <text:p>2015-06-15 00:00:00</text:p>
          </table:table-cell>
          <table:table-cell office:value-type="string" calcext:value-type="string">
            <text:p>451.43</text:p>
          </table:table-cell>
          <table:table-cell office:value-type="string" calcext:value-type="string">
            <text:p>paid</text:p>
          </table:table-cell>
          <table:table-cell office:value-type="float" office:value="507" calcext:value-type="float">
            <text:p>50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date" office:date-value="2016-03-02" calcext:value-type="date">
            <text:p>2016-03-02 00:00:00</text:p>
          </table:table-cell>
          <table:table-cell office:value-type="string" calcext:value-type="string">
            <text:p>366.99</text:p>
          </table:table-cell>
          <table:table-cell office:value-type="string" calcext:value-type="string">
            <text:p>due</text:p>
          </table:table-cell>
          <table:table-cell office:value-type="float" office:value="925" calcext:value-type="float">
            <text:p>9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date" office:date-value="2015-06-07" calcext:value-type="date">
            <text:p>2015-06-07 00:00:00</text:p>
          </table:table-cell>
          <table:table-cell office:value-type="string" calcext:value-type="string">
            <text:p>192.79</text:p>
          </table:table-cell>
          <table:table-cell office:value-type="string" calcext:value-type="string">
            <text:p>paid</text:p>
          </table:table-cell>
          <table:table-cell office:value-type="float" office:value="450" calcext:value-type="float">
            <text:p>4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date" office:date-value="2015-08-19" calcext:value-type="date">
            <text:p>2015-08-19 00:00:00</text:p>
          </table:table-cell>
          <table:table-cell office:value-type="string" calcext:value-type="string">
            <text:p>206.67</text:p>
          </table:table-cell>
          <table:table-cell office:value-type="string" calcext:value-type="string">
            <text:p>due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date" office:date-value="2015-11-02" calcext:value-type="date">
            <text:p>2015-11-02 00:00:00</text:p>
          </table:table-cell>
          <table:table-cell office:value-type="string" calcext:value-type="string">
            <text:p>99.63</text:p>
          </table:table-cell>
          <table:table-cell office:value-type="string" calcext:value-type="string">
            <text:p>paid</text:p>
          </table:table-cell>
          <table:table-cell office:value-type="float" office:value="830" calcext:value-type="float">
            <text:p>8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date" office:date-value="2015-09-20" calcext:value-type="date">
            <text:p>2015-09-20 00:00:00</text:p>
          </table:table-cell>
          <table:table-cell office:value-type="string" calcext:value-type="string">
            <text:p>416.31</text:p>
          </table:table-cell>
          <table:table-cell office:value-type="string" calcext:value-type="string">
            <text:p>paid</text:p>
          </table:table-cell>
          <table:table-cell office:value-type="float" office:value="895" calcext:value-type="float">
            <text:p>89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date" office:date-value="2015-09-01" calcext:value-type="date">
            <text:p>2015-09-01 00:00:00</text:p>
          </table:table-cell>
          <table:table-cell office:value-type="string" calcext:value-type="string">
            <text:p>218.07</text:p>
          </table:table-cell>
          <table:table-cell office:value-type="string" calcext:value-type="string">
            <text:p>paid</text:p>
          </table:table-cell>
          <table:table-cell office:value-type="float" office:value="448" calcext:value-type="float">
            <text:p>44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date" office:date-value="2016-05-10" calcext:value-type="date">
            <text:p>2016-05-10 00:00:00</text:p>
          </table:table-cell>
          <table:table-cell office:value-type="string" calcext:value-type="string">
            <text:p>283.39</text:p>
          </table:table-cell>
          <table:table-cell office:value-type="string" calcext:value-type="string">
            <text:p>paid</text:p>
          </table:table-cell>
          <table:table-cell office:value-type="float" office:value="666" calcext:value-type="float">
            <text:p>66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date" office:date-value="2016-05-23" calcext:value-type="date">
            <text:p>2016-05-23 00:00:00</text:p>
          </table:table-cell>
          <table:table-cell office:value-type="string" calcext:value-type="string">
            <text:p>507.35</text:p>
          </table:table-cell>
          <table:table-cell office:value-type="string" calcext:value-type="string">
            <text:p>paid</text:p>
          </table:table-cell>
          <table:table-cell office:value-type="float" office:value="743" calcext:value-type="float">
            <text:p>74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date" office:date-value="2015-07-25" calcext:value-type="date">
            <text:p>2015-07-25 00:00:00</text:p>
          </table:table-cell>
          <table:table-cell office:value-type="string" calcext:value-type="string">
            <text:p>212.15</text:p>
          </table:table-cell>
          <table:table-cell office:value-type="string" calcext:value-type="string">
            <text:p>paid</text:p>
          </table:table-cell>
          <table:table-cell office:value-type="float" office:value="949" calcext:value-type="float">
            <text:p>9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date" office:date-value="2015-11-19" calcext:value-type="date">
            <text:p>2015-11-19 00:00:00</text:p>
          </table:table-cell>
          <table:table-cell office:value-type="string" calcext:value-type="string">
            <text:p>125.46</text:p>
          </table:table-cell>
          <table:table-cell office:value-type="string" calcext:value-type="string">
            <text:p>paid</text:p>
          </table:table-cell>
          <table:table-cell office:value-type="float" office:value="758" calcext:value-type="float">
            <text:p>75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date" office:date-value="2015-08-09" calcext:value-type="date">
            <text:p>2015-08-09 00:00:00</text:p>
          </table:table-cell>
          <table:table-cell office:value-type="string" calcext:value-type="string">
            <text:p>67.44</text:p>
          </table:table-cell>
          <table:table-cell office:value-type="string" calcext:value-type="string">
            <text:p>paid</text:p>
          </table:table-cell>
          <table:table-cell office:value-type="float" office:value="810" calcext:value-type="float">
            <text:p>8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date" office:date-value="2016-07-11" calcext:value-type="date">
            <text:p>2016-07-11 00:00:00</text:p>
          </table:table-cell>
          <table:table-cell office:value-type="string" calcext:value-type="string">
            <text:p>199.26</text:p>
          </table:table-cell>
          <table:table-cell office:value-type="string" calcext:value-type="string">
            <text:p>paid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date" office:date-value="2016-05-27" calcext:value-type="date">
            <text:p>2016-05-27 00:00:00</text:p>
          </table:table-cell>
          <table:table-cell office:value-type="string" calcext:value-type="string">
            <text:p>155.89</text:p>
          </table:table-cell>
          <table:table-cell office:value-type="string" calcext:value-type="string">
            <text:p>paid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date" office:date-value="2016-05-12" calcext:value-type="date">
            <text:p>2016-05-12 00:00:00</text:p>
          </table:table-cell>
          <table:table-cell office:value-type="string" calcext:value-type="string">
            <text:p>277.47</text:p>
          </table:table-cell>
          <table:table-cell office:value-type="string" calcext:value-type="string">
            <text:p>paid</text:p>
          </table:table-cell>
          <table:table-cell office:value-type="float" office:value="822" calcext:value-type="float">
            <text:p>8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date" office:date-value="2015-08-21" calcext:value-type="date">
            <text:p>2015-08-21 00:00:00</text:p>
          </table:table-cell>
          <table:table-cell office:value-type="string" calcext:value-type="string">
            <text:p>273.87</text:p>
          </table:table-cell>
          <table:table-cell office:value-type="string" calcext:value-type="string">
            <text:p>due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date" office:date-value="2015-08-02" calcext:value-type="date">
            <text:p>2015-08-02 00:00:00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paid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date" office:date-value="2016-02-03" calcext:value-type="date">
            <text:p>2016-02-03 00:00:00</text:p>
          </table:table-cell>
          <table:table-cell office:value-type="string" calcext:value-type="string">
            <text:p>277.75</text:p>
          </table:table-cell>
          <table:table-cell office:value-type="string" calcext:value-type="string">
            <text:p>paid</text:p>
          </table:table-cell>
          <table:table-cell office:value-type="float" office:value="415" calcext:value-type="float">
            <text:p>4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date" office:date-value="2015-11-01" calcext:value-type="date">
            <text:p>2015-11-01 00:00:00</text:p>
          </table:table-cell>
          <table:table-cell office:value-type="string" calcext:value-type="string">
            <text:p>161.51</text:p>
          </table:table-cell>
          <table:table-cell office:value-type="string" calcext:value-type="string">
            <text:p>paid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date" office:date-value="2015-12-19" calcext:value-type="date">
            <text:p>2015-12-19 00:00:00</text:p>
          </table:table-cell>
          <table:table-cell office:value-type="string" calcext:value-type="string">
            <text:p>315.83</text:p>
          </table:table-cell>
          <table:table-cell office:value-type="string" calcext:value-type="string">
            <text:p>paid</text:p>
          </table:table-cell>
          <table:table-cell office:value-type="float" office:value="935" calcext:value-type="float">
            <text:p>9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date" office:date-value="2016-06-23" calcext:value-type="date">
            <text:p>2016-06-23 00:00:00</text:p>
          </table:table-cell>
          <table:table-cell office:value-type="string" calcext:value-type="string">
            <text:p>276.01</text:p>
          </table:table-cell>
          <table:table-cell office:value-type="string" calcext:value-type="string">
            <text:p>paid</text:p>
          </table:table-cell>
          <table:table-cell office:value-type="float" office:value="1098" calcext:value-type="float">
            <text:p>109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date" office:date-value="2016-05-04" calcext:value-type="date">
            <text:p>2016-05-04 00:00:00</text:p>
          </table:table-cell>
          <table:table-cell office:value-type="string" calcext:value-type="string">
            <text:p>107.01</text:p>
          </table:table-cell>
          <table:table-cell office:value-type="string" calcext:value-type="string">
            <text:p>paid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date" office:date-value="2016-07-13" calcext:value-type="date">
            <text:p>2016-07-13 00:00:00</text:p>
          </table:table-cell>
          <table:table-cell office:value-type="string" calcext:value-type="string">
            <text:p>263.24</text:p>
          </table:table-cell>
          <table:table-cell office:value-type="string" calcext:value-type="string">
            <text:p>paid</text:p>
          </table:table-cell>
          <table:table-cell office:value-type="float" office:value="1067" calcext:value-type="float">
            <text:p>10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date" office:date-value="2016-06-29" calcext:value-type="date">
            <text:p>2016-06-29 00:00:00</text:p>
          </table:table-cell>
          <table:table-cell office:value-type="string" calcext:value-type="string">
            <text:p>277.22</text:p>
          </table:table-cell>
          <table:table-cell office:value-type="string" calcext:value-type="string">
            <text:p>paid</text:p>
          </table:table-cell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date" office:date-value="2016-01-15" calcext:value-type="date">
            <text:p>2016-01-15 00:00:00</text:p>
          </table:table-cell>
          <table:table-cell office:value-type="string" calcext:value-type="string">
            <text:p>101.01</text:p>
          </table:table-cell>
          <table:table-cell office:value-type="string" calcext:value-type="string">
            <text:p>cancelled</text:p>
          </table:table-cell>
          <table:table-cell office:value-type="float" office:value="555" calcext:value-type="float">
            <text:p>5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date" office:date-value="2016-01-16" calcext:value-type="date">
            <text:p>2016-01-16 00:00:00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paid</text:p>
          </table:table-cell>
          <table:table-cell office:value-type="float" office:value="191" calcext:value-type="float">
            <text:p>19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date" office:date-value="2016-06-27" calcext:value-type="date">
            <text:p>2016-06-27 00:00:00</text:p>
          </table:table-cell>
          <table:table-cell office:value-type="string" calcext:value-type="string">
            <text:p>62.73</text:p>
          </table:table-cell>
          <table:table-cell office:value-type="string" calcext:value-type="string">
            <text:p>paid</text:p>
          </table:table-cell>
          <table:table-cell office:value-type="float" office:value="461" calcext:value-type="float">
            <text:p>4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date" office:date-value="2016-06-20" calcext:value-type="date">
            <text:p>2016-06-20 00:00:00</text:p>
          </table:table-cell>
          <table:table-cell office:value-type="string" calcext:value-type="string">
            <text:p>143.91</text:p>
          </table:table-cell>
          <table:table-cell office:value-type="string" calcext:value-type="string">
            <text:p>due</text:p>
          </table:table-cell>
          <table:table-cell office:value-type="float" office:value="658" calcext:value-type="float">
            <text:p>65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date" office:date-value="2016-03-24" calcext:value-type="date">
            <text:p>2016-03-24 00:00:00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paid</text:p>
          </table:table-cell>
          <table:table-cell office:value-type="float" office:value="693" calcext:value-type="float">
            <text:p>69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date" office:date-value="2015-08-04" calcext:value-type="date">
            <text:p>2015-08-04 00:00:00</text:p>
          </table:table-cell>
          <table:table-cell office:value-type="string" calcext:value-type="string">
            <text:p>144.6</text:p>
          </table:table-cell>
          <table:table-cell office:value-type="string" calcext:value-type="string">
            <text:p>returned</text:p>
          </table:table-cell>
          <table:table-cell office:value-type="float" office:value="624" calcext:value-type="float">
            <text:p>6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date" office:date-value="2015-12-20" calcext:value-type="date">
            <text:p>2015-12-20 00:00:00</text:p>
          </table:table-cell>
          <table:table-cell office:value-type="string" calcext:value-type="string">
            <text:p>210.33</text:p>
          </table:table-cell>
          <table:table-cell office:value-type="string" calcext:value-type="string">
            <text:p>due</text:p>
          </table:table-cell>
          <table:table-cell office:value-type="float" office:value="610" calcext:value-type="float">
            <text:p>6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date" office:date-value="2016-04-03" calcext:value-type="date">
            <text:p>2016-04-03 00:00:00</text:p>
          </table:table-cell>
          <table:table-cell office:value-type="string" calcext:value-type="string">
            <text:p>112.77</text:p>
          </table:table-cell>
          <table:table-cell office:value-type="string" calcext:value-type="string">
            <text:p>paid</text:p>
          </table:table-cell>
          <table:table-cell office:value-type="float" office:value="268" calcext:value-type="float">
            <text:p>26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date" office:date-value="2016-04-19" calcext:value-type="date">
            <text:p>2016-04-19 00:00:00</text:p>
          </table:table-cell>
          <table:table-cell office:value-type="string" calcext:value-type="string">
            <text:p>396.18</text:p>
          </table:table-cell>
          <table:table-cell office:value-type="string" calcext:value-type="string">
            <text:p>paid</text:p>
          </table:table-cell>
          <table:table-cell office:value-type="float" office:value="791" calcext:value-type="float">
            <text:p>79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date" office:date-value="2015-10-26" calcext:value-type="date">
            <text:p>2015-10-26 00:00:00</text:p>
          </table:table-cell>
          <table:table-cell office:value-type="string" calcext:value-type="string">
            <text:p>84.87</text:p>
          </table:table-cell>
          <table:table-cell office:value-type="string" calcext:value-type="string">
            <text:p>paid</text:p>
          </table:table-cell>
          <table:table-cell office:value-type="float" office:value="955" calcext:value-type="float">
            <text:p>95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date" office:date-value="2016-04-06" calcext:value-type="date">
            <text:p>2016-04-06 00:00:00</text:p>
          </table:table-cell>
          <table:table-cell office:value-type="string" calcext:value-type="string">
            <text:p>374.48</text:p>
          </table:table-cell>
          <table:table-cell office:value-type="string" calcext:value-type="string">
            <text:p>due</text:p>
          </table:table-cell>
          <table:table-cell office:value-type="float" office:value="538" calcext:value-type="float">
            <text:p>53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date" office:date-value="2016-02-19" calcext:value-type="date">
            <text:p>2016-02-19 00:00:00</text:p>
          </table:table-cell>
          <table:table-cell office:value-type="string" calcext:value-type="string">
            <text:p>195.57</text:p>
          </table:table-cell>
          <table:table-cell office:value-type="string" calcext:value-type="string">
            <text:p>returned</text:p>
          </table:table-cell>
          <table:table-cell office:value-type="float" office:value="899" calcext:value-type="float">
            <text:p>89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date" office:date-value="2015-06-08" calcext:value-type="date">
            <text:p>2015-06-08 00:00:00</text:p>
          </table:table-cell>
          <table:table-cell office:value-type="string" calcext:value-type="string">
            <text:p>62.65</text:p>
          </table:table-cell>
          <table:table-cell office:value-type="string" calcext:value-type="string">
            <text:p>past due</text:p>
          </table:table-cell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date" office:date-value="2016-06-12" calcext:value-type="date">
            <text:p>2016-06-12 00:00:00</text:p>
          </table:table-cell>
          <table:table-cell office:value-type="string" calcext:value-type="string">
            <text:p>291.1</text:p>
          </table:table-cell>
          <table:table-cell office:value-type="string" calcext:value-type="string">
            <text:p>paid</text:p>
          </table:table-cell>
          <table:table-cell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date" office:date-value="2016-02-11" calcext:value-type="date">
            <text:p>2016-02-11 00:00:00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returned</text:p>
          </table:table-cell>
          <table:table-cell office:value-type="float" office:value="511" calcext:value-type="float">
            <text:p>5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date" office:date-value="2016-03-16" calcext:value-type="date">
            <text:p>2016-03-16 00:00:00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past due</text:p>
          </table:table-cell>
          <table:table-cell office:value-type="float" office:value="846" calcext:value-type="float">
            <text:p>8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date" office:date-value="2016-03-22" calcext:value-type="date">
            <text:p>2016-03-22 00:00:00</text:p>
          </table:table-cell>
          <table:table-cell office:value-type="string" calcext:value-type="string">
            <text:p>261.23</text:p>
          </table:table-cell>
          <table:table-cell office:value-type="string" calcext:value-type="string">
            <text:p>returned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date" office:date-value="2015-06-30" calcext:value-type="date">
            <text:p>2015-06-30 00:00:00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paid</text:p>
          </table:table-cell>
          <table:table-cell office:value-type="float" office:value="822" calcext:value-type="float">
            <text:p>8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date" office:date-value="2016-04-10" calcext:value-type="date">
            <text:p>2016-04-10 00:00:00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paid</text:p>
          </table:table-cell>
          <table:table-cell office:value-type="float" office:value="752" calcext:value-type="float">
            <text:p>75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date" office:date-value="2015-08-14" calcext:value-type="date">
            <text:p>2015-08-14 00:00:00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paid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date" office:date-value="2016-02-15" calcext:value-type="date">
            <text:p>2016-02-15 00:00:00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paid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date" office:date-value="2016-06-23" calcext:value-type="date">
            <text:p>2016-06-23 00:00:00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paid</text:p>
          </table:table-cell>
          <table:table-cell office:value-type="float" office:value="778" calcext:value-type="float">
            <text:p>77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date" office:date-value="2015-12-25" calcext:value-type="date">
            <text:p>2015-12-25 00:00:00</text:p>
          </table:table-cell>
          <table:table-cell office:value-type="string" calcext:value-type="string">
            <text:p>198.41</text:p>
          </table:table-cell>
          <table:table-cell office:value-type="string" calcext:value-type="string">
            <text:p>paid</text:p>
          </table:table-cell>
          <table:table-cell office:value-type="float" office:value="734" calcext:value-type="float">
            <text:p>7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date" office:date-value="2016-02-03" calcext:value-type="date">
            <text:p>2016-02-03 00:00:00</text:p>
          </table:table-cell>
          <table:table-cell office:value-type="string" calcext:value-type="string">
            <text:p>280.44</text:p>
          </table:table-cell>
          <table:table-cell office:value-type="string" calcext:value-type="string">
            <text:p>paid</text:p>
          </table:table-cell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date" office:date-value="2015-12-08" calcext:value-type="date">
            <text:p>2015-12-08 00:00:00</text:p>
          </table:table-cell>
          <table:table-cell office:value-type="string" calcext:value-type="string">
            <text:p>115.41</text:p>
          </table:table-cell>
          <table:table-cell office:value-type="string" calcext:value-type="string">
            <text:p>paid</text:p>
          </table:table-cell>
          <table:table-cell office:value-type="float" office:value="746" calcext:value-type="float">
            <text:p>7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date" office:date-value="2016-05-01" calcext:value-type="date">
            <text:p>2016-05-01 00:00:00</text:p>
          </table:table-cell>
          <table:table-cell office:value-type="string" calcext:value-type="string">
            <text:p>250.92</text:p>
          </table:table-cell>
          <table:table-cell office:value-type="string" calcext:value-type="string">
            <text:p>paid</text:p>
          </table:table-cell>
          <table:table-cell office:value-type="float" office:value="704" calcext:value-type="float">
            <text:p>7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date" office:date-value="2016-07-05" calcext:value-type="date">
            <text:p>2016-07-05 00:00:00</text:p>
          </table:table-cell>
          <table:table-cell office:value-type="string" calcext:value-type="string">
            <text:p>269.65</text:p>
          </table:table-cell>
          <table:table-cell office:value-type="string" calcext:value-type="string">
            <text:p>paid</text:p>
          </table:table-cell>
          <table:table-cell office:value-type="float" office:value="387" calcext:value-type="float">
            <text:p>3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date" office:date-value="2016-06-26" calcext:value-type="date">
            <text:p>2016-06-26 00:00:00</text:p>
          </table:table-cell>
          <table:table-cell office:value-type="string" calcext:value-type="string">
            <text:p>66.42</text:p>
          </table:table-cell>
          <table:table-cell office:value-type="string" calcext:value-type="string">
            <text:p>returned</text:p>
          </table:table-cell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date" office:date-value="2016-08-01" calcext:value-type="date">
            <text:p>2016-08-01 00:00:00</text:p>
          </table:table-cell>
          <table:table-cell office:value-type="string" calcext:value-type="string">
            <text:p>371.76</text:p>
          </table:table-cell>
          <table:table-cell office:value-type="string" calcext:value-type="string">
            <text:p>returned</text:p>
          </table:table-cell>
          <table:table-cell office:value-type="float" office:value="916" calcext:value-type="float">
            <text:p>9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date" office:date-value="2015-06-05" calcext:value-type="date">
            <text:p>2015-06-05 00:00:00</text:p>
          </table:table-cell>
          <table:table-cell office:value-type="string" calcext:value-type="string">
            <text:p>166.99</text:p>
          </table:table-cell>
          <table:table-cell office:value-type="string" calcext:value-type="string">
            <text:p>past due</text:p>
          </table:table-cell>
          <table:table-cell office:value-type="float" office:value="447" calcext:value-type="float">
            <text:p>4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date" office:date-value="2016-01-11" calcext:value-type="date">
            <text:p>2016-01-11 00:00:00</text:p>
          </table:table-cell>
          <table:table-cell office:value-type="string" calcext:value-type="string">
            <text:p>275.66</text:p>
          </table:table-cell>
          <table:table-cell office:value-type="string" calcext:value-type="string">
            <text:p>cancelled</text:p>
          </table:table-cell>
          <table:table-cell office:value-type="float" office:value="633" calcext:value-type="float">
            <text:p>6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date" office:date-value="2016-04-02" calcext:value-type="date">
            <text:p>2016-04-02 00:00:00</text:p>
          </table:table-cell>
          <table:table-cell office:value-type="string" calcext:value-type="string">
            <text:p>465.58</text:p>
          </table:table-cell>
          <table:table-cell office:value-type="string" calcext:value-type="string">
            <text:p>paid</text:p>
          </table:table-cell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date" office:date-value="2016-07-02" calcext:value-type="date">
            <text:p>2016-07-02 00:00:00</text:p>
          </table:table-cell>
          <table:table-cell office:value-type="string" calcext:value-type="string">
            <text:p>225.09</text:p>
          </table:table-cell>
          <table:table-cell office:value-type="string" calcext:value-type="string">
            <text:p>paid</text:p>
          </table:table-cell>
          <table:table-cell office:value-type="float" office:value="724" calcext:value-type="float">
            <text:p>7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date" office:date-value="2016-01-26" calcext:value-type="date">
            <text:p>2016-01-26 00:00:00</text:p>
          </table:table-cell>
          <table:table-cell office:value-type="string" calcext:value-type="string">
            <text:p>194.36</text:p>
          </table:table-cell>
          <table:table-cell office:value-type="string" calcext:value-type="string">
            <text:p>cancelled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date" office:date-value="2015-07-26" calcext:value-type="date">
            <text:p>2015-07-26 00:00:00</text:p>
          </table:table-cell>
          <table:table-cell office:value-type="string" calcext:value-type="string">
            <text:p>168.89</text:p>
          </table:table-cell>
          <table:table-cell office:value-type="string" calcext:value-type="string">
            <text:p>due</text:p>
          </table:table-cell>
          <table:table-cell office:value-type="float" office:value="813" calcext:value-type="float">
            <text:p>8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date" office:date-value="2016-04-24" calcext:value-type="date">
            <text:p>2016-04-24 00:00:00</text:p>
          </table:table-cell>
          <table:table-cell office:value-type="string" calcext:value-type="string">
            <text:p>101.47</text:p>
          </table:table-cell>
          <table:table-cell office:value-type="string" calcext:value-type="string">
            <text:p>paid</text:p>
          </table:table-cell>
          <table:table-cell office:value-type="float" office:value="898" calcext:value-type="float">
            <text:p>8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date" office:date-value="2016-06-01" calcext:value-type="date">
            <text:p>2016-06-01 00:00:00</text:p>
          </table:table-cell>
          <table:table-cell office:value-type="string" calcext:value-type="string">
            <text:p>75.18</text:p>
          </table:table-cell>
          <table:table-cell office:value-type="string" calcext:value-type="string">
            <text:p>cancelled</text:p>
          </table:table-cell>
          <table:table-cell office:value-type="float" office:value="513" calcext:value-type="float">
            <text:p>5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date" office:date-value="2016-06-29" calcext:value-type="date">
            <text:p>2016-06-29 00:00:00</text:p>
          </table:table-cell>
          <table:table-cell office:value-type="string" calcext:value-type="string">
            <text:p>217.71</text:p>
          </table:table-cell>
          <table:table-cell office:value-type="string" calcext:value-type="string">
            <text:p>paid</text:p>
          </table:table-cell>
          <table:table-cell office:value-type="float" office:value="529" calcext:value-type="float">
            <text:p>5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date" office:date-value="2016-03-29" calcext:value-type="date">
            <text:p>2016-03-29 00:00:00</text:p>
          </table:table-cell>
          <table:table-cell office:value-type="string" calcext:value-type="string">
            <text:p>68.68</text:p>
          </table:table-cell>
          <table:table-cell office:value-type="string" calcext:value-type="string">
            <text:p>paid</text:p>
          </table:table-cell>
          <table:table-cell office:value-type="float" office:value="367" calcext:value-type="float">
            <text:p>36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date" office:date-value="2015-11-30" calcext:value-type="date">
            <text:p>2015-11-30 00:00:00</text:p>
          </table:table-cell>
          <table:table-cell office:value-type="string" calcext:value-type="string">
            <text:p>244.51</text:p>
          </table:table-cell>
          <table:table-cell office:value-type="string" calcext:value-type="string">
            <text:p>paid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date" office:date-value="2015-09-01" calcext:value-type="date">
            <text:p>2015-09-01 00:00:00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paid</text:p>
          </table:table-cell>
          <table:table-cell office:value-type="float" office:value="917" calcext:value-type="float">
            <text:p>9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date" office:date-value="2015-10-02" calcext:value-type="date">
            <text:p>2015-10-02 00:00:00</text:p>
          </table:table-cell>
          <table:table-cell office:value-type="string" calcext:value-type="string">
            <text:p>284.33</text:p>
          </table:table-cell>
          <table:table-cell office:value-type="string" calcext:value-type="string">
            <text:p>paid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date" office:date-value="2016-02-19" calcext:value-type="date">
            <text:p>2016-02-19 00:00:00</text:p>
          </table:table-cell>
          <table:table-cell office:value-type="string" calcext:value-type="string">
            <text:p>226.88</text:p>
          </table:table-cell>
          <table:table-cell office:value-type="string" calcext:value-type="string">
            <text:p>paid</text:p>
          </table:table-cell>
          <table:table-cell office:value-type="float" office:value="359" calcext:value-type="float">
            <text:p>3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date" office:date-value="2016-06-09" calcext:value-type="date">
            <text:p>2016-06-09 00:00:00</text:p>
          </table:table-cell>
          <table:table-cell office:value-type="string" calcext:value-type="string">
            <text:p>265.35</text:p>
          </table:table-cell>
          <table:table-cell office:value-type="string" calcext:value-type="string">
            <text:p>returned</text:p>
          </table:table-cell>
          <table:table-cell office:value-type="float" office:value="307" calcext:value-type="float">
            <text:p>30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date" office:date-value="2016-07-04" calcext:value-type="date">
            <text:p>2016-07-04 00:00:00</text:p>
          </table:table-cell>
          <table:table-cell office:value-type="string" calcext:value-type="string">
            <text:p>189.79</text:p>
          </table:table-cell>
          <table:table-cell office:value-type="string" calcext:value-type="string">
            <text:p>paid</text:p>
          </table:table-cell>
          <table:table-cell office:value-type="float" office:value="1043" calcext:value-type="float">
            <text:p>104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date" office:date-value="2015-06-21" calcext:value-type="date">
            <text:p>2015-06-21 00:00:00</text:p>
          </table:table-cell>
          <table:table-cell office:value-type="string" calcext:value-type="string">
            <text:p>217.3</text:p>
          </table:table-cell>
          <table:table-cell office:value-type="string" calcext:value-type="string">
            <text:p>past due</text:p>
          </table:table-cell>
          <table:table-cell office:value-type="float" office:value="669" calcext:value-type="float">
            <text:p>6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date" office:date-value="2016-01-01" calcext:value-type="date">
            <text:p>2016-01-01 00:00:00</text:p>
          </table:table-cell>
          <table:table-cell office:value-type="string" calcext:value-type="string">
            <text:p>132.84</text:p>
          </table:table-cell>
          <table:table-cell office:value-type="string" calcext:value-type="string">
            <text:p>past due</text:p>
          </table:table-cell>
          <table:table-cell office:value-type="float" office:value="444" calcext:value-type="float">
            <text:p>4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date" office:date-value="2016-07-04" calcext:value-type="date">
            <text:p>2016-07-04 00:00:00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paid</text:p>
          </table:table-cell>
          <table:table-cell office:value-type="float" office:value="592" calcext:value-type="float">
            <text:p>59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date" office:date-value="2015-06-13" calcext:value-type="date">
            <text:p>2015-06-13 00:00:00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paid</text:p>
          </table:table-cell>
          <table:table-cell office:value-type="float" office:value="782" calcext:value-type="float">
            <text:p>7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date" office:date-value="2015-07-06" calcext:value-type="date">
            <text:p>2015-07-06 00:00:00</text:p>
          </table:table-cell>
          <table:table-cell office:value-type="string" calcext:value-type="string">
            <text:p>277.36</text:p>
          </table:table-cell>
          <table:table-cell office:value-type="string" calcext:value-type="string">
            <text:p>paid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date" office:date-value="2016-03-03" calcext:value-type="date">
            <text:p>2016-03-03 00:00:00</text:p>
          </table:table-cell>
          <table:table-cell office:value-type="string" calcext:value-type="string">
            <text:p>191.88</text:p>
          </table:table-cell>
          <table:table-cell office:value-type="string" calcext:value-type="string">
            <text:p>paid</text:p>
          </table:table-cell>
          <table:table-cell office:value-type="float" office:value="653" calcext:value-type="float">
            <text:p>6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date" office:date-value="2015-10-08" calcext:value-type="date">
            <text:p>2015-10-08 00:00: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paid</text:p>
          </table:table-cell>
          <table:table-cell office:value-type="float" office:value="369" calcext:value-type="float">
            <text:p>36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date" office:date-value="2015-10-17" calcext:value-type="date">
            <text:p>2015-10-17 00:00:00</text:p>
          </table:table-cell>
          <table:table-cell office:value-type="string" calcext:value-type="string">
            <text:p>226.69</text:p>
          </table:table-cell>
          <table:table-cell office:value-type="string" calcext:value-type="string">
            <text:p>paid</text:p>
          </table:table-cell>
          <table:table-cell office:value-type="float" office:value="768" calcext:value-type="float">
            <text:p>7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date" office:date-value="2016-02-09" calcext:value-type="date">
            <text:p>2016-02-09 00:00:00</text:p>
          </table:table-cell>
          <table:table-cell office:value-type="string" calcext:value-type="string">
            <text:p>114.56</text:p>
          </table:table-cell>
          <table:table-cell office:value-type="string" calcext:value-type="string">
            <text:p>paid</text:p>
          </table:table-cell>
          <table:table-cell office:value-type="float" office:value="847" calcext:value-type="float">
            <text:p>84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date" office:date-value="2015-10-31" calcext:value-type="date">
            <text:p>2015-10-31 00:00:00</text:p>
          </table:table-cell>
          <table:table-cell office:value-type="string" calcext:value-type="string">
            <text:p>275.49</text:p>
          </table:table-cell>
          <table:table-cell office:value-type="string" calcext:value-type="string">
            <text:p>past due</text:p>
          </table:table-cell>
          <table:table-cell office:value-type="float" office:value="482" calcext:value-type="float">
            <text:p>48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date" office:date-value="2015-11-15" calcext:value-type="date">
            <text:p>2015-11-15 00:00:00</text:p>
          </table:table-cell>
          <table:table-cell office:value-type="string" calcext:value-type="string">
            <text:p>134.19</text:p>
          </table:table-cell>
          <table:table-cell office:value-type="string" calcext:value-type="string">
            <text:p>paid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date" office:date-value="2015-08-02" calcext:value-type="date">
            <text:p>2015-08-02 00:00:00</text:p>
          </table:table-cell>
          <table:table-cell office:value-type="string" calcext:value-type="string">
            <text:p>337.12</text:p>
          </table:table-cell>
          <table:table-cell office:value-type="string" calcext:value-type="string">
            <text:p>due</text:p>
          </table:table-cell>
          <table:table-cell office:value-type="float" office:value="280" calcext:value-type="float">
            <text:p>2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date" office:date-value="2016-07-08" calcext:value-type="date">
            <text:p>2016-07-08 00:00:00</text:p>
          </table:table-cell>
          <table:table-cell office:value-type="string" calcext:value-type="string">
            <text:p>558.9</text:p>
          </table:table-cell>
          <table:table-cell office:value-type="string" calcext:value-type="string">
            <text:p>paid</text:p>
          </table:table-cell>
          <table:table-cell office:value-type="float" office:value="308" calcext:value-type="float">
            <text:p>3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date" office:date-value="2016-06-15" calcext:value-type="date">
            <text:p>2016-06-15 00:00:00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cancelled</text:p>
          </table:table-cell>
          <table:table-cell office:value-type="float" office:value="820" calcext:value-type="float">
            <text:p>8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date" office:date-value="2016-02-29" calcext:value-type="date">
            <text:p>2016-02-29 00:00:00</text:p>
          </table:table-cell>
          <table:table-cell office:value-type="string" calcext:value-type="string">
            <text:p>285.62</text:p>
          </table:table-cell>
          <table:table-cell office:value-type="string" calcext:value-type="string">
            <text:p>returned</text:p>
          </table:table-cell>
          <table:table-cell office:value-type="float" office:value="483" calcext:value-type="float">
            <text:p>48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date" office:date-value="2016-06-12" calcext:value-type="date">
            <text:p>2016-06-12 00:00:00</text:p>
          </table:table-cell>
          <table:table-cell office:value-type="string" calcext:value-type="string">
            <text:p>169.74</text:p>
          </table:table-cell>
          <table:table-cell office:value-type="string" calcext:value-type="string">
            <text:p>paid</text:p>
          </table:table-cell>
          <table:table-cell office:value-type="float" office:value="718" calcext:value-type="float">
            <text:p>7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date" office:date-value="2016-03-12" calcext:value-type="date">
            <text:p>2016-03-12 00:00:00</text:p>
          </table:table-cell>
          <table:table-cell office:value-type="string" calcext:value-type="string">
            <text:p>331.88</text:p>
          </table:table-cell>
          <table:table-cell office:value-type="string" calcext:value-type="string">
            <text:p>past due</text:p>
          </table:table-cell>
          <table:table-cell office:value-type="float" office:value="985" calcext:value-type="float">
            <text:p>98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date" office:date-value="2015-11-08" calcext:value-type="date">
            <text:p>2015-11-08 00:00:00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paid</text:p>
          </table:table-cell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date" office:date-value="2015-09-19" calcext:value-type="date">
            <text:p>2015-09-19 00:00:00</text:p>
          </table:table-cell>
          <table:table-cell office:value-type="string" calcext:value-type="string">
            <text:p>143.89</text:p>
          </table:table-cell>
          <table:table-cell office:value-type="string" calcext:value-type="string">
            <text:p>paid</text:p>
          </table:table-cell>
          <table:table-cell office:value-type="float" office:value="292" calcext:value-type="float">
            <text:p>2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date" office:date-value="2016-03-13" calcext:value-type="date">
            <text:p>2016-03-13 00:00:00</text:p>
          </table:table-cell>
          <table:table-cell office:value-type="string" calcext:value-type="string">
            <text:p>241.09</text:p>
          </table:table-cell>
          <table:table-cell office:value-type="string" calcext:value-type="string">
            <text:p>paid</text:p>
          </table:table-cell>
          <table:table-cell office:value-type="float" office:value="422" calcext:value-type="float">
            <text:p>4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date" office:date-value="2016-02-15" calcext:value-type="date">
            <text:p>2016-02-15 00:00:00</text:p>
          </table:table-cell>
          <table:table-cell office:value-type="string" calcext:value-type="string">
            <text:p>198.27</text:p>
          </table:table-cell>
          <table:table-cell office:value-type="string" calcext:value-type="string">
            <text:p>paid</text:p>
          </table:table-cell>
          <table:table-cell office:value-type="float" office:value="1009" calcext:value-type="float">
            <text:p>100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date" office:date-value="2016-05-24" calcext:value-type="date">
            <text:p>2016-05-24 00:00:00</text:p>
          </table:table-cell>
          <table:table-cell office:value-type="string" calcext:value-type="string">
            <text:p>42.96</text:p>
          </table:table-cell>
          <table:table-cell office:value-type="string" calcext:value-type="string">
            <text:p>paid</text:p>
          </table:table-cell>
          <table:table-cell office:value-type="float" office:value="330" calcext:value-type="float">
            <text:p>33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date" office:date-value="2015-07-25" calcext:value-type="date">
            <text:p>2015-07-25 00:00:00</text:p>
          </table:table-cell>
          <table:table-cell office:value-type="string" calcext:value-type="string">
            <text:p>93.08</text:p>
          </table:table-cell>
          <table:table-cell office:value-type="string" calcext:value-type="string">
            <text:p>paid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date" office:date-value="2016-03-13" calcext:value-type="date">
            <text:p>2016-03-13 00:00:00</text:p>
          </table:table-cell>
          <table:table-cell office:value-type="string" calcext:value-type="string">
            <text:p>206.89</text:p>
          </table:table-cell>
          <table:table-cell office:value-type="string" calcext:value-type="string">
            <text:p>paid</text:p>
          </table:table-cell>
          <table:table-cell office:value-type="float" office:value="911" calcext:value-type="float">
            <text:p>9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date" office:date-value="2016-01-09" calcext:value-type="date">
            <text:p>2016-01-09 00:00:00</text:p>
          </table:table-cell>
          <table:table-cell office:value-type="string" calcext:value-type="string">
            <text:p>168.26</text:p>
          </table:table-cell>
          <table:table-cell office:value-type="string" calcext:value-type="string">
            <text:p>paid</text:p>
          </table:table-cell>
          <table:table-cell office:value-type="float" office:value="343" calcext:value-type="float">
            <text:p>34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date" office:date-value="2016-05-28" calcext:value-type="date">
            <text:p>2016-05-28 00:00:00</text:p>
          </table:table-cell>
          <table:table-cell office:value-type="string" calcext:value-type="string">
            <text:p>192.68</text:p>
          </table:table-cell>
          <table:table-cell office:value-type="string" calcext:value-type="string">
            <text:p>paid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date" office:date-value="2015-06-30" calcext:value-type="date">
            <text:p>2015-06-30 00:00:00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paid</text:p>
          </table:table-cell>
          <table:table-cell office:value-type="float" office:value="528" calcext:value-type="float">
            <text:p>5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date" office:date-value="2015-09-22" calcext:value-type="date">
            <text:p>2015-09-22 00:00:00</text:p>
          </table:table-cell>
          <table:table-cell office:value-type="string" calcext:value-type="string">
            <text:p>127.5</text:p>
          </table:table-cell>
          <table:table-cell office:value-type="string" calcext:value-type="string">
            <text:p>paid</text:p>
          </table:table-cell>
          <table:table-cell office:value-type="float" office:value="846" calcext:value-type="float">
            <text:p>84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date" office:date-value="2016-05-18" calcext:value-type="date">
            <text:p>2016-05-18 00:00:00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paid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date" office:date-value="2016-05-19" calcext:value-type="date">
            <text:p>2016-05-19 00:00:00</text:p>
          </table:table-cell>
          <table:table-cell office:value-type="string" calcext:value-type="string">
            <text:p>143.06</text:p>
          </table:table-cell>
          <table:table-cell office:value-type="string" calcext:value-type="string">
            <text:p>paid</text:p>
          </table:table-cell>
          <table:table-cell office:value-type="float" office:value="862" calcext:value-type="float">
            <text:p>8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date" office:date-value="2016-02-29" calcext:value-type="date">
            <text:p>2016-02-29 00:00:00</text:p>
          </table:table-cell>
          <table:table-cell office:value-type="string" calcext:value-type="string">
            <text:p>233.08</text:p>
          </table:table-cell>
          <table:table-cell office:value-type="string" calcext:value-type="string">
            <text:p>paid</text:p>
          </table:table-cell>
          <table:table-cell office:value-type="float" office:value="712" calcext:value-type="float">
            <text:p>7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date" office:date-value="2015-12-25" calcext:value-type="date">
            <text:p>2015-12-25 00:00:00</text:p>
          </table:table-cell>
          <table:table-cell office:value-type="string" calcext:value-type="string">
            <text:p>206.12</text:p>
          </table:table-cell>
          <table:table-cell office:value-type="string" calcext:value-type="string">
            <text:p>cancelled</text:p>
          </table:table-cell>
          <table:table-cell office:value-type="float" office:value="968" calcext:value-type="float">
            <text:p>9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date" office:date-value="2016-05-05" calcext:value-type="date">
            <text:p>2016-05-05 00:00:00</text:p>
          </table:table-cell>
          <table:table-cell office:value-type="string" calcext:value-type="string">
            <text:p>55.35</text:p>
          </table:table-cell>
          <table:table-cell office:value-type="string" calcext:value-type="string">
            <text:p>paid</text:p>
          </table:table-cell>
          <table:table-cell office:value-type="float" office:value="672" calcext:value-type="float">
            <text:p>672</text:p>
          </table:table-cell>
          <table:table-cell office:value-type="float" office:value="147" calcext:value-type="float">
            <text:p>14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6"/>
          <table:table-cell table:number-columns-repeated="3"/>
        </table:table-row>
      </table:table>
      <table:table table:name="OrderItem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rderItemID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28" calcext:value-type="float">
            <text:p>112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86" calcext:value-type="float">
            <text:p>118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50" calcext:value-type="float">
            <text:p>10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74" calcext:value-type="float">
            <text:p>117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06" calcext:value-type="float">
            <text:p>10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97" calcext:value-type="float">
            <text:p>109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39" calcext:value-type="float">
            <text:p>113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05" calcext:value-type="float">
            <text:p>1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53" calcext:value-type="float">
            <text:p>10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7" calcext:value-type="float">
            <text:p>113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25" calcext:value-type="float">
            <text:p>102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59" calcext:value-type="float">
            <text:p>10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61" calcext:value-type="float">
            <text:p>106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11" calcext:value-type="float">
            <text:p>10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89" calcext:value-type="float">
            <text:p>108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97" calcext:value-type="float">
            <text:p>119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20" calcext:value-type="float">
            <text:p>112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90" calcext:value-type="float">
            <text:p>119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48" calcext:value-type="float">
            <text:p>10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64" calcext:value-type="float">
            <text:p>116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55" calcext:value-type="float">
            <text:p>105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09" calcext:value-type="float">
            <text:p>100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46" calcext:value-type="float">
            <text:p>104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31" calcext:value-type="float">
            <text:p>113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08" calcext:value-type="float">
            <text:p>10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93" calcext:value-type="float">
            <text:p>10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94" calcext:value-type="float">
            <text:p>109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38" calcext:value-type="float">
            <text:p>103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79" calcext:value-type="float">
            <text:p>117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15" calcext:value-type="float">
            <text:p>111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09" calcext:value-type="float">
            <text:p>100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70" calcext:value-type="float">
            <text:p>11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11" calcext:value-type="float">
            <text:p>1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29" calcext:value-type="float">
            <text:p>102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73" calcext:value-type="float">
            <text:p>1073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34" calcext:value-type="float">
            <text:p>10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28" calcext:value-type="float">
            <text:p>102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70" calcext:value-type="float">
            <text:p>107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4" calcext:value-type="float">
            <text:p>11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15" calcext:value-type="float">
            <text:p>11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7" calcext:value-type="float">
            <text:p>10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35" calcext:value-type="float">
            <text:p>113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23" calcext:value-type="float">
            <text:p>112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78" calcext:value-type="float">
            <text:p>117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38" calcext:value-type="float">
            <text:p>103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98" calcext:value-type="float">
            <text:p>10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06" calcext:value-type="float">
            <text:p>110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19" calcext:value-type="float">
            <text:p>101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51" calcext:value-type="float">
            <text:p>115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21" calcext:value-type="float">
            <text:p>11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34" calcext:value-type="float">
            <text:p>103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68" calcext:value-type="float">
            <text:p>10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15" calcext:value-type="float">
            <text:p>111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98" calcext:value-type="float">
            <text:p>119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20" calcext:value-type="float">
            <text:p>112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112" calcext:value-type="float">
            <text:p>11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94" calcext:value-type="float">
            <text:p>119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42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37" calcext:value-type="float">
            <text:p>10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88" calcext:value-type="float">
            <text:p>10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48" calcext:value-type="float">
            <text:p>10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27" calcext:value-type="float">
            <text:p>112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72" calcext:value-type="float">
            <text:p>11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02" calcext:value-type="float">
            <text:p>110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63" calcext:value-type="float">
            <text:p>116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66" calcext:value-type="float">
            <text:p>106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61" calcext:value-type="float">
            <text:p>106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69" calcext:value-type="float">
            <text:p>11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39" calcext:value-type="float">
            <text:p>10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15" calcext:value-type="float">
            <text:p>111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61" calcext:value-type="float">
            <text:p>116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93" calcext:value-type="float">
            <text:p>109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14" calcext:value-type="float">
            <text:p>10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00" calcext:value-type="float">
            <text:p>110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06" calcext:value-type="float">
            <text:p>1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87" calcext:value-type="float">
            <text:p>118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51" calcext:value-type="float">
            <text:p>105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99" calcext:value-type="float">
            <text:p>109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65" calcext:value-type="float">
            <text:p>106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61" calcext:value-type="float">
            <text:p>116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59" calcext:value-type="float">
            <text:p>105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59" calcext:value-type="float">
            <text:p>10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55" calcext:value-type="float">
            <text:p>115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68" calcext:value-type="float">
            <text:p>10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84" calcext:value-type="float">
            <text:p>11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98" calcext:value-type="float">
            <text:p>119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48" calcext:value-type="float">
            <text:p>114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48" calcext:value-type="float">
            <text:p>114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18" calcext:value-type="float">
            <text:p>111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18" calcext:value-type="float">
            <text:p>101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56" calcext:value-type="float">
            <text:p>115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13" calcext:value-type="float">
            <text:p>111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19" calcext:value-type="float">
            <text:p>111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91" calcext:value-type="float">
            <text:p>109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82" calcext:value-type="float">
            <text:p>1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64" calcext:value-type="float">
            <text:p>106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73" calcext:value-type="float">
            <text:p>10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58" calcext:value-type="float">
            <text:p>105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81" calcext:value-type="float">
            <text:p>108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11" calcext:value-type="float">
            <text:p>10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62" calcext:value-type="float">
            <text:p>106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07" calcext:value-type="float">
            <text:p>10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91" calcext:value-type="float">
            <text:p>119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49" calcext:value-type="float">
            <text:p>104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98" calcext:value-type="float">
            <text:p>109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75" calcext:value-type="float">
            <text:p>117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02" calcext:value-type="float">
            <text:p>100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72" calcext:value-type="float">
            <text:p>107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78" calcext:value-type="float">
            <text:p>10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65" calcext:value-type="float">
            <text:p>116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52" calcext:value-type="float">
            <text:p>105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33" calcext:value-type="float">
            <text:p>10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44" calcext:value-type="float">
            <text:p>114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28" calcext:value-type="float">
            <text:p>10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79" calcext:value-type="float">
            <text:p>117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113" calcext:value-type="float">
            <text:p>111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71" calcext:value-type="float">
            <text:p>117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03" calcext:value-type="float">
            <text:p>10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51" calcext:value-type="float">
            <text:p>105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2" calcext:value-type="float">
            <text:p>108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155" calcext:value-type="float">
            <text:p>1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08" calcext:value-type="float">
            <text:p>11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189" calcext:value-type="float">
            <text:p>118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05" calcext:value-type="float">
            <text:p>110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165" calcext:value-type="float">
            <text:p>116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199" calcext:value-type="float">
            <text:p>119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099" calcext:value-type="float">
            <text:p>109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52" calcext:value-type="float">
            <text:p>105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63" calcext:value-type="float">
            <text:p>106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106" calcext:value-type="float">
            <text:p>110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94" calcext:value-type="float">
            <text:p>109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132" calcext:value-type="float">
            <text:p>113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93" calcext:value-type="float">
            <text:p>109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35" calcext:value-type="float">
            <text:p>10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70" calcext:value-type="float">
            <text:p>107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89" calcext:value-type="float">
            <text:p>108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104" calcext:value-type="float">
            <text:p>110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01" calcext:value-type="float">
            <text:p>100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97" calcext:value-type="float">
            <text:p>109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158" calcext:value-type="float">
            <text:p>115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116" calcext:value-type="float">
            <text:p>11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55" calcext:value-type="float">
            <text:p>115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23" calcext:value-type="float">
            <text:p>10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111" calcext:value-type="float">
            <text:p>111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13" calcext:value-type="float">
            <text:p>10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156" calcext:value-type="float">
            <text:p>115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145" calcext:value-type="float">
            <text:p>114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02" calcext:value-type="float">
            <text:p>100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128" calcext:value-type="float">
            <text:p>1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39" calcext:value-type="float">
            <text:p>1039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02" calcext:value-type="float">
            <text:p>10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104" calcext:value-type="float">
            <text:p>11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199" calcext:value-type="float">
            <text:p>119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58" calcext:value-type="float">
            <text:p>105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25" calcext:value-type="float">
            <text:p>102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48" calcext:value-type="float">
            <text:p>104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05" calcext:value-type="float">
            <text:p>100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125" calcext:value-type="float">
            <text:p>112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22" calcext:value-type="float">
            <text:p>10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171" calcext:value-type="float">
            <text:p>117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36" calcext:value-type="float">
            <text:p>103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153" calcext:value-type="float">
            <text:p>115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74" calcext:value-type="float">
            <text:p>107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97" calcext:value-type="float">
            <text:p>119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93" calcext:value-type="float">
            <text:p>109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132" calcext:value-type="float">
            <text:p>11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068" calcext:value-type="float">
            <text:p>106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58" calcext:value-type="float">
            <text:p>105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096" calcext:value-type="float">
            <text:p>109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120" calcext:value-type="float">
            <text:p>1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089" calcext:value-type="float">
            <text:p>108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74" calcext:value-type="float">
            <text:p>10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176" calcext:value-type="float">
            <text:p>1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075" calcext:value-type="float">
            <text:p>107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153" calcext:value-type="float">
            <text:p>115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21" calcext:value-type="float">
            <text:p>10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103" calcext:value-type="float">
            <text:p>110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125" calcext:value-type="float">
            <text:p>11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197" calcext:value-type="float">
            <text:p>119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96" calcext:value-type="float">
            <text:p>109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36" calcext:value-type="float">
            <text:p>103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17" calcext:value-type="float">
            <text:p>10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020" calcext:value-type="float">
            <text:p>102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96" calcext:value-type="float">
            <text:p>109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164" calcext:value-type="float">
            <text:p>116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163" calcext:value-type="float">
            <text:p>116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87" calcext:value-type="float">
            <text:p>108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68" calcext:value-type="float">
            <text:p>10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87" calcext:value-type="float">
            <text:p>10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93" calcext:value-type="float">
            <text:p>10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32" calcext:value-type="float">
            <text:p>103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123" calcext:value-type="float">
            <text:p>11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132" calcext:value-type="float">
            <text:p>11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172" calcext:value-type="float">
            <text:p>117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71" calcext:value-type="float">
            <text:p>107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113" calcext:value-type="float">
            <text:p>111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011" calcext:value-type="float">
            <text:p>101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65" calcext:value-type="float">
            <text:p>106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132" calcext:value-type="float">
            <text:p>11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112" calcext:value-type="float">
            <text:p>11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66" calcext:value-type="float">
            <text:p>106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30" calcext:value-type="float">
            <text:p>10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178" calcext:value-type="float">
            <text:p>117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197" calcext:value-type="float">
            <text:p>119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174" calcext:value-type="float">
            <text:p>117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149" calcext:value-type="float">
            <text:p>114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021" calcext:value-type="float">
            <text:p>102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92" calcext:value-type="float">
            <text:p>109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97" calcext:value-type="float">
            <text:p>119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130" calcext:value-type="float">
            <text:p>113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03" calcext:value-type="float">
            <text:p>100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135" calcext:value-type="float">
            <text:p>11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178" calcext:value-type="float">
            <text:p>117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035" calcext:value-type="float">
            <text:p>103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112" calcext:value-type="float">
            <text:p>111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105" calcext:value-type="float">
            <text:p>11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56" calcext:value-type="float">
            <text:p>105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107" calcext:value-type="float">
            <text:p>110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146" calcext:value-type="float">
            <text:p>11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176" calcext:value-type="float">
            <text:p>117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153" calcext:value-type="float">
            <text:p>115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140" calcext:value-type="float">
            <text:p>11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027" calcext:value-type="float">
            <text:p>10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89" calcext:value-type="float">
            <text:p>108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142" calcext:value-type="float">
            <text:p>11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107" calcext:value-type="float">
            <text:p>110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012" calcext:value-type="float">
            <text:p>101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58" calcext:value-type="float">
            <text:p>105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035" calcext:value-type="float">
            <text:p>103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014" calcext:value-type="float">
            <text:p>101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139" calcext:value-type="float">
            <text:p>113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103" calcext:value-type="float">
            <text:p>11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59" calcext:value-type="float">
            <text:p>105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118" calcext:value-type="float">
            <text:p>11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46" calcext:value-type="float">
            <text:p>10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168" calcext:value-type="float">
            <text:p>116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109" calcext:value-type="float">
            <text:p>110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33" calcext:value-type="float">
            <text:p>103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179" calcext:value-type="float">
            <text:p>117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027" calcext:value-type="float">
            <text:p>102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187" calcext:value-type="float">
            <text:p>118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088" calcext:value-type="float">
            <text:p>108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30" calcext:value-type="float">
            <text:p>113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176" calcext:value-type="float">
            <text:p>117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42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59" calcext:value-type="float">
            <text:p>105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111" calcext:value-type="float">
            <text:p>11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83" calcext:value-type="float">
            <text:p>108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98" calcext:value-type="float">
            <text:p>109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167" calcext:value-type="float">
            <text:p>116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026" calcext:value-type="float">
            <text:p>102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064" calcext:value-type="float">
            <text:p>106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061" calcext:value-type="float">
            <text:p>106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133" calcext:value-type="float">
            <text:p>113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134" calcext:value-type="float">
            <text:p>113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83" calcext:value-type="float">
            <text:p>10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103" calcext:value-type="float">
            <text:p>110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83" calcext:value-type="float">
            <text:p>10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073" calcext:value-type="float">
            <text:p>10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56" calcext:value-type="float">
            <text:p>105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97" calcext:value-type="float">
            <text:p>109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189" calcext:value-type="float">
            <text:p>118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117" calcext:value-type="float">
            <text:p>111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71" calcext:value-type="float">
            <text:p>107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192" calcext:value-type="float">
            <text:p>119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179" calcext:value-type="float">
            <text:p>117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32" calcext:value-type="float">
            <text:p>103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58" calcext:value-type="float">
            <text:p>105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087" calcext:value-type="float">
            <text:p>108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77" calcext:value-type="float">
            <text:p>107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182" calcext:value-type="float">
            <text:p>118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194" calcext:value-type="float">
            <text:p>119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90" calcext:value-type="float">
            <text:p>109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191" calcext:value-type="float">
            <text:p>119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145" calcext:value-type="float">
            <text:p>114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98" calcext:value-type="float">
            <text:p>109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089" calcext:value-type="float">
            <text:p>108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61" calcext:value-type="float">
            <text:p>106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022" calcext:value-type="float">
            <text:p>1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116" calcext:value-type="float">
            <text:p>11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91" calcext:value-type="float">
            <text:p>109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30" calcext:value-type="float">
            <text:p>103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48" calcext:value-type="float">
            <text:p>114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187" calcext:value-type="float">
            <text:p>11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73" calcext:value-type="float">
            <text:p>107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028" calcext:value-type="float">
            <text:p>10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127" calcext:value-type="float">
            <text:p>112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03" calcext:value-type="float">
            <text:p>110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170" calcext:value-type="float">
            <text:p>117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16" calcext:value-type="float">
            <text:p>101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133" calcext:value-type="float">
            <text:p>11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Products" table:style-name="ta1" table:print="false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Cod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WBLU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WBLU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WCRA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DISCONTINU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WCRA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DISCONTINU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WLEM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mon-Lime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WLEM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mon-Lime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WMAN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DISCONTINU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WMAN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DISCONTINU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WORG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WORG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WPEA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WPEA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WRAS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WRAS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WSTR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WSTR32</text:p>
          </table:table-cell>
          <table:table-cell office:value-type="string" calcext:value-type="string">
            <text:p>Mineral Wa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WPRA20</text:p>
          </table:table-cell>
          <table:table-cell office:value-type="string" calcext:value-type="string">
            <text:p>Mineral Wa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ACTIVE</text:p>
          </table:table-cell>
        </table:table-row>
      </table:table>
      <table:table table:name="SalesPerson" table:style-name="ta1" table:print="false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alesperson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c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jpowell0@hplussport.com</text:p>
          </table:table-cell>
          <table:table-cell office:value-type="string" calcext:value-type="string">
            <text:p>(434)951-5046</text:p>
          </table:table-cell>
          <table:table-cell office:value-type="string" calcext:value-type="string">
            <text:p>5 Jenifer Crossing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Virginia</text:p>
          </table:table-cell>
          <table:table-cell office:value-type="float" office:value="24515" calcext:value-type="float">
            <text:p>245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garcia1@hplussport.com</text:p>
          </table:table-cell>
          <table:table-cell office:value-type="string" calcext:value-type="string">
            <text:p>(603)489-3196</text:p>
          </table:table-cell>
          <table:table-cell office:value-type="string" calcext:value-type="string">
            <text:p>97 Vidon Alley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ew Hampshire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rdean2@hplussport.com</text:p>
          </table:table-cell>
          <table:table-cell office:value-type="string" calcext:value-type="string">
            <text:p>(713)474-6460</text:p>
          </table:table-cell>
          <table:table-cell office:value-type="string" calcext:value-type="string">
            <text:p>2482 1st Road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float" office:value="77228" calcext:value-type="float">
            <text:p>772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jporter3@hplussport.com</text:p>
          </table:table-cell>
          <table:table-cell office:value-type="string" calcext:value-type="string">
            <text:p>(703)355-7761</text:p>
          </table:table-cell>
          <table:table-cell office:value-type="string" calcext:value-type="string">
            <text:p>5230 Rigney Circl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irginia</text:p>
          </table:table-cell>
          <table:table-cell office:value-type="float" office:value="22301" calcext:value-type="float">
            <text:p>223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rvasquez4@hplussport.com</text:p>
          </table:table-cell>
          <table:table-cell office:value-type="string" calcext:value-type="string">
            <text:p>(915)388-4102</text:p>
          </table:table-cell>
          <table:table-cell office:value-type="string" calcext:value-type="string">
            <text:p>7 Upham Alley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exas</text:p>
          </table:table-cell>
          <table:table-cell office:value-type="float" office:value="79984" calcext:value-type="float">
            <text:p>799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dflores5@hplussport.com</text:p>
          </table:table-cell>
          <table:table-cell office:value-type="string" calcext:value-type="string">
            <text:p>(832)915-9358</text:p>
          </table:table-cell>
          <table:table-cell office:value-type="string" calcext:value-type="string">
            <text:p>144 Banding Lan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float" office:value="77090" calcext:value-type="float">
            <text:p>770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cjohnston6@hplussport.com</text:p>
          </table:table-cell>
          <table:table-cell office:value-type="string" calcext:value-type="string">
            <text:p>(505)817-9381</text:p>
          </table:table-cell>
          <table:table-cell office:value-type="string" calcext:value-type="string">
            <text:p>35301 Burning Wood Park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New Mexico</text:p>
          </table:table-cell>
          <table:table-cell office:value-type="float" office:value="88006" calcext:value-type="float">
            <text:p>880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njohnson7@hplussport.com</text:p>
          </table:table-cell>
          <table:table-cell office:value-type="string" calcext:value-type="string">
            <text:p>(806)598-4321</text:p>
          </table:table-cell>
          <table:table-cell office:value-type="string" calcext:value-type="string">
            <text:p>3011 Mosinee Park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exas</text:p>
          </table:table-cell>
          <table:table-cell office:value-type="float" office:value="79188" calcext:value-type="float">
            <text:p>791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bishop8@hplussport.com</text:p>
          </table:table-cell>
          <table:table-cell office:value-type="string" calcext:value-type="string">
            <text:p>(540)974-0903</text:p>
          </table:table-cell>
          <table:table-cell office:value-type="string" calcext:value-type="string">
            <text:p>664 Dwight Road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office:value-type="float" office:value="24014" calcext:value-type="float">
            <text:p>240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jstewart9@hplussport.com</text:p>
          </table:table-cell>
          <table:table-cell office:value-type="string" calcext:value-type="string">
            <text:p>(214)830-4948</text:p>
          </table:table-cell>
          <table:table-cell office:value-type="string" calcext:value-type="string">
            <text:p>2 Sutherland Road</text:p>
          </table:table-cell>
          <table:table-cell office:value-type="string" calcext:value-type="string">
            <text:p>Mesquite</text:p>
          </table:table-cell>
          <table:table-cell office:value-type="string" calcext:value-type="string">
            <text:p>Texas</text:p>
          </table:table-cell>
          <table:table-cell office:value-type="float" office:value="75185" calcext:value-type="float">
            <text:p>751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pricea@hplussport.com</text:p>
          </table:table-cell>
          <table:table-cell office:value-type="string" calcext:value-type="string">
            <text:p>(617)970-2059</text:p>
          </table:table-cell>
          <table:table-cell office:value-type="string" calcext:value-type="string">
            <text:p>73 Homewood Terrace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Massachusetts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jreidb@hplussport.com</text:p>
          </table:table-cell>
          <table:table-cell office:value-type="string" calcext:value-type="string">
            <text:p>(214)519-1239</text:p>
          </table:table-cell>
          <table:table-cell office:value-type="string" calcext:value-type="string">
            <text:p>3 Derek Hill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exas</text:p>
          </table:table-cell>
          <table:table-cell office:value-type="float" office:value="75049" calcext:value-type="float">
            <text:p>750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gomezc@hplussport.com</text:p>
          </table:table-cell>
          <table:table-cell office:value-type="string" calcext:value-type="string">
            <text:p>(316)400-0352</text:p>
          </table:table-cell>
          <table:table-cell office:value-type="string" calcext:value-type="string">
            <text:p>929 Lindbergh Court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ansas</text:p>
          </table:table-cell>
          <table:table-cell office:value-type="float" office:value="67260" calcext:value-type="float">
            <text:p>672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jgeorged@hplussport.com</text:p>
          </table:table-cell>
          <table:table-cell office:value-type="string" calcext:value-type="string">
            <text:p>(623)847-6940</text:p>
          </table:table-cell>
          <table:table-cell office:value-type="string" calcext:value-type="string">
            <text:p>03 Comanche Crossing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float" office:value="85035" calcext:value-type="float">
            <text:p>850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jlarsone@hplussport.com</text:p>
          </table:table-cell>
          <table:table-cell office:value-type="string" calcext:value-type="string">
            <text:p>(206)864-1306</text:p>
          </table:table-cell>
          <table:table-cell office:value-type="string" calcext:value-type="string">
            <text:p>20 Nelson Way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float" office:value="98185" calcext:value-type="float">
            <text:p>98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jcarrf@hplussport.com</text:p>
          </table:table-cell>
          <table:table-cell office:value-type="string" calcext:value-type="string">
            <text:p>(812)412-4972</text:p>
          </table:table-cell>
          <table:table-cell office:value-type="string" calcext:value-type="string">
            <text:p>26195 Bunting Park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ndiana</text:p>
          </table:table-cell>
          <table:table-cell office:value-type="float" office:value="47405" calcext:value-type="float">
            <text:p>474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jortizg@hplussport.com</text:p>
          </table:table-cell>
          <table:table-cell office:value-type="string" calcext:value-type="string">
            <text:p>(405)225-2520</text:p>
          </table:table-cell>
          <table:table-cell office:value-type="string" calcext:value-type="string">
            <text:p>7 Loomis Place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office:value-type="float" office:value="73179" calcext:value-type="float">
            <text:p>731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jfowlerh@hplussport.com</text:p>
          </table:table-cell>
          <table:table-cell office:value-type="string" calcext:value-type="string">
            <text:p>(904)956-6099</text:p>
          </table:table-cell>
          <table:table-cell office:value-type="string" calcext:value-type="string">
            <text:p>43527 Mendota Trail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office:value-type="float" office:value="32225" calcext:value-type="float">
            <text:p>322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bsimsi@hplussport.com</text:p>
          </table:table-cell>
          <table:table-cell office:value-type="string" calcext:value-type="string">
            <text:p>(502)297-0499</text:p>
          </table:table-cell>
          <table:table-cell office:value-type="string" calcext:value-type="string">
            <text:p>42 Johnson Center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float" office:value="40298" calcext:value-type="float">
            <text:p>402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jwagnerj@hplussport.com</text:p>
          </table:table-cell>
          <table:table-cell office:value-type="string" calcext:value-type="string">
            <text:p>(763)638-7036</text:p>
          </table:table-cell>
          <table:table-cell office:value-type="string" calcext:value-type="string">
            <text:p>175 Montana Way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Minnesota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sevansk@hplussport.com</text:p>
          </table:table-cell>
          <table:table-cell office:value-type="string" calcext:value-type="string">
            <text:p>(217)166-8659</text:p>
          </table:table-cell>
          <table:table-cell office:value-type="string" calcext:value-type="string">
            <text:p>544 Anderson Hill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linois</text:p>
          </table:table-cell>
          <table:table-cell office:value-type="float" office:value="62764" calcext:value-type="float">
            <text:p>627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tmccoyl@hplussport.com</text:p>
          </table:table-cell>
          <table:table-cell office:value-type="string" calcext:value-type="string">
            <text:p>(408)105-0706</text:p>
          </table:table-cell>
          <table:table-cell office:value-type="string" calcext:value-type="string">
            <text:p>953 Menomonie Street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office:value-type="float" office:value="95160" calcext:value-type="float">
            <text:p>951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jruizm@hplussport.com</text:p>
          </table:table-cell>
          <table:table-cell office:value-type="string" calcext:value-type="string">
            <text:p>(239)644-8435</text:p>
          </table:table-cell>
          <table:table-cell office:value-type="string" calcext:value-type="string">
            <text:p>82675 Magdeline Street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Florida</text:p>
          </table:table-cell>
          <table:table-cell office:value-type="float" office:value="33994" calcext:value-type="float">
            <text:p>339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scoxn@hplussport.com</text:p>
          </table:table-cell>
          <table:table-cell office:value-type="string" calcext:value-type="string">
            <text:p>(405)134-0937</text:p>
          </table:table-cell>
          <table:table-cell office:value-type="string" calcext:value-type="string">
            <text:p>44 Maryland Trail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office:value-type="float" office:value="73104" calcext:value-type="float">
            <text:p>731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jalvarezo@hplussport.com</text:p>
          </table:table-cell>
          <table:table-cell office:value-type="string" calcext:value-type="string">
            <text:p>(330)492-7789</text:p>
          </table:table-cell>
          <table:table-cell office:value-type="string" calcext:value-type="string">
            <text:p>9 Heath Street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Ohio</text:p>
          </table:table-cell>
          <table:table-cell office:value-type="float" office:value="44310" calcext:value-type="float">
            <text:p>443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butlerp@hplussport.com</text:p>
          </table:table-cell>
          <table:table-cell office:value-type="string" calcext:value-type="string">
            <text:p>(612)143-0680</text:p>
          </table:table-cell>
          <table:table-cell office:value-type="string" calcext:value-type="string">
            <text:p>8840 Mesta Lane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float" office:value="55436" calcext:value-type="float">
            <text:p>554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lgonzalesq@hplussport.com</text:p>
          </table:table-cell>
          <table:table-cell office:value-type="string" calcext:value-type="string">
            <text:p>(915)638-2376</text:p>
          </table:table-cell>
          <table:table-cell office:value-type="string" calcext:value-type="string">
            <text:p>90197 Lillian Road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exas</text:p>
          </table:table-cell>
          <table:table-cell office:value-type="float" office:value="88569" calcext:value-type="float">
            <text:p>885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vmoorer@hplussport.com</text:p>
          </table:table-cell>
          <table:table-cell office:value-type="string" calcext:value-type="string">
            <text:p>(212)727-9093</text:p>
          </table:table-cell>
          <table:table-cell office:value-type="string" calcext:value-type="string">
            <text:p>49676 Hermina Lan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Lawson</text:p>
          </table:table-cell>
          <table:table-cell office:value-type="string" calcext:value-type="string">
            <text:p>hlawsons@hplussport.com</text:p>
          </table:table-cell>
          <table:table-cell office:value-type="string" calcext:value-type="string">
            <text:p>(919)242-5069</text:p>
          </table:table-cell>
          <table:table-cell office:value-type="string" calcext:value-type="string">
            <text:p>767 Dawn Trail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office:value-type="float" office:value="27615" calcext:value-type="float">
            <text:p>276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jamest@hplussport.com</text:p>
          </table:table-cell>
          <table:table-cell office:value-type="string" calcext:value-type="string">
            <text:p>(209)201-9627</text:p>
          </table:table-cell>
          <table:table-cell office:value-type="string" calcext:value-type="string">
            <text:p>744 Messerschmidt Place</text:p>
          </table:table-cell>
          <table:table-cell office:value-type="string" calcext:value-type="string">
            <text:p>Visalia</text:p>
          </table:table-cell>
          <table:table-cell office:value-type="string" calcext:value-type="string">
            <text:p>California</text:p>
          </table:table-cell>
          <table:table-cell office:value-type="float" office:value="93291" calcext:value-type="float">
            <text:p>932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ekelleyu@hplussport.com</text:p>
          </table:table-cell>
          <table:table-cell office:value-type="string" calcext:value-type="string">
            <text:p>(810)900-6624</text:p>
          </table:table-cell>
          <table:table-cell office:value-type="string" calcext:value-type="string">
            <text:p>60321 Jenna Poin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Michigan</text:p>
          </table:table-cell>
          <table:table-cell office:value-type="float" office:value="48555" calcext:value-type="float">
            <text:p>485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gwellsv@hplussport.com</text:p>
          </table:table-cell>
          <table:table-cell office:value-type="string" calcext:value-type="string">
            <text:p>(423)431-1517</text:p>
          </table:table-cell>
          <table:table-cell office:value-type="string" calcext:value-type="string">
            <text:p>03 Ohio Junction</text:p>
          </table:table-cell>
          <table:table-cell office:value-type="string" calcext:value-type="string">
            <text:p>Kingsport</text:p>
          </table:table-cell>
          <table:table-cell office:value-type="string" calcext:value-type="string">
            <text:p>Tennessee</text:p>
          </table:table-cell>
          <table:table-cell office:value-type="float" office:value="37665" calcext:value-type="float">
            <text:p>37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scarpenterw@hplussport.com</text:p>
          </table:table-cell>
          <table:table-cell office:value-type="string" calcext:value-type="string">
            <text:p>(805)806-7213</text:p>
          </table:table-cell>
          <table:table-cell office:value-type="string" calcext:value-type="string">
            <text:p>0 Corry Terrace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California</text:p>
          </table:table-cell>
          <table:table-cell office:value-type="float" office:value="91406" calcext:value-type="float">
            <text:p>914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vfowlerx@hplussport.com</text:p>
          </table:table-cell>
          <table:table-cell office:value-type="string" calcext:value-type="string">
            <text:p>(801)377-8377</text:p>
          </table:table-cell>
          <table:table-cell office:value-type="string" calcext:value-type="string">
            <text:p>8 Nancy Court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jharveyy@hplussport.com</text:p>
          </table:table-cell>
          <table:table-cell office:value-type="string" calcext:value-type="string">
            <text:p>(765)601-0264</text:p>
          </table:table-cell>
          <table:table-cell office:value-type="string" calcext:value-type="string">
            <text:p>34 Crescent Oaks Parkway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Indiana</text:p>
          </table:table-cell>
          <table:table-cell office:value-type="float" office:value="46015" calcext:value-type="float">
            <text:p>460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dparkerz@hplussport.com</text:p>
          </table:table-cell>
          <table:table-cell office:value-type="string" calcext:value-type="string">
            <text:p>(334)170-4758</text:p>
          </table:table-cell>
          <table:table-cell office:value-type="string" calcext:value-type="string">
            <text:p>50 Lerdahl Point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office:value-type="float" office:value="36119" calcext:value-type="float">
            <text:p>361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ssimpson10@hplussport.com</text:p>
          </table:table-cell>
          <table:table-cell office:value-type="string" calcext:value-type="string">
            <text:p>(813)363-9040</text:p>
          </table:table-cell>
          <table:table-cell office:value-type="string" calcext:value-type="string">
            <text:p>6 Donald Terrac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float" office:value="33680" calcext:value-type="float">
            <text:p>3368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sduncan11@hplussport.com</text:p>
          </table:table-cell>
          <table:table-cell office:value-type="string" calcext:value-type="string">
            <text:p>(720)343-5328</text:p>
          </table:table-cell>
          <table:table-cell office:value-type="string" calcext:value-type="string">
            <text:p>70376 Loomis Court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float" office:value="80209" calcext:value-type="float">
            <text:p>802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dmyers12@hplussport.com</text:p>
          </table:table-cell>
          <table:table-cell office:value-type="string" calcext:value-type="string">
            <text:p>(850)550-0988</text:p>
          </table:table-cell>
          <table:table-cell office:value-type="string" calcext:value-type="string">
            <text:p>59839 Rockefeller Court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orida</text:p>
          </table:table-cell>
          <table:table-cell office:value-type="float" office:value="32314" calcext:value-type="float">
            <text:p>32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bhamilton13@hplussport.com</text:p>
          </table:table-cell>
          <table:table-cell office:value-type="string" calcext:value-type="string">
            <text:p>(615)430-9574</text:p>
          </table:table-cell>
          <table:table-cell office:value-type="string" calcext:value-type="string">
            <text:p>52 Thierer Alley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ennessee</text:p>
          </table:table-cell>
          <table:table-cell office:value-type="float" office:value="38104" calcext:value-type="float">
            <text:p>381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tholmes14@hplussport.com</text:p>
          </table:table-cell>
          <table:table-cell office:value-type="string" calcext:value-type="string">
            <text:p>(206)989-3304</text:p>
          </table:table-cell>
          <table:table-cell office:value-type="string" calcext:value-type="string">
            <text:p>259 Oakridge Park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float" office:value="98127" calcext:value-type="float">
            <text:p>981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garcia15@hplussport.com</text:p>
          </table:table-cell>
          <table:table-cell office:value-type="string" calcext:value-type="string">
            <text:p>(757)140-9750</text:p>
          </table:table-cell>
          <table:table-cell office:value-type="string" calcext:value-type="string">
            <text:p>26 Roxbury Alley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Virginia</text:p>
          </table:table-cell>
          <table:table-cell office:value-type="float" office:value="23504" calcext:value-type="float">
            <text:p>235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wbennett16@hplussport.com</text:p>
          </table:table-cell>
          <table:table-cell office:value-type="string" calcext:value-type="string">
            <text:p>(330)619-7187</text:p>
          </table:table-cell>
          <table:table-cell office:value-type="string" calcext:value-type="string">
            <text:p>77 Northwestern Court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Ohio</text:p>
          </table:table-cell>
          <table:table-cell office:value-type="float" office:value="44485" calcext:value-type="float">
            <text:p>444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sjohnson17@hplussport.com</text:p>
          </table:table-cell>
          <table:table-cell office:value-type="string" calcext:value-type="string">
            <text:p>(763)227-9040</text:p>
          </table:table-cell>
          <table:table-cell office:value-type="string" calcext:value-type="string">
            <text:p>1 Stoughton Trail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Minnesota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mhall18@hplussport.com</text:p>
          </table:table-cell>
          <table:table-cell office:value-type="string" calcext:value-type="string">
            <text:p>(234)642-1439</text:p>
          </table:table-cell>
          <table:table-cell office:value-type="string" calcext:value-type="string">
            <text:p>30684 Sundown Street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Ohio</text:p>
          </table:table-cell>
          <table:table-cell office:value-type="float" office:value="44760" calcext:value-type="float">
            <text:p>447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wevans19@hplussport.com</text:p>
          </table:table-cell>
          <table:table-cell office:value-type="string" calcext:value-type="string">
            <text:p>(214)853-2926</text:p>
          </table:table-cell>
          <table:table-cell office:value-type="string" calcext:value-type="string">
            <text:p>46207 Grayhawk Hil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float" office:value="75221" calcext:value-type="float">
            <text:p>752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nwagner1a@hplussport.com</text:p>
          </table:table-cell>
          <table:table-cell office:value-type="string" calcext:value-type="string">
            <text:p>(203)665-1411</text:p>
          </table:table-cell>
          <table:table-cell office:value-type="string" calcext:value-type="string">
            <text:p>6743 Jana Pass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Connecticut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n1b@hplussport.com</text:p>
          </table:table-cell>
          <table:table-cell office:value-type="string" calcext:value-type="string">
            <text:p>(205)638-5220</text:p>
          </table:table-cell>
          <table:table-cell office:value-type="string" calcext:value-type="string">
            <text:p>9440 Mesta Road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float" office:value="35254" calcext:value-type="float">
            <text:p>352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dboyd1c@hplussport.com</text:p>
          </table:table-cell>
          <table:table-cell office:value-type="string" calcext:value-type="string">
            <text:p>(913)833-8602</text:p>
          </table:table-cell>
          <table:table-cell office:value-type="string" calcext:value-type="string">
            <text:p>515 Emmet Road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Kansas</text:p>
          </table:table-cell>
          <table:table-cell office:value-type="float" office:value="66160" calcext:value-type="float">
            <text:p>661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wrivera1d@hplussport.com</text:p>
          </table:table-cell>
          <table:table-cell office:value-type="string" calcext:value-type="string">
            <text:p>(210)179-0406</text:p>
          </table:table-cell>
          <table:table-cell office:value-type="string" calcext:value-type="string">
            <text:p>6 Manitowish Terrace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float" office:value="78265" calcext:value-type="float">
            <text:p>78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triley1e@hplussport.com</text:p>
          </table:table-cell>
          <table:table-cell office:value-type="string" calcext:value-type="string">
            <text:p>(651)210-8670</text:p>
          </table:table-cell>
          <table:table-cell office:value-type="string" calcext:value-type="string">
            <text:p>9491 Jana Lane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innesota</text:p>
          </table:table-cell>
          <table:table-cell office:value-type="float" office:value="55146" calcext:value-type="float">
            <text:p>55146</text:p>
          </table:table-cell>
        </table:table-row>
      </table:table>
      <table:named-expressions/>
      <table:database-ranges>
        <table:database-range table:name="__Anonymous_Sheet_DB__0" table:target-range-address="Customer.A1:Customer.I1002" table:display-filter-buttons="true" table:orientation="column"/>
        <table:database-range table:name="__Anonymous_Sheet_DB__1" table:target-range-address="Orders.A1:Orders.F201" table:display-filter-buttons="true" table:orientation="column"/>
        <table:database-range table:name="__Anonymous_Sheet_DB__2" table:target-range-address="OrderItem.A1:OrderItem.D49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3:10:10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6T13:10:33.128000000</dc:date>
    <meta:editing-duration>PT4H12M58S</meta:editing-duration>
    <meta:editing-cycles>4</meta:editing-cycles>
    <meta:generator>LibreOffice/7.2.2.2$Windows_X86_64 LibreOffice_project/02b2acce88a210515b4a5bb2e46cbfb63fe97d56</meta:generator>
    <meta:document-statistic meta:table-count="5" meta:cell-count="12799" meta:object-count="0"/>
  </office:meta>
</office:document-meta>
</file>